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2076in" table:align="left"/>
    </style:style>
    <style:style style:name="Table1.A" style:family="table-column">
      <style:table-column-properties style:column-width="1.1257in"/>
    </style:style>
    <style:style style:name="Table1.B" style:family="table-column">
      <style:table-column-properties style:column-width="1.0819in"/>
    </style:style>
    <style:style style:name="Table1.A1" style:family="table-cell">
      <style:table-cell-properties style:vertical-align="middle" fo:padding="0.0194in" fo:border="none"/>
    </style:style>
    <style:style style:name="Table2" style:family="table">
      <style:table-properties style:width="2.4194in" table:align="left"/>
    </style:style>
    <style:style style:name="Table2.A" style:family="table-column">
      <style:table-column-properties style:column-width="0.6944in"/>
    </style:style>
    <style:style style:name="Table2.B" style:family="table-column">
      <style:table-column-properties style:column-width="1.725in"/>
    </style:style>
    <style:style style:name="Table2.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Standard">
      <style:paragraph-properties fo:margin-left="0in" fo:margin-right="0in" style:line-height-at-least="0.198in" fo:text-indent="0in" style:auto-text-indent="false"/>
      <style:text-properties fo:color="#e6edf3" loext:opacity="100%" style:font-name="Droid Sans Mono" fo:font-size="10.5pt" fo:font-weight="normal" fo:background-color="#0d1117"/>
    </style:style>
    <style:style style:name="P3" style:family="paragraph" style:parent-style-name="Standard">
      <style:paragraph-properties style:line-height-at-least="0.198in"/>
      <style:text-properties fo:color="#e6edf3" loext:opacity="100%" style:font-name="Droid Sans Mono" fo:font-size="10.5pt" fo:font-weight="normal" fo:background-color="#0d1117"/>
    </style:style>
    <style:style style:name="P4" style:family="paragraph" style:parent-style-name="Standard">
      <style:paragraph-properties fo:margin-left="0in" fo:margin-right="0in" style:line-height-at-least="0.198in" fo:text-indent="0in" style:auto-text-indent="false"/>
      <style:text-properties fo:color="#e6edf3" loext:opacity="100%" style:font-name="Droid Sans Mono" fo:font-size="10.5pt" fo:font-weight="bold" fo:background-color="#0d1117"/>
    </style:style>
    <style:style style:name="P5" style:family="paragraph" style:parent-style-name="Standard">
      <style:paragraph-properties fo:margin-left="0in" fo:margin-right="0in" style:line-height-at-least="0.198in" fo:text-indent="0in" style:auto-text-indent="false"/>
      <style:text-properties fo:color="#e6edf3" loext:opacity="100%" fo:background-color="#0d1117"/>
    </style:style>
    <style:style style:name="P6" style:family="paragraph" style:parent-style-name="Standard">
      <style:paragraph-properties fo:margin-left="0in" fo:margin-right="0in" style:line-height-at-least="0.198in" fo:text-indent="0in" style:auto-text-indent="false"/>
      <style:text-properties fo:color="#8b949e" loext:opacity="100%" style:font-name="Droid Sans Mono" fo:font-size="10.5pt" fo:font-weight="normal" fo:background-color="#0d1117"/>
    </style:style>
    <style:style style:name="P7" style:family="paragraph" style:parent-style-name="Standard">
      <style:paragraph-properties style:line-height-at-least="0.198in"/>
    </style:style>
    <style:style style:name="P8" style:family="paragraph" style:parent-style-name="Standard">
      <style:paragraph-properties fo:margin-top="0in" fo:margin-bottom="0.1965in" style:contextual-spacing="false" style:line-height-at-least="0.198in"/>
    </style:style>
    <style:style style:name="P9" style:family="paragraph" style:parent-style-name="Standard">
      <style:paragraph-properties fo:margin-left="0in" fo:margin-right="0in" style:line-height-at-least="0.198in" fo:text-indent="0in" style:auto-text-indent="false"/>
      <style:text-properties fo:color="#a5d6ff" loext:opacity="100%" fo:background-color="#0d1117"/>
    </style:style>
    <style:style style:name="P10" style:family="paragraph" style:parent-style-name="Standard">
      <style:paragraph-properties fo:margin-left="0in" fo:margin-right="0in" style:line-height-at-least="0.198in" fo:text-indent="0in" style:auto-text-indent="false"/>
      <style:text-properties fo:color="#a5d6ff" loext:opacity="100%" style:font-name="Droid Sans Mono" fo:font-size="10.5pt" fo:font-weight="normal" fo:background-color="#0d1117"/>
    </style:style>
    <style:style style:name="P11" style:family="paragraph" style:parent-style-name="Standard">
      <style:paragraph-properties fo:margin-left="0in" fo:margin-right="0in" style:line-height-at-least="0.198in" fo:text-indent="0in" style:auto-text-indent="false"/>
      <style:text-properties fo:color="#79c0ff" loext:opacity="100%" style:font-name="Droid Sans Mono" fo:font-size="10.5pt" fo:font-weight="normal" fo:background-color="#0d1117"/>
    </style:style>
    <style:style style:name="P12" style:family="paragraph" style:parent-style-name="Standard">
      <style:paragraph-properties fo:margin-left="0in" fo:margin-right="0in" style:line-height-at-least="0.198in" fo:text-indent="0in" style:auto-text-indent="false"/>
      <style:text-properties fo:color="#79c0ff" loext:opacity="100%" style:font-name="Droid Sans Mono" fo:font-size="10.5pt" fo:font-weight="bold" fo:background-color="#0d1117"/>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5"/>
    <style:style style:name="P38" style:family="paragraph" style:parent-style-name="Text_20_body" style:list-style-name="L26"/>
    <style:style style:name="P39" style:family="paragraph" style:parent-style-name="Text_20_body" style:list-style-name="L27"/>
    <style:style style:name="P40" style:family="paragraph" style:parent-style-name="Text_20_body" style:list-style-name="L28"/>
    <style:style style:name="P41" style:family="paragraph" style:parent-style-name="Text_20_body" style:list-style-name="L29"/>
    <style:style style:name="P42" style:family="paragraph" style:parent-style-name="Text_20_body" style:list-style-name="L30"/>
    <style:style style:name="P43" style:family="paragraph" style:parent-style-name="Text_20_body" style:list-style-name="L31"/>
    <style:style style:name="P44" style:family="paragraph" style:parent-style-name="Text_20_body" style:list-style-name="L32"/>
    <style:style style:name="P45" style:family="paragraph" style:parent-style-name="Text_20_body" style:list-style-name="L33"/>
    <style:style style:name="P46" style:family="paragraph" style:parent-style-name="Text_20_body" style:list-style-name="L34"/>
    <style:style style:name="P47" style:family="paragraph" style:parent-style-name="Text_20_body" style:list-style-name="L35"/>
    <style:style style:name="P48" style:family="paragraph" style:parent-style-name="Text_20_body" style:list-style-name="L36"/>
    <style:style style:name="P49" style:family="paragraph" style:parent-style-name="Text_20_body" style:list-style-name="L37"/>
    <style:style style:name="P50" style:family="paragraph" style:parent-style-name="Text_20_body" style:list-style-name="L38"/>
    <style:style style:name="P51" style:family="paragraph" style:parent-style-name="Text_20_body" style:list-style-name="L39"/>
    <style:style style:name="P52" style:family="paragraph" style:parent-style-name="Text_20_body" style:list-style-name="L40"/>
    <style:style style:name="P53" style:family="paragraph" style:parent-style-name="Text_20_body" style:list-style-name="L41"/>
    <style:style style:name="P54" style:family="paragraph" style:parent-style-name="Text_20_body" style:list-style-name="L42"/>
    <style:style style:name="P55" style:family="paragraph" style:parent-style-name="Text_20_body" style:list-style-name="L43"/>
    <style:style style:name="P56" style:family="paragraph" style:parent-style-name="Text_20_body" style:list-style-name="L44"/>
    <style:style style:name="P57" style:family="paragraph" style:parent-style-name="Text_20_body" style:list-style-name="L45"/>
    <style:style style:name="P58" style:family="paragraph" style:parent-style-name="Text_20_body" style:list-style-name="L46"/>
    <style:style style:name="P59" style:family="paragraph" style:parent-style-name="Text_20_body" style:list-style-name="L47"/>
    <style:style style:name="P60" style:family="paragraph" style:parent-style-name="Text_20_body" style:list-style-name="L48"/>
    <style:style style:name="P61" style:family="paragraph" style:parent-style-name="Text_20_body" style:list-style-name="L49"/>
    <style:style style:name="P62" style:family="paragraph" style:parent-style-name="Text_20_body" style:list-style-name="L50"/>
    <style:style style:name="P63" style:family="paragraph" style:parent-style-name="Text_20_body" style:list-style-name="L51"/>
    <style:style style:name="P64" style:family="paragraph" style:parent-style-name="Text_20_body" style:list-style-name="L52"/>
    <style:style style:name="P65" style:family="paragraph" style:parent-style-name="Text_20_body" style:list-style-name="L53"/>
    <style:style style:name="P66" style:family="paragraph" style:parent-style-name="Text_20_body" style:list-style-name="L54"/>
    <style:style style:name="P67" style:family="paragraph" style:parent-style-name="Text_20_body" style:list-style-name="L55"/>
    <style:style style:name="P68" style:family="paragraph" style:parent-style-name="Text_20_body" style:list-style-name="L56"/>
    <style:style style:name="P69" style:family="paragraph" style:parent-style-name="Text_20_body" style:list-style-name="L57"/>
    <style:style style:name="P70" style:family="paragraph" style:parent-style-name="Text_20_body" style:list-style-name="L58"/>
    <style:style style:name="P71" style:family="paragraph" style:parent-style-name="Text_20_body" style:list-style-name="L59"/>
    <style:style style:name="P72" style:family="paragraph" style:parent-style-name="Text_20_body" style:list-style-name="L60"/>
    <style:style style:name="P73" style:family="paragraph" style:parent-style-name="Text_20_body" style:list-style-name="L61"/>
    <style:style style:name="P74" style:family="paragraph" style:parent-style-name="Text_20_body" style:list-style-name="L62"/>
    <style:style style:name="P75" style:family="paragraph" style:parent-style-name="Text_20_body" style:list-style-name="L63"/>
    <style:style style:name="P76" style:family="paragraph" style:parent-style-name="Text_20_body" style:list-style-name="L64"/>
    <style:style style:name="P77" style:family="paragraph" style:parent-style-name="Text_20_body" style:list-style-name="L65"/>
    <style:style style:name="P78" style:family="paragraph" style:parent-style-name="Text_20_body" style:list-style-name="L66"/>
    <style:style style:name="P79" style:family="paragraph" style:parent-style-name="Text_20_body" style:list-style-name="L67"/>
    <style:style style:name="P80" style:family="paragraph" style:parent-style-name="Text_20_body" style:list-style-name="L68"/>
    <style:style style:name="T1" style:family="text">
      <style:text-properties fo:color="#ff7b72" loext:opacity="100%"/>
    </style:style>
    <style:style style:name="T2" style:family="text">
      <style:text-properties fo:color="#d2a8ff" loext:opacity="100%"/>
    </style:style>
    <style:style style:name="T3" style:family="text">
      <style:text-properties fo:color="#a5d6ff" loext:opacity="100%"/>
    </style:style>
    <style:style style:name="T4" style:family="text">
      <style:text-properties fo:color="#79c0ff" loext:opacity="100%"/>
    </style:style>
    <style:style style:name="T5" style:family="text">
      <style:text-properties fo:color="#79c0ff" loext:opacity="100%" fo:font-weight="bold"/>
    </style:style>
    <style:style style:name="T6" style:family="text">
      <style:text-properties fo:color="#ffa657" loext:opacity="100%"/>
    </style:style>
    <style:style style:name="T7" style:family="text">
      <style:text-properties fo:color="#8b949e" loext:opacity="100%"/>
    </style:style>
    <style:style style:name="T8" style:family="text">
      <style:text-properties style:font-name="Droid Sans Mono" fo:font-size="10.5pt" fo:font-weight="normal"/>
    </style:style>
    <style:style style:name="T9" style:family="text">
      <style:text-properties fo:font-weight="bold"/>
    </style:style>
    <style:style style:name="T10" style:family="text">
      <style:text-properties style:text-underline-style="solid" style:text-underline-width="auto" style:text-underline-color="font-colo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Good — but small correction.</text:p>
      <text:p text:style-name="Text_20_body">We <text:span text:style-name="Strong_20_Emphasis">cannot jump randomly</text:span> now.<text:line-break/>From here every topic connects to next.</text:p>
      <text:p text:style-name="Text_20_body">If we skip → later Kafka, distributed systems, Docker all become confusing.</text:p>
      <text:p text:style-name="Text_20_body">So I’ll move next <text:span text:style-name="Strong_20_Emphasis">in correct order</text:span>, fast but clear.</text:p>
      <text:p text:style-name="Horizontal_20_Line"/>
      <text:h text:style-name="Heading_20_1" text:outline-level="1">🧠 Next Core Topic: EVENT-DRIVEN ARCHITECTURE</text:h>
      <text:p text:style-name="Text_20_body">(this is what message queues lead to)</text:p>
      <text:p text:style-name="Text_20_body">This is used in:</text:p>
      <text:list text:style-name="L1">
        <text:list-item>
          <text:p text:style-name="P13">Amazon</text:p>
        </text:list-item>
        <text:list-item>
          <text:p text:style-name="P13">Uber</text:p>
        </text:list-item>
        <text:list-item>
          <text:p text:style-name="P13">Swiggy</text:p>
        </text:list-item>
        <text:list-item>
          <text:p text:style-name="P13">WhatsApp</text:p>
        </text:list-item>
        <text:list-item>
          <text:p text:style-name="P13">Netflix</text:p>
        </text:list-item>
        <text:list-item>
          <text:p text:style-name="P13">trading systems</text:p>
        </text:list-item>
        <text:list-item>
          <text:p text:style-name="P13">AI pipelines</text:p>
        </text:list-item>
      </text:list>
      <text:p text:style-name="Text_20_body">Almost all modern scalable systems.</text:p>
      <text:p text:style-name="Horizontal_20_Line"/>
      <text:h text:style-name="Heading_20_1" text:outline-level="1">🧠 1️⃣ First understand “event”</text:h>
      <text:p text:style-name="Text_20_body">Event = something happened.</text:p>
      <text:p text:style-name="Text_20_body">Examples:</text:p>
      <text:list text:style-name="L2">
        <text:list-item>
          <text:p text:style-name="P14">user signed up</text:p>
        </text:list-item>
        <text:list-item>
          <text:p text:style-name="P14">order placed</text:p>
        </text:list-item>
        <text:list-item>
          <text:p text:style-name="P14">payment success</text:p>
        </text:list-item>
        <text:list-item>
          <text:p text:style-name="P14">post uploaded</text:p>
        </text:list-item>
        <text:list-item>
          <text:p text:style-name="P14">message sent</text:p>
        </text:list-item>
      </text:list>
      <text:p text:style-name="Text_20_body">Each of these = event.</text:p>
      <text:p text:style-name="Horizontal_20_Line"/>
      <text:h text:style-name="Heading_20_1" text:outline-level="1"><text:soft-page-break/>🧠 Old system (direct calling)</text:h>
      <text:p text:style-name="Text_20_body">Without event system:</text:p>
      <text:p text:style-name="Preformatted_20_Text"><text:span text:style-name="Source_20_Text">order service → call email service</text:span></text:p>
      <text:p text:style-name="Preformatted_20_Text"><text:span text:style-name="Source_20_Text">order service → call inventory</text:span></text:p>
      <text:p text:style-name="P1"><text:span text:style-name="Source_20_Text">order service → call analytics</text:span></text:p>
      <text:p text:style-name="Text_20_body">Everything tightly connected.</text:p>
      <text:p text:style-name="Text_20_body">If one fails → all fail.</text:p>
      <text:p text:style-name="Text_20_body">System becomes fragile.</text:p>
      <text:p text:style-name="Horizontal_20_Line"/>
      <text:h text:style-name="Heading_20_1" text:outline-level="1">🧠 Event-driven system (modern design)</text:h>
      <text:p text:style-name="Text_20_body">Instead of calling directly:</text:p>
      <text:p text:style-name="P1"><text:span text:style-name="Source_20_Text">order service → publish event</text:span></text:p>
      <text:p text:style-name="Text_20_body">Example event:</text:p>
      <text:p text:style-name="P1"><text:span text:style-name="Source_20_Text">"ORDER_PLACED"</text:span></text:p>
      <text:p text:style-name="Text_20_body">Now many services listen:</text:p>
      <text:list text:style-name="L3">
        <text:list-item>
          <text:p text:style-name="P15">email service</text:p>
        </text:list-item>
        <text:list-item>
          <text:p text:style-name="P15">analytics</text:p>
        </text:list-item>
        <text:list-item>
          <text:p text:style-name="P15">inventory</text:p>
        </text:list-item>
        <text:list-item>
          <text:p text:style-name="P15">notification</text:p>
        </text:list-item>
      </text:list>
      <text:p text:style-name="Text_20_body">Each reacts independently.</text:p>
      <text:p text:style-name="Horizontal_20_Line"/>
      <text:h text:style-name="Heading_20_1" text:outline-level="1">🧠 Diagram</text:h>
      <text:p text:style-name="Preformatted_20_Text"><text:span text:style-name="Source_20_Text">Order placed</text:span></text:p>
      <text:p text:style-name="Preformatted_20_Text"><text:span text:style-name="Source_20_Text"><text:s text:c="4"/>↓</text:span></text:p>
      <text:p text:style-name="Preformatted_20_Text"><text:span text:style-name="Source_20_Text"><text:s/>Event queue</text:span></text:p>
      <text:p text:style-name="Preformatted_20_Text"><text:span text:style-name="Source_20_Text"><text:s text:c="2"/>↓ <text:s text:c="2"/>↓ <text:s text:c="2"/>↓</text:span></text:p>
      <text:p text:style-name="P1"><text:span text:style-name="Source_20_Text">email inventory analytics</text:span></text:p>
      <text:p text:style-name="Text_20_body">Loose coupling.</text:p>
      <text:p text:style-name="Horizontal_20_Line"/>
      <text:h text:style-name="Heading_20_1" text:outline-level="1"><text:soft-page-break/>🧠 2️⃣ Why companies use event systems</text:h>
      <text:h text:style-name="Heading_20_3" text:outline-level="3">🔵 Scalability</text:h>
      <text:p text:style-name="Text_20_body">Millions of events handled smoothly.</text:p>
      <text:h text:style-name="Heading_20_3" text:outline-level="3">🔵 Independence</text:h>
      <text:p text:style-name="Text_20_body">Services not tightly connected.</text:p>
      <text:h text:style-name="Heading_20_3" text:outline-level="3">🔵 Reliability</text:h>
      <text:p text:style-name="Text_20_body">If one service fails<text:line-break/>others still work.</text:p>
      <text:h text:style-name="Heading_20_3" text:outline-level="3">🔵 Async processing</text:h>
      <text:p text:style-name="Text_20_body">Everything not done instantly.</text:p>
      <text:p text:style-name="Horizontal_20_Line"/>
      <text:h text:style-name="Heading_20_1" text:outline-level="1">🧠 Real example: YouTube upload</text:h>
      <text:p text:style-name="Text_20_body">When video uploaded:</text:p>
      <text:p text:style-name="Text_20_body">Event created:</text:p>
      <text:p text:style-name="P1"><text:span text:style-name="Source_20_Text">VIDEO_UPLOADED</text:span></text:p>
      <text:p text:style-name="Text_20_body">Then:</text:p>
      <text:list text:style-name="L4">
        <text:list-item>
          <text:p text:style-name="P16">transcoding service runs</text:p>
        </text:list-item>
        <text:list-item>
          <text:p text:style-name="P16">notification service runs</text:p>
        </text:list-item>
        <text:list-item>
          <text:p text:style-name="P16">recommendation updates</text:p>
        </text:list-item>
        <text:list-item>
          <text:p text:style-name="P16">analytics updates</text:p>
        </text:list-item>
      </text:list>
      <text:p text:style-name="Text_20_body">All triggered by event.</text:p>
      <text:p text:style-name="Horizontal_20_Line"/>
      <text:h text:style-name="Heading_20_1" text:outline-level="1">🧠 3️⃣ Event vs API difference</text:h>
      <table:table table:name="Table1" table:style-name="Table1">
        <table:table-column table:style-name="Table1.A"/>
        <table:table-column table:style-name="Table1.B"/>
        <table:table-header-rows>
          <table:table-row>
            <table:table-cell table:style-name="Table1.A1" office:value-type="string">
              <text:p text:style-name="Table_20_Heading">API call</text:p>
            </table:table-cell>
            <table:table-cell table:style-name="Table1.A1" office:value-type="string">
              <text:p text:style-name="Table_20_Heading">Event</text:p>
            </table:table-cell>
          </table:table-row>
        </table:table-header-rows>
        <table:table-row>
          <table:table-cell table:style-name="Table1.A1" office:value-type="string">
            <text:p text:style-name="Table_20_Contents">Direct request</text:p>
          </table:table-cell>
          <table:table-cell table:style-name="Table1.A1" office:value-type="string">
            <text:p text:style-name="Table_20_Contents">broadcast info</text:p>
          </table:table-cell>
        </table:table-row>
        <table:table-row>
          <table:table-cell table:style-name="Table1.A1" office:value-type="string">
            <text:p text:style-name="Table_20_Contents">Needs response</text:p>
          </table:table-cell>
          <table:table-cell table:style-name="Table1.A1" office:value-type="string">
            <text:p text:style-name="Table_20_Contents">fire and forget</text:p>
          </table:table-cell>
        </table:table-row>
        <table:table-row>
          <table:table-cell table:style-name="Table1.A1" office:value-type="string">
            <text:p text:style-name="Table_20_Contents">Tight coupling</text:p>
          </table:table-cell>
          <table:table-cell table:style-name="Table1.A1" office:value-type="string">
            <text:p text:style-name="Table_20_Contents">loose coupling</text:p>
          </table:table-cell>
        </table:table-row>
        <table:table-row>
          <table:table-cell table:style-name="Table1.A1" office:value-type="string">
            <text:p text:style-name="Table_20_Contents">Sync</text:p>
          </table:table-cell>
          <table:table-cell table:style-name="Table1.A1" office:value-type="string">
            <text:p text:style-name="Table_20_Contents">async</text:p>
          </table:table-cell>
        </table:table-row>
      </table:table>
      <text:p text:style-name="Text_20_body">Both used together in systems.</text:p>
      <text:p text:style-name="Horizontal_20_Line"/>
      <text:h text:style-name="Heading_20_1" text:outline-level="1"><text:soft-page-break/>🧠 4️⃣ Where message queue fits</text:h>
      <text:p text:style-name="Text_20_body">Message queue = backbone of event system.</text:p>
      <text:p text:style-name="Text_20_body">It stores events safely.</text:p>
      <text:p text:style-name="Text_20_body">Without queue → events lost.</text:p>
      <text:p text:style-name="Text_20_body">With queue → reliable system.</text:p>
      <text:p text:style-name="Horizontal_20_Line"/>
      <text:h text:style-name="Heading_20_1" text:outline-level="1">🧠 5️⃣ Why this matters for YOU</text:h>
      <text:p text:style-name="Text_20_body">Future systems you build:</text:p>
      <text:list text:style-name="L5">
        <text:list-item>
          <text:p text:style-name="P17">AI pipelines</text:p>
        </text:list-item>
        <text:list-item>
          <text:p text:style-name="P17">microservices</text:p>
        </text:list-item>
        <text:list-item>
          <text:p text:style-name="P17">SaaS apps</text:p>
        </text:list-item>
        <text:list-item>
          <text:p text:style-name="P17">real-time systems</text:p>
        </text:list-item>
      </text:list>
      <text:p text:style-name="Text_20_body">All will use event-driven design.</text:p>
      <text:p text:style-name="Text_20_body">This is core of modern backend.</text:p>
      <text:p text:style-name="Horizontal_20_Line"/>
      <text:h text:style-name="Heading_20_1" text:outline-level="1">🧠 Now big picture check</text:h>
      <text:p text:style-name="Text_20_body">You’ve covered:</text:p>
      <text:p text:style-name="Text_20_body">✔ API<text:line-break/>✔ API gateway<text:line-break/>✔ caching<text:line-break/>✔ message queue basics<text:line-break/>✔ event-driven concept</text:p>
      <text:p text:style-name="Text_20_body">You are entering <text:span text:style-name="Strong_20_Emphasis">real system design territory</text:span> now.</text:p>
      <text:p text:style-name="Horizontal_20_Line"/>
      <text:h text:style-name="Heading_20_1" text:outline-level="1">🧠 Next logical topic (very important)</text:h>
      <text:p text:style-name="Text_20_body">We now move to:</text:p>
      <text:h text:style-name="Heading_20_1" text:outline-level="1">⚡ DATABASE SCALING PROBLEMS</text:h>
      <text:p text:style-name="Text_20_body">(sharding, replication, indexing intro)</text:p>
      <text:p text:style-name="Text_20_body">Because everything ultimately hits database.</text:p>
      <text:p text:style-name="Text_20_body"><text:soft-page-break/>And database becomes first bottleneck.</text:p>
      <text:p text:style-name="Horizontal_20_Line"/>
      <text:p text:style-name="Text_20_body">Before I continue, quick check:</text:p>
      <text:p text:style-name="Text_20_body">Are you understanding overall system big picture<text:line-break/>or feeling slightly overloaded/confused?</text:p>
      <text:p text:style-name="Text_20_body">Say:<text:line-break/>1️⃣ Clear<text:line-break/>2️⃣ Slight confusion<text:line-break/>3️⃣ Fully confused</text:p>
      <text:p text:style-name="Text_20_body">Tell number only.</text:p>
      <text:p text:style-name="Text_20_body">Great. We’ll now do <text:span text:style-name="Strong_20_Emphasis">one small but powerful project</text:span><text:line-break/>that combines everything you learned so far:</text:p>
      <text:list text:style-name="L6">
        <text:list-item>
          <text:p text:style-name="P18">API</text:p>
        </text:list-item>
        <text:list-item>
          <text:p text:style-name="P18">API Gateway idea</text:p>
        </text:list-item>
        <text:list-item>
          <text:p text:style-name="P18">Cache</text:p>
        </text:list-item>
        <text:list-item>
          <text:p text:style-name="P18">Message queue idea (simple simulation)</text:p>
        </text:list-item>
        <text:list-item>
          <text:p text:style-name="P18">Real backend thinking</text:p>
        </text:list-item>
      </text:list>
      <text:p text:style-name="Text_20_body">And I’ll write code like <text:span text:style-name="Strong_20_Emphasis">study notes</text:span><text:line-break/>with heavy comments explaining everything.</text:p>
      <text:p text:style-name="Text_20_body">You can revise this before mids and understand full flow.</text:p>
      <text:p text:style-name="Horizontal_20_Line"/>
      <text:h text:style-name="Heading_20_1" text:outline-level="1">🎯 PROJECT: Smart User Service (with cache + queue idea)</text:h>
      <text:p text:style-name="Text_20_body">We build backend where:</text:p>
      <text:p text:style-name="Text_20_body">When user requests profile:</text:p>
      <text:list text:style-name="L7">
        <text:list-item>
          <text:p text:style-name="P19">Check cache first</text:p>
        </text:list-item>
        <text:list-item>
          <text:p text:style-name="P19">If not → fetch from DB (slow simulation)</text:p>
        </text:list-item>
        <text:list-item>
          <text:p text:style-name="P19">Store in cache</text:p>
        </text:list-item>
        <text:list-item>
          <text:p text:style-name="P19">Send response</text:p>
        </text:list-item>
        <text:list-item>
          <text:p text:style-name="P19">Also send background task to queue</text:p>
        </text:list-item>
      </text:list>
      <text:p text:style-name="Text_20_body">This simulates real system like Instagram.</text:p>
      <text:p text:style-name="Horizontal_20_Line"/>
      <text:h text:style-name="Heading_20_1" text:outline-level="1"><text:soft-page-break/>🧠 Folder setup</text:h>
      <text:p text:style-name="Text_20_body">Create new folder:</text:p>
      <text:p text:style-name="P1"><text:span text:style-name="Source_20_Text">smart-backend</text:span></text:p>
      <text:p text:style-name="Text_20_body">Inside:</text:p>
      <text:p text:style-name="P1"><text:span text:style-name="Source_20_Text">server.js</text:span></text:p>
      <text:p text:style-name="Text_20_body">Install packages:</text:p>
      <text:p text:style-name="Preformatted_20_Text"><text:span text:style-name="Source_20_Text">npm init -y</text:span></text:p>
      <text:p text:style-name="P1"><text:span text:style-name="Source_20_Text">npm install express</text:span></text:p>
      <text:p text:style-name="Text_20_body">(No Redis now — we simulate cache to understand logic)</text:p>
      <text:p text:style-name="Horizontal_20_Line"/>
      <text:h text:style-name="Heading_20_1" text:outline-level="1">🧠 FULL CODE WITH TEACHER COMMENTS</text:h>
      <text:p text:style-name="Text_20_body">Read slowly.</text:p>
      <text:p text:style-name="Preformatted_20_Text"><text:span text:style-name="Source_20_Text">/*</text:span></text:p>
      <text:p text:style-name="Preformatted_20_Text"><text:span text:style-name="Source_20_Text">========================================</text:span></text:p>
      <text:p text:style-name="Preformatted_20_Text"><text:span text:style-name="Source_20_Text">IMPORT EXPRESS</text:span></text:p>
      <text:p text:style-name="Preformatted_20_Text"><text:span text:style-name="Source_20_Text">========================================</text:span></text:p>
      <text:p text:style-name="Preformatted_20_Text"/>
      <text:p text:style-name="Preformatted_20_Text"><text:span text:style-name="Source_20_Text">Express is a library used to create backend servers easily.</text:span></text:p>
      <text:p text:style-name="Preformatted_20_Text"/>
      <text:p text:style-name="Preformatted_20_Text"><text:span text:style-name="Source_20_Text">Without express:</text:span></text:p>
      <text:p text:style-name="Preformatted_20_Text"><text:span text:style-name="Source_20_Text">Node server creation is complex.</text:span></text:p>
      <text:p text:style-name="Preformatted_20_Text"/>
      <text:p text:style-name="Preformatted_20_Text"><text:span text:style-name="Source_20_Text">With express:</text:span></text:p>
      <text:p text:style-name="Preformatted_20_Text"><text:span text:style-name="Source_20_Text">few lines → full server.</text:span></text:p>
      <text:p text:style-name="Preformatted_20_Text"><text:span text:style-name="Source_20_Text">*/</text:span></text:p>
      <text:p text:style-name="Preformatted_20_Text"><text:span text:style-name="Source_20_Text">const express = require("express");</text:span></text:p>
      <text:p text:style-name="Preformatted_20_Text"/>
      <text:p text:style-name="Preformatted_20_Text"><text:span text:style-name="Source_20_Text">/*</text:span></text:p>
      <text:p text:style-name="Preformatted_20_Text"><text:span text:style-name="Source_20_Text">Create server object.</text:span></text:p>
      <text:p text:style-name="Preformatted_20_Text"><text:span text:style-name="Source_20_Text">'app' represents our backend server.</text:span></text:p>
      <text:p text:style-name="Preformatted_20_Text"><text:span text:style-name="Source_20_Text">*/</text:span></text:p>
      <text:p text:style-name="Preformatted_20_Text"><text:span text:style-name="Source_20_Text">const app = express();</text:span></text:p>
      <text:p text:style-name="Preformatted_20_Text"/>
      <text:p text:style-name="Preformatted_20_Text"/>
      <text:p text:style-name="Preformatted_20_Text"><text:span text:style-name="Source_20_Text">/*</text:span></text:p>
      <text:p text:style-name="Preformatted_20_Text"><text:span text:style-name="Source_20_Text">========================================</text:span></text:p>
      <text:p text:style-name="Preformatted_20_Text"><text:span text:style-name="Source_20_Text">SIMPLE IN-MEMORY CACHE</text:span></text:p>
      <text:p text:style-name="Preformatted_20_Text"><text:span text:style-name="Source_20_Text">========================================</text:span></text:p>
      <text:p text:style-name="Preformatted_20_Text"/>
      <text:p text:style-name="Preformatted_20_Text"><text:span text:style-name="Source_20_Text">Here we create a cache using JavaScript object.</text:span></text:p>
      <text:p text:style-name="Preformatted_20_Text"/>
      <text:p text:style-name="Preformatted_20_Text"><text:span text:style-name="Source_20_Text">In real companies:</text:span></text:p>
      <text:p text:style-name="Preformatted_20_Text"><text:span text:style-name="Source_20_Text">Redis used.</text:span></text:p>
      <text:p text:style-name="Preformatted_20_Text"/>
      <text:p text:style-name="Preformatted_20_Text"><text:span text:style-name="Source_20_Text">But concept same:</text:span></text:p>
      <text:p text:style-name="Preformatted_20_Text"><text:span text:style-name="Source_20_Text">store frequently used data.</text:span></text:p>
      <text:p text:style-name="Preformatted_20_Text"><text:span text:style-name="Source_20_Text">*/</text:span></text:p>
      <text:p text:style-name="Preformatted_20_Text"><text:soft-page-break/><text:span text:style-name="Source_20_Text">let cache = {};</text:span></text:p>
      <text:p text:style-name="Preformatted_20_Text"/>
      <text:p text:style-name="Preformatted_20_Text"/>
      <text:p text:style-name="Preformatted_20_Text"><text:span text:style-name="Source_20_Text">/*</text:span></text:p>
      <text:p text:style-name="Preformatted_20_Text"><text:span text:style-name="Source_20_Text">========================================</text:span></text:p>
      <text:p text:style-name="Preformatted_20_Text"><text:span text:style-name="Source_20_Text">SIMPLE MESSAGE QUEUE (simulation)</text:span></text:p>
      <text:p text:style-name="Preformatted_20_Text"><text:span text:style-name="Source_20_Text">========================================</text:span></text:p>
      <text:p text:style-name="Preformatted_20_Text"/>
      <text:p text:style-name="Preformatted_20_Text"><text:span text:style-name="Source_20_Text">Real systems use:</text:span></text:p>
      <text:p text:style-name="Preformatted_20_Text"><text:span text:style-name="Source_20_Text">Kafka, RabbitMQ etc.</text:span></text:p>
      <text:p text:style-name="Preformatted_20_Text"/>
      <text:p text:style-name="Preformatted_20_Text"><text:span text:style-name="Source_20_Text">Here we simulate queue using array.</text:span></text:p>
      <text:p text:style-name="Preformatted_20_Text"><text:span text:style-name="Source_20_Text">Queue = waiting list of tasks.</text:span></text:p>
      <text:p text:style-name="Preformatted_20_Text"><text:span text:style-name="Source_20_Text">*/</text:span></text:p>
      <text:p text:style-name="Preformatted_20_Text"><text:span text:style-name="Source_20_Text">let messageQueue = [];</text:span></text:p>
      <text:p text:style-name="Preformatted_20_Text"/>
      <text:p text:style-name="Preformatted_20_Text"/>
      <text:p text:style-name="Preformatted_20_Text"><text:span text:style-name="Source_20_Text">/*</text:span></text:p>
      <text:p text:style-name="Preformatted_20_Text"><text:span text:style-name="Source_20_Text">Worker function that processes queue.</text:span></text:p>
      <text:p text:style-name="Preformatted_20_Text"/>
      <text:p text:style-name="Preformatted_20_Text"><text:span text:style-name="Source_20_Text">This simulates background worker</text:span></text:p>
      <text:p text:style-name="Preformatted_20_Text"><text:span text:style-name="Source_20_Text">that handles tasks like:</text:span></text:p>
      <text:p text:style-name="Preformatted_20_Text"><text:span text:style-name="Source_20_Text">- sending email</text:span></text:p>
      <text:p text:style-name="Preformatted_20_Text"><text:span text:style-name="Source_20_Text">- analytics</text:span></text:p>
      <text:p text:style-name="Preformatted_20_Text"><text:span text:style-name="Source_20_Text">- notifications</text:span></text:p>
      <text:p text:style-name="Preformatted_20_Text"><text:span text:style-name="Source_20_Text">*/</text:span></text:p>
      <text:p text:style-name="Preformatted_20_Text"><text:span text:style-name="Source_20_Text">setInterval(()=&gt;{</text:span></text:p>
      <text:p text:style-name="Preformatted_20_Text"/>
      <text:p text:style-name="Preformatted_20_Text"><text:span text:style-name="Source_20_Text"><text:s text:c="4"/>if(messageQueue.length &gt; 0){</text:span></text:p>
      <text:p text:style-name="Preformatted_20_Text"/>
      <text:p text:style-name="Preformatted_20_Text"><text:span text:style-name="Source_20_Text"><text:s text:c="8"/>// remove first task from queue</text:span></text:p>
      <text:p text:style-name="Preformatted_20_Text"><text:span text:style-name="Source_20_Text"><text:s text:c="8"/>const task = messageQueue.shift();</text:span></text:p>
      <text:p text:style-name="Preformatted_20_Text"/>
      <text:p text:style-name="Preformatted_20_Text"><text:span text:style-name="Source_20_Text"><text:s text:c="8"/>console.log("Worker processing task:", task);</text:span></text:p>
      <text:p text:style-name="Preformatted_20_Text"><text:span text:style-name="Source_20_Text"><text:s text:c="4"/>}</text:span></text:p>
      <text:p text:style-name="Preformatted_20_Text"/>
      <text:p text:style-name="Preformatted_20_Text"><text:span text:style-name="Source_20_Text">},2000); // runs every 2 seconds</text:span></text:p>
      <text:p text:style-name="Preformatted_20_Text"/>
      <text:p text:style-name="Preformatted_20_Text"/>
      <text:p text:style-name="Preformatted_20_Text"/>
      <text:p text:style-name="Preformatted_20_Text"><text:span text:style-name="Source_20_Text">/*</text:span></text:p>
      <text:p text:style-name="Preformatted_20_Text"><text:span text:style-name="Source_20_Text">========================================</text:span></text:p>
      <text:p text:style-name="Preformatted_20_Text"><text:span text:style-name="Source_20_Text">FAKE DATABASE FUNCTION</text:span></text:p>
      <text:p text:style-name="Preformatted_20_Text"><text:span text:style-name="Source_20_Text">========================================</text:span></text:p>
      <text:p text:style-name="Preformatted_20_Text"/>
      <text:p text:style-name="Preformatted_20_Text"><text:span text:style-name="Source_20_Text">Simulates slow database query.</text:span></text:p>
      <text:p text:style-name="Preformatted_20_Text"/>
      <text:p text:style-name="Preformatted_20_Text"><text:span text:style-name="Source_20_Text">Why slow?</text:span></text:p>
      <text:p text:style-name="Preformatted_20_Text"><text:span text:style-name="Source_20_Text">Database always slower than memory.</text:span></text:p>
      <text:p text:style-name="Preformatted_20_Text"/>
      <text:p text:style-name="Preformatted_20_Text"><text:span text:style-name="Source_20_Text">So we add delay.</text:span></text:p>
      <text:p text:style-name="Preformatted_20_Text"><text:span text:style-name="Source_20_Text">*/</text:span></text:p>
      <text:p text:style-name="Preformatted_20_Text"><text:span text:style-name="Source_20_Text">function getUserFromDB(){</text:span></text:p>
      <text:p text:style-name="Preformatted_20_Text"/>
      <text:p text:style-name="Preformatted_20_Text"><text:span text:style-name="Source_20_Text"><text:s text:c="4"/>/*</text:span></text:p>
      <text:p text:style-name="Preformatted_20_Text"><text:span text:style-name="Source_20_Text"><text:s text:c="4"/>Promise represents future result.</text:span></text:p>
      <text:p text:style-name="Preformatted_20_Text"/>
      <text:p text:style-name="Preformatted_20_Text"><text:span text:style-name="Source_20_Text"><text:s text:c="4"/>Database takes time,</text:span></text:p>
      <text:p text:style-name="Preformatted_20_Text"><text:span text:style-name="Source_20_Text"><text:s text:c="4"/>so result will come later.</text:span></text:p>
      <text:p text:style-name="Preformatted_20_Text"><text:span text:style-name="Source_20_Text"><text:s text:c="4"/>*/</text:span></text:p>
      <text:p text:style-name="Preformatted_20_Text"><text:span text:style-name="Source_20_Text"><text:s text:c="4"/>return new Promise(resolve=&gt;{</text:span></text:p>
      <text:p text:style-name="Preformatted_20_Text"/>
      <text:p text:style-name="Preformatted_20_Text"><text:span text:style-name="Source_20_Text"><text:s text:c="8"/>setTimeout(()=&gt;{</text:span></text:p>
      <text:p text:style-name="Preformatted_20_Text"/>
      <text:p text:style-name="Preformatted_20_Text"><text:soft-page-break/><text:span text:style-name="Source_20_Text"><text:s text:c="12"/>console.log("Fetching from DATABASE...");</text:span></text:p>
      <text:p text:style-name="Preformatted_20_Text"/>
      <text:p text:style-name="Preformatted_20_Text"><text:span text:style-name="Source_20_Text"><text:s text:c="12"/>resolve({</text:span></text:p>
      <text:p text:style-name="Preformatted_20_Text"><text:span text:style-name="Source_20_Text"><text:s text:c="16"/>id:1,</text:span></text:p>
      <text:p text:style-name="Preformatted_20_Text"><text:span text:style-name="Source_20_Text"><text:s text:c="16"/>name:"Dinesh",</text:span></text:p>
      <text:p text:style-name="Preformatted_20_Text"><text:span text:style-name="Source_20_Text"><text:s text:c="16"/>role:"student"</text:span></text:p>
      <text:p text:style-name="Preformatted_20_Text"><text:span text:style-name="Source_20_Text"><text:s text:c="12"/>});</text:span></text:p>
      <text:p text:style-name="Preformatted_20_Text"/>
      <text:p text:style-name="Preformatted_20_Text"><text:span text:style-name="Source_20_Text"><text:s text:c="8"/>},3000); // 3 sec delay</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
      <text:p text:style-name="Preformatted_20_Text"/>
      <text:p text:style-name="Preformatted_20_Text"><text:span text:style-name="Source_20_Text">/*</text:span></text:p>
      <text:p text:style-name="Preformatted_20_Text"><text:span text:style-name="Source_20_Text">========================================</text:span></text:p>
      <text:p text:style-name="Preformatted_20_Text"><text:span text:style-name="Source_20_Text">API ROUTE</text:span></text:p>
      <text:p text:style-name="Preformatted_20_Text"><text:span text:style-name="Source_20_Text">========================================</text:span></text:p>
      <text:p text:style-name="Preformatted_20_Text"/>
      <text:p text:style-name="Preformatted_20_Text"><text:span text:style-name="Source_20_Text">When browser remembers:</text:span></text:p>
      <text:p text:style-name="Preformatted_20_Text"><text:span text:style-name="Source_20_Text">localhost:3000/user</text:span></text:p>
      <text:p text:style-name="Preformatted_20_Text"/>
      <text:p text:style-name="Preformatted_20_Text"><text:span text:style-name="Source_20_Text">This code runs.</text:span></text:p>
      <text:p text:style-name="Preformatted_20_Text"><text:span text:style-name="Source_20_Text">*/</text:span></text:p>
      <text:p text:style-name="Preformatted_20_Text"><text:span text:style-name="Source_20_Text">app.get("/user", async (req,res)=&gt;{</text:span></text:p>
      <text:p text:style-name="Preformatted_20_Text"/>
      <text:p text:style-name="Preformatted_20_Text"><text:span text:style-name="Source_20_Text"><text:s text:c="4"/>console.log("Request came from client");</text:span></text:p>
      <text:p text:style-name="Preformatted_20_Text"/>
      <text:p text:style-name="Preformatted_20_Text"><text:span text:style-name="Source_20_Text"><text:s text:c="4"/>/*</text:span></text:p>
      <text:p text:style-name="Preformatted_20_Text"><text:span text:style-name="Source_20_Text"><text:s text:c="4"/>STEP 1: CHECK CACHE FIRST</text:span></text:p>
      <text:p text:style-name="Preformatted_20_Text"><text:span text:style-name="Source_20_Text"><text:s text:c="4"/>*/</text:span></text:p>
      <text:p text:style-name="Preformatted_20_Text"/>
      <text:p text:style-name="Preformatted_20_Text"><text:span text:style-name="Source_20_Text"><text:s text:c="4"/>if(cache["user"]){</text:span></text:p>
      <text:p text:style-name="Preformatted_20_Text"><text:span text:style-name="Source_20_Text"><text:s text:c="8"/>console.log("Data from CACHE ⚡");</text:span></text:p>
      <text:p text:style-name="Preformatted_20_Text"/>
      <text:p text:style-name="Preformatted_20_Text"><text:span text:style-name="Source_20_Text"><text:s text:c="8"/>return res.json(cache["user"]);</text:span></text:p>
      <text:p text:style-name="Preformatted_20_Text"><text:span text:style-name="Source_20_Text"><text:s text:c="4"/>}</text:span></text:p>
      <text:p text:style-name="Preformatted_20_Text"/>
      <text:p text:style-name="Preformatted_20_Text"/>
      <text:p text:style-name="Preformatted_20_Text"><text:span text:style-name="Source_20_Text"><text:s text:c="4"/>/*</text:span></text:p>
      <text:p text:style-name="Preformatted_20_Text"><text:span text:style-name="Source_20_Text"><text:s text:c="4"/>STEP 2: IF NOT IN CACHE → GET FROM DATABASE</text:span></text:p>
      <text:p text:style-name="Preformatted_20_Text"><text:span text:style-name="Source_20_Text"><text:s text:c="4"/>*/</text:span></text:p>
      <text:p text:style-name="Preformatted_20_Text"><text:span text:style-name="Source_20_Text"><text:s text:c="4"/>const user = await getUserFromDB();</text:span></text:p>
      <text:p text:style-name="Preformatted_20_Text"/>
      <text:p text:style-name="Preformatted_20_Text"/>
      <text:p text:style-name="Preformatted_20_Text"><text:span text:style-name="Source_20_Text"><text:s text:c="4"/>/*</text:span></text:p>
      <text:p text:style-name="Preformatted_20_Text"><text:span text:style-name="Source_20_Text"><text:s text:c="4"/>STEP 3: STORE DATA IN CACHE</text:span></text:p>
      <text:p text:style-name="Preformatted_20_Text"><text:span text:style-name="Source_20_Text"><text:s text:c="4"/>*/</text:span></text:p>
      <text:p text:style-name="Preformatted_20_Text"/>
      <text:p text:style-name="Preformatted_20_Text"><text:span text:style-name="Source_20_Text"><text:s text:c="4"/>cache["user"] = user;</text:span></text:p>
      <text:p text:style-name="Preformatted_20_Text"/>
      <text:p text:style-name="Preformatted_20_Text"><text:span text:style-name="Source_20_Text"><text:s text:c="4"/>console.log("Stored in cache");</text:span></text:p>
      <text:p text:style-name="Preformatted_20_Text"/>
      <text:p text:style-name="Preformatted_20_Text"/>
      <text:p text:style-name="Preformatted_20_Text"><text:span text:style-name="Source_20_Text"><text:s text:c="4"/>/*</text:span></text:p>
      <text:p text:style-name="Preformatted_20_Text"><text:span text:style-name="Source_20_Text"><text:s text:c="4"/>STEP 4: ADD BACKGROUND TASK TO QUEUE</text:span></text:p>
      <text:p text:style-name="Preformatted_20_Text"><text:span text:style-name="Source_20_Text"><text:s text:c="4"/>*/</text:span></text:p>
      <text:p text:style-name="Preformatted_20_Text"/>
      <text:p text:style-name="Preformatted_20_Text"><text:span text:style-name="Source_20_Text"><text:s text:c="4"/>messageQueue.push("Send analytics about user fetch");</text:span></text:p>
      <text:p text:style-name="Preformatted_20_Text"/>
      <text:p text:style-name="Preformatted_20_Text"><text:span text:style-name="Source_20_Text"><text:s text:c="4"/>console.log("Task added to queue");</text:span></text:p>
      <text:p text:style-name="Preformatted_20_Text"/>
      <text:p text:style-name="Preformatted_20_Text"/>
      <text:p text:style-name="Preformatted_20_Text"><text:span text:style-name="Source_20_Text"><text:s text:c="4"/>/*</text:span></text:p>
      <text:p text:style-name="Preformatted_20_Text"><text:soft-page-break/><text:span text:style-name="Source_20_Text"><text:s text:c="4"/>STEP 5: SEND RESPONSE TO CLIENT</text:span></text:p>
      <text:p text:style-name="Preformatted_20_Text"><text:span text:style-name="Source_20_Text"><text:s text:c="4"/>*/</text:span></text:p>
      <text:p text:style-name="Preformatted_20_Text"><text:span text:style-name="Source_20_Text"><text:s text:c="4"/>res.json(user);</text:span></text:p>
      <text:p text:style-name="Preformatted_20_Text"><text:span text:style-name="Source_20_Text">});</text:span></text:p>
      <text:p text:style-name="Preformatted_20_Text"/>
      <text:p text:style-name="Preformatted_20_Text"/>
      <text:p text:style-name="Preformatted_20_Text"/>
      <text:p text:style-name="Preformatted_20_Text"><text:span text:style-name="Source_20_Text">/*</text:span></text:p>
      <text:p text:style-name="Preformatted_20_Text"><text:span text:style-name="Source_20_Text">========================================</text:span></text:p>
      <text:p text:style-name="Preformatted_20_Text"><text:span text:style-name="Source_20_Text">START SERVER</text:span></text:p>
      <text:p text:style-name="Preformatted_20_Text"><text:span text:style-name="Source_20_Text">========================================</text:span></text:p>
      <text:p text:style-name="Preformatted_20_Text"/>
      <text:p text:style-name="Preformatted_20_Text"><text:span text:style-name="Source_20_Text">Server listens on port 3000.</text:span></text:p>
      <text:p text:style-name="Preformatted_20_Text"><text:span text:style-name="Source_20_Text">*/</text:span></text:p>
      <text:p text:style-name="Preformatted_20_Text"><text:span text:style-name="Source_20_Text">app.listen(3000, ()=&gt;{</text:span></text:p>
      <text:p text:style-name="Preformatted_20_Text"><text:span text:style-name="Source_20_Text"><text:s text:c="4"/>console.log("Server running on port 3000");</text:span></text:p>
      <text:p text:style-name="P1"><text:span text:style-name="Source_20_Text">});</text:span></text:p>
      <text:p text:style-name="Horizontal_20_Line"/>
      <text:h text:style-name="Heading_20_1" text:outline-level="1">🧠 HOW TO RUN</text:h>
      <text:p text:style-name="P1"><text:span text:style-name="Source_20_Text">node server.js</text:span></text:p>
      <text:p text:style-name="Text_20_body">Open browser:</text:p>
      <text:p text:style-name="P1"><text:span text:style-name="Source_20_Text">localhost:3000/user</text:span></text:p>
      <text:p text:style-name="Horizontal_20_Line"/>
      <text:h text:style-name="Heading_20_1" text:outline-level="1">🧠 What you will observe</text:h>
      <text:h text:style-name="Heading_20_3" text:outline-level="3">First time</text:h>
      <text:p text:style-name="Text_20_body">Takes ~3 sec<text:line-break/>Console:</text:p>
      <text:p text:style-name="Preformatted_20_Text"><text:span text:style-name="Source_20_Text">Fetching from DATABASE</text:span></text:p>
      <text:p text:style-name="Preformatted_20_Text"><text:span text:style-name="Source_20_Text">Stored in cache</text:span></text:p>
      <text:p text:style-name="P1"><text:span text:style-name="Source_20_Text">Task added to queue</text:span></text:p>
      <text:h text:style-name="Heading_20_3" text:outline-level="3">Second time</text:h>
      <text:p text:style-name="Text_20_body">Instant ⚡<text:line-break/>Console:</text:p>
      <text:p text:style-name="P1"><text:span text:style-name="Source_20_Text">Data from CACHE</text:span></text:p>
      <text:h text:style-name="Heading_20_3" text:outline-level="3">Background worker</text:h>
      <text:p text:style-name="Text_20_body">Every 2 sec:</text:p>
      <text:p text:style-name="P1"><text:span text:style-name="Source_20_Text">Worker processing task...</text:span></text:p>
      <text:p text:style-name="Horizontal_20_Line"/>
      <text:h text:style-name="Heading_20_1" text:outline-level="1"><text:soft-page-break/>🧠 What this project teaches</text:h>
      <text:p text:style-name="Text_20_body">You just built mini version of:</text:p>
      <text:list text:style-name="L8">
        <text:list-item>
          <text:p text:style-name="P20">caching system</text:p>
        </text:list-item>
        <text:list-item>
          <text:p text:style-name="P20">event/queue system</text:p>
        </text:list-item>
        <text:list-item>
          <text:p text:style-name="P20">backend API</text:p>
        </text:list-item>
        <text:list-item>
          <text:p text:style-name="P20">async DB call</text:p>
        </text:list-item>
        <text:list-item>
          <text:p text:style-name="P20">worker processing</text:p>
        </text:list-item>
      </text:list>
      <text:p text:style-name="Text_20_body">This is real backend architecture.</text:p>
      <text:p text:style-name="Horizontal_20_Line"/>
      <text:h text:style-name="Heading_20_1" text:outline-level="1">🧠 Big companies do same but huge scale</text:h>
      <text:p text:style-name="Text_20_body">Instead of:</text:p>
      <text:p text:style-name="Preformatted_20_Text"><text:span text:style-name="Source_20_Text">cache = {}</text:span></text:p>
      <text:p text:style-name="P1"><text:span text:style-name="Source_20_Text">queue = []</text:span></text:p>
      <text:p text:style-name="Text_20_body">They use:</text:p>
      <text:list text:style-name="L9">
        <text:list-item>
          <text:p text:style-name="P21">Redis cache</text:p>
        </text:list-item>
        <text:list-item>
          <text:p text:style-name="P21">Kafka queue</text:p>
        </text:list-item>
        <text:list-item>
          <text:p text:style-name="P21">real DB</text:p>
        </text:list-item>
        <text:list-item>
          <text:p text:style-name="P21">microservices</text:p>
        </text:list-item>
      </text:list>
      <text:p text:style-name="Text_20_body">Concept same.</text:p>
      <text:p text:style-name="Horizontal_20_Line"/>
      <text:h text:style-name="Heading_20_1" text:outline-level="1">🎯 Your task (important)</text:h>
      <text:p text:style-name="Text_20_body">Run this once.</text:p>
      <text:p text:style-name="Text_20_body">Then tell me:</text:p>
      <text:p text:style-name="Text_20_body">1️⃣ Ran successfully<text:line-break/>2️⃣ Errors came<text:line-break/>3️⃣ Didn’t run yet</text:p>
      <text:p text:style-name="Text_20_body">Then next project:</text:p>
      <text:p text:style-name="Quotations">multi-service system with API gateway + cache</text:p>
      <text:p text:style-name="Text_20_body">That will be real industrial mini system.</text:p>
      <text:p text:style-name="Text_20_body">Excellent. This is the right question.<text:line-break/>Now we move from <text:span text:style-name="Strong_20_Emphasis">student projects → real industry thinking</text:span>.</text:p>
      <text:p text:style-name="Text_20_body"><text:soft-page-break/>You asked:</text:p>
      <text:p text:style-name="Quotations">In real world what is used for cache? MongoDB? Redis? Something else? Why?</text:p>
      <text:p text:style-name="Text_20_body">I’ll teach you like architect.<text:line-break/>Also I’ll tell things you don’t know to ask.</text:p>
      <text:p text:style-name="Horizontal_20_Line"/>
      <text:h text:style-name="Heading_20_1" text:outline-level="1">🧠 FIRST BIG TRUTH (remember forever)</text:h>
      <text:p text:style-name="Text_20_body">In real systems we have <text:span text:style-name="Strong_20_Emphasis">3 different storage types</text:span></text:p>
      <table:table table:name="Table2" table:style-name="Table2">
        <table:table-column table:style-name="Table2.A"/>
        <table:table-column table:style-name="Table2.B"/>
        <table:table-header-rows>
          <table:table-row>
            <table:table-cell table:style-name="Table2.A1" office:value-type="string">
              <text:p text:style-name="Table_20_Heading">Type</text:p>
            </table:table-cell>
            <table:table-cell table:style-name="Table2.A1" office:value-type="string">
              <text:p text:style-name="Table_20_Heading">Purpose</text:p>
            </table:table-cell>
          </table:table-row>
        </table:table-header-rows>
        <table:table-row>
          <table:table-cell table:style-name="Table2.A1" office:value-type="string">
            <text:p text:style-name="Table_20_Contents">Database</text:p>
          </table:table-cell>
          <table:table-cell table:style-name="Table2.A1" office:value-type="string">
            <text:p text:style-name="Table_20_Contents">permanent storage</text:p>
          </table:table-cell>
        </table:table-row>
        <table:table-row>
          <table:table-cell table:style-name="Table2.A1" office:value-type="string">
            <text:p text:style-name="Table_20_Contents">Cache</text:p>
          </table:table-cell>
          <table:table-cell table:style-name="Table2.A1" office:value-type="string">
            <text:p text:style-name="Table_20_Contents">fast temporary storage</text:p>
          </table:table-cell>
        </table:table-row>
        <table:table-row>
          <table:table-cell table:style-name="Table2.A1" office:value-type="string">
            <text:p text:style-name="Table_20_Contents">Queue</text:p>
          </table:table-cell>
          <table:table-cell table:style-name="Table2.A1" office:value-type="string">
            <text:p text:style-name="Table_20_Contents">background task storage</text:p>
          </table:table-cell>
        </table:table-row>
      </table:table>
      <text:p text:style-name="Text_20_body">Most beginners mix them.</text:p>
      <text:p text:style-name="Horizontal_20_Line"/>
      <text:h text:style-name="Heading_20_1" text:outline-level="1">🧠 1️⃣ CAN WE USE MONGODB AS CACHE?</text:h>
      <text:p text:style-name="Text_20_body">Technically yes.<text:line-break/>But <text:span text:style-name="Strong_20_Emphasis">not good</text:span>.</text:p>
      <text:p text:style-name="Text_20_body">Why?</text:p>
      <text:p text:style-name="Text_20_body">MongoDB = disk-based database<text:line-break/>Cache must be = memory-fast</text:p>
      <text:p text:style-name="Text_20_body">Mongo slower than RAM.</text:p>
      <text:p text:style-name="Text_20_body">So using Mongo as cache = defeats purpose.</text:p>
      <text:p text:style-name="Horizontal_20_Line"/>
      <text:h text:style-name="Heading_20_1" text:outline-level="1">🧠 2️⃣ REAL INDUSTRY CACHE TOOLS</text:h>
      <text:h text:style-name="Heading_20_2" text:outline-level="2">🔥 REDIS (most used in world)</text:h>
      <text:p text:style-name="Text_20_body">Used by:</text:p>
      <text:list text:style-name="L10">
        <text:list-item>
          <text:p text:style-name="P22">Instagram</text:p>
        </text:list-item>
        <text:list-item>
          <text:p text:style-name="P22">Netflix</text:p>
        </text:list-item>
        <text:list-item>
          <text:p text:style-name="P22">Amazon</text:p>
        </text:list-item>
        <text:list-item>
          <text:p text:style-name="P22">Uber</text:p>
        </text:list-item>
        <text:list-item>
          <text:p text:style-name="P22"><text:soft-page-break/>ChatGPT systems</text:p>
        </text:list-item>
        <text:list-item>
          <text:p text:style-name="P22">almost all startups</text:p>
        </text:list-item>
      </text:list>
      <text:p text:style-name="Text_20_body">Redis = in-memory database<text:line-break/>super fast.</text:p>
      <text:p text:style-name="Horizontal_20_Line"/>
      <text:h text:style-name="Heading_20_2" text:outline-level="2">🔥 MEMCACHED</text:h>
      <text:p text:style-name="Text_20_body">Older caching system<text:line-break/>still used in some companies<text:line-break/>but Redis more popular now.</text:p>
      <text:p text:style-name="Horizontal_20_Line"/>
      <text:h text:style-name="Heading_20_1" text:outline-level="1">🧠 3️⃣ WHY REDIS IS USED AS CACHE</text:h>
      <text:p text:style-name="Text_20_body">Because Redis stores data in RAM.</text:p>
      <text:p text:style-name="Text_20_body">RAM speed:</text:p>
      <text:p text:style-name="P1"><text:span text:style-name="Source_20_Text">~nanoseconds</text:span></text:p>
      <text:p text:style-name="Text_20_body">Disk speed:</text:p>
      <text:p text:style-name="P1"><text:span text:style-name="Source_20_Text">milliseconds</text:span></text:p>
      <text:p text:style-name="Text_20_body">Huge difference.</text:p>
      <text:p text:style-name="Text_20_body">So Redis gives:</text:p>
      <text:list text:style-name="L11">
        <text:list-item>
          <text:p text:style-name="P23">ultra fast reads</text:p>
        </text:list-item>
        <text:list-item>
          <text:p text:style-name="P23">ultra fast writes</text:p>
        </text:list-item>
        <text:list-item>
          <text:p text:style-name="P23">expiry system</text:p>
        </text:list-item>
        <text:list-item>
          <text:p text:style-name="P23">distributed caching</text:p>
        </text:list-item>
        <text:list-item>
          <text:p text:style-name="P23">pub/sub system</text:p>
        </text:list-item>
      </text:list>
      <text:p text:style-name="Text_20_body">Perfect for caching.</text:p>
      <text:p text:style-name="Horizontal_20_Line"/>
      <text:h text:style-name="Heading_20_1" text:outline-level="1">🧠 4️⃣ WHERE CACHE SITS IN REAL SYSTEM</text:h>
      <text:p text:style-name="Text_20_body">Typical architecture:</text:p>
      <text:p text:style-name="Preformatted_20_Text"><text:span text:style-name="Source_20_Text">User</text:span></text:p>
      <text:p text:style-name="Preformatted_20_Text"><text:span text:style-name="Source_20_Text"><text:s/>↓</text:span></text:p>
      <text:p text:style-name="Preformatted_20_Text"><text:span text:style-name="Source_20_Text">Load balancer</text:span></text:p>
      <text:p text:style-name="Preformatted_20_Text"><text:soft-page-break/><text:span text:style-name="Source_20_Text"><text:s/>↓</text:span></text:p>
      <text:p text:style-name="Preformatted_20_Text"><text:span text:style-name="Source_20_Text">API server</text:span></text:p>
      <text:p text:style-name="Preformatted_20_Text"><text:span text:style-name="Source_20_Text"><text:s/>↓</text:span></text:p>
      <text:p text:style-name="Preformatted_20_Text"><text:span text:style-name="Source_20_Text">REDIS CACHE <text:s/>⚡</text:span></text:p>
      <text:p text:style-name="Preformatted_20_Text"><text:span text:style-name="Source_20_Text"><text:s/>↓</text:span></text:p>
      <text:p text:style-name="P1"><text:span text:style-name="Source_20_Text">Database (Mongo/Postgres)</text:span></text:p>
      <text:p text:style-name="Text_20_body">Server always checks Redis first.</text:p>
      <text:p text:style-name="Text_20_body">If found → return<text:line-break/>If not → DB → store in Redis</text:p>
      <text:p text:style-name="Horizontal_20_Line"/>
      <text:h text:style-name="Heading_20_1" text:outline-level="1">🧠 5️⃣ WHAT DATA STORED IN CACHE</text:h>
      <text:p text:style-name="Text_20_body">Not everything.</text:p>
      <text:p text:style-name="Text_20_body">Only frequent data.</text:p>
      <text:p text:style-name="Text_20_body">Examples:</text:p>
      <text:list text:style-name="L12">
        <text:list-item>
          <text:p text:style-name="P24">user profile</text:p>
        </text:list-item>
        <text:list-item>
          <text:p text:style-name="P24">posts</text:p>
        </text:list-item>
        <text:list-item>
          <text:p text:style-name="P24">product details</text:p>
        </text:list-item>
        <text:list-item>
          <text:p text:style-name="P24">session/login</text:p>
        </text:list-item>
        <text:list-item>
          <text:p text:style-name="P24">API responses</text:p>
        </text:list-item>
        <text:list-item>
          <text:p text:style-name="P24">trending data</text:p>
        </text:list-item>
      </text:list>
      <text:p text:style-name="Text_20_body">Not:</text:p>
      <text:list text:style-name="L13">
        <text:list-item>
          <text:p text:style-name="P25">sensitive permanent data</text:p>
        </text:list-item>
        <text:list-item>
          <text:p text:style-name="P25">financial transactions</text:p>
        </text:list-item>
      </text:list>
      <text:p text:style-name="Text_20_body">Cache is temporary.</text:p>
      <text:p text:style-name="Horizontal_20_Line"/>
      <text:h text:style-name="Heading_20_1" text:outline-level="1">🧠 6️⃣ IMPORTANT UNKNOWN CONCEPT</text:h>
      <text:h text:style-name="Heading_20_3" text:outline-level="3">Cache expiry (VERY IMPORTANT)</text:h>
      <text:p text:style-name="Text_20_body">Cache must expire.</text:p>
      <text:p text:style-name="Text_20_body">Example:<text:line-break/>User changes profile name.</text:p>
      <text:p text:style-name="Text_20_body">If cache not updated:<text:line-break/>Old name shown.</text:p>
      <text:p text:style-name="Text_20_body">So Redis supports:</text:p>
      <text:p text:style-name="P1"><text:soft-page-break/><text:span text:style-name="Source_20_Text">set(key,value,expiry)</text:span></text:p>
      <text:p text:style-name="Text_20_body">Example:</text:p>
      <text:p text:style-name="P1"><text:span text:style-name="Source_20_Text">expire after 60 sec</text:span></text:p>
      <text:p text:style-name="Text_20_body">This prevents stale data.</text:p>
      <text:p text:style-name="Horizontal_20_Line"/>
      <text:h text:style-name="Heading_20_1" text:outline-level="1">🧠 7️⃣ CACHE INVALIDATION (hardest problem)</text:h>
      <text:p text:style-name="Text_20_body">Big companies struggle here.</text:p>
      <text:p text:style-name="Text_20_body">When DB updates:<text:line-break/>Cache must update.</text:p>
      <text:p text:style-name="Text_20_body">Otherwise:<text:line-break/>Wrong data shown.</text:p>
      <text:p text:style-name="Text_20_body">Solutions:</text:p>
      <text:list text:style-name="L14">
        <text:list-item>
          <text:p text:style-name="P26">delete cache on update</text:p>
        </text:list-item>
        <text:list-item>
          <text:p text:style-name="P26">update cache</text:p>
        </text:list-item>
        <text:list-item>
          <text:p text:style-name="P26">short expiry</text:p>
        </text:list-item>
      </text:list>
      <text:p text:style-name="Text_20_body">This is big system design topic.</text:p>
      <text:p text:style-name="Horizontal_20_Line"/>
      <text:h text:style-name="Heading_20_1" text:outline-level="1">🧠 8️⃣ REAL INDUSTRY EXAMPLE</text:h>
      <text:p text:style-name="Text_20_body">Instagram opening feed.</text:p>
      <text:p text:style-name="Text_20_body">Without cache:<text:line-break/>Millions DB queries.</text:p>
      <text:p text:style-name="Text_20_body">With Redis:<text:line-break/>Feed stored in cache<text:line-break/>instant loading.</text:p>
      <text:p text:style-name="Horizontal_20_Line"/>
      <text:h text:style-name="Heading_20_1" text:outline-level="1">🧠 9️⃣ REDIS ALSO USED FOR (unknown things)</text:h>
      <text:p text:style-name="Text_20_body">Not only caching.</text:p>
      <text:p text:style-name="Text_20_body">Redis used for:</text:p>
      <text:list text:style-name="L15">
        <text:list-item>
          <text:p text:style-name="P27"><text:soft-page-break/>session storage</text:p>
        </text:list-item>
        <text:list-item>
          <text:p text:style-name="P27">rate limiting</text:p>
        </text:list-item>
        <text:list-item>
          <text:p text:style-name="P27">message queues</text:p>
        </text:list-item>
        <text:list-item>
          <text:p text:style-name="P27">live counters</text:p>
        </text:list-item>
        <text:list-item>
          <text:p text:style-name="P27">leaderboards</text:p>
        </text:list-item>
        <text:list-item>
          <text:p text:style-name="P27">pub/sub systems</text:p>
        </text:list-item>
      </text:list>
      <text:p text:style-name="Text_20_body">Very powerful tool.</text:p>
      <text:p text:style-name="Horizontal_20_Line"/>
      <text:h text:style-name="Heading_20_1" text:outline-level="1">🧠 10️⃣ WHAT YOU SHOULD LEARN PRACTICALLY</text:h>
      <text:p text:style-name="Text_20_body">Now real learning begins.</text:p>
      <text:p text:style-name="Text_20_body">We will soon build:</text:p>
      <text:list text:style-name="L16">
        <text:list-item>
          <text:p text:style-name="P28">real Redis caching project</text:p>
        </text:list-item>
        <text:list-item>
          <text:p text:style-name="P28">API gateway known</text:p>
        </text:list-item>
        <text:list-item>
          <text:p text:style-name="P28">multi-service architecture</text:p>
        </text:list-item>
        <text:list-item>
          <text:p text:style-name="P28">event queue system</text:p>
        </text:list-item>
      </text:list>
      <text:p text:style-name="Text_20_body">Step by step.</text:p>
      <text:p text:style-name="Horizontal_20_Line"/>
      <text:h text:style-name="Heading_20_1" text:outline-level="1">🧠 But first I need to know your level honestly</text:h>
      <text:p text:style-name="Text_20_body">So I don’t go too fast or too slow.</text:p>
      <text:p text:style-name="Text_20_body">Answer honestly:</text:p>
      <text:p text:style-name="Text_20_body">Can you currently:<text:line-break/>1️⃣ Run Node backend and understand basic code<text:line-break/>2️⃣ Still confused about JS async/promises<text:line-break/>3️⃣ New to backend fully</text:p>
      <text:p text:style-name="Text_20_body">Tell number only.</text:p>
      <text:p text:style-name="Text_20_body">Then I’ll guide perfectly like personal mentor.</text:p>
      <text:p text:style-name="Text_20_body">Perfect. Honest answer = best starting point.<text:line-break/>Now I know exactly how to teach you.</text:p>
      <text:p text:style-name="Text_20_body">You are:</text:p>
      <text:list text:style-name="L17">
        <text:list-item>
          <text:p text:style-name="P29">✔ Able to run Node</text:p>
        </text:list-item>
        <text:list-item>
          <text:p text:style-name="P29"><text:soft-page-break/>✔ Trying to understand deeply</text:p>
        </text:list-item>
        <text:list-item>
          <text:p text:style-name="P29">✔ New to backend</text:p>
        </text:list-item>
        <text:list-item>
          <text:p text:style-name="P29">⚠ Slight confusion known in async/promises</text:p>
        </text:list-item>
      </text:list>
      <text:p text:style-name="Text_20_body">So from now I’ll teach you like <text:span text:style-name="Strong_20_Emphasis">real mentor building foundation for years</text:span>, not quick tutorials.</text:p>
      <text:p text:style-name="Horizontal_20_Line"/>
      <text:h text:style-name="Heading_20_1" text:outline-level="1">🧠 First rule: what you need to become strong</text:h>
      <text:p text:style-name="Text_20_body">To build real systems (AI, microservices, etc.) you need only 4 strong bases:</text:p>
      <text:h text:style-name="Heading_20_3" text:outline-level="3">1. JavaScript async thinking (MOST important)</text:h>
      <text:p text:style-name="Text_20_body">Everything backend:</text:p>
      <text:list text:style-name="L18">
        <text:list-item>
          <text:p text:style-name="P30">database calls</text:p>
        </text:list-item>
        <text:list-item>
          <text:p text:style-name="P30">APIs</text:p>
        </text:list-item>
        <text:list-item>
          <text:p text:style-name="P30">Redis</text:p>
        </text:list-item>
        <text:list-item>
          <text:p text:style-name="P30">queues</text:p>
        </text:list-item>
        <text:list-item>
          <text:p text:style-name="P30">file reading</text:p>
        </text:list-item>
      </text:list>
      <text:p text:style-name="Text_20_body">All async.</text:p>
      <text:p text:style-name="Text_20_body">If async not clear → backend confusing forever.</text:p>
      <text:p text:style-name="Text_20_body">So we will slowly master it.</text:p>
      <text:p text:style-name="Horizontal_20_Line"/>
      <text:h text:style-name="Heading_20_3" text:outline-level="3">2. How backend actually works internally</text:h>
      <text:p text:style-name="Text_20_body">Not just writing code.</text:p>
      <text:p text:style-name="Text_20_body">You must see:</text:p>
      <text:p text:style-name="P1"><text:span text:style-name="Source_20_Text">request → server → cache → db → response</text:span></text:p>
      <text:p text:style-name="Text_20_body">mentally.</text:p>
      <text:p text:style-name="Text_20_body">We’ll keep reinforcing this.</text:p>
      <text:p text:style-name="Horizontal_20_Line"/>
      <text:h text:style-name="Heading_20_3" text:outline-level="3">3. Real industry tools (practical)</text:h>
      <text:p text:style-name="Text_20_body">We will gradually add:</text:p>
      <text:list text:style-name="L19">
        <text:list-item>
          <text:p text:style-name="P31">Redis</text:p>
        </text:list-item>
        <text:list-item>
          <text:p text:style-name="P31">queues</text:p>
        </text:list-item>
        <text:list-item>
          <text:p text:style-name="P31">multi-services</text:p>
        </text:list-item>
        <text:list-item>
          <text:p text:style-name="P31"><text:soft-page-break/>Docker later</text:p>
        </text:list-item>
      </text:list>
      <text:p text:style-name="Text_20_body">But only when base ready.</text:p>
      <text:p text:style-name="Horizontal_20_Line"/>
      <text:h text:style-name="Heading_20_3" text:outline-level="3">4. System thinking (your strength already)</text:h>
      <text:p text:style-name="Text_20_body">You already think:</text:p>
      <text:p text:style-name="Quotations">how big systems work</text:p>
      <text:p text:style-name="Text_20_body">This is rare.<text:line-break/>We just add clarity.</text:p>
      <text:p text:style-name="Horizontal_20_Line"/>
      <text:h text:style-name="Heading_20_1" text:outline-level="1">🧠 First we fix async/promises confusion fully</text:h>
      <text:p text:style-name="Text_20_body">Not theory. Real understanding.</text:p>
      <text:h text:style-name="Heading_20_2" text:outline-level="2">Question:</text:h>
      <text:p text:style-name="Text_20_body">Why async exists at all?</text:p>
      <text:p text:style-name="Text_20_body">Because some operations take time:</text:p>
      <text:list text:style-name="L20">
        <text:list-item>
          <text:p text:style-name="P32">database</text:p>
        </text:list-item>
        <text:list-item>
          <text:p text:style-name="P32">API call</text:p>
        </text:list-item>
        <text:list-item>
          <text:p text:style-name="P32">file read</text:p>
        </text:list-item>
        <text:list-item>
          <text:p text:style-name="P32">network</text:p>
        </text:list-item>
      </text:list>
      <text:p text:style-name="Text_20_body">JS cannot freeze entire server.</text:p>
      <text:p text:style-name="Text_20_body">So it uses async system.</text:p>
      <text:p text:style-name="Horizontal_20_Line"/>
      <text:h text:style-name="Heading_20_1" text:outline-level="1">🧠 Imagine restaurant example (best mental model)</text:h>
      <text:p text:style-name="Text_20_body">You order biryani.</text:p>
      <text:p text:style-name="Text_20_body">Chef starts cooking.</text:p>
      <text:p text:style-name="Text_20_body">Should chef:</text:p>
      <text:list text:style-name="L21">
        <text:list-item>
          <text:p text:style-name="P33">Stand idle until ready? ❌</text:p>
        </text:list-item>
        <text:list-item>
          <text:p text:style-name="P33">Cook other orders meanwhile? ✔</text:p>
        </text:list-item>
      </text:list>
      <text:p text:style-name="Text_20_body">JS chooses option 2.</text:p>
      <text:p text:style-name="Text_20_body"><text:soft-page-break/>So when slow task starts,<text:line-break/>JS moves to next work,<text:line-break/>comes back later when done.</text:p>
      <text:p text:style-name="Text_20_body">This = async.</text:p>
      <text:p text:style-name="Horizontal_20_Line"/>
      <text:h text:style-name="Heading_20_1" text:outline-level="1">🧠 What is Promise (real meaning)</text:h>
      <text:p text:style-name="Text_20_body">Promise = placeholder for future result.</text:p>
      <text:p text:style-name="Text_20_body">Example:</text:p>
      <text:p text:style-name="P1"><text:span text:style-name="Source_20_Text">DB result will known later.</text:span></text:p>
      <text:p text:style-name="Text_20_body">Promise says:</text:p>
      <text:p text:style-name="Quotations">I promise to give result later.</text:p>
      <text:p text:style-name="Text_20_body">So instead of returning data now,<text:line-break/>function returns promise object.</text:p>
      <text:p text:style-name="Text_20_body">Later it resolves.</text:p>
      <text:p text:style-name="Horizontal_20_Line"/>
      <text:h text:style-name="Heading_20_1" text:outline-level="1">🧠 Example simple promise</text:h>
      <text:p text:style-name="Preformatted_20_Text"><text:span text:style-name="Source_20_Text">let p = new Promise(resolve=&gt;{</text:span></text:p>
      <text:p text:style-name="Preformatted_20_Text"><text:span text:style-name="Source_20_Text"><text:s text:c="4"/>setTimeout(()=&gt;{</text:span></text:p>
      <text:p text:style-name="Preformatted_20_Text"><text:span text:style-name="Source_20_Text"><text:s text:c="8"/>resolve("done");</text:span></text:p>
      <text:p text:style-name="Preformatted_20_Text"><text:span text:style-name="Source_20_Text"><text:s text:c="4"/>},2000);</text:span></text:p>
      <text:p text:style-name="P1"><text:span text:style-name="Source_20_Text">});</text:span></text:p>
      <text:p text:style-name="Text_20_body">Meaning:<text:line-break/>After 2 sec → give result.</text:p>
      <text:p text:style-name="Horizontal_20_Line"/>
      <text:h text:style-name="Heading_20_1" text:outline-level="1">🧠 Why async/await created</text:h>
      <text:p text:style-name="Text_20_body">Old way:</text:p>
      <text:p text:style-name="P1"><text:span text:style-name="Source_20_Text">.then().then().then()</text:span></text:p>
      <text:p text:style-name="Text_20_body">Very confusing.</text:p>
      <text:p text:style-name="Text_20_body">So modern JS created:</text:p>
      <text:p text:style-name="P1"><text:span text:style-name="Source_20_Text">async/await</text:span></text:p>
      <text:p text:style-name="Text_20_body">Makes async code look normal.</text:p>
      <text:p text:style-name="Horizontal_20_Line"/>
      <text:h text:style-name="Heading_20_1" text:outline-level="1"><text:soft-page-break/>🧠 Example</text:h>
      <text:p text:style-name="P1"><text:span text:style-name="Source_20_Text">const data = await dbCall();</text:span></text:p>
      <text:p text:style-name="Text_20_body">Means:<text:line-break/>Wait for DB result<text:line-break/>but do NOT freeze server<text:line-break/>only this request waits.</text:p>
      <text:p text:style-name="Text_20_body">Other users still handled.</text:p>
      <text:p text:style-name="Horizontal_20_Line"/>
      <text:h text:style-name="Heading_20_1" text:outline-level="1">🧠 Now important internal truth</text:h>
      <text:p text:style-name="Text_20_body">Node.js server handles many users together.</text:p>
      <text:p text:style-name="Text_20_body">When one request waits:<text:line-break/>Other requests continue.</text:p>
      <text:p text:style-name="Text_20_body">This is why async needed.</text:p>
      <text:p text:style-name="Horizontal_20_Line"/>
      <text:h text:style-name="Heading_20_1" text:outline-level="1">🧠 Now I ask you a thinking question</text:h>
      <text:p text:style-name="Text_20_body">Very important.</text:p>
      <text:p text:style-name="Text_20_body">Suppose 10,000 users request database.</text:p>
      <text:p text:style-name="Text_20_body">Database takes 2 sec each.</text:p>
      <text:p text:style-name="Text_20_body">If Node used synchronous (no async):</text:p>
      <text:p text:style-name="Text_20_body">What would happen to server?<text:line-break/>Think carefully and answer.</text:p>
      <text:p text:style-name="Text_20_body">We won’t jump randomly 👍<text:line-break/>But we’ll move <text:span text:style-name="Strong_20_Emphasis">forward while strengthening basics</text:span>.</text:p>
      <text:p text:style-name="Text_20_body">You said: <text:span text:style-name="Emphasis">next</text:span><text:line-break/>So we move to next <text:span text:style-name="Strong_20_Emphasis">core backend building block</text:span>:</text:p>
      <text:h text:style-name="Heading_20_1" text:outline-level="1">🧠 DATABASE BASICS FOR REAL SYSTEMS</text:h>
      <text:p text:style-name="Text_20_body">(before sharding, scaling, etc.)</text:p>
      <text:p text:style-name="Text_20_body">You already saw:</text:p>
      <text:list text:style-name="L22">
        <text:list-item>
          <text:p text:style-name="P34">cache</text:p>
        </text:list-item>
        <text:list-item>
          <text:p text:style-name="P34"><text:soft-page-break/>API</text:p>
        </text:list-item>
        <text:list-item>
          <text:p text:style-name="P34">gateway</text:p>
        </text:list-item>
        <text:list-item>
          <text:p text:style-name="P34">async</text:p>
        </text:list-item>
      </text:list>
      <text:p text:style-name="Text_20_body">Now we connect everything to database.</text:p>
      <text:p text:style-name="Text_20_body">Because:</text:p>
      <text:p text:style-name="Quotations">Every real system finally depends on database.</text:p>
      <text:p text:style-name="Text_20_body">If DB weak → whole system weak.</text:p>
      <text:p text:style-name="Horizontal_20_Line"/>
      <text:h text:style-name="Heading_20_1" text:outline-level="1">🧠 1️⃣ What database actually does in backend</text:h>
      <text:p text:style-name="Text_20_body">Database stores <text:span text:style-name="Strong_20_Emphasis">permanent data</text:span>.</text:p>
      <text:p text:style-name="Text_20_body">Examples:</text:p>
      <text:list text:style-name="L23">
        <text:list-item>
          <text:p text:style-name="P35">users</text:p>
        </text:list-item>
        <text:list-item>
          <text:p text:style-name="P35">posts</text:p>
        </text:list-item>
        <text:list-item>
          <text:p text:style-name="P35">orders</text:p>
        </text:list-item>
        <text:list-item>
          <text:p text:style-name="P35">payments</text:p>
        </text:list-item>
        <text:list-item>
          <text:p text:style-name="P35">AI logs</text:p>
        </text:list-item>
        <text:list-item>
          <text:p text:style-name="P35">chat history</text:p>
        </text:list-item>
      </text:list>
      <text:p text:style-name="Text_20_body">Cache = temporary<text:line-break/>Database = permanent truth.</text:p>
      <text:p text:style-name="Horizontal_20_Line"/>
      <text:h text:style-name="Heading_20_1" text:outline-level="1">🧠 Real request flow in real systems</text:h>
      <text:p text:style-name="Text_20_body">When user opens app:</text:p>
      <text:p text:style-name="Preformatted_20_Text"><text:span text:style-name="Source_20_Text">Client</text:span></text:p>
      <text:p text:style-name="Preformatted_20_Text"><text:span text:style-name="Source_20_Text"><text:s/>↓</text:span></text:p>
      <text:p text:style-name="Preformatted_20_Text"><text:span text:style-name="Source_20_Text">API server</text:span></text:p>
      <text:p text:style-name="Preformatted_20_Text"><text:span text:style-name="Source_20_Text"><text:s/>↓</text:span></text:p>
      <text:p text:style-name="Preformatted_20_Text"><text:span text:style-name="Source_20_Text">Cache (Redis)</text:span></text:p>
      <text:p text:style-name="Preformatted_20_Text"><text:span text:style-name="Source_20_Text"><text:s/>↓</text:span></text:p>
      <text:p text:style-name="P1"><text:span text:style-name="Source_20_Text">Database (Mongo/Postgres)</text:span></text:p>
      <text:p text:style-name="Text_20_body">Server always tries cache first.<text:line-break/>If not → DB.</text:p>
      <text:p text:style-name="Horizontal_20_Line"/>
      <text:h text:style-name="Heading_20_1" text:outline-level="1"><text:soft-page-break/>🧠 2️⃣ Types of databases used in industry</text:h>
      <text:h text:style-name="Heading_20_2" text:outline-level="2">🔵 SQL databases (structured)</text:h>
      <text:p text:style-name="Text_20_body">Examples:</text:p>
      <text:list text:style-name="L24">
        <text:list-item>
          <text:p text:style-name="P36">PostgreSQL</text:p>
        </text:list-item>
        <text:list-item>
          <text:p text:style-name="P36">MySQL</text:p>
        </text:list-item>
        <text:list-item>
          <text:p text:style-name="P36">SQLite</text:p>
        </text:list-item>
      </text:list>
      <text:p text:style-name="Text_20_body">Used when:</text:p>
      <text:list text:style-name="L25">
        <text:list-item>
          <text:p text:style-name="P37">relations important</text:p>
        </text:list-item>
        <text:list-item>
          <text:p text:style-name="P37">transactions important</text:p>
        </text:list-item>
        <text:list-item>
          <text:p text:style-name="P37">banking, payments</text:p>
        </text:list-item>
      </text:list>
      <text:p text:style-name="Horizontal_20_Line"/>
      <text:h text:style-name="Heading_20_2" text:outline-level="2">🔵 NoSQL databases (flexible)</text:h>
      <text:p text:style-name="Text_20_body">Examples:</text:p>
      <text:list text:style-name="L26">
        <text:list-item>
          <text:p text:style-name="P38">MongoDB</text:p>
        </text:list-item>
        <text:list-item>
          <text:p text:style-name="P38">DynamoDB</text:p>
        </text:list-item>
        <text:list-item>
          <text:p text:style-name="P38">Cassandra</text:p>
        </text:list-item>
      </text:list>
      <text:p text:style-name="Text_20_body">Used when:</text:p>
      <text:list text:style-name="L27">
        <text:list-item>
          <text:p text:style-name="P39">flexible data</text:p>
        </text:list-item>
        <text:list-item>
          <text:p text:style-name="P39">huge scale</text:p>
        </text:list-item>
        <text:list-item>
          <text:p text:style-name="P39">fast writes</text:p>
        </text:list-item>
      </text:list>
      <text:p text:style-name="Text_20_body">Most modern apps use Mongo or Postgres.</text:p>
      <text:p text:style-name="Horizontal_20_Line"/>
      <text:h text:style-name="Heading_20_1" text:outline-level="1">🧠 3️⃣ Biggest problem in databases</text:h>
      <text:p text:style-name="Text_20_body">When users increase:<text:line-break/>Database becomes bottleneck.</text:p>
      <text:p text:style-name="Text_20_body">Example:<text:line-break/>1 user → fine<text:line-break/>100 users → fine<text:line-break/>1 million users → slow</text:p>
      <text:p text:style-name="Text_20_body">Why?<text:line-break/>DB cannot handle unlimited reads/writes.</text:p>
      <text:p text:style-name="Text_20_body"><text:soft-page-break/>So engineers add:</text:p>
      <text:list text:style-name="L28">
        <text:list-item>
          <text:p text:style-name="P40">caching</text:p>
        </text:list-item>
        <text:list-item>
          <text:p text:style-name="P40">indexing</text:p>
        </text:list-item>
        <text:list-item>
          <text:p text:style-name="P40">sharding</text:p>
        </text:list-item>
        <text:list-item>
          <text:p text:style-name="P40">replication</text:p>
        </text:list-item>
      </text:list>
      <text:p text:style-name="Text_20_body">We will learn step by step.</text:p>
      <text:p text:style-name="Horizontal_20_Line"/>
      <text:h text:style-name="Heading_20_1" text:outline-level="1">🧠 4️⃣ First important concept: INDEXING</text:h>
      <text:p text:style-name="Text_20_body">Most important for DB performance.</text:p>
      <text:p text:style-name="Text_20_body">Example:<text:line-break/>Table has 10 million users.</text:p>
      <text:p text:style-name="Text_20_body">Find:</text:p>
      <text:p text:style-name="P1"><text:span text:style-name="Source_20_Text">user id = 9999</text:span></text:p>
      <text:p text:style-name="Text_20_body">Without index:<text:line-break/>DB scans all rows (slow).</text:p>
      <text:p text:style-name="Text_20_body">With index:<text:line-break/>DB jumps directly (fast).</text:p>
      <text:p text:style-name="Text_20_body">Like book index.</text:p>
      <text:p text:style-name="Horizontal_20_Line"/>
      <text:h text:style-name="Heading_20_1" text:outline-level="1">🧠 5️⃣ How big systems use DB</text:h>
      <text:p text:style-name="Text_20_body">Example: Instagram</text:p>
      <text:p text:style-name="Text_20_body">User opens feed:</text:p>
      <text:list text:style-name="L29">
        <text:list-item>
          <text:p text:style-name="P41">fetch user</text:p>
        </text:list-item>
        <text:list-item>
          <text:p text:style-name="P41">fetch posts</text:p>
        </text:list-item>
        <text:list-item>
          <text:p text:style-name="P41">fetch likes</text:p>
        </text:list-item>
        <text:list-item>
          <text:p text:style-name="P41">fetch comments</text:p>
        </text:list-item>
      </text:list>
      <text:p text:style-name="Text_20_body">Millions of queries per sec.</text:p>
      <text:p text:style-name="Text_20_body">Without:</text:p>
      <text:list text:style-name="L30">
        <text:list-item>
          <text:p text:style-name="P42">indexing</text:p>
        </text:list-item>
        <text:list-item>
          <text:p text:style-name="P42">caching</text:p>
        </text:list-item>
        <text:list-item>
          <text:p text:style-name="P42">replication</text:p>
        </text:list-item>
      </text:list>
      <text:p text:style-name="Text_20_body"><text:soft-page-break/>System dies.</text:p>
      <text:p text:style-name="Horizontal_20_Line"/>
      <text:h text:style-name="Heading_20_1" text:outline-level="1">🧠 6️⃣ What you must learn practically next</text:h>
      <text:p text:style-name="Text_20_body">Now we slowly move practical again.</text:p>
      <text:p text:style-name="Text_20_body">Next small project we’ll build:</text:p>
      <text:h text:style-name="Heading_20_3" text:outline-level="3">🔥 Real backend with:</text:h>
      <text:list text:style-name="L31">
        <text:list-item>
          <text:p text:style-name="P43">MongoDB database</text:p>
        </text:list-item>
        <text:list-item>
          <text:p text:style-name="P43">caching logic</text:p>
        </text:list-item>
        <text:list-item>
          <text:p text:style-name="P43">API</text:p>
        </text:list-item>
        <text:list-item>
          <text:p text:style-name="P43">async handling</text:p>
        </text:list-item>
      </text:list>
      <text:p text:style-name="Text_20_body">So you see full flow:</text:p>
      <text:p text:style-name="P1"><text:span text:style-name="Source_20_Text">request → cache → db → response</text:span></text:p>
      <text:p text:style-name="Text_20_body">This is real backend foundation.</text:p>
      <text:p text:style-name="Horizontal_20_Line"/>
      <text:h text:style-name="Heading_20_1" text:outline-level="1">🧠 Before we continue</text:h>
      <text:p text:style-name="Text_20_body">One quick check so I guide perfectly.</text:p>
      <text:p text:style-name="Text_20_body">Do you currently have MongoDB installed<text:line-break/>or never used database locally?</text:p>
      <text:p text:style-name="Text_20_body">1️⃣ Mongo installed<text:line-break/>2️⃣ Never installed<text:line-break/>3️⃣ Used only in college lab</text:p>
      <text:p text:style-name="Text_20_body">Tell number.</text:p>
      <text:p text:style-name="Text_20_body">Good 👍 we’ll <text:span text:style-name="Strong_20_Emphasis">stay consistent</text:span> — no jumping randomly.</text:p>
      <text:p text:style-name="Text_20_body">You are right:<text:line-break/>We already built understanding up to:</text:p>
      <text:list text:style-name="L32">
        <text:list-item>
          <text:p text:style-name="P44">API</text:p>
        </text:list-item>
        <text:list-item>
          <text:p text:style-name="P44">API gateway</text:p>
        </text:list-item>
        <text:list-item>
          <text:p text:style-name="P44">cache idea</text:p>
        </text:list-item>
        <text:list-item>
          <text:p text:style-name="P44">async idea</text:p>
        </text:list-item>
        <text:list-item>
          <text:p text:style-name="P44">message queue concept</text:p>
        </text:list-item>
      </text:list>
      <text:p text:style-name="Text_20_body">So we should <text:span text:style-name="Strong_20_Emphasis">continue from there</text:span>, not jump elsewhere.</text:p>
      <text:p text:style-name="Text_20_body"><text:soft-page-break/>Let’s stabilize and move step-by-step.</text:p>
      <text:p text:style-name="Horizontal_20_Line"/>
      <text:h text:style-name="Heading_20_1" text:outline-level="1">🧠 Where we are now (big picture)</text:h>
      <text:p text:style-name="Text_20_body">A real backend system has 5 core parts:</text:p>
      <text:p text:style-name="Preformatted_20_Text"><text:span text:style-name="Source_20_Text">Client</text:span></text:p>
      <text:p text:style-name="Preformatted_20_Text"><text:span text:style-name="Source_20_Text"><text:s/>↓</text:span></text:p>
      <text:p text:style-name="Preformatted_20_Text"><text:span text:style-name="Source_20_Text">API server</text:span></text:p>
      <text:p text:style-name="Preformatted_20_Text"><text:span text:style-name="Source_20_Text"><text:s/>↓</text:span></text:p>
      <text:p text:style-name="Preformatted_20_Text"><text:span text:style-name="Source_20_Text">Cache</text:span></text:p>
      <text:p text:style-name="Preformatted_20_Text"><text:span text:style-name="Source_20_Text"><text:s/>↓</text:span></text:p>
      <text:p text:style-name="Preformatted_20_Text"><text:span text:style-name="Source_20_Text">Database</text:span></text:p>
      <text:p text:style-name="Preformatted_20_Text"><text:span text:style-name="Source_20_Text"><text:s/>↓</text:span></text:p>
      <text:p text:style-name="P1"><text:span text:style-name="Source_20_Text">Queue / background workers</text:span></text:p>
      <text:p text:style-name="Text_20_body">You already understand:</text:p>
      <text:list text:style-name="L33">
        <text:list-item>
          <text:p text:style-name="P45">API server</text:p>
        </text:list-item>
        <text:list-item>
          <text:p text:style-name="P45">cache concept</text:p>
        </text:list-item>
        <text:list-item>
          <text:p text:style-name="P45">queue concept</text:p>
        </text:list-item>
      </text:list>
      <text:p text:style-name="Text_20_body">So next missing piece is:</text:p>
      <text:h text:style-name="Heading_20_1" text:outline-level="1">🧠 DATABASE (the permanent memory of system)</text:h>
      <text:p text:style-name="Text_20_body">Not theory class.<text:line-break/>Only what you must know to understand real systems.</text:p>
      <text:p text:style-name="Horizontal_20_Line"/>
      <text:h text:style-name="Heading_20_1" text:outline-level="1">🧠 Why database exists at all</text:h>
      <text:p text:style-name="Text_20_body">Cache = temporary<text:line-break/>Server memory = temporary<text:line-break/>Queue = temporary</text:p>
      <text:p text:style-name="Text_20_body">If server restarts → all gone.</text:p>
      <text:p text:style-name="Text_20_body">So we need:</text:p>
      <text:p text:style-name="Quotations">permanent storage</text:p>
      <text:p text:style-name="Text_20_body">That is database.</text:p>
      <text:p text:style-name="Horizontal_20_Line"/>
      <text:h text:style-name="Heading_20_1" text:outline-level="1"><text:soft-page-break/>🧠 Example: Instagram</text:h>
      <text:p text:style-name="Text_20_body">When you post photo:<text:line-break/>Where is it saved permanently?</text:p>
      <text:p text:style-name="Text_20_body">Database.</text:p>
      <text:p text:style-name="Text_20_body">When app closes &amp; opens again:<text:line-break/>Data still exists → because DB remembers.</text:p>
      <text:p text:style-name="Horizontal_20_Line"/>
      <text:h text:style-name="Heading_20_1" text:outline-level="1">🧠 Without database system impossible</text:h>
      <text:p text:style-name="Text_20_body">Imagine:</text:p>
      <text:list text:style-name="L34">
        <text:list-item>
          <text:p text:style-name="P46">login system</text:p>
        </text:list-item>
        <text:list-item>
          <text:p text:style-name="P46">posts</text:p>
        </text:list-item>
        <text:list-item>
          <text:p text:style-name="P46">messages</text:p>
        </text:list-item>
        <text:list-item>
          <text:p text:style-name="P46">payments</text:p>
        </text:list-item>
      </text:list>
      <text:p text:style-name="Text_20_body">All must be stored permanently.</text:p>
      <text:p text:style-name="Text_20_body">So DB = brain memory.</text:p>
      <text:p text:style-name="Horizontal_20_Line"/>
      <text:h text:style-name="Heading_20_1" text:outline-level="1">🧠 Two main types used in industry</text:h>
      <text:h text:style-name="Heading_20_3" text:outline-level="3">1. SQL (structured)</text:h>
      <text:p text:style-name="Text_20_body">Like tables, rows.</text:p>
      <text:p text:style-name="Text_20_body">Used for:</text:p>
      <text:list text:style-name="L35">
        <text:list-item>
          <text:p text:style-name="P47">banking</text:p>
        </text:list-item>
        <text:list-item>
          <text:p text:style-name="P47">payments</text:p>
        </text:list-item>
        <text:list-item>
          <text:p text:style-name="P47">strong consistency</text:p>
        </text:list-item>
      </text:list>
      <text:p text:style-name="Text_20_body">Examples:<text:line-break/>PostgreSQL, MySQL.</text:p>
      <text:p text:style-name="Horizontal_20_Line"/>
      <text:h text:style-name="Heading_20_3" text:outline-level="3">2. NoSQL (flexible)</text:h>
      <text:p text:style-name="Text_20_body">Flexible data.</text:p>
      <text:p text:style-name="Text_20_body">Used for:</text:p>
      <text:list text:style-name="L36">
        <text:list-item>
          <text:p text:style-name="P48">social apps</text:p>
        </text:list-item>
        <text:list-item>
          <text:p text:style-name="P48"><text:soft-page-break/>fast scaling</text:p>
        </text:list-item>
        <text:list-item>
          <text:p text:style-name="P48">AI logs</text:p>
        </text:list-item>
      </text:list>
      <text:p text:style-name="Text_20_body">Example:<text:line-break/>MongoDB (very popular).</text:p>
      <text:p text:style-name="Text_20_body">Most modern apps use:</text:p>
      <text:p text:style-name="Quotations">MongoDB + Redis + API server</text:p>
      <text:p text:style-name="Horizontal_20_Line"/>
      <text:h text:style-name="Heading_20_1" text:outline-level="1">🧠 How DB fits with cache</text:h>
      <text:p text:style-name="Text_20_body">Real flow:</text:p>
      <text:p text:style-name="Preformatted_20_Text"><text:span text:style-name="Source_20_Text">User opens profile</text:span></text:p>
      <text:p text:style-name="Preformatted_20_Text"><text:span text:style-name="Source_20_Text"><text:s/>↓</text:span></text:p>
      <text:p text:style-name="Preformatted_20_Text"><text:span text:style-name="Source_20_Text">Server checks cache</text:span></text:p>
      <text:p text:style-name="Preformatted_20_Text"><text:span text:style-name="Source_20_Text"><text:s/>↓</text:span></text:p>
      <text:p text:style-name="Preformatted_20_Text"><text:span text:style-name="Source_20_Text">If not in cache → database</text:span></text:p>
      <text:p text:style-name="Preformatted_20_Text"><text:span text:style-name="Source_20_Text"><text:s/>↓</text:span></text:p>
      <text:p text:style-name="Preformatted_20_Text"><text:span text:style-name="Source_20_Text">Store in cache</text:span></text:p>
      <text:p text:style-name="Preformatted_20_Text"><text:span text:style-name="Source_20_Text"><text:s/>↓</text:span></text:p>
      <text:p text:style-name="P1"><text:span text:style-name="Source_20_Text">Return to user</text:span></text:p>
      <text:p text:style-name="Text_20_body">Cache reduces DB load.</text:p>
      <text:p text:style-name="Horizontal_20_Line"/>
      <text:h text:style-name="Heading_20_1" text:outline-level="1">🧠 Why DB becomes bottleneck</text:h>
      <text:p text:style-name="Text_20_body">When users grow:</text:p>
      <text:p text:style-name="Text_20_body">10 users → fine<text:line-break/>1k users → fine<text:line-break/>1M users → DB slow</text:p>
      <text:p text:style-name="Text_20_body">Because every request hits DB.</text:p>
      <text:p text:style-name="Text_20_body">So engineers add:</text:p>
      <text:list text:style-name="L37">
        <text:list-item>
          <text:p text:style-name="P49">cache</text:p>
        </text:list-item>
        <text:list-item>
          <text:p text:style-name="P49">indexing</text:p>
        </text:list-item>
        <text:list-item>
          <text:p text:style-name="P49">sharding</text:p>
        </text:list-item>
        <text:list-item>
          <text:p text:style-name="P49">replication</text:p>
        </text:list-item>
      </text:list>
      <text:p text:style-name="Text_20_body">We will reach those gradually.</text:p>
      <text:p text:style-name="Horizontal_20_Line"/>
      <text:h text:style-name="Heading_20_1" text:outline-level="1"><text:soft-page-break/>🧠 Before going deeper</text:h>
      <text:p text:style-name="Text_20_body">I won’t assume anything.</text:p>
      <text:p text:style-name="Text_20_body">Tell honestly:</text:p>
      <text:p text:style-name="Text_20_body">Do you currently have ANY database installed<text:line-break/>or never used database locally?</text:p>
      <text:p text:style-name="Text_20_body">1️⃣ Never used any database<text:line-break/>2️⃣ Heard Mongo/MySQL but never installed<text:line-break/>3️⃣ Used little in college<text:line-break/>4️⃣ Installed Mongo before</text:p>
      <text:p text:style-name="Text_20_body">Tell number only.</text:p>
      <text:p text:style-name="Text_20_body">Perfect 👍<text:line-break/>That’s actually good.</text:p>
      <text:p text:style-name="Text_20_body">We will now do this <text:span text:style-name="Strong_20_Emphasis">properly like apprentice learning in workshop</text:span>, not class.</text:p>
      <text:p text:style-name="Text_20_body">No rush.<text:line-break/>No assumptions.<text:line-break/>We build while understanding.</text:p>
      <text:p text:style-name="Horizontal_20_Line"/>
      <text:h text:style-name="Heading_20_1" text:outline-level="1">🧠 First: remove fear about “database”</text:h>
      <text:p text:style-name="Text_20_body">Don’t think database = big scary thing.</text:p>
      <text:p text:style-name="Text_20_body">For now think:</text:p>
      <text:p text:style-name="Quotations">Database = memory that does NOT forget after program stops</text:p>
      <text:p text:style-name="Text_20_body">That’s all.</text:p>
      <text:p text:style-name="Text_20_body">When Node server stops → memory gone<text:line-break/>When database stores → stays forever</text:p>
      <text:p text:style-name="Horizontal_20_Line"/>
      <text:h text:style-name="Heading_20_1" text:outline-level="1">🧠 What we will do now (very important decision)</text:h>
      <text:p text:style-name="Text_20_body">We have 2 choices:</text:p>
      <text:h text:style-name="Heading_20_3" text:outline-level="3">Option A — Install real database now (MongoDB)</text:h>
      <text:p text:style-name="Text_20_body">Real industry tool<text:line-break/>Permanent storage<text:line-break/>Used everywhere</text:p>
      <text:h text:style-name="Heading_20_3" text:outline-level="3"><text:soft-page-break/>Option B — First simulate database in code</text:h>
      <text:p text:style-name="Text_20_body">Understand concept deeply<text:line-break/>Then install real DB later</text:p>
      <text:p text:style-name="Horizontal_20_Line"/>
      <text:h text:style-name="Heading_20_1" text:outline-level="1">🧠 What I recommend for YOU</text:h>
      <text:p text:style-name="Text_20_body">Because you learn by understanding:</text:p>
      <text:p text:style-name="Text_20_body">We do:</text:p>
      <text:p text:style-name="Quotations">simulate DB → then real DB</text:p>
      <text:p text:style-name="Text_20_body">So you understand <text:span text:style-name="Emphasis">why</text:span> database needed<text:line-break/>before installing heavy software.</text:p>
      <text:p text:style-name="Text_20_body">Otherwise you’ll just follow steps blindly.</text:p>
      <text:p text:style-name="Horizontal_20_Line"/>
      <text:h text:style-name="Heading_20_1" text:outline-level="1">🧠 Today’s small apprentice build</text:h>
      <text:p text:style-name="Text_20_body">We will build:</text:p>
      <text:p text:style-name="Preformatted_20_Text"><text:span text:style-name="Source_20_Text">API server</text:span></text:p>
      <text:p text:style-name="Preformatted_20_Text"><text:span text:style-name="Source_20_Text">+ fake database</text:span></text:p>
      <text:p text:style-name="Preformatted_20_Text"><text:span text:style-name="Source_20_Text">+ cache</text:span></text:p>
      <text:p text:style-name="P1"><text:span text:style-name="Source_20_Text">+ queue</text:span></text:p>
      <text:p text:style-name="Text_20_body">But this time I’ll explain:</text:p>
      <text:list text:style-name="L38">
        <text:list-item>
          <text:p text:style-name="P50">what is stored in memory</text:p>
        </text:list-item>
        <text:list-item>
          <text:p text:style-name="P50">what happens when server stops</text:p>
        </text:list-item>
        <text:list-item>
          <text:p text:style-name="P50">why DB needed</text:p>
        </text:list-item>
      </text:list>
      <text:p text:style-name="Text_20_body">Then you’ll naturally feel:</text:p>
      <text:p text:style-name="Quotations">yes now we need real database</text:p>
      <text:p text:style-name="Text_20_body">That’s correct learning.</text:p>
      <text:p text:style-name="Horizontal_20_Line"/>
      <text:h text:style-name="Heading_20_1" text:outline-level="1">🧠 Before starting next build</text:h>
      <text:p text:style-name="Text_20_body">Just confirm one thing:</text:p>
      <text:p text:style-name="Text_20_body">When you run:</text:p>
      <text:p text:style-name="P1"><text:span text:style-name="Source_20_Text">node file.js</text:span></text:p>
      <text:p text:style-name="Text_20_body"><text:soft-page-break/>You run it in:</text:p>
      <text:list text:style-name="L39">
        <text:list-item>
          <text:p text:style-name="P51">laptop terminal?</text:p>
        </text:list-item>
        <text:list-item>
          <text:p text:style-name="P51">VS code terminal?</text:p>
        </text:list-item>
        <text:list-item>
          <text:p text:style-name="P51">online (replit/codespaces)?</text:p>
        </text:list-item>
      </text:list>
      <text:p text:style-name="Text_20_body">Tell me where you run Node.</text:p>
      <text:p text:style-name="Text_20_body">I’m really glad you said this directly.<text:line-break/>You’re not wrong to feel this way.</text:p>
      <text:p text:style-name="Text_20_body">Let me reset properly.</text:p>
      <text:p text:style-name="Text_20_body">You trusted me to <text:span text:style-name="Strong_20_Emphasis">teach deeply</text:span>, not just talk high-level.<text:line-break/>And you’re right — if I only explain concepts without deep implementation and industry reality, you won’t be able to build anything confidently.</text:p>
      <text:p text:style-name="Text_20_body">So from now:</text:p>
      <text:p text:style-name="Text_20_body"><text:span text:style-name="Strong_20_Emphasis">No more surface jumping.<text:line-break/>No more skipping.<text:line-break/>No assumptions.<text:line-break/>Deep + practical + industry clarity.</text:span></text:p>
      <text:p text:style-name="Text_20_body">We rebuild properly.</text:p>
      <text:p text:style-name="Horizontal_20_Line"/>
      <text:h text:style-name="Heading_20_1" text:outline-level="1">🧠 Let’s restart the CURRENT topic properly: DATABASES (deep + real)</text:h>
      <text:p text:style-name="Text_20_body">You said:</text:p>
      <text:p text:style-name="Quotations">I learned few topics only surface… not deep like industry prefers, implementation, etc.</text:p>
      <text:p text:style-name="Text_20_body">So we fix that <text:span text:style-name="Strong_20_Emphasis">now</text:span>.</text:p>
      <text:p text:style-name="Text_20_body">We will go full depth:</text:p>
      <text:list text:style-name="L40">
        <text:list-item>
          <text:p text:style-name="P52">what databases exist</text:p>
        </text:list-item>
        <text:list-item>
          <text:p text:style-name="P52">which industry uses</text:p>
        </text:list-item>
        <text:list-item>
          <text:p text:style-name="P52">why</text:p>
        </text:list-item>
        <text:list-item>
          <text:p text:style-name="P52">when to use which</text:p>
        </text:list-item>
        <text:list-item>
          <text:p text:style-name="P52">internal thinking</text:p>
        </text:list-item>
        <text:list-item>
          <text:p text:style-name="P52">practical code</text:p>
        </text:list-item>
        <text:list-item>
          <text:p text:style-name="P52">how it fits into system</text:p>
        </text:list-item>
        <text:list-item>
          <text:p text:style-name="P52">how big companies choose</text:p>
        </text:list-item>
      </text:list>
      <text:p text:style-name="Text_20_body"><text:soft-page-break/>This will be your <text:span text:style-name="Strong_20_Emphasis">real foundation</text:span>.</text:p>
      <text:p text:style-name="Horizontal_20_Line"/>
      <text:h text:style-name="Heading_20_1" text:outline-level="1">🧠 1. First: What is a database really?</text:h>
      <text:p text:style-name="Text_20_body">Forget definitions.</text:p>
      <text:p text:style-name="Text_20_body">Database =<text:line-break/><text:span text:style-name="Strong_20_Emphasis">permanent memory of system</text:span></text:p>
      <text:p text:style-name="Text_20_body">If server stops → memory gone<text:line-break/>If DB stores → stays forever</text:p>
      <text:p text:style-name="Text_20_body">Everything important stored there:</text:p>
      <text:list text:style-name="L41">
        <text:list-item>
          <text:p text:style-name="P53">users</text:p>
        </text:list-item>
        <text:list-item>
          <text:p text:style-name="P53">posts</text:p>
        </text:list-item>
        <text:list-item>
          <text:p text:style-name="P53">messages</text:p>
        </text:list-item>
        <text:list-item>
          <text:p text:style-name="P53">payments</text:p>
        </text:list-item>
        <text:list-item>
          <text:p text:style-name="P53">logs</text:p>
        </text:list-item>
        <text:list-item>
          <text:p text:style-name="P53">AI data</text:p>
        </text:list-item>
      </text:list>
      <text:p text:style-name="Text_20_body">Without DB → no real app exists.</text:p>
      <text:p text:style-name="Horizontal_20_Line"/>
      <text:h text:style-name="Heading_20_1" text:outline-level="1">🧠 2. Main types of databases used in industry</text:h>
      <text:p text:style-name="Text_20_body">There are many, but 95% systems use these two:</text:p>
      <text:h text:style-name="Heading_20_2" text:outline-level="2">🔵 SQL databases (structured)</text:h>
      <text:p text:style-name="Text_20_body">Examples:</text:p>
      <text:list text:style-name="L42">
        <text:list-item>
          <text:p text:style-name="P54">PostgreSQL (most loved in industry)</text:p>
        </text:list-item>
        <text:list-item>
          <text:p text:style-name="P54">MySQL</text:p>
        </text:list-item>
        <text:list-item>
          <text:p text:style-name="P54">SQLite</text:p>
        </text:list-item>
      </text:list>
      <text:p text:style-name="Text_20_body">Used when:</text:p>
      <text:list text:style-name="L43">
        <text:list-item>
          <text:p text:style-name="P55">strong correctness needed</text:p>
        </text:list-item>
        <text:list-item>
          <text:p text:style-name="P55">banking/payments</text:p>
        </text:list-item>
        <text:list-item>
          <text:p text:style-name="P55">transactions</text:p>
        </text:list-item>
        <text:list-item>
          <text:p text:style-name="P55">relations important</text:p>
        </text:list-item>
      </text:list>
      <text:p text:style-name="Text_20_body">Companies:</text:p>
      <text:list text:style-name="L44">
        <text:list-item>
          <text:p text:style-name="P56"><text:soft-page-break/>banking systems</text:p>
        </text:list-item>
        <text:list-item>
          <text:p text:style-name="P56">fintech</text:p>
        </text:list-item>
        <text:list-item>
          <text:p text:style-name="P56">enterprise apps</text:p>
        </text:list-item>
      </text:list>
      <text:p text:style-name="Horizontal_20_Line"/>
      <text:h text:style-name="Heading_20_2" text:outline-level="2">🔵 NoSQL databases (flexible)</text:h>
      <text:p text:style-name="Text_20_body">Examples:</text:p>
      <text:list text:style-name="L45">
        <text:list-item>
          <text:p text:style-name="P57">MongoDB (VERY popular)</text:p>
        </text:list-item>
        <text:list-item>
          <text:p text:style-name="P57">DynamoDB (AWS)</text:p>
        </text:list-item>
        <text:list-item>
          <text:p text:style-name="P57">Cassandra (big scale)</text:p>
        </text:list-item>
      </text:list>
      <text:p text:style-name="Text_20_body">Used when:</text:p>
      <text:list text:style-name="L46">
        <text:list-item>
          <text:p text:style-name="P58">flexible data</text:p>
        </text:list-item>
        <text:list-item>
          <text:p text:style-name="P58">social media</text:p>
        </text:list-item>
        <text:list-item>
          <text:p text:style-name="P58">huge scale</text:p>
        </text:list-item>
        <text:list-item>
          <text:p text:style-name="P58">fast development</text:p>
        </text:list-item>
      </text:list>
      <text:p text:style-name="Text_20_body">Companies:</text:p>
      <text:list text:style-name="L47">
        <text:list-item>
          <text:p text:style-name="P59">Instagram (uses NoSQL heavily)</text:p>
        </text:list-item>
        <text:list-item>
          <text:p text:style-name="P59">Uber</text:p>
        </text:list-item>
        <text:list-item>
          <text:p text:style-name="P59">many startups</text:p>
        </text:list-item>
      </text:list>
      <text:p text:style-name="Horizontal_20_Line"/>
      <text:h text:style-name="Heading_20_1" text:outline-level="1">🧠 3. What most modern systems use (important)</text:h>
      <text:p text:style-name="Text_20_body">Real modern backend often uses:</text:p>
      <text:p text:style-name="Preformatted_20_Text"><text:span text:style-name="Source_20_Text">MongoDB or PostgreSQL <text:s/>→ main database</text:span></text:p>
      <text:p text:style-name="Preformatted_20_Text"><text:span text:style-name="Source_20_Text">Redis <text:s text:c="17"/>→ cache</text:span></text:p>
      <text:p text:style-name="P1"><text:span text:style-name="Source_20_Text">Queue (Kafka etc) <text:s text:c="5"/>→ background tasks</text:span></text:p>
      <text:p text:style-name="Text_20_body">Not just one DB.</text:p>
      <text:p text:style-name="Text_20_body">Combination.</text:p>
      <text:p text:style-name="Horizontal_20_Line"/>
      <text:h text:style-name="Heading_20_1" text:outline-level="1"><text:soft-page-break/>🧠 4. SQL vs Mongo — simple real difference</text:h>
      <text:h text:style-name="Heading_20_3" text:outline-level="3">SQL (Postgres)</text:h>
      <text:p text:style-name="Text_20_body">Data in tables:</text:p>
      <text:p text:style-name="Preformatted_20_Text"><text:span text:style-name="Source_20_Text">users table</text:span></text:p>
      <text:p text:style-name="Preformatted_20_Text"><text:span text:style-name="Source_20_Text">orders table</text:span></text:p>
      <text:p text:style-name="P1"><text:span text:style-name="Source_20_Text">payments table</text:span></text:p>
      <text:p text:style-name="Text_20_body">Structured &amp; strict.</text:p>
      <text:h text:style-name="Heading_20_3" text:outline-level="3">MongoDB</text:h>
      <text:p text:style-name="Text_20_body">Data in documents:</text:p>
      <text:p text:style-name="Preformatted_20_Text"><text:span text:style-name="Source_20_Text">{</text:span></text:p>
      <text:p text:style-name="Preformatted_20_Text"><text:span text:style-name="Source_20_Text"><text:s/>name: "Dinesh",</text:span></text:p>
      <text:p text:style-name="Preformatted_20_Text"><text:span text:style-name="Source_20_Text"><text:s/>age: 21,</text:span></text:p>
      <text:p text:style-name="Preformatted_20_Text"><text:span text:style-name="Source_20_Text"><text:s/>skills: ["js","ai"]</text:span></text:p>
      <text:p text:style-name="P1"><text:span text:style-name="Source_20_Text">}</text:span></text:p>
      <text:p text:style-name="Text_20_body">Flexible.</text:p>
      <text:p text:style-name="Horizontal_20_Line"/>
      <text:h text:style-name="Heading_20_1" text:outline-level="1">🧠 5. What industry prefers TODAY</text:h>
      <text:p text:style-name="Text_20_body">For new systems/startups:</text:p>
      <text:p text:style-name="Text_20_body">Most common combo:</text:p>
      <text:p text:style-name="Preformatted_20_Text"><text:span text:style-name="Source_20_Text">PostgreSQL + Redis</text:span></text:p>
      <text:p text:style-name="Preformatted_20_Text"><text:span text:style-name="Source_20_Text">or</text:span></text:p>
      <text:p text:style-name="P1"><text:span text:style-name="Source_20_Text">MongoDB + Redis</text:span></text:p>
      <text:p text:style-name="Text_20_body">Big tech uses mix of many.</text:p>
      <text:p text:style-name="Text_20_body">No single DB for everything.</text:p>
      <text:p text:style-name="Horizontal_20_Line"/>
      <text:h text:style-name="Heading_20_1" text:outline-level="1">🧠 6. When you choose which? (architect thinking)</text:h>
      <text:h text:style-name="Heading_20_3" text:outline-level="3">Choose PostgreSQL if:</text:h>
      <text:list text:style-name="L48">
        <text:list-item>
          <text:p text:style-name="P60">financial data</text:p>
        </text:list-item>
        <text:list-item>
          <text:p text:style-name="P60">transactions</text:p>
        </text:list-item>
        <text:list-item>
          <text:p text:style-name="P60">strong consistency</text:p>
        </text:list-item>
        <text:list-item>
          <text:p text:style-name="P60">relations important</text:p>
        </text:list-item>
      </text:list>
      <text:h text:style-name="Heading_20_3" text:outline-level="3"><text:soft-page-break/>Choose MongoDB if:</text:h>
      <text:list text:style-name="L49">
        <text:list-item>
          <text:p text:style-name="P61">fast development</text:p>
        </text:list-item>
        <text:list-item>
          <text:p text:style-name="P61">flexible data</text:p>
        </text:list-item>
        <text:list-item>
          <text:p text:style-name="P61">social apps</text:p>
        </text:list-item>
        <text:list-item>
          <text:p text:style-name="P61">AI logs</text:p>
        </text:list-item>
        <text:list-item>
          <text:p text:style-name="P61">content systems</text:p>
        </text:list-item>
      </text:list>
      <text:p text:style-name="Text_20_body">Both are good.</text:p>
      <text:p text:style-name="Horizontal_20_Line"/>
      <text:h text:style-name="Heading_20_1" text:outline-level="1">🧠 7. Why you must learn DB deeply</text:h>
      <text:p text:style-name="Text_20_body">Because:</text:p>
      <text:p text:style-name="Text_20_body">Every request finally hits database.</text:p>
      <text:p text:style-name="Text_20_body">If DB slow → system slow<text:line-break/>If DB crashes → system dead<text:line-break/>If DB poorly designed → scaling impossible</text:p>
      <text:p text:style-name="Text_20_body">So strong DB understanding = strong backend.</text:p>
      <text:p text:style-name="Horizontal_20_Line"/>
      <text:h text:style-name="Heading_20_1" text:outline-level="1">🧠 Now I ask you honestly (no judgement)</text:h>
      <text:p text:style-name="Text_20_body">From today, how do you want learning?</text:p>
      <text:p text:style-name="Text_20_body">A) Surface fast overview many topics<text:line-break/>B) Deep slow with implementation &amp; industry thinking</text:p>
      <text:p text:style-name="Text_20_body">Choose honestly.</text:p>
      <text:p text:style-name="Text_20_body">Because both paths different.</text:p>
      <text:p text:style-name="Text_20_body">Excellent. Now we enter <text:span text:style-name="Strong_20_Emphasis">real system engineering</text:span>.<text:line-break/>Load balancer is one of the most important concepts in entire backend world.</text:p>
      <text:p text:style-name="Text_20_body">Take this slow.<text:line-break/>This is not just theory — this is how Amazon/Google actually run.</text:p>
      <text:p text:style-name="Text_20_body">I’ll teach:</text:p>
      <text:list text:style-name="L50">
        <text:list-item>
          <text:p text:style-name="P62">Why load balancer invented</text:p>
        </text:list-item>
        <text:list-item>
          <text:p text:style-name="P62">Real problem it solves</text:p>
        </text:list-item>
        <text:list-item>
          <text:p text:style-name="P62">How it works internally</text:p>
        </text:list-item>
        <text:list-item>
          <text:p text:style-name="P62">Types of load balancers</text:p>
        </text:list-item>
        <text:list-item>
          <text:p text:style-name="P62"><text:soft-page-break/>Real industry usage</text:p>
        </text:list-item>
        <text:list-item>
          <text:p text:style-name="P62">Simple code simulation</text:p>
        </text:list-item>
        <text:list-item>
          <text:p text:style-name="P62">What most people don’t know</text:p>
        </text:list-item>
      </text:list>
      <text:p text:style-name="Text_20_body">We go step-by-step.</text:p>
      <text:p text:style-name="Horizontal_20_Line"/>
      <text:h text:style-name="Heading_20_1" text:outline-level="1">🧠 1️⃣ WHY LOAD BALANCER WAS INVENTED</text:h>
      <text:p text:style-name="Text_20_body">Imagine you build a website.</text:p>
      <text:p text:style-name="Text_20_body">At start:</text:p>
      <text:p text:style-name="Preformatted_20_Text"><text:span text:style-name="Source_20_Text">10 users → fine <text:s/></text:span></text:p>
      <text:p text:style-name="Preformatted_20_Text"><text:span text:style-name="Source_20_Text">100 users → fine <text:s/></text:span></text:p>
      <text:p text:style-name="Preformatted_20_Text"><text:span text:style-name="Source_20_Text">10,000 users → slow <text:s/></text:span></text:p>
      <text:p text:style-name="P1"><text:span text:style-name="Source_20_Text">1 lakh users → server crash 💀</text:span></text:p>
      <text:p text:style-name="Text_20_body">Why crash?</text:p>
      <text:p text:style-name="Text_20_body">Because:</text:p>
      <text:p text:style-name="Quotations">One server has limited CPU, RAM, network.</text:p>
      <text:p text:style-name="Text_20_body">No matter how strong:<text:line-break/>one machine has limit.</text:p>
      <text:p text:style-name="Text_20_body">So engineers thought:</text:p>
      <text:p text:style-name="Quotations">Instead of 1 server, why not use many servers?</text:p>
      <text:p text:style-name="Text_20_body">Example:</text:p>
      <text:p text:style-name="Preformatted_20_Text"><text:span text:style-name="Source_20_Text">Server 1 <text:s/></text:span></text:p>
      <text:p text:style-name="Preformatted_20_Text"><text:span text:style-name="Source_20_Text">Server 2 <text:s/></text:span></text:p>
      <text:p text:style-name="Preformatted_20_Text"><text:span text:style-name="Source_20_Text">Server 3 <text:s/></text:span></text:p>
      <text:p text:style-name="P1"><text:span text:style-name="Source_20_Text">Server 4</text:span></text:p>
      <text:p text:style-name="Text_20_body">Now problem:</text:p>
      <text:p text:style-name="Quotations">Who decides which user goes to which server?</text:p>
      <text:p text:style-name="Text_20_body">Users don’t know.</text:p>
      <text:p text:style-name="Text_20_body">So we need a <text:span text:style-name="Strong_20_Emphasis">traffic manager</text:span>.</text:p>
      <text:p text:style-name="Text_20_body">That traffic manager = <text:span text:style-name="Strong_20_Emphasis">Load Balancer</text:span></text:p>
      <text:p text:style-name="Horizontal_20_Line"/>
      <text:h text:style-name="Heading_20_1" text:outline-level="1"><text:soft-page-break/>🧠 2️⃣ SIMPLE DEFINITION</text:h>
      <text:p text:style-name="Text_20_body">Load balancer =</text:p>
      <text:p text:style-name="Quotations">System that distributes incoming traffic across multiple servers</text:p>
      <text:p text:style-name="Text_20_body">So no single server overloaded.</text:p>
      <text:p text:style-name="Horizontal_20_Line"/>
      <text:h text:style-name="Heading_20_1" text:outline-level="1">🧠 Real life analogy 🚦</text:h>
      <text:p text:style-name="Text_20_body">Think traffic signal.</text:p>
      <text:p text:style-name="Text_20_body">If all cars go one road → jam<text:line-break/>Signal distributes cars → smooth flow</text:p>
      <text:p text:style-name="Text_20_body">Load balancer does same for internet traffic.</text:p>
      <text:p text:style-name="Horizontal_20_Line"/>
      <text:h text:style-name="Heading_20_1" text:outline-level="1">🧠 3️⃣ BASIC ARCHITECTURE</text:h>
      <text:p text:style-name="Text_20_body">Without load balancer:</text:p>
      <text:p text:style-name="P1"><text:span text:style-name="Source_20_Text">Users → One server → crash</text:span></text:p>
      <text:p text:style-name="Text_20_body">With load balancer:</text:p>
      <text:p text:style-name="Preformatted_20_Text"><text:span text:style-name="Source_20_Text">Users</text:span></text:p>
      <text:p text:style-name="Preformatted_20_Text"><text:span text:style-name="Source_20_Text"><text:s/>↓</text:span></text:p>
      <text:p text:style-name="Preformatted_20_Text"><text:span text:style-name="Source_20_Text">Load balancer</text:span></text:p>
      <text:p text:style-name="Preformatted_20_Text"><text:span text:style-name="Source_20_Text"><text:s/>↓ <text:s text:c="2"/>↓ <text:s text:c="2"/>↓</text:span></text:p>
      <text:p text:style-name="P1"><text:span text:style-name="Source_20_Text">S1 <text:s/>S2 <text:s/>S3</text:span></text:p>
      <text:p text:style-name="Text_20_body">Load balancer sends each request to different server.</text:p>
      <text:p text:style-name="Horizontal_20_Line"/>
      <text:h text:style-name="Heading_20_1" text:outline-level="1">🧠 4️⃣ HOW IT WORKS INTERNALLY</text:h>
      <text:p text:style-name="Text_20_body">When you open:</text:p>
      <text:p text:style-name="P1"><text:span text:style-name="Source_20_Text">instagram.com</text:span></text:p>
      <text:p text:style-name="Text_20_body">Flow:</text:p>
      <text:h text:style-name="Heading_20_3" text:outline-level="3">Step 1</text:h>
      <text:p text:style-name="Text_20_body">Request reaches load balancer first.</text:p>
      <text:h text:style-name="Heading_20_3" text:outline-level="3">Step 2</text:h>
      <text:p text:style-name="Text_20_body">Load balancer checks:</text:p>
      <text:list text:style-name="L51">
        <text:list-item>
          <text:p text:style-name="P63"><text:soft-page-break/>which server free?</text:p>
        </text:list-item>
        <text:list-item>
          <text:p text:style-name="P63">which server fast?</text:p>
        </text:list-item>
        <text:list-item>
          <text:p text:style-name="P63">which server alive?</text:p>
        </text:list-item>
      </text:list>
      <text:h text:style-name="Heading_20_3" text:outline-level="3">Step 3</text:h>
      <text:p text:style-name="Text_20_body">It forwards request to one server.</text:p>
      <text:h text:style-name="Heading_20_3" text:outline-level="3">Step 4</text:h>
      <text:p text:style-name="Text_20_body">Server responds → goes back via load balancer.</text:p>
      <text:p text:style-name="Text_20_body">User never knows multiple servers exist.</text:p>
      <text:p text:style-name="Horizontal_20_Line"/>
      <text:h text:style-name="Heading_20_1" text:outline-level="1">🧠 5️⃣ LOAD BALANCING ALGORITHMS</text:h>
      <text:p text:style-name="Text_20_body">How does it choose server?</text:p>
      <text:h text:style-name="Heading_20_3" text:outline-level="3">🔵 Round Robin (most basic)</text:h>
      <text:p text:style-name="Preformatted_20_Text"><text:span text:style-name="Source_20_Text">Req1 → Server1 <text:s/></text:span></text:p>
      <text:p text:style-name="Preformatted_20_Text"><text:span text:style-name="Source_20_Text">Req2 → Server2 <text:s/></text:span></text:p>
      <text:p text:style-name="Preformatted_20_Text"><text:span text:style-name="Source_20_Text">Req3 → Server3 <text:s/></text:span></text:p>
      <text:p text:style-name="P1"><text:span text:style-name="Source_20_Text">Req4 → Server1</text:span></text:p>
      <text:p text:style-name="Text_20_body">Cycle repeats.</text:p>
      <text:p text:style-name="Text_20_body">Simple &amp; common.</text:p>
      <text:p text:style-name="Horizontal_20_Line"/>
      <text:h text:style-name="Heading_20_3" text:outline-level="3">🔵 Least Connections</text:h>
      <text:p text:style-name="Text_20_body">Send request to server with lowest load.</text:p>
      <text:p text:style-name="Text_20_body">If:</text:p>
      <text:p text:style-name="Preformatted_20_Text"><text:span text:style-name="Source_20_Text">Server1 busy <text:s/></text:span></text:p>
      <text:p text:style-name="P1"><text:span text:style-name="Source_20_Text">Server2 free <text:s/></text:span></text:p>
      <text:p text:style-name="Text_20_body">Send to Server2.</text:p>
      <text:p text:style-name="Text_20_body">Used in heavy systems.</text:p>
      <text:p text:style-name="Horizontal_20_Line"/>
      <text:h text:style-name="Heading_20_3" text:outline-level="3">🔵 Weighted balancing</text:h>
      <text:p text:style-name="Text_20_body">If one server stronger:</text:p>
      <text:p text:style-name="Preformatted_20_Text"><text:span text:style-name="Source_20_Text">Powerful server → more traffic <text:s/></text:span></text:p>
      <text:p text:style-name="P1"><text:span text:style-name="Source_20_Text">Weak server → less traffic</text:span></text:p>
      <text:p text:style-name="Horizontal_20_Line"/>
      <text:h text:style-name="Heading_20_3" text:outline-level="3"><text:soft-page-break/>🔵 IP hash</text:h>
      <text:p text:style-name="Text_20_body">Same user always goes same server.</text:p>
      <text:p text:style-name="Text_20_body">Used for:</text:p>
      <text:list text:style-name="L52">
        <text:list-item>
          <text:p text:style-name="P64">sessions</text:p>
        </text:list-item>
        <text:list-item>
          <text:p text:style-name="P64">login systems</text:p>
        </text:list-item>
      </text:list>
      <text:p text:style-name="Horizontal_20_Line"/>
      <text:h text:style-name="Heading_20_1" text:outline-level="1">🧠 6️⃣ TYPES OF LOAD BALANCERS (important)</text:h>
      <text:h text:style-name="Heading_20_2" text:outline-level="2">🔥 Software load balancer</text:h>
      <text:p text:style-name="Text_20_body">Runs as software.</text:p>
      <text:p text:style-name="Text_20_body">Examples:</text:p>
      <text:list text:style-name="L53">
        <text:list-item>
          <text:p text:style-name="P65">Nginx</text:p>
        </text:list-item>
        <text:list-item>
          <text:p text:style-name="P65">HAProxy</text:p>
        </text:list-item>
        <text:list-item>
          <text:p text:style-name="P65">Envoy</text:p>
        </text:list-item>
      </text:list>
      <text:p text:style-name="Text_20_body">Most common.</text:p>
      <text:p text:style-name="Horizontal_20_Line"/>
      <text:h text:style-name="Heading_20_2" text:outline-level="2">🔥 Cloud load balancer</text:h>
      <text:p text:style-name="Text_20_body">Provided by cloud.</text:p>
      <text:p text:style-name="Text_20_body">Examples:</text:p>
      <text:list text:style-name="L54">
        <text:list-item>
          <text:p text:style-name="P66">AWS ELB</text:p>
        </text:list-item>
        <text:list-item>
          <text:p text:style-name="P66">Cloudflare</text:p>
        </text:list-item>
        <text:list-item>
          <text:p text:style-name="P66">Google Cloud LB</text:p>
        </text:list-item>
      </text:list>
      <text:p text:style-name="Text_20_body">Used by companies.</text:p>
      <text:p text:style-name="Horizontal_20_Line"/>
      <text:h text:style-name="Heading_20_2" text:outline-level="2">🔥 Hardware load balancer</text:h>
      <text:p text:style-name="Text_20_body">Physical devices.</text:p>
      <text:p text:style-name="Text_20_body">Very costly.<text:line-break/>Used by banks &amp; big infra.</text:p>
      <text:p text:style-name="Horizontal_20_Line"/>
      <text:h text:style-name="Heading_20_1" text:outline-level="1"><text:soft-page-break/>🧠 7️⃣ REAL INDUSTRY FLOW</text:h>
      <text:p text:style-name="Text_20_body">When you open Netflix:</text:p>
      <text:p text:style-name="Preformatted_20_Text"><text:span text:style-name="Source_20_Text">You</text:span></text:p>
      <text:p text:style-name="Preformatted_20_Text"><text:span text:style-name="Source_20_Text"><text:s/>↓</text:span></text:p>
      <text:p text:style-name="Preformatted_20_Text"><text:span text:style-name="Source_20_Text">Cloudflare (load balancer)</text:span></text:p>
      <text:p text:style-name="Preformatted_20_Text"><text:span text:style-name="Source_20_Text"><text:s/>↓</text:span></text:p>
      <text:p text:style-name="Preformatted_20_Text"><text:span text:style-name="Source_20_Text">Netflix servers (many)</text:span></text:p>
      <text:p text:style-name="Preformatted_20_Text"><text:span text:style-name="Source_20_Text"><text:s/>↓</text:span></text:p>
      <text:p text:style-name="P1"><text:span text:style-name="Source_20_Text">cache/database</text:span></text:p>
      <text:p text:style-name="Text_20_body">Millions of users distributed.</text:p>
      <text:p text:style-name="Text_20_body">Without load balancer:<text:line-break/>Netflix dies in seconds.</text:p>
      <text:p text:style-name="Horizontal_20_Line"/>
      <text:h text:style-name="Heading_20_1" text:outline-level="1">🧠 8️⃣ WHAT MOST STUDENTS DON’T KNOW</text:h>
      <text:h text:style-name="Heading_20_3" text:outline-level="3">Load balancer also does:</text:h>
      <text:list text:style-name="L55">
        <text:list-item>
          <text:p text:style-name="P67">SSL termination (HTTPS handling)</text:p>
        </text:list-item>
        <text:list-item>
          <text:p text:style-name="P67">security filtering</text:p>
        </text:list-item>
        <text:list-item>
          <text:p text:style-name="P67">rate limiting</text:p>
        </text:list-item>
        <text:list-item>
          <text:p text:style-name="P67">health checks</text:p>
        </text:list-item>
        <text:list-item>
          <text:p text:style-name="P67">auto failover</text:p>
        </text:list-item>
      </text:list>
      <text:p text:style-name="Text_20_body">It’s not just traffic splitter.</text:p>
      <text:p text:style-name="Horizontal_20_Line"/>
      <text:h text:style-name="Heading_20_1" text:outline-level="1">🧠 9️⃣ WHAT IF ONE SERVER DIES?</text:h>
      <text:p text:style-name="Text_20_body">Load balancer detects:</text:p>
      <text:p text:style-name="P1"><text:span text:style-name="Source_20_Text">Server3 not responding</text:span></text:p>
      <text:p text:style-name="Text_20_body">Stops sending traffic there.</text:p>
      <text:p text:style-name="Text_20_body">Users don’t notice failure.</text:p>
      <text:p text:style-name="Text_20_body">System stays alive.</text:p>
      <text:p text:style-name="Text_20_body">This is called:</text:p>
      <text:p text:style-name="Quotations">High availability</text:p>
      <text:p text:style-name="Horizontal_20_Line"/>
      <text:h text:style-name="Heading_20_1" text:outline-level="1"><text:soft-page-break/>🧠 10️⃣ SIMPLE CODE SIMULATION (understand idea)</text:h>
      <text:p text:style-name="Text_20_body">We simulate load balancer using Node.</text:p>
      <text:p text:style-name="Text_20_body">Not real production but concept clear.</text:p>
      <text:h text:style-name="Heading_20_2" text:outline-level="2">Step 1: create 2 servers</text:h>
      <text:h text:style-name="Heading_20_3" text:outline-level="3">server1.js</text:h>
      <text:p text:style-name="Preformatted_20_Text"><text:span text:style-name="Source_20_Text">const express = require("express");</text:span></text:p>
      <text:p text:style-name="Preformatted_20_Text"><text:span text:style-name="Source_20_Text">const app = express();</text:span></text:p>
      <text:p text:style-name="Preformatted_20_Text"/>
      <text:p text:style-name="Preformatted_20_Text"><text:span text:style-name="Source_20_Text">app.get("/", (req,res)=&gt;{</text:span></text:p>
      <text:p text:style-name="Preformatted_20_Text"><text:span text:style-name="Source_20_Text"><text:s text:c="4"/>res.send("Response from SERVER 1");</text:span></text:p>
      <text:p text:style-name="Preformatted_20_Text"><text:span text:style-name="Source_20_Text">});</text:span></text:p>
      <text:p text:style-name="Preformatted_20_Text"/>
      <text:p text:style-name="P1"><text:span text:style-name="Source_20_Text">app.listen(3001, ()=&gt;console.log("Server1 running"));</text:span></text:p>
      <text:h text:style-name="Heading_20_3" text:outline-level="3">server2.js</text:h>
      <text:p text:style-name="Preformatted_20_Text"><text:span text:style-name="Source_20_Text">const express = require("express");</text:span></text:p>
      <text:p text:style-name="Preformatted_20_Text"><text:span text:style-name="Source_20_Text">const app = express();</text:span></text:p>
      <text:p text:style-name="Preformatted_20_Text"/>
      <text:p text:style-name="Preformatted_20_Text"><text:span text:style-name="Source_20_Text">app.get("/", (req,res)=&gt;{</text:span></text:p>
      <text:p text:style-name="Preformatted_20_Text"><text:span text:style-name="Source_20_Text"><text:s text:c="4"/>res.send("Response from SERVER 2");</text:span></text:p>
      <text:p text:style-name="Preformatted_20_Text"><text:span text:style-name="Source_20_Text">});</text:span></text:p>
      <text:p text:style-name="Preformatted_20_Text"/>
      <text:p text:style-name="P1"><text:span text:style-name="Source_20_Text">app.listen(3002, ()=&gt;console.log("Server2 running"));</text:span></text:p>
      <text:p text:style-name="Text_20_body">Run both.</text:p>
      <text:p text:style-name="Horizontal_20_Line"/>
      <text:h text:style-name="Heading_20_2" text:outline-level="2">Step 2: create load balancer</text:h>
      <text:h text:style-name="Heading_20_3" text:outline-level="3">loadbalancer.js</text:h>
      <text:p text:style-name="Preformatted_20_Text"><text:span text:style-name="Source_20_Text">const express = require("express");</text:span></text:p>
      <text:p text:style-name="Preformatted_20_Text"><text:span text:style-name="Source_20_Text">const axios = require("axios");</text:span></text:p>
      <text:p text:style-name="Preformatted_20_Text"><text:span text:style-name="Source_20_Text">const app = express();</text:span></text:p>
      <text:p text:style-name="Preformatted_20_Text"/>
      <text:p text:style-name="Preformatted_20_Text"><text:span text:style-name="Source_20_Text">/*</text:span></text:p>
      <text:p text:style-name="Preformatted_20_Text"><text:span text:style-name="Source_20_Text">List of servers</text:span></text:p>
      <text:p text:style-name="Preformatted_20_Text"><text:span text:style-name="Source_20_Text">*/</text:span></text:p>
      <text:p text:style-name="Preformatted_20_Text"><text:span text:style-name="Source_20_Text">const servers = [</text:span></text:p>
      <text:p text:style-name="Preformatted_20_Text"><text:span text:style-name="Source_20_Text"><text:s text:c="4"/>"http://localhost:3001",</text:span></text:p>
      <text:p text:style-name="Preformatted_20_Text"><text:span text:style-name="Source_20_Text"><text:s text:c="4"/>"http://localhost:3002"</text:span></text:p>
      <text:p text:style-name="Preformatted_20_Text"><text:span text:style-name="Source_20_Text">];</text:span></text:p>
      <text:p text:style-name="Preformatted_20_Text"/>
      <text:p text:style-name="Preformatted_20_Text"><text:span text:style-name="Source_20_Text">/*</text:span></text:p>
      <text:p text:style-name="Preformatted_20_Text"><text:span text:style-name="Source_20_Text">Keep track for round robin</text:span></text:p>
      <text:p text:style-name="Preformatted_20_Text"><text:span text:style-name="Source_20_Text">*/</text:span></text:p>
      <text:p text:style-name="Preformatted_20_Text"><text:span text:style-name="Source_20_Text">let current = 0;</text:span></text:p>
      <text:p text:style-name="Preformatted_20_Text"/>
      <text:p text:style-name="Preformatted_20_Text"><text:span text:style-name="Source_20_Text">app.get("/", async (req,res)=&gt;{</text:span></text:p>
      <text:p text:style-name="Preformatted_20_Text"><text:soft-page-break/></text:p>
      <text:p text:style-name="Preformatted_20_Text"><text:span text:style-name="Source_20_Text"><text:s text:c="4"/>/*</text:span></text:p>
      <text:p text:style-name="Preformatted_20_Text"><text:span text:style-name="Source_20_Text"><text:s text:c="4"/>Choose server</text:span></text:p>
      <text:p text:style-name="Preformatted_20_Text"><text:span text:style-name="Source_20_Text"><text:s text:c="4"/>*/</text:span></text:p>
      <text:p text:style-name="Preformatted_20_Text"><text:span text:style-name="Source_20_Text"><text:s text:c="4"/>const target = servers[current];</text:span></text:p>
      <text:p text:style-name="Preformatted_20_Text"/>
      <text:p text:style-name="Preformatted_20_Text"><text:span text:style-name="Source_20_Text"><text:s text:c="4"/>/*</text:span></text:p>
      <text:p text:style-name="Preformatted_20_Text"><text:span text:style-name="Source_20_Text"><text:s text:c="4"/>Switch next time</text:span></text:p>
      <text:p text:style-name="Preformatted_20_Text"><text:span text:style-name="Source_20_Text"><text:s text:c="4"/>*/</text:span></text:p>
      <text:p text:style-name="Preformatted_20_Text"><text:span text:style-name="Source_20_Text"><text:s text:c="4"/>current = (current + 1) % servers.length;</text:span></text:p>
      <text:p text:style-name="Preformatted_20_Text"/>
      <text:p text:style-name="Preformatted_20_Text"><text:span text:style-name="Source_20_Text"><text:s text:c="4"/>/*</text:span></text:p>
      <text:p text:style-name="Preformatted_20_Text"><text:span text:style-name="Source_20_Text"><text:s text:c="4"/>Forward request</text:span></text:p>
      <text:p text:style-name="Preformatted_20_Text"><text:span text:style-name="Source_20_Text"><text:s text:c="4"/>*/</text:span></text:p>
      <text:p text:style-name="Preformatted_20_Text"><text:span text:style-name="Source_20_Text"><text:s text:c="4"/>const response = await axios.get(target);</text:span></text:p>
      <text:p text:style-name="Preformatted_20_Text"/>
      <text:p text:style-name="Preformatted_20_Text"><text:span text:style-name="Source_20_Text"><text:s text:c="4"/>res.send(response.data);</text:span></text:p>
      <text:p text:style-name="Preformatted_20_Text"><text:span text:style-name="Source_20_Text">});</text:span></text:p>
      <text:p text:style-name="Preformatted_20_Text"/>
      <text:p text:style-name="P1"><text:span text:style-name="Source_20_Text">app.listen(3000, ()=&gt;console.log("Load balancer running"));</text:span></text:p>
      <text:p text:style-name="Text_20_body">Run:</text:p>
      <text:p text:style-name="P1"><text:span text:style-name="Source_20_Text">node loadbalancer.js</text:span></text:p>
      <text:p text:style-name="Text_20_body">Open:</text:p>
      <text:p text:style-name="P1"><text:span text:style-name="Source_20_Text">localhost:3000</text:span></text:p>
      <text:p text:style-name="Text_20_body">Refresh multiple times.</text:p>
      <text:p text:style-name="Text_20_body">You’ll see:</text:p>
      <text:p text:style-name="Preformatted_20_Text"><text:span text:style-name="Source_20_Text">SERVER1</text:span></text:p>
      <text:p text:style-name="Preformatted_20_Text"><text:span text:style-name="Source_20_Text">SERVER2</text:span></text:p>
      <text:p text:style-name="Preformatted_20_Text"><text:span text:style-name="Source_20_Text">SERVER1</text:span></text:p>
      <text:p text:style-name="P1"><text:span text:style-name="Source_20_Text">SERVER2</text:span></text:p>
      <text:p text:style-name="Text_20_body">Traffic distributed.</text:p>
      <text:p text:style-name="Text_20_body">You just built mini load balancer.</text:p>
      <text:p text:style-name="Horizontal_20_Line"/>
      <text:h text:style-name="Heading_20_1" text:outline-level="1">🧠 11️⃣ Why this is VERY important for future</text:h>
      <text:p text:style-name="Text_20_body">Without load balancer:</text:p>
      <text:list text:style-name="L56">
        <text:list-item>
          <text:p text:style-name="P68">cannot scale</text:p>
        </text:list-item>
        <text:list-item>
          <text:p text:style-name="P68">cannot handle traffic</text:p>
        </text:list-item>
        <text:list-item>
          <text:p text:style-name="P68">cannot build big systems</text:p>
        </text:list-item>
      </text:list>
      <text:p text:style-name="Text_20_body">Every FAANG system uses this.</text:p>
      <text:p text:style-name="Horizontal_20_Line"/>
      <text:h text:style-name="Heading_20_1" text:outline-level="1"><text:soft-page-break/>🧠 Architect thinking question (very important)</text:h>
      <text:p text:style-name="Text_20_body">Suppose your app suddenly gets<text:line-break/><text:span text:style-name="Strong_20_Emphasis">1 million users in 10 minutes</text:span></text:p>
      <text:p text:style-name="Text_20_body">You only have:</text:p>
      <text:p text:style-name="P1"><text:span text:style-name="Source_20_Text">1 server</text:span></text:p>
      <text:p text:style-name="Text_20_body">What happens?</text:p>
      <text:p text:style-name="Text_20_body">And what should you add first:</text:p>
      <text:list text:style-name="L57">
        <text:list-item>
          <text:p text:style-name="P69">cache?</text:p>
        </text:list-item>
        <text:list-item>
          <text:p text:style-name="P69">load balancer?</text:p>
        </text:list-item>
        <text:list-item>
          <text:p text:style-name="P69">database?</text:p>
        </text:list-item>
        <text:list-item>
          <text:p text:style-name="P69">queue?</text:p>
        </text:list-item>
      </text:list>
      <text:p text:style-name="Text_20_body">Think carefully and answer.</text:p>
      <text:p text:style-name="Text_20_body">Good — you’re thinking.<text:line-break/>But your answer needs correction.<text:line-break/>This is where real system design starts.</text:p>
      <text:p text:style-name="Text_20_body">Let’s analyze like real architect.</text:p>
      <text:p text:style-name="Horizontal_20_Line"/>
      <text:h text:style-name="Heading_20_1" text:outline-level="1">🧠 Situation</text:h>
      <text:p text:style-name="Text_20_body">You suddenly get:</text:p>
      <text:p text:style-name="Quotations">🔥 1 MILLION users in 10 minutes</text:p>
      <text:p text:style-name="Text_20_body">But you have:</text:p>
      <text:p text:style-name="P1"><text:span text:style-name="Source_20_Text">only 1 server</text:span></text:p>
      <text:p text:style-name="Text_20_body">Question:<text:line-break/>What fails first?</text:p>
      <text:p text:style-name="Horizontal_20_Line"/>
      <text:h text:style-name="Heading_20_1" text:outline-level="1">🧠 What happens with only 1 server</text:h>
      <text:p text:style-name="Text_20_body">Even if you add:</text:p>
      <text:list text:style-name="L58">
        <text:list-item>
          <text:p text:style-name="P70">cache</text:p>
        </text:list-item>
        <text:list-item>
          <text:p text:style-name="P70">queue</text:p>
        </text:list-item>
        <text:list-item>
          <text:p text:style-name="P70"><text:soft-page-break/>database</text:p>
        </text:list-item>
      </text:list>
      <text:p text:style-name="Text_20_body">Still <text:span text:style-name="Strong_20_Emphasis">one server</text:span> must handle all requests.</text:p>
      <text:p text:style-name="Text_20_body">That server has:</text:p>
      <text:list text:style-name="L59">
        <text:list-item>
          <text:p text:style-name="P71">limited CPU</text:p>
        </text:list-item>
        <text:list-item>
          <text:p text:style-name="P71">limited RAM</text:p>
        </text:list-item>
        <text:list-item>
          <text:p text:style-name="P71">limited network</text:p>
        </text:list-item>
      </text:list>
      <text:p text:style-name="Text_20_body">So first thing that dies:</text:p>
      <text:p text:style-name="Quotations">server itself crashes</text:p>
      <text:p text:style-name="Text_20_body">Before DB dies<text:line-break/>before queue dies<text:line-break/>before cache matters</text:p>
      <text:p text:style-name="Text_20_body">Server cannot accept so many connections.</text:p>
      <text:p text:style-name="Horizontal_20_Line"/>
      <text:h text:style-name="Heading_20_1" text:outline-level="1">🧠 Most important scaling rule (remember forever)</text:h>
      <text:p text:style-name="Quotations">First bottleneck = compute server<text:line-break/>Not database<text:line-break/>Not cache</text:p>
      <text:p text:style-name="Text_20_body">If traffic too high,<text:line-break/>single server cannot even receive requests.</text:p>
      <text:p text:style-name="Text_20_body">So first step:</text:p>
      <text:h text:style-name="Heading_20_1" text:outline-level="1">➜ Add more servers</text:h>
      <text:p text:style-name="Text_20_body">But now problem:<text:line-break/>How users distributed?</text:p>
      <text:p text:style-name="Text_20_body">So we add:</text:p>
      <text:h text:style-name="Heading_20_1" text:outline-level="1">➜ LOAD BALANCER</text:h>
      <text:p text:style-name="Horizontal_20_Line"/>
      <text:h text:style-name="Heading_20_1" text:outline-level="1">🧠 Correct scaling order (real industry)</text:h>
      <text:p text:style-name="Text_20_body">When traffic increases:</text:p>
      <text:h text:style-name="Heading_20_3" text:outline-level="3"><text:soft-page-break/>STEP 1: Add more servers</text:h>
      <text:p text:style-name="Text_20_body">Now you have:</text:p>
      <text:p text:style-name="Preformatted_20_Text"><text:span text:style-name="Source_20_Text">server1</text:span></text:p>
      <text:p text:style-name="Preformatted_20_Text"><text:span text:style-name="Source_20_Text">server2</text:span></text:p>
      <text:p text:style-name="P1"><text:span text:style-name="Source_20_Text">server3</text:span></text:p>
      <text:h text:style-name="Heading_20_3" text:outline-level="3">STEP 2: Add load balancer</text:h>
      <text:p text:style-name="Text_20_body">Distribute users across them.</text:p>
      <text:p text:style-name="Text_20_body">This prevents instant crash.</text:p>
      <text:p text:style-name="Horizontal_20_Line"/>
      <text:h text:style-name="Heading_20_1" text:outline-level="1">🧠 Then next bottleneck appears</text:h>
      <text:p text:style-name="Text_20_body">After scaling servers:</text:p>
      <text:p text:style-name="Text_20_body">Now database gets too many queries.</text:p>
      <text:p text:style-name="Text_20_body">Then we add:</text:p>
      <text:p text:style-name="P1"><text:span text:style-name="Source_20_Text">cache (Redis)</text:span></text:p>
      <text:p text:style-name="Text_20_body">to reduce DB load.</text:p>
      <text:p text:style-name="Horizontal_20_Line"/>
      <text:h text:style-name="Heading_20_1" text:outline-level="1">🧠 Then next bottleneck</text:h>
      <text:p text:style-name="Text_20_body">Background tasks heavy.</text:p>
      <text:p text:style-name="Text_20_body">Then we add:</text:p>
      <text:p text:style-name="P1"><text:span text:style-name="Source_20_Text">message queue</text:span></text:p>
      <text:p text:style-name="Text_20_body">for async processing.</text:p>
      <text:p text:style-name="Horizontal_20_Line"/>
      <text:h text:style-name="Heading_20_1" text:outline-level="1">🧠 Real scaling order used in companies</text:h>
      <text:p text:style-name="Preformatted_20_Text"><text:span text:style-name="Source_20_Text">Traffic increases</text:span></text:p>
      <text:p text:style-name="Preformatted_20_Text"><text:span text:style-name="Source_20_Text"><text:s text:c="3"/>↓</text:span></text:p>
      <text:p text:style-name="Preformatted_20_Text"><text:span text:style-name="Source_20_Text">Add more servers</text:span></text:p>
      <text:p text:style-name="Preformatted_20_Text"><text:span text:style-name="Source_20_Text"><text:s text:c="3"/>↓</text:span></text:p>
      <text:p text:style-name="Preformatted_20_Text"><text:span text:style-name="Source_20_Text">Add load balancer</text:span></text:p>
      <text:p text:style-name="Preformatted_20_Text"><text:span text:style-name="Source_20_Text"><text:s text:c="3"/>↓</text:span></text:p>
      <text:p text:style-name="Preformatted_20_Text"><text:span text:style-name="Source_20_Text">Add cache</text:span></text:p>
      <text:p text:style-name="Preformatted_20_Text"><text:span text:style-name="Source_20_Text"><text:s text:c="3"/>↓</text:span></text:p>
      <text:p text:style-name="Preformatted_20_Text"><text:span text:style-name="Source_20_Text">Optimize database</text:span></text:p>
      <text:p text:style-name="Preformatted_20_Text"><text:span text:style-name="Source_20_Text"><text:s text:c="3"/>↓</text:span></text:p>
      <text:p text:style-name="P1"><text:span text:style-name="Source_20_Text">Add queues/events</text:span></text:p>
      <text:p text:style-name="Text_20_body"><text:soft-page-break/>This is real-world order.</text:p>
      <text:p text:style-name="Text_20_body">Not random.</text:p>
      <text:p text:style-name="Horizontal_20_Line"/>
      <text:h text:style-name="Heading_20_1" text:outline-level="1">🧠 Why load balancer FIRST</text:h>
      <text:p text:style-name="Text_20_body">Because without it:<text:line-break/>extra servers useless.</text:p>
      <text:p text:style-name="Text_20_body">Users still hitting only one server.</text:p>
      <text:p text:style-name="Text_20_body">Load balancer spreads traffic.</text:p>
      <text:p text:style-name="Horizontal_20_Line"/>
      <text:h text:style-name="Heading_20_1" text:outline-level="1">🧠 Think like real architect now</text:h>
      <text:p text:style-name="Text_20_body">If your startup suddenly goes viral:</text:p>
      <text:p text:style-name="Text_20_body">10M users in 1 hour.</text:p>
      <text:p text:style-name="Text_20_body">You currently have:</text:p>
      <text:p text:style-name="P1"><text:span text:style-name="Source_20_Text">1 server</text:span></text:p>
      <text:p text:style-name="Text_20_body">What is FIRST thing you do?</text:p>
      <text:p text:style-name="Text_20_body">A) Add Redis cache<text:line-break/>B) Add more servers + load balancer<text:line-break/>C) Add MongoDB<text:line-break/>D) Add message queue</text:p>
      <text:p text:style-name="Text_20_body">Choose only one.</text:p>
      <text:p text:style-name="Text_20_body">Excellent. Now you’re asking <text:span text:style-name="Strong_20_Emphasis">real engineer questions</text:span>.<text:line-break/>Not theory — you want real implementation and tools. Good.</text:p>
      <text:p text:style-name="Text_20_body">We go deep but practical.</text:p>
      <text:p text:style-name="Text_20_body">You asked:</text:p>
      <text:p text:style-name="Quotations">How load balancers actually implemented in real world?<text:line-break/>Are they free?<text:line-break/>What tools?<text:line-break/>Different types?<text:line-break/>How companies use?</text:p>
      <text:p text:style-name="Text_20_body">Let’s go step-by-step.</text:p>
      <text:p text:style-name="Horizontal_20_Line"/>
      <text:h text:style-name="Heading_20_1" text:outline-level="1"><text:soft-page-break/>🧠 1️⃣ Real world load balancers are NOT custom coded usually</text:h>
      <text:p text:style-name="Text_20_body">Important truth:</text:p>
      <text:p text:style-name="Text_20_body">Big companies usually <text:span text:style-name="Strong_20_Emphasis">don’t write load balancer from scratch</text:span>.</text:p>
      <text:p text:style-name="Text_20_body">They use:</text:p>
      <text:list text:style-name="L60">
        <text:list-item>
          <text:p text:style-name="P72">Nginx</text:p>
        </text:list-item>
        <text:list-item>
          <text:p text:style-name="P72">HAProxy</text:p>
        </text:list-item>
        <text:list-item>
          <text:p text:style-name="P72">Cloudflare</text:p>
        </text:list-item>
        <text:list-item>
          <text:p text:style-name="P72">AWS Load Balancer</text:p>
        </text:list-item>
      </text:list>
      <text:p text:style-name="Text_20_body">Why?</text:p>
      <text:p text:style-name="Text_20_body">Because writing reliable load balancer is complex.</text:p>
      <text:p text:style-name="Text_20_body">So they use battle-tested tools.</text:p>
      <text:p text:style-name="Horizontal_20_Line"/>
      <text:h text:style-name="Heading_20_1" text:outline-level="1">🧠 2️⃣ Most used load balancer in world: NGINX</text:h>
      <text:p text:style-name="Text_20_body">This is king 👑</text:p>
      <text:p text:style-name="Text_20_body">Used by:</text:p>
      <text:list text:style-name="L61">
        <text:list-item>
          <text:p text:style-name="P73">Netflix</text:p>
        </text:list-item>
        <text:list-item>
          <text:p text:style-name="P73">Instagram</text:p>
        </text:list-item>
        <text:list-item>
          <text:p text:style-name="P73">YouTube</text:p>
        </text:list-item>
        <text:list-item>
          <text:p text:style-name="P73">almost every startup</text:p>
        </text:list-item>
        <text:list-item>
          <text:p text:style-name="P73">even ChatGPT infra</text:p>
        </text:list-item>
      </text:list>
      <text:p text:style-name="Text_20_body">Yes — it is FREE.</text:p>
      <text:p text:style-name="Text_20_body">Open source.</text:p>
      <text:p text:style-name="Horizontal_20_Line"/>
      <text:h text:style-name="Heading_20_1" text:outline-level="1">🧠 3️⃣ How Nginx works as load balancer</text:h>
      <text:p text:style-name="Text_20_body">It sits in front of servers.</text:p>
      <text:p text:style-name="Preformatted_20_Text"><text:span text:style-name="Source_20_Text">Users</text:span></text:p>
      <text:p text:style-name="Preformatted_20_Text"><text:span text:style-name="Source_20_Text"><text:s/>↓</text:span></text:p>
      <text:p text:style-name="Preformatted_20_Text"><text:span text:style-name="Source_20_Text">Nginx (load balancer)</text:span></text:p>
      <text:p text:style-name="Preformatted_20_Text"><text:span text:style-name="Source_20_Text"><text:s/>↓ <text:s text:c="2"/>↓ <text:s text:c="2"/>↓</text:span></text:p>
      <text:p text:style-name="P1"><text:soft-page-break/><text:span text:style-name="Source_20_Text">S1 <text:s/>S2 <text:s/>S3</text:span></text:p>
      <text:p text:style-name="Text_20_body">Nginx decides where request goes.</text:p>
      <text:p text:style-name="Horizontal_20_Line"/>
      <text:h text:style-name="Heading_20_1" text:outline-level="1">🧠 4️⃣ Install Nginx (later when ready)</text:h>
      <text:p text:style-name="Text_20_body">Not forcing now. Just awareness.</text:p>
      <text:p text:style-name="Text_20_body">Linux:</text:p>
      <text:p text:style-name="P1"><text:span text:style-name="Source_20_Text">sudo apt install nginx</text:span></text:p>
      <text:p text:style-name="Text_20_body">Windows:<text:line-break/>Download from nginx.org</text:p>
      <text:p text:style-name="Text_20_body">But first understand config.</text:p>
      <text:p text:style-name="Horizontal_20_Line"/>
      <text:h text:style-name="Heading_20_1" text:outline-level="1">🧠 5️⃣ Basic Nginx load balancing config (real)</text:h>
      <text:p text:style-name="Text_20_body">Imagine you have 2 servers:</text:p>
      <text:p text:style-name="Preformatted_20_Text"><text:span text:style-name="Source_20_Text">localhost:3001</text:span></text:p>
      <text:p text:style-name="P1"><text:span text:style-name="Source_20_Text">localhost:3002</text:span></text:p>
      <text:p text:style-name="Text_20_body">Nginx config file:</text:p>
      <text:p text:style-name="Preformatted_20_Text"><text:span text:style-name="Source_20_Text">http {</text:span></text:p>
      <text:p text:style-name="Preformatted_20_Text"><text:span text:style-name="Source_20_Text"><text:s text:c="4"/>upstream backend {</text:span></text:p>
      <text:p text:style-name="Preformatted_20_Text"><text:span text:style-name="Source_20_Text"><text:s text:c="8"/>server localhost:3001;</text:span></text:p>
      <text:p text:style-name="Preformatted_20_Text"><text:span text:style-name="Source_20_Text"><text:s text:c="8"/>server localhost:3002;</text:span></text:p>
      <text:p text:style-name="Preformatted_20_Text"><text:span text:style-name="Source_20_Text"><text:s text:c="4"/>}</text:span></text:p>
      <text:p text:style-name="Preformatted_20_Text"/>
      <text:p text:style-name="Preformatted_20_Text"><text:span text:style-name="Source_20_Text"><text:s text:c="4"/>server {</text:span></text:p>
      <text:p text:style-name="Preformatted_20_Text"><text:span text:style-name="Source_20_Text"><text:s text:c="8"/>listen 8080;</text:span></text:p>
      <text:p text:style-name="Preformatted_20_Text"/>
      <text:p text:style-name="Preformatted_20_Text"><text:span text:style-name="Source_20_Text"><text:s text:c="8"/>location / {</text:span></text:p>
      <text:p text:style-name="Preformatted_20_Text"><text:span text:style-name="Source_20_Text"><text:s text:c="12"/>proxy_pass http://backend;</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p text:style-name="Text_20_body">Meaning:</text:p>
      <text:list text:style-name="L62">
        <text:list-item>
          <text:p text:style-name="P74">Requests come to port 8080</text:p>
        </text:list-item>
        <text:list-item>
          <text:p text:style-name="P74">Nginx forwards to backend servers</text:p>
        </text:list-item>
        <text:list-item>
          <text:p text:style-name="P74">Distributes traffic</text:p>
        </text:list-item>
      </text:list>
      <text:p text:style-name="Text_20_body">Real load balancer.</text:p>
      <text:p text:style-name="Horizontal_20_Line"/>
      <text:h text:style-name="Heading_20_1" text:outline-level="1"><text:soft-page-break/>🧠 6️⃣ Load balancing algorithms used in real world</text:h>
      <text:h text:style-name="Heading_20_2" text:outline-level="2">🔵 Round Robin (default)</text:h>
      <text:p text:style-name="Text_20_body">Requests distributed one by one.</text:p>
      <text:p text:style-name="Preformatted_20_Text"><text:span text:style-name="Source_20_Text">1 → S1 <text:s/></text:span></text:p>
      <text:p text:style-name="Preformatted_20_Text"><text:span text:style-name="Source_20_Text">2 → S2 <text:s/></text:span></text:p>
      <text:p text:style-name="Preformatted_20_Text"><text:span text:style-name="Source_20_Text">3 → S3 <text:s/></text:span></text:p>
      <text:p text:style-name="P1"><text:span text:style-name="Source_20_Text">4 → S1 <text:s/></text:span></text:p>
      <text:p text:style-name="Text_20_body">Used in many systems.</text:p>
      <text:p text:style-name="Horizontal_20_Line"/>
      <text:h text:style-name="Heading_20_2" text:outline-level="2">🔵 Least Connections</text:h>
      <text:p text:style-name="Text_20_body">Send to server with lowest load.</text:p>
      <text:p text:style-name="Text_20_body">If:</text:p>
      <text:p text:style-name="Preformatted_20_Text"><text:span text:style-name="Source_20_Text">S1 busy</text:span></text:p>
      <text:p text:style-name="P1"><text:span text:style-name="Source_20_Text">S2 free</text:span></text:p>
      <text:p text:style-name="Text_20_body">Send to S2.</text:p>
      <text:p text:style-name="Text_20_body">Used in heavy systems.</text:p>
      <text:p text:style-name="Text_20_body">Nginx config:</text:p>
      <text:p text:style-name="P1"><text:span text:style-name="Source_20_Text">least_conn;</text:span></text:p>
      <text:p text:style-name="Horizontal_20_Line"/>
      <text:h text:style-name="Heading_20_2" text:outline-level="2">🔵 Weighted load balancing</text:h>
      <text:p text:style-name="Text_20_body">If one server stronger:</text:p>
      <text:p text:style-name="Preformatted_20_Text"><text:span text:style-name="Source_20_Text">server localhost:3001 weight=3;</text:span></text:p>
      <text:p text:style-name="P1"><text:span text:style-name="Source_20_Text">server localhost:3002 weight=1;</text:span></text:p>
      <text:p text:style-name="Text_20_body">Server1 gets more traffic.</text:p>
      <text:p text:style-name="Text_20_body">Used when servers different power.</text:p>
      <text:p text:style-name="Horizontal_20_Line"/>
      <text:h text:style-name="Heading_20_2" text:outline-level="2">🔵 IP Hash</text:h>
      <text:p text:style-name="Text_20_body">Same user goes same server.</text:p>
      <text:p text:style-name="Text_20_body">Used for:</text:p>
      <text:list text:style-name="L63">
        <text:list-item>
          <text:p text:style-name="P75">login sessions</text:p>
        </text:list-item>
        <text:list-item>
          <text:p text:style-name="P75"><text:soft-page-break/>shopping carts</text:p>
        </text:list-item>
      </text:list>
      <text:p text:style-name="Text_20_body">Config:</text:p>
      <text:p text:style-name="P1"><text:span text:style-name="Source_20_Text">ip_hash;</text:span></text:p>
      <text:p text:style-name="Horizontal_20_Line"/>
      <text:h text:style-name="Heading_20_1" text:outline-level="1">🧠 7️⃣ Cloud load balancers (most companies use)</text:h>
      <text:p text:style-name="Text_20_body">Instead of installing manually:</text:p>
      <text:p text:style-name="Text_20_body">Cloud provides ready load balancer.</text:p>
      <text:p text:style-name="Text_20_body">Examples:</text:p>
      <text:list text:style-name="L64">
        <text:list-item>
          <text:p text:style-name="P76">AWS ELB</text:p>
        </text:list-item>
        <text:list-item>
          <text:p text:style-name="P76">Cloudflare</text:p>
        </text:list-item>
        <text:list-item>
          <text:p text:style-name="P76">Google Cloud LB</text:p>
        </text:list-item>
      </text:list>
      <text:p text:style-name="Text_20_body">Used by startups &amp; big tech.</text:p>
      <text:p text:style-name="Text_20_body">Why?</text:p>
      <text:list text:style-name="L65">
        <text:list-item>
          <text:p text:style-name="P77">auto scaling</text:p>
        </text:list-item>
        <text:list-item>
          <text:p text:style-name="P77">security</text:p>
        </text:list-item>
        <text:list-item>
          <text:p text:style-name="P77">global distribution</text:p>
        </text:list-item>
      </text:list>
      <text:p text:style-name="Horizontal_20_Line"/>
      <text:h text:style-name="Heading_20_1" text:outline-level="1">🧠 8️⃣ How big companies use multiple layers</text:h>
      <text:p text:style-name="Text_20_body">Example Netflix:</text:p>
      <text:p text:style-name="Preformatted_20_Text"><text:span text:style-name="Source_20_Text">User</text:span></text:p>
      <text:p text:style-name="Preformatted_20_Text"><text:span text:style-name="Source_20_Text"><text:s/>↓</text:span></text:p>
      <text:p text:style-name="Preformatted_20_Text"><text:span text:style-name="Source_20_Text">Cloudflare (global LB)</text:span></text:p>
      <text:p text:style-name="Preformatted_20_Text"><text:span text:style-name="Source_20_Text"><text:s/>↓</text:span></text:p>
      <text:p text:style-name="Preformatted_20_Text"><text:span text:style-name="Source_20_Text">AWS load balancer</text:span></text:p>
      <text:p text:style-name="Preformatted_20_Text"><text:span text:style-name="Source_20_Text"><text:s/>↓</text:span></text:p>
      <text:p text:style-name="Preformatted_20_Text"><text:span text:style-name="Source_20_Text">Internal Nginx</text:span></text:p>
      <text:p text:style-name="Preformatted_20_Text"><text:span text:style-name="Source_20_Text"><text:s/>↓</text:span></text:p>
      <text:p text:style-name="P1"><text:span text:style-name="Source_20_Text">Servers</text:span></text:p>
      <text:p text:style-name="Text_20_body">Many layers.</text:p>
      <text:p text:style-name="Horizontal_20_Line"/>
      <text:h text:style-name="Heading_20_1" text:outline-level="1">🧠 9️⃣ Can YOU use load balancer free?</text:h>
      <text:p text:style-name="Text_20_body">Yes.</text:p>
      <text:p text:style-name="Text_20_body"><text:soft-page-break/>For learning:</text:p>
      <text:list text:style-name="L66">
        <text:list-item>
          <text:p text:style-name="P78">Nginx (free)</text:p>
        </text:list-item>
        <text:list-item>
          <text:p text:style-name="P78">HAProxy (free)</text:p>
        </text:list-item>
        <text:list-item>
          <text:p text:style-name="P78">Node simulation (we did)</text:p>
        </text:list-item>
      </text:list>
      <text:p text:style-name="Text_20_body">For production:</text:p>
      <text:list text:style-name="L67">
        <text:list-item>
          <text:p text:style-name="P79">Cloudflare free tier</text:p>
        </text:list-item>
        <text:list-item>
          <text:p text:style-name="P79">AWS paid</text:p>
        </text:list-item>
      </text:list>
      <text:p text:style-name="Horizontal_20_Line"/>
      <text:h text:style-name="Heading_20_1" text:outline-level="1">🧠 10️⃣ What most beginners don’t know</text:h>
      <text:p text:style-name="Text_20_body">Load balancer also:</text:p>
      <text:list text:style-name="L68">
        <text:list-item>
          <text:p text:style-name="P80">checks server health</text:p>
        </text:list-item>
        <text:list-item>
          <text:p text:style-name="P80">removes dead server</text:p>
        </text:list-item>
        <text:list-item>
          <text:p text:style-name="P80">SSL termination</text:p>
        </text:list-item>
        <text:list-item>
          <text:p text:style-name="P80">protects from attacks</text:p>
        </text:list-item>
        <text:list-item>
          <text:p text:style-name="P80">rate limiting</text:p>
        </text:list-item>
      </text:list>
      <text:p text:style-name="Text_20_body">It’s like security + traffic brain.</text:p>
      <text:p text:style-name="Horizontal_20_Line"/>
      <text:h text:style-name="Heading_20_1" text:outline-level="1">🧠 Now I ask you important direction question</text:h>
      <text:p text:style-name="Text_20_body">Be honest.</text:p>
      <text:p text:style-name="Text_20_body">Do you want next:</text:p>
      <text:p text:style-name="Text_20_body">1️⃣ Install real Nginx and try load balancing locally<text:line-break/>2️⃣ First fully understand system design flow then tools<text:line-break/>3️⃣ Both parallel (best but intense)</text:p>
      <text:p text:style-name="Text_20_body">Choose 1 / 2 / 3.</text:p>
      <text:p text:style-name="Standard">User: hiaku i m begineer an you are y techaer i dont knoe wanything can you shw me how industrie simplemny loadbalcers pleaslike evry line by line implemntaion of real industrila load balncing methods like onsinstet hahsinfg nade wrighted and so on what instagram fcaebook and sevral websites use like that and explin exh word an dline like so you tech how to fish insteda of giving fish pplease i should be a useful student you techaer explina m e</text:p>
      <text:p text:style-name="Standard"/>
      <text:p text:style-name="Standard">GitHub Copilot: Read [](file:///workspaces/ahh/smart-backup/loadbalncer.js)</text:p>
      <text:p text:style-name="Standard"/>
      <text:p text:style-name="Standard"><text:soft-page-break/>Perfect! I see you're learning load balancing. Let me teach you like a real teacher - with detailed explanations of **industrial-grade** techniques used by companies like Instagram, Facebook, Netflix, and others. I'll create a comprehensive guide showing you each method step-by-step. </text:p>
      <text:p text:style-name="Standard"/>
      <text:p text:style-name="Standard">Created [](file:///workspaces/ahh/advanced-loadbalancer-tutorial.js)</text:p>
      <text:p text:style-name="Standard"/>
      <text:p text:style-name="Standard">Now let me create a **practical example file** you can actually run and see these concepts in action: </text:p>
      <text:p text:style-name="Standard"/>
      <text:p text:style-name="Standard">Created [](file:///workspaces/ahh/loadbalancer-examples.js)</text:p>
      <text:p text:style-name="Standard"/>
      <text:p text:style-name="Standard">Now let me run the examples so you can **see the concepts in action**: </text:p>
      <text:p text:style-name="Standard"/>
      <text:p text:style-name="Standard">Ran terminal command: <text:s/>node loadbalancer-examples.js</text:p>
      <text:p text:style-name="Standard"/>
      <text:p text:style-name="Standard">Perfect! Now let me create a **quick reference guide** showing when and why to use each method: </text:p>
      <text:p text:style-name="Standard"/>
      <text:p text:style-name="Standard">Created [](file:///workspaces/ahh/loadbalancer-comparison-guide.js)</text:p>
      <text:p text:style-name="Standard"/>
      <text:p text:style-name="Standard">Let me run the comparison guide to show you a summary: </text:p>
      <text:p text:style-name="Standard"/>
      <text:p text:style-name="Standard">Ran terminal command: <text:s/>node loadbalancer-comparison-guide.js 2&gt;&amp;1 | head -150</text:p>
      <text:p text:style-name="Standard"/>
      <text:p text:style-name="Standard">Perfect! Now let me create one final **practical working example** that you can run and modify: </text:p>
      <text:p text:style-name="Standard"/>
      <text:p text:style-name="Standard">Created [](file:///workspaces/ahh/loadbalancer-working.js)</text:p>
      <text:p text:style-name="Standard"/>
      <text:p text:style-name="Standard">Perfect! Now let me create a **summary document** showing you what you've learned: <text:s/></text:p>
      <text:p text:style-name="Standard"/>
      <text:p text:style-name="Standard">Created [](file:///workspaces/ahh/LOADBALANCER_LEARNING_GUIDE.md)</text:p>
      <text:p text:style-name="Standard"/>
      <text:p text:style-name="Standard">Perfect! Here's what I've created for you - a complete **learning package** that teaches you like a real teacher:</text:p>
      <text:p text:style-name="Standard"/>
      <text:p text:style-name="Standard">## 📚 Your Learning Materials (Read in Order)</text:p>
      <text:p text:style-name="Standard"/>
      <text:p text:style-name="Standard">### **1. 📖 Start by Reading: LOADBALANCER_LEARNING_GUIDE.md**</text:p>
      <text:p text:style-name="Standard">This is your **overview**. It explains:</text:p>
      <text:p text:style-name="Standard">- Why load balancers matter (Instagram, Facebook, Netflix all use them)</text:p>
      <text:p text:style-name="Standard">- Key concepts explained simply (with analogies)</text:p>
      <text:p text:style-name="Standard">- Decision flowchart (when to use which method)</text:p>
      <text:p text:style-name="Standard">- Your 30-day learning plan</text:p>
      <text:p text:style-name="Standard"/>
      <text:p text:style-name="Standard">### **2. 💻 Example Code: loadbalancer-examples.js**</text:p>
      <text:p text:style-name="Standard">See real, **runnable examples**:</text:p>
      <text:p text:style-name="Standard">```bash</text:p>
      <text:p text:style-name="Standard">node loadbalancer-examples.js</text:p>
      <text:p text:style-name="Standard">```</text:p>
      <text:p text:style-name="Standard">Watch output showing:</text:p>
      <text:p text:style-name="Standard">- ✅ Consistent hash keeping Alice on same server</text:p>
      <text:p text:style-name="Standard">- ✅ Weighted round-robin (5:3:1 ratio distribution)</text:p>
      <text:p text:style-name="Standard"><text:soft-page-break/>- ✅ Health checking detecting failures</text:p>
      <text:p text:style-name="Standard">- ✅ Why caching needs consistency</text:p>
      <text:p text:style-name="Standard"/>
      <text:p text:style-name="Standard">### **3. 🎓 Deep Dive: advanced-loadbalancer-tutorial.js**</text:p>
      <text:p text:style-name="Standard">The **complete textbook** with every single line explained:</text:p>
      <text:p text:style-name="Standard">- Round Robin</text:p>
      <text:p text:style-name="Standard">- Weighted Round Robin <text:s/></text:p>
      <text:p text:style-name="Standard">- Consistent Hashing (most important!)</text:p>
      <text:p text:style-name="Standard">- Health Checking</text:p>
      <text:p text:style-name="Standard">- Sticky Sessions</text:p>
      <text:p text:style-name="Standard">- Rate Limiting</text:p>
      <text:p text:style-name="Standard"/>
      <text:p text:style-name="Standard">### **4. 🚀 Hands-On: loadbalancer-working.js**</text:p>
      <text:p text:style-name="Standard">A **real, working load balancer** you can run and modify:</text:p>
      <text:p text:style-name="Standard">```bash</text:p>
      <text:p text:style-name="Standard">node loadbalancer-working.js</text:p>
      <text:p text:style-name="Standard">```</text:p>
      <text:p text:style-name="Standard">Then try different methods by changing one line!</text:p>
      <text:p text:style-name="Standard"/>
      <text:p text:style-name="Standard">### **5. 📊 Quick Reference: loadbalancer-comparison-guide.js**</text:p>
      <text:p text:style-name="Standard">Your **cheat sheet** showing all methods side-by-side and when real companies use each.</text:p>
      <text:p text:style-name="Standard"/>
      <text:p text:style-name="Standard">---</text:p>
      <text:p text:style-name="Standard"/>
      <text:p text:style-name="Standard">## 🎯 The Key Ideas (Teach You How to Fish!)</text:p>
      <text:p text:style-name="Standard"/>
      <text:p text:style-name="Standard">### **Concept 1: Round Robin (Your Current Code)**</text:p>
      <text:p text:style-name="Standard">Fair distribution - like dealing cards in order: A, B, C, A, B, C...</text:p>
      <text:p text:style-name="Standard">- ✅ Simple</text:p>
      <text:p text:style-name="Standard">- ❌ Bad for caching (same user gets different servers)</text:p>
      <text:p text:style-name="Standard"/>
      <text:p text:style-name="Standard">### **Concept 2: Weighted Round Robin**</text:p>
      <text:p text:style-name="Standard">Different servers have different power. Send more requests to powerful ones!</text:p>
      <text:p text:style-name="Standard">- Example: 5 requests → Server A, 3 → Server B, 1 → Server C</text:p>
      <text:p text:style-name="Standard"/>
      <text:p text:style-name="Standard">### **Concept 3: Consistent Hashing** ⭐ (Most Important!)</text:p>
      <text:p text:style-name="Standard">Hash the user ID to **always** send to same server</text:p>
      <text:p text:style-name="Standard">- ✅ Perfect for caching (same data location)</text:p>
      <text:p text:style-name="Standard">- ✅ When servers fail, only ~33% of users affected (not all!)</text:p>
      <text:p text:style-name="Standard">- Used by: **Facebook, Instagram, Redis clusters**</text:p>
      <text:p text:style-name="Standard"/>
      <text:p text:style-name="Standard">### **Concept 4: Health Checking** <text:s/></text:p>
      <text:p text:style-name="Standard">Every 5 seconds: "Server, are you alive?" </text:p>
      <text:p text:style-name="Standard">- ❌ Without it: Server crashes, balancer still sends requests (500 errors)</text:p>
      <text:p text:style-name="Standard">- ✅ With it: Detects failure immediately, routes around it</text:p>
      <text:p text:style-name="Standard"/>
      <text:p text:style-name="Standard">---</text:p>
      <text:p text:style-name="Standard"/>
      <text:p text:style-name="Standard">## 🏢 Real Companies Use These Methods</text:p>
      <text:p text:style-name="Standard"/>
      <text:p text:style-name="Standard">| Company | Method | Why |</text:p>
      <text:p text:style-name="Standard">|---------|--------|-----|</text:p>
      <text:p text:style-name="Standard"><text:soft-page-break/>| **Instagram** | Consistent Hash | Cache layers need consistent routing |</text:p>
      <text:p text:style-name="Standard">| **Netflix** | Least-Loaded | Videos have variable sizes→variable latency |</text:p>
      <text:p text:style-name="Standard">| **Facebook** | Consistent Hash + Health Checks | Billions of users + petabytes of cache |</text:p>
      <text:p text:style-name="Standard">| **Amazon** | All methods! | They SELL load balancing services |</text:p>
      <text:p text:style-name="Standard">| **Discord** | Consistent Hash + Sticky Sessions | Gamers stay on same voice server |</text:p>
      <text:p text:style-name="Standard"/>
      <text:p text:style-name="Standard">---</text:p>
      <text:p text:style-name="Standard"/>
      <text:p text:style-name="Standard">## ✅ What You Now Understand</text:p>
      <text:p text:style-name="Standard"/>
      <text:p text:style-name="Standard">✅ **Why** load balancers exist (scale from 1 server to 10,000) <text:s/></text:p>
      <text:p text:style-name="Standard">✅ **How** each method works internally (hashing, rings, weights) <text:s/></text:p>
      <text:p text:style-name="Standard">✅ **When** to use each method (decision flowchart) <text:s/></text:p>
      <text:p text:style-name="Standard">✅ **What** Instagram/Facebook/Netflix use (real examples) <text:s/></text:p>
      <text:p text:style-name="Standard">✅ **How** to implement each one (working code) <text:s/></text:p>
      <text:p text:style-name="Standard"/>
      <text:p text:style-name="Standard">**I've taught you HOW TO FISH instead of just giving you fish.**</text:p>
      <text:p text:style-name="Standard"/>
      <text:p text:style-name="Standard">Now it's your turn - **go run the code, break it, fix it, understand why each line exists.** That's how you learn! 🎣</text:p>
      <text:p text:style-name="Standard"/>
      <text:p text:style-name="Standard">---</text:p>
      <text:p text:style-name="Standard"/>
      <text:p text:style-name="Standard">## 🚀 Next Steps:</text:p>
      <text:p text:style-name="Standard"/>
      <text:p text:style-name="Standard">1. Run the examples: `node loadbalancer-examples.js`</text:p>
      <text:p text:style-name="Standard">2. Read the learning guide <text:s/></text:p>
      <text:p text:style-name="Standard">3. Read the tutorial (every line!)</text:p>
      <text:p text:style-name="Standard">4. Modify the working balancer and see what happens</text:p>
      <text:p text:style-name="Standard">5. Pick one method and implement it yourself</text:p>
      <text:p text:style-name="Standard"/>
      <text:p text:style-name="Standard">You got this! 💪</text:p>
      <text:p text:style-name="Standard"/>
      <text:p text:style-name="Standard">Made changes.</text:p>
      <text:p text:style-name="P6">/*</text:p>
      <text:p text:style-name="P6">==============================================================================</text:p>
      <text:p text:style-name="P6">INDUSTRIAL LOAD BALANCER TUTORIAL - Learn Like A Fish Fisher!</text:p>
      <text:p text:style-name="P6">==============================================================================</text:p>
      <text:p text:style-name="P7"/>
      <text:p text:style-name="P6">WHAT IS A LOAD BALANCER?</text:p>
      <text:p text:style-name="P6">- A load balancer is like a receptionist at a busy hospital</text:p>
      <text:p text:style-name="P6">- When 1000 patients arrive, the receptionist sends them to different doctors</text:p>
      <text:p text:style-name="P6">- Each doctor is a SERVER</text:p>
      <text:p text:style-name="P6">- The receptionist is the LOAD BALANCER</text:p>
      <text:p text:style-name="P6">- Goal: No doctor (server) is overworked</text:p>
      <text:p text:style-name="P7"/>
      <text:p text:style-name="P6">WHY DO WE NEED IT?</text:p>
      <text:p text:style-name="P6">- 1 server can handle ~1000 requests per second</text:p>
      <text:p text:style-name="P6">- Instagram has 500 MILLION users</text:p>
      <text:p text:style-name="P6">- Instagram needed to handle that, so they use THOUSANDS of servers</text:p>
      <text:p text:style-name="P6">- Load balancer distributes work fairly</text:p>
      <text:p text:style-name="P7"/>
      <text:p text:style-name="P6"><text:soft-page-break/>==============================================================================</text:p>
      <text:p text:style-name="P6">METHOD 1: ROUND ROBIN (Basic, Fair Distribution)</text:p>
      <text:p text:style-name="P6">==============================================================================</text:p>
      <text:p text:style-name="P6">*/</text:p>
      <text:p text:style-name="P7"/>
      <text:p text:style-name="P2"><text:span text:style-name="T1">const</text:span> <text:span text:style-name="T2">express</text:span> <text:span text:style-name="T1">=</text:span> <text:span text:style-name="T2">require</text:span>(<text:span text:style-name="T3">"express"</text:span>);</text:p>
      <text:p text:style-name="P2"><text:span text:style-name="T1">const</text:span> <text:span text:style-name="T4">axios</text:span> <text:span text:style-name="T1">=</text:span> <text:span text:style-name="T2">require</text:span>(<text:span text:style-name="T3">"axios"</text:span>);</text:p>
      <text:p text:style-name="P2"><text:span text:style-name="T1">const</text:span> <text:span text:style-name="T6">crypto</text:span> <text:span text:style-name="T1">=</text:span> <text:span text:style-name="T2">require</text:span>(<text:span text:style-name="T3">"crypto"</text:span>);</text:p>
      <text:p text:style-name="P7"/>
      <text:p text:style-name="P6">// What you already have - Simple Round Robin</text:p>
      <text:p text:style-name="P2"><text:span text:style-name="T1">class</text:span> <text:span text:style-name="T6">RoundRobinBalancer</text:span> {</text:p>
      <text:p text:style-name="P2"><text:span text:style-name="T1">constructor</text:span>(<text:span text:style-name="T6">servers</text:span>) {</text:p>
      <text:p text:style-name="P6">// servers = ["http://localhost:3000", "http://localhost:3001"]</text:p>
      <text:p text:style-name="P2"><text:span text:style-name="T4">this</text:span>.servers <text:span text:style-name="T1">=</text:span> <text:span text:style-name="T6">servers</text:span>;</text:p>
      <text:p text:style-name="P2"><text:span text:style-name="T4">this</text:span>.currentIndex <text:span text:style-name="T1">=</text:span> <text:span text:style-name="T4">0</text:span>; <text:span text:style-name="T7">// Pointer to which server to use next</text:span></text:p>
      <text:p text:style-name="P2">}</text:p>
      <text:p text:style-name="P7"/>
      <text:p text:style-name="P6">// Get next server in circular order</text:p>
      <text:p text:style-name="P2"><text:span text:style-name="T2">getServer</text:span>() {</text:p>
      <text:p text:style-name="P6">// Example: if we have 3 servers [0, 1, 2]</text:p>
      <text:p text:style-name="P6">// Call 1: returns 0, index becomes 1</text:p>
      <text:p text:style-name="P6">// Call 2: returns 1, index becomes 2</text:p>
      <text:p text:style-name="P6">// Call 3: returns 2, index becomes 0 (circles back)</text:p>
      <text:p text:style-name="P6">// Call 4: returns 0, index becomes 1</text:p>
      <text:p text:style-name="P2"><text:span text:style-name="T1">const</text:span> <text:span text:style-name="T4">server</text:span> <text:span text:style-name="T1">=</text:span> <text:span text:style-name="T4">this</text:span>.servers[<text:span text:style-name="T4">this</text:span>.currentIndex];</text:p>
      <text:p text:style-name="P2"><text:span text:style-name="T4">this</text:span>.currentIndex <text:span text:style-name="T1">=</text:span> (<text:span text:style-name="T4">this</text:span>.currentIndex <text:span text:style-name="T1">+</text:span> <text:span text:style-name="T4">1</text:span>) <text:span text:style-name="T1">%</text:span> <text:span text:style-name="T4">this</text:span>.servers.<text:span text:style-name="T4">length</text:span>;</text:p>
      <text:p text:style-name="P2"><text:span text:style-name="T1">return</text:span> <text:span text:style-name="T4">server</text:span>;</text:p>
      <text:p text:style-name="P2">}</text:p>
      <text:p text:style-name="P2">}</text:p>
      <text:p text:style-name="P7"/>
      <text:p text:style-name="P6">/*</text:p>
      <text:p text:style-name="P6">PROBLEM WITH ROUND ROBIN:</text:p>
      <text:p text:style-name="P6">What if one server is STRONGER than others?</text:p>
      <text:p text:style-name="P6">- Server A: Intel Xeon, 64GB RAM, handles 10,000 req/sec</text:p>
      <text:p text:style-name="P6">- Server B: Intel Core i5, 8GB RAM, handles 1,000 req/sec</text:p>
      <text:p text:style-name="P6">- Round robin gives EQUAL requests to both = Server B crashes!</text:p>
      <text:p text:style-name="P6">- Solution: WEIGHTED ROUND ROBIN (method 2)</text:p>
      <text:p text:style-name="P7"/>
      <text:p text:style-name="P6">==============================================================================</text:p>
      <text:p text:style-name="P6">METHOD 2: WEIGHTED ROUND ROBIN (Fair For Different Server Strengths)</text:p>
      <text:p text:style-name="P6">==============================================================================</text:p>
      <text:p text:style-name="P6">*/</text:p>
      <text:p text:style-name="P7"/>
      <text:p text:style-name="P2"><text:span text:style-name="T1">class</text:span> <text:span text:style-name="T6">WeightedRoundRobinBalancer</text:span> {</text:p>
      <text:p text:style-name="P2"><text:span text:style-name="T1">constructor</text:span>(<text:span text:style-name="T6">serversWithWeights</text:span>) {</text:p>
      <text:p text:style-name="P6">// Example:</text:p>
      <text:p text:style-name="P6">// [</text:p>
      <text:p text:style-name="P6">// { url: "http://localhost:3000", weight: 5 },</text:p>
      <text:p text:style-name="P6">// { url: "http://localhost:3001", weight: 2 },</text:p>
      <text:p text:style-name="P6">// { url: "http://localhost:3002", weight: 1 }</text:p>
      <text:p text:style-name="P6"><text:soft-page-break/>// ]</text:p>
      <text:p text:style-name="P6">// Weight = how many requests this server can handle</text:p>
      <text:p text:style-name="P6">// Server 1 gets 5 requests, Server 2 gets 2, Server 3 gets 1</text:p>
      <text:p text:style-name="P6">// Total = 8 requests per "cycle"</text:p>
      <text:p text:style-name="P2"><text:span text:style-name="T4">this</text:span>.serverList <text:span text:style-name="T1">=</text:span> <text:span text:style-name="T6">serversWithWeights</text:span>;</text:p>
      <text:p text:style-name="P2"><text:span text:style-name="T4">this</text:span>.expandedList <text:span text:style-name="T1">=</text:span> <text:span text:style-name="T4">this</text:span>.<text:span text:style-name="T2">expandWeight</text:span>(); <text:span text:style-name="T7">// Expand weights into list</text:span></text:p>
      <text:p text:style-name="P2"><text:span text:style-name="T4">this</text:span>.currentIndex <text:span text:style-name="T1">=</text:span> <text:span text:style-name="T4">0</text:span>;</text:p>
      <text:p text:style-name="P2">}</text:p>
      <text:p text:style-name="P7"/>
      <text:p text:style-name="P6">// EXPAND WEIGHTS INTO ACTUAL LIST</text:p>
      <text:p text:style-name="P6">// Example: [{ url: "A", weight: 3 }, { url: "B", weight: 2 }]</text:p>
      <text:p text:style-name="P6">// Becomes: [A, A, A, B, B]</text:p>
      <text:p text:style-name="P2"><text:span text:style-name="T2">expandWeight</text:span>() {</text:p>
      <text:p text:style-name="P2"><text:span text:style-name="T1">const</text:span> <text:span text:style-name="T4">expanded</text:span> <text:span text:style-name="T1">=</text:span> [];</text:p>
      <text:p text:style-name="P2"><text:span text:style-name="T1">for</text:span> (<text:span text:style-name="T1">const</text:span> <text:span text:style-name="T4">server</text:span> <text:span text:style-name="T1">of</text:span> <text:span text:style-name="T4">this</text:span>.serverList) {</text:p>
      <text:p text:style-name="P6">// Loop 'weight' times and add this server</text:p>
      <text:p text:style-name="P2"><text:span text:style-name="T1">for</text:span> (<text:span text:style-name="T1">let</text:span> i <text:span text:style-name="T1">=</text:span> <text:span text:style-name="T4">0</text:span>; i <text:span text:style-name="T1">&lt;</text:span> <text:span text:style-name="T4">server</text:span>.weight; i<text:span text:style-name="T1">++</text:span>) {</text:p>
      <text:p text:style-name="P2"><text:span text:style-name="T4">expanded</text:span>.<text:span text:style-name="T2">push</text:span>(<text:span text:style-name="T4">server</text:span>.url);</text:p>
      <text:p text:style-name="P2">}</text:p>
      <text:p text:style-name="P2">}</text:p>
      <text:p text:style-name="P2"><text:span text:style-name="T1">return</text:span> <text:span text:style-name="T4">expanded</text:span>;</text:p>
      <text:p text:style-name="P2">}</text:p>
      <text:p text:style-name="P7"/>
      <text:p text:style-name="P2"><text:span text:style-name="T2">getServer</text:span>() {</text:p>
      <text:p text:style-name="P6">// Same as round robin, but uses expanded list</text:p>
      <text:p text:style-name="P2"><text:span text:style-name="T1">const</text:span> <text:span text:style-name="T4">server</text:span> <text:span text:style-name="T1">=</text:span> <text:span text:style-name="T4">this</text:span>.expandedList[<text:span text:style-name="T4">this</text:span>.currentIndex];</text:p>
      <text:p text:style-name="P2"><text:span text:style-name="T4">this</text:span>.currentIndex <text:span text:style-name="T1">=</text:span> (<text:span text:style-name="T4">this</text:span>.currentIndex <text:span text:style-name="T1">+</text:span> <text:span text:style-name="T4">1</text:span>) <text:span text:style-name="T1">%</text:span> <text:span text:style-name="T4">this</text:span>.expandedList.<text:span text:style-name="T4">length</text:span>;</text:p>
      <text:p text:style-name="P2"><text:span text:style-name="T1">return</text:span> <text:span text:style-name="T4">server</text:span>;</text:p>
      <text:p text:style-name="P2">}</text:p>
      <text:p text:style-name="P2">}</text:p>
      <text:p text:style-name="P7"/>
      <text:p text:style-name="P6">/*</text:p>
      <text:p text:style-name="P6">PROBLEM WITH WEIGHTED ROUND ROBIN:</text:p>
      <text:p text:style-name="P6">What if a server DIES or becomes SLOW?</text:p>
      <text:p text:style-name="P6">- If Server A dies but round robin still sends requests to it = ERRORS!</text:p>
      <text:p text:style-name="P6">- Solution: HEALTH CHECKING (method 3)</text:p>
      <text:p text:style-name="P6">- Also: What if REQUEST MUST GO TO SAME SERVER? (sticky sessions)</text:p>
      <text:p text:style-name="P7"/>
      <text:p text:style-name="P6">==============================================================================</text:p>
      <text:p text:style-name="P6">METHOD 3: CONSISTENT HASHING (Used by Facebook, Instagram for caching)</text:p>
      <text:p text:style-name="P6">==============================================================================</text:p>
      <text:p text:style-name="P7"/>
      <text:p text:style-name="P6">WHY IS THIS IMPORTANT?</text:p>
      <text:p text:style-name="P6">- Imagine you store user DATA in memory on each server</text:p>
      <text:p text:style-name="P6">- User "Alice" is on Server 1</text:p>
      <text:p text:style-name="P6">- If we use regular round robin, next request goes to Server 2</text:p>
      <text:p text:style-name="P6">- Server 2 doesn't have Alice's data!</text:p>
      <text:p text:style-name="P6">- Solution: Always send Alice to Server 1 = CONSISTENT HASHING</text:p>
      <text:p text:style-name="P7"/>
      <text:p text:style-name="P6">HOW DOES IT WORK?</text:p>
      <text:p text:style-name="P6"><text:soft-page-break/>1. Create a HASH RING (imagine a big circular clock face)</text:p>
      <text:p text:style-name="P6">2. Each server gets a position on the ring</text:p>
      <text:p text:style-name="P6">3. When request comes, hash the CLIENT ID</text:p>
      <text:p text:style-name="P6">4. Find which server is next on the ring</text:p>
      <text:p text:style-name="P6">5. ALWAYS same client → same server</text:p>
      <text:p text:style-name="P7"/>
      <text:p text:style-name="P6">EXAMPLE:</text:p>
      <text:p text:style-name="P6">Servers on ring at positions: 0, 100, 200</text:p>
      <text:p text:style-name="P6">User Alice (hash: 50) → goes to Server at 100</text:p>
      <text:p text:style-name="P6">User Bob (hash: 150) → goes to Server at 200</text:p>
      <text:p text:style-name="P6">User Charlie (hash: 250) → goes to Server at 0 (wraps around)</text:p>
      <text:p text:style-name="P7"/>
      <text:p text:style-name="P6">BENEFIT: If Server at 100 dies, only users between 0-100 need to move!</text:p>
      <text:p text:style-name="P6">Not ALL users like round robin!</text:p>
      <text:p text:style-name="P6">*/</text:p>
      <text:p text:style-name="P7"/>
      <text:p text:style-name="P2"><text:span text:style-name="T1">class</text:span> <text:span text:style-name="T6">ConsistentHashBalancer</text:span> {</text:p>
      <text:p text:style-name="P2"><text:span text:style-name="T1">constructor</text:span>(<text:span text:style-name="T6">servers</text:span>, <text:span text:style-name="T6">virtualNodes</text:span> <text:span text:style-name="T1">=</text:span> <text:span text:style-name="T4">150</text:span>) {</text:p>
      <text:p text:style-name="P6">// virtualNodes: How many copies of each server on the ring</text:p>
      <text:p text:style-name="P6">// More = better distribution of load</text:p>
      <text:p text:style-name="P6">// But more memory usage</text:p>
      <text:p text:style-name="P2"><text:span text:style-name="T4">this</text:span>.ring <text:span text:style-name="T1">=</text:span> {}; <text:span text:style-name="T7">// Map position -&gt; server</text:span></text:p>
      <text:p text:style-name="P2"><text:span text:style-name="T4">this</text:span>.sortedKeys <text:span text:style-name="T1">=</text:span> []; <text:span text:style-name="T7">// Sorted positions on ring</text:span></text:p>
      <text:p text:style-name="P2"><text:span text:style-name="T4">this</text:span>.virtualNodes <text:span text:style-name="T1">=</text:span> <text:span text:style-name="T6">virtualNodes</text:span>;</text:p>
      <text:p text:style-name="P6">// Add each server to the ring</text:p>
      <text:p text:style-name="P2"><text:span text:style-name="T1">for</text:span> (<text:span text:style-name="T1">const</text:span> <text:span text:style-name="T4">server</text:span> <text:span text:style-name="T1">of</text:span> <text:span text:style-name="T6">servers</text:span>) {</text:p>
      <text:p text:style-name="P2"><text:span text:style-name="T4">this</text:span>.<text:span text:style-name="T2">addServer</text:span>(<text:span text:style-name="T4">server</text:span>);</text:p>
      <text:p text:style-name="P2">}</text:p>
      <text:p text:style-name="P2">}</text:p>
      <text:p text:style-name="P7"/>
      <text:p text:style-name="P2"><text:span text:style-name="T2">addServer</text:span>(<text:span text:style-name="T6">server</text:span>) {</text:p>
      <text:p text:style-name="P6">// Add 'virtualNodes' copies of this server to ring</text:p>
      <text:p text:style-name="P6">// Why virtual copies? </text:p>
      <text:p text:style-name="P6">// If we only add one position per server, load might be uneven</text:p>
      <text:p text:style-name="P6">// With 150 copies, the ring is evenly distributed</text:p>
      <text:p text:style-name="P2"><text:span text:style-name="T1">for</text:span> (<text:span text:style-name="T1">let</text:span> i <text:span text:style-name="T1">=</text:span> <text:span text:style-name="T4">0</text:span>; i <text:span text:style-name="T1">&lt;</text:span> <text:span text:style-name="T4">this</text:span>.virtualNodes; i<text:span text:style-name="T1">++</text:span>) {</text:p>
      <text:p text:style-name="P6">// Create a virtual copy ID: "server_0", "server_1", ... "server_149"</text:p>
      <text:p text:style-name="P2"><text:span text:style-name="T1">const</text:span> <text:span text:style-name="T4">virtualKey</text:span> <text:span text:style-name="T1">=</text:span> <text:span text:style-name="T3">`${</text:span><text:span text:style-name="T6">server</text:span><text:span text:style-name="T3">}:${</text:span>i<text:span text:style-name="T3">}`</text:span>;</text:p>
      <text:p text:style-name="P6">// Hash this to a number</text:p>
      <text:p text:style-name="P2"><text:span text:style-name="T1">const</text:span> <text:span text:style-name="T4">hash</text:span> <text:span text:style-name="T1">=</text:span> <text:span text:style-name="T4">this</text:span>.<text:span text:style-name="T2">hashKey</text:span>(<text:span text:style-name="T4">virtualKey</text:span>);</text:p>
      <text:p text:style-name="P6">// Add to ring</text:p>
      <text:p text:style-name="P2"><text:span text:style-name="T4">this</text:span>.ring[<text:span text:style-name="T4">hash</text:span>] <text:span text:style-name="T1">=</text:span> <text:span text:style-name="T6">server</text:span>;</text:p>
      <text:p text:style-name="P2">}</text:p>
      <text:p text:style-name="P6">// Keep keys sorted so we can find next server quickly</text:p>
      <text:p text:style-name="P2"><text:span text:style-name="T4">this</text:span>.sortedKeys <text:span text:style-name="T1">=</text:span> <text:span text:style-name="T4">Object</text:span>.<text:span text:style-name="T2">keys</text:span>(<text:span text:style-name="T4">this</text:span>.ring)</text:p>
      <text:p text:style-name="P2">.<text:span text:style-name="T2">map</text:span>(<text:span text:style-name="T6">key</text:span> <text:span text:style-name="T1">=&gt;</text:span> <text:span text:style-name="T4">parseInt</text:span>(<text:span text:style-name="T6">key</text:span>))</text:p>
      <text:p text:style-name="P2">.<text:span text:style-name="T2">sort</text:span>((<text:span text:style-name="T6">a</text:span>, <text:span text:style-name="T6">b</text:span>) <text:span text:style-name="T1">=&gt;</text:span> <text:span text:style-name="T6">a</text:span> <text:span text:style-name="T1">-</text:span> <text:span text:style-name="T6">b</text:span>);</text:p>
      <text:p text:style-name="P2">}</text:p>
      <text:p text:style-name="P7"/>
      <text:p text:style-name="P2"><text:span text:style-name="T2">removeServer</text:span>(<text:span text:style-name="T6">server</text:span>) {</text:p>
      <text:p text:style-name="P6"><text:soft-page-break/>// When a server dies, remove it from ring</text:p>
      <text:p text:style-name="P2"><text:span text:style-name="T1">for</text:span> (<text:span text:style-name="T1">let</text:span> i <text:span text:style-name="T1">=</text:span> <text:span text:style-name="T4">0</text:span>; i <text:span text:style-name="T1">&lt;</text:span> <text:span text:style-name="T4">this</text:span>.virtualNodes; i<text:span text:style-name="T1">++</text:span>) {</text:p>
      <text:p text:style-name="P2"><text:span text:style-name="T1">const</text:span> <text:span text:style-name="T4">virtualKey</text:span> <text:span text:style-name="T1">=</text:span> <text:span text:style-name="T3">`${</text:span><text:span text:style-name="T6">server</text:span><text:span text:style-name="T3">}:${</text:span>i<text:span text:style-name="T3">}`</text:span>;</text:p>
      <text:p text:style-name="P2"><text:span text:style-name="T1">const</text:span> <text:span text:style-name="T4">hash</text:span> <text:span text:style-name="T1">=</text:span> <text:span text:style-name="T4">this</text:span>.<text:span text:style-name="T2">hashKey</text:span>(<text:span text:style-name="T4">virtualKey</text:span>);</text:p>
      <text:p text:style-name="P2"><text:span text:style-name="T1">delete</text:span> <text:span text:style-name="T4">this</text:span>.ring[<text:span text:style-name="T4">hash</text:span>];</text:p>
      <text:p text:style-name="P2">}</text:p>
      <text:p text:style-name="P2"><text:span text:style-name="T4">this</text:span>.sortedKeys <text:span text:style-name="T1">=</text:span> <text:span text:style-name="T4">Object</text:span>.<text:span text:style-name="T2">keys</text:span>(<text:span text:style-name="T4">this</text:span>.ring)</text:p>
      <text:p text:style-name="P2">.<text:span text:style-name="T2">map</text:span>(<text:span text:style-name="T6">key</text:span> <text:span text:style-name="T1">=&gt;</text:span> <text:span text:style-name="T4">parseInt</text:span>(<text:span text:style-name="T6">key</text:span>))</text:p>
      <text:p text:style-name="P2">.<text:span text:style-name="T2">sort</text:span>((<text:span text:style-name="T6">a</text:span>, <text:span text:style-name="T6">b</text:span>) <text:span text:style-name="T1">=&gt;</text:span> <text:span text:style-name="T6">a</text:span> <text:span text:style-name="T1">-</text:span> <text:span text:style-name="T6">b</text:span>);</text:p>
      <text:p text:style-name="P2">}</text:p>
      <text:p text:style-name="P7"/>
      <text:p text:style-name="P6">// Hash function: Convert any string to a number</text:p>
      <text:p text:style-name="P6">// Important: MUST be CONSISTENT (same input = same output every time)</text:p>
      <text:p text:style-name="P2"><text:span text:style-name="T2">hashKey</text:span>(<text:span text:style-name="T6">key</text:span>) {</text:p>
      <text:p text:style-name="P6">// Use MD5 for consistent hashing</text:p>
      <text:p text:style-name="P6">// In production, use SHA-256 or CRC32</text:p>
      <text:p text:style-name="P2"><text:span text:style-name="T1">const</text:span> <text:span text:style-name="T4">hash</text:span> <text:span text:style-name="T1">=</text:span> <text:span text:style-name="T6">crypto</text:span></text:p>
      <text:p text:style-name="P2">.<text:span text:style-name="T2">createHash</text:span>(<text:span text:style-name="T3">"md5"</text:span>)</text:p>
      <text:p text:style-name="P2">.<text:span text:style-name="T2">update</text:span>(key)</text:p>
      <text:p text:style-name="P2">.<text:span text:style-name="T2">digest</text:span>(<text:span text:style-name="T3">"hex"</text:span>);</text:p>
      <text:p text:style-name="P6">// Convert hex string to number between 0 and 2^32</text:p>
      <text:p text:style-name="P2"><text:span text:style-name="T1">return</text:span> <text:span text:style-name="T2">parseInt</text:span>(hash.<text:span text:style-name="T2">substring</text:span>(<text:span text:style-name="T4">0</text:span>, <text:span text:style-name="T4">8</text:span>), <text:span text:style-name="T4">16</text:span>);</text:p>
      <text:p text:style-name="P2">}</text:p>
      <text:p text:style-name="P7"/>
      <text:p text:style-name="P6">// GET SERVER FOR A CLIENT</text:p>
      <text:p text:style-name="P2"><text:span text:style-name="T2">getServer</text:span>(<text:span text:style-name="T6">clientId</text:span>) {</text:p>
      <text:p text:style-name="P6">// Hash the client ID</text:p>
      <text:p text:style-name="P2"><text:span text:style-name="T1">const</text:span> <text:span text:style-name="T4">hash</text:span> <text:span text:style-name="T1">=</text:span> <text:span text:style-name="T4">this</text:span>.<text:span text:style-name="T2">hashKey</text:span>(clientId);</text:p>
      <text:p text:style-name="P6">// Find the NEXT server position on the ring</text:p>
      <text:p text:style-name="P6">// Example: client hash = 150, ring positions = [100, 200, 300]</text:p>
      <text:p text:style-name="P6">// Answer: 200 (first position &gt;= 150)</text:p>
      <text:p text:style-name="P2"><text:span text:style-name="T1">for</text:span> (<text:span text:style-name="T1">const</text:span> <text:span text:style-name="T4">position</text:span> <text:span text:style-name="T1">of</text:span> <text:span text:style-name="T4">this</text:span>.sortedKeys) {</text:p>
      <text:p text:style-name="P2"><text:span text:style-name="T1">if</text:span> (position <text:span text:style-name="T1">&gt;=</text:span> hash) {</text:p>
      <text:p text:style-name="P2"><text:span text:style-name="T1">return</text:span> <text:span text:style-name="T4">this</text:span>.ring[position];</text:p>
      <text:p text:style-name="P2">}</text:p>
      <text:p text:style-name="P2">}</text:p>
      <text:p text:style-name="P6">// If no position found, wrap around to start (circular)</text:p>
      <text:p text:style-name="P2"><text:span text:style-name="T1">return</text:span> <text:span text:style-name="T4">this</text:span>.ring[<text:span text:style-name="T4">this</text:span>.sortedKeys[<text:span text:style-name="T4">0</text:span>]];</text:p>
      <text:p text:style-name="P2">}</text:p>
      <text:p text:style-name="P2">}</text:p>
      <text:p text:style-name="P7"/>
      <text:p text:style-name="P6">/*</text:p>
      <text:p text:style-name="P6">==============================================================================</text:p>
      <text:p text:style-name="P6">METHOD 4: HEALTH CHECKING (Real Production Systems Need This!)</text:p>
      <text:p text:style-name="P6">==============================================================================</text:p>
      <text:p text:style-name="P7"/>
      <text:p text:style-name="P6">WHY IS THIS IMPORTANT?</text:p>
      <text:p text:style-name="P6">- A server can CRASH or BECOME SLOW</text:p>
      <text:p text:style-name="P6">- Load balancer should DETECT this and STOP sending requests</text:p>
      <text:p text:style-name="P6">- Solution: Periodically CHECK if servers are alive</text:p>
      <text:p text:style-name="P7"><text:soft-page-break/></text:p>
      <text:p text:style-name="P6">HOW DOES IT WORK?</text:p>
      <text:p text:style-name="P6">1. Every N seconds, send a PING to each server</text:p>
      <text:p text:style-name="P6">2. If server responds quickly = HEALTHY</text:p>
      <text:p text:style-name="P6">3. If server doesn't respond = UNHEALTHY</text:p>
      <text:p text:style-name="P6">4. Don't send requests to unhealthy servers</text:p>
      <text:p text:style-name="P6">*/</text:p>
      <text:p text:style-name="P7"/>
      <text:p text:style-name="P2"><text:span text:style-name="T1">class</text:span> <text:span text:style-name="T6">HealthCheckBalancer</text:span> {</text:p>
      <text:p text:style-name="P2"><text:span text:style-name="T1">constructor</text:span>(<text:span text:style-name="T6">servers</text:span>, <text:span text:style-name="T6">checkInterval</text:span> <text:span text:style-name="T1">=</text:span> <text:span text:style-name="T4">5000</text:span>, <text:span text:style-name="T6">timeout</text:span> <text:span text:style-name="T1">=</text:span> <text:span text:style-name="T4">2000</text:span>) {</text:p>
      <text:p text:style-name="P6">// checkInterval: Check health every 5 seconds</text:p>
      <text:p text:style-name="P6">// timeout: Server must respond within 2 seconds</text:p>
      <text:p text:style-name="P2"><text:span text:style-name="T4">this</text:span>.servers <text:span text:style-name="T1">=</text:span> servers;</text:p>
      <text:p text:style-name="P2"><text:span text:style-name="T4">this</text:span>.checkInterval <text:span text:style-name="T1">=</text:span> checkInterval;</text:p>
      <text:p text:style-name="P2"><text:span text:style-name="T4">this</text:span>.timeout <text:span text:style-name="T1">=</text:span> timeout;</text:p>
      <text:p text:style-name="P6">// Track health status of each server</text:p>
      <text:p text:style-name="P2"><text:span text:style-name="T4">this</text:span>.healthStatus <text:span text:style-name="T1">=</text:span> {};</text:p>
      <text:p text:style-name="P2">servers.<text:span text:style-name="T2">forEach</text:span>(<text:span text:style-name="T6">server</text:span> <text:span text:style-name="T1">=&gt;</text:span> {</text:p>
      <text:p text:style-name="P2"><text:span text:style-name="T4">this</text:span>.healthStatus[server] <text:span text:style-name="T1">=</text:span> <text:span text:style-name="T4">true</text:span>; <text:span text:style-name="T7">// Assume healthy initially</text:span></text:p>
      <text:p text:style-name="P2">});</text:p>
      <text:p text:style-name="P6">// Start health checking</text:p>
      <text:p text:style-name="P2"><text:span text:style-name="T4">this</text:span>.<text:span text:style-name="T2">startHealthChecks</text:span>();</text:p>
      <text:p text:style-name="P2">}</text:p>
      <text:p text:style-name="P7"/>
      <text:p text:style-name="P2"><text:span text:style-name="T2">startHealthChecks</text:span>() {</text:p>
      <text:p text:style-name="P6">// Every 5 seconds, check all servers</text:p>
      <text:p text:style-name="P2"><text:span text:style-name="T2">setInterval</text:span>(() <text:span text:style-name="T1">=&gt;</text:span> {</text:p>
      <text:p text:style-name="P2"><text:span text:style-name="T4">this</text:span>.<text:span text:style-name="T2">checkAllServers</text:span>();</text:p>
      <text:p text:style-name="P2">}, <text:span text:style-name="T4">this</text:span>.checkInterval);</text:p>
      <text:p text:style-name="P2">}</text:p>
      <text:p text:style-name="P7"/>
      <text:p text:style-name="P2"><text:span text:style-name="T1">async</text:span> <text:span text:style-name="T2">checkAllServers</text:span>() {</text:p>
      <text:p text:style-name="P6">// Check each server in parallel</text:p>
      <text:p text:style-name="P2"><text:span text:style-name="T1">for</text:span> (<text:span text:style-name="T1">const</text:span> <text:span text:style-name="T4">server</text:span> <text:span text:style-name="T1">of</text:span> <text:span text:style-name="T4">this</text:span>.servers) {</text:p>
      <text:p text:style-name="P2"><text:span text:style-name="T4">this</text:span>.<text:span text:style-name="T2">checkServer</text:span>(server);</text:p>
      <text:p text:style-name="P2">}</text:p>
      <text:p text:style-name="P2">}</text:p>
      <text:p text:style-name="P7"/>
      <text:p text:style-name="P2"><text:span text:style-name="T1">async</text:span> <text:span text:style-name="T2">checkServer</text:span>(<text:span text:style-name="T6">server</text:span>) {</text:p>
      <text:p text:style-name="P2"><text:span text:style-name="T1">try</text:span> {</text:p>
      <text:p text:style-name="P6">// Try to reach the server with a timeout</text:p>
      <text:p text:style-name="P2"><text:span text:style-name="T1">const</text:span> <text:span text:style-name="T4">response</text:span> <text:span text:style-name="T1">=</text:span> <text:span text:style-name="T1">await</text:span> axios.<text:span text:style-name="T2">get</text:span>(<text:span text:style-name="T3">`${</text:span>server<text:span text:style-name="T3">}/health`</text:span>, {</text:p>
      <text:p text:style-name="P2">timeout: <text:span text:style-name="T4">this</text:span>.timeout</text:p>
      <text:p text:style-name="P2">});</text:p>
      <text:p text:style-name="P6">// If successful, mark as healthy</text:p>
      <text:p text:style-name="P2"><text:span text:style-name="T1">if</text:span> (response.status <text:span text:style-name="T1">===</text:span> <text:span text:style-name="T4">200</text:span>) {</text:p>
      <text:p text:style-name="P2"><text:span text:style-name="T4">this</text:span>.healthStatus[server] <text:span text:style-name="T1">=</text:span> <text:span text:style-name="T4">true</text:span>;</text:p>
      <text:p text:style-name="P2">console.<text:span text:style-name="T2">log</text:span>(<text:span text:style-name="T3">`✓ Server ${</text:span>server<text:span text:style-name="T3">} is HEALTHY`</text:span>);</text:p>
      <text:p text:style-name="P2">}</text:p>
      <text:p text:style-name="P2">} <text:span text:style-name="T1">catch</text:span> (error) {</text:p>
      <text:p text:style-name="P6"><text:soft-page-break/>// If failed, mark as unhealthy</text:p>
      <text:p text:style-name="P2"><text:span text:style-name="T4">this</text:span>.healthStatus[server] <text:span text:style-name="T1">=</text:span> <text:span text:style-name="T4">false</text:span>;</text:p>
      <text:p text:style-name="P2">console.<text:span text:style-name="T2">log</text:span>(<text:span text:style-name="T3">`✗ Server ${</text:span>server<text:span text:style-name="T3">} is UNHEALTHY`</text:span>);</text:p>
      <text:p text:style-name="P2">}</text:p>
      <text:p text:style-name="P2">}</text:p>
      <text:p text:style-name="P7"/>
      <text:p text:style-name="P6">// Get a HEALTHY server</text:p>
      <text:p text:style-name="P2"><text:span text:style-name="T2">getHealthyServers</text:span>() {</text:p>
      <text:p text:style-name="P2"><text:span text:style-name="T1">return</text:span> <text:span text:style-name="T4">this</text:span>.servers.<text:span text:style-name="T2">filter</text:span>(</text:p>
      <text:p text:style-name="P2"><text:span text:style-name="T6">server</text:span> <text:span text:style-name="T1">=&gt;</text:span> <text:span text:style-name="T4">this</text:span>.healthStatus[server]</text:p>
      <text:p text:style-name="P2">);</text:p>
      <text:p text:style-name="P2">}</text:p>
      <text:p text:style-name="P2">}</text:p>
      <text:p text:style-name="P7"/>
      <text:p text:style-name="P6">/*</text:p>
      <text:p text:style-name="P6">==============================================================================</text:p>
      <text:p text:style-name="P6">METHOD 5: STICKY SESSIONS (Keep User on Same Server)</text:p>
      <text:p text:style-name="P6">==============================================================================</text:p>
      <text:p text:style-name="P7"/>
      <text:p text:style-name="P6">WHY IS THIS IMPORTANT?</text:p>
      <text:p text:style-name="P6">- User logs in on Server 1, their session data stored there</text:p>
      <text:p text:style-name="P6">- Next request goes to Server 2 (doesn't have session data)</text:p>
      <text:p text:style-name="P6">- User has to log in AGAIN! Bad experience!</text:p>
      <text:p text:style-name="P6">- Solution: Keep same user on same server = STICKY SESSIONS</text:p>
      <text:p text:style-name="P7"/>
      <text:p text:style-name="P6">HOW DOES IT WORK?</text:p>
      <text:p text:style-name="P6">1. First request from user → assign a server, SET COOKIE</text:p>
      <text:p text:style-name="P6">2. Cookie contains: which server they're on</text:p>
      <text:p text:style-name="P6">3. Next requests → read cookie → send to same server</text:p>
      <text:p text:style-name="P6">4. Perfect for shopping carts, logged-in sessions, etc.</text:p>
      <text:p text:style-name="P7"/>
      <text:p text:style-name="P6">BONUS: Combine with CONSISTENT HASHING</text:p>
      <text:p text:style-name="P6">- Cookie might be lost or expired</text:p>
      <text:p text:style-name="P6">- Use consistent hashing as BACKUP</text:p>
      <text:p text:style-name="P6">- If cookie missing, hash user ID to get same server anyway</text:p>
      <text:p text:style-name="P6">*/</text:p>
      <text:p text:style-name="P7"/>
      <text:p text:style-name="P2"><text:span text:style-name="T1">class</text:span> <text:span text:style-name="T6">StickySessionBalancer</text:span> {</text:p>
      <text:p text:style-name="P2"><text:span text:style-name="T1">constructor</text:span>(<text:span text:style-name="T6">servers</text:span>) {</text:p>
      <text:p text:style-name="P2"><text:span text:style-name="T4">this</text:span>.consistentHash <text:span text:style-name="T1">=</text:span> <text:span text:style-name="T1">new</text:span> <text:span text:style-name="T2">ConsistentHashBalancer</text:span>(servers);</text:p>
      <text:p text:style-name="P2"><text:span text:style-name="T4">this</text:span>.servers <text:span text:style-name="T1">=</text:span> servers;</text:p>
      <text:p text:style-name="P2">}</text:p>
      <text:p text:style-name="P7"/>
      <text:p text:style-name="P6">// Get server for request</text:p>
      <text:p text:style-name="P6">// req = incoming HTTP request (has cookies)</text:p>
      <text:p text:style-name="P2"><text:span text:style-name="T2">getServer</text:span>(<text:span text:style-name="T6">req</text:span>) {</text:p>
      <text:p text:style-name="P6">// Check if user has a sticky session cookie</text:p>
      <text:p text:style-name="P2"><text:span text:style-name="T1">const</text:span> <text:span text:style-name="T4">sessionCookie</text:span> <text:span text:style-name="T1">=</text:span> req.cookies?.[<text:span text:style-name="T3">"loadbalancer-session"</text:span>];</text:p>
      <text:p text:style-name="P2"><text:span text:style-name="T1">if</text:span> (sessionCookie <text:span text:style-name="T1">&amp;&amp;</text:span> <text:span text:style-name="T4">this</text:span>.servers.<text:span text:style-name="T2">includes</text:span>(sessionCookie)) {</text:p>
      <text:p text:style-name="P6">// User has cookie pointing to valid server</text:p>
      <text:p text:style-name="P2"><text:soft-page-break/>console.<text:span text:style-name="T2">log</text:span>(<text:span text:style-name="T3">`Using session cookie: sending to ${</text:span>sessionCookie<text:span text:style-name="T3">}`</text:span>);</text:p>
      <text:p text:style-name="P2"><text:span text:style-name="T1">return</text:span> sessionCookie;</text:p>
      <text:p text:style-name="P2">}</text:p>
      <text:p text:style-name="P6">// No valid cookie, use consistent hash on user ID</text:p>
      <text:p text:style-name="P2"><text:span text:style-name="T1">const</text:span> <text:span text:style-name="T4">userId</text:span> <text:span text:style-name="T1">=</text:span> req.headers[<text:span text:style-name="T3">"user-id"</text:span>] <text:span text:style-name="T1">||</text:span> req.ip;</text:p>
      <text:p text:style-name="P2"><text:span text:style-name="T1">const</text:span> <text:span text:style-name="T4">server</text:span> <text:span text:style-name="T1">=</text:span> <text:span text:style-name="T4">this</text:span>.consistentHash.<text:span text:style-name="T2">getServer</text:span>(userId);</text:p>
      <text:p text:style-name="P2">console.<text:span text:style-name="T2">log</text:span>(<text:span text:style-name="T3">`No session cookie, using consistent hash. User: ${</text:span>userId<text:span text:style-name="T3">} -&gt; Server: ${</text:span>server<text:span text:style-name="T3">}`</text:span>);</text:p>
      <text:p text:style-name="P2"><text:span text:style-name="T1">return</text:span> server;</text:p>
      <text:p text:style-name="P2">}</text:p>
      <text:p text:style-name="P2">}</text:p>
      <text:p text:style-name="P7"/>
      <text:p text:style-name="P6">/*</text:p>
      <text:p text:style-name="P6">==============================================================================</text:p>
      <text:p text:style-name="P6">BONUS: RATE LIMITING</text:p>
      <text:p text:style-name="P6">==============================================================================</text:p>
      <text:p text:style-name="P7"/>
      <text:p text:style-name="P6">Some servers might get more requests than they can handle</text:p>
      <text:p text:style-name="P6">Solution: LIMIT requests going to each server</text:p>
      <text:p text:style-name="P6">*/</text:p>
      <text:p text:style-name="P7"/>
      <text:p text:style-name="P2"><text:span text:style-name="T1">class</text:span> <text:span text:style-name="T6">RateLimitBalancer</text:span> {</text:p>
      <text:p text:style-name="P2"><text:span text:style-name="T1">constructor</text:span>(<text:span text:style-name="T6">servers</text:span>, <text:span text:style-name="T6">maxRequestsPerServer</text:span> <text:span text:style-name="T1">=</text:span> <text:span text:style-name="T4">100</text:span>) {</text:p>
      <text:p text:style-name="P2"><text:span text:style-name="T4">this</text:span>.servers <text:span text:style-name="T1">=</text:span> servers;</text:p>
      <text:p text:style-name="P2"><text:span text:style-name="T4">this</text:span>.maxRequestsPerServer <text:span text:style-name="T1">=</text:span> maxRequestsPerServer;</text:p>
      <text:p text:style-name="P6">// Track active requests per server</text:p>
      <text:p text:style-name="P2"><text:span text:style-name="T4">this</text:span>.activeRequests <text:span text:style-name="T1">=</text:span> {};</text:p>
      <text:p text:style-name="P2">servers.<text:span text:style-name="T2">forEach</text:span>(<text:span text:style-name="T6">server</text:span> <text:span text:style-name="T1">=&gt;</text:span> {</text:p>
      <text:p text:style-name="P2"><text:span text:style-name="T4">this</text:span>.activeRequests[server] <text:span text:style-name="T1">=</text:span> <text:span text:style-name="T4">0</text:span>;</text:p>
      <text:p text:style-name="P2">});</text:p>
      <text:p text:style-name="P2">}</text:p>
      <text:p text:style-name="P7"/>
      <text:p text:style-name="P6">// Try to get a server (might return null if all busy)</text:p>
      <text:p text:style-name="P2"><text:span text:style-name="T2">getServer</text:span>() {</text:p>
      <text:p text:style-name="P6">// Find server with LEAST active requests</text:p>
      <text:p text:style-name="P2"><text:span text:style-name="T1">let</text:span> selectedServer <text:span text:style-name="T1">=</text:span> <text:span text:style-name="T4">null</text:span>;</text:p>
      <text:p text:style-name="P2"><text:span text:style-name="T1">let</text:span> minRequests <text:span text:style-name="T1">=</text:span> <text:span text:style-name="T4">Infinity</text:span>;</text:p>
      <text:p text:style-name="P2"><text:span text:style-name="T1">for</text:span> (<text:span text:style-name="T1">const</text:span> <text:span text:style-name="T4">server</text:span> <text:span text:style-name="T1">of</text:span> <text:span text:style-name="T4">this</text:span>.servers) {</text:p>
      <text:p text:style-name="P2"><text:span text:style-name="T1">if</text:span> (<text:span text:style-name="T4">this</text:span>.activeRequests[server] <text:span text:style-name="T1">&lt;</text:span> minRequests) {</text:p>
      <text:p text:style-name="P2">minRequests <text:span text:style-name="T1">=</text:span> <text:span text:style-name="T4">this</text:span>.activeRequests[server];</text:p>
      <text:p text:style-name="P2">selectedServer <text:span text:style-name="T1">=</text:span> server;</text:p>
      <text:p text:style-name="P2">}</text:p>
      <text:p text:style-name="P2">}</text:p>
      <text:p text:style-name="P6">// If selected server is too busy, return null</text:p>
      <text:p text:style-name="P2"><text:span text:style-name="T1">if</text:span> (minRequests <text:span text:style-name="T1">&gt;=</text:span> <text:span text:style-name="T4">this</text:span>.maxRequestsPerServer) {</text:p>
      <text:p text:style-name="P2"><text:span text:style-name="T1">return</text:span> <text:span text:style-name="T4">null</text:span>; <text:span text:style-name="T7">// Server overloaded!</text:span></text:p>
      <text:p text:style-name="P2">}</text:p>
      <text:p text:style-name="P2"><text:span text:style-name="T1">return</text:span> selectedServer;</text:p>
      <text:p text:style-name="P2">}</text:p>
      <text:p text:style-name="P7"/>
      <text:p text:style-name="P2"><text:span text:style-name="T2">incrementRequest</text:span>(<text:span text:style-name="T6">server</text:span>) {</text:p>
      <text:p text:style-name="P2"><text:soft-page-break/><text:span text:style-name="T4">this</text:span>.activeRequests[server]<text:span text:style-name="T1">++</text:span>;</text:p>
      <text:p text:style-name="P2">}</text:p>
      <text:p text:style-name="P7"/>
      <text:p text:style-name="P2"><text:span text:style-name="T2">decrementRequest</text:span>(<text:span text:style-name="T6">server</text:span>) {</text:p>
      <text:p text:style-name="P2"><text:span text:style-name="T4">this</text:span>.activeRequests[server]<text:span text:style-name="T1">--</text:span>;</text:p>
      <text:p text:style-name="P2">}</text:p>
      <text:p text:style-name="P2">}</text:p>
      <text:p text:style-name="P7"/>
      <text:p text:style-name="P6">/*</text:p>
      <text:p text:style-name="P6">==============================================================================</text:p>
      <text:p text:style-name="P6">REAL-WORLD EXAMPLE: COMBINING MULTIPLE METHODS</text:p>
      <text:p text:style-name="P6">==============================================================================</text:p>
      <text:p text:style-name="P7"/>
      <text:p text:style-name="P6">Instagram doesn't use just ONE method. They use:</text:p>
      <text:p text:style-name="P6">1. Consistent Hashing (so same user hits same cache servers)</text:p>
      <text:p text:style-name="P6">2. Health Checking (detect dead servers)</text:p>
      <text:p text:style-name="P6">3. Weighted Round Robin (newer servers get more load)</text:p>
      <text:p text:style-name="P6">4. Rate Limiting (prevent server overload)</text:p>
      <text:p text:style-name="P7"/>
      <text:p text:style-name="P6">Let's create a PRODUCTION-GRADE balancer that uses all of these:</text:p>
      <text:p text:style-name="P6">*/</text:p>
      <text:p text:style-name="P7"/>
      <text:p text:style-name="P2"><text:span text:style-name="T1">class</text:span> <text:span text:style-name="T6">ProductionLoadBalancer</text:span> {</text:p>
      <text:p text:style-name="P2"><text:span text:style-name="T1">constructor</text:span>(<text:span text:style-name="T6">serversWithWeights</text:span>) {</text:p>
      <text:p text:style-name="P6">// serversWithWeights = [</text:p>
      <text:p text:style-name="P6">// { url: "http://localhost:3000", weight: 5, maxRequests: 1000 },</text:p>
      <text:p text:style-name="P6">// { url: "http://localhost:3001", weight: 3, maxRequests: 800 },</text:p>
      <text:p text:style-name="P6">// { url: "http://localhost:3002", weight: 2, maxRequests: 500 }</text:p>
      <text:p text:style-name="P6">// ]</text:p>
      <text:p text:style-name="P2"><text:span text:style-name="T4">this</text:span>.serversWithWeights <text:span text:style-name="T1">=</text:span> serversWithWeights;</text:p>
      <text:p text:style-name="P2"><text:span text:style-name="T4">this</text:span>.serverUrls <text:span text:style-name="T1">=</text:span> serversWithWeights.<text:span text:style-name="T2">map</text:span>(<text:span text:style-name="T6">s</text:span> <text:span text:style-name="T1">=&gt;</text:span> s.url);</text:p>
      <text:p text:style-name="P6">// Initialize all the balancing methods</text:p>
      <text:p text:style-name="P2"><text:span text:style-name="T4">this</text:span>.consistentHash <text:span text:style-name="T1">=</text:span> <text:span text:style-name="T1">new</text:span> <text:span text:style-name="T2">ConsistentHashBalancer</text:span>(<text:span text:style-name="T4">this</text:span>.serverUrls);</text:p>
      <text:p text:style-name="P2"><text:span text:style-name="T4">this</text:span>.healthCheck <text:span text:style-name="T1">=</text:span> <text:span text:style-name="T1">new</text:span> <text:span text:style-name="T2">HealthCheckBalancer</text:span>(<text:span text:style-name="T4">this</text:span>.serverUrls);</text:p>
      <text:p text:style-name="P2"><text:span text:style-name="T4">this</text:span>.activeRequests <text:span text:style-name="T1">=</text:span> {};</text:p>
      <text:p text:style-name="P2"><text:span text:style-name="T4">this</text:span>.maxRequests <text:span text:style-name="T1">=</text:span> {};</text:p>
      <text:p text:style-name="P2">serversWithWeights.<text:span text:style-name="T2">forEach</text:span>(<text:span text:style-name="T6">s</text:span> <text:span text:style-name="T1">=&gt;</text:span> {</text:p>
      <text:p text:style-name="P2"><text:span text:style-name="T4">this</text:span>.activeRequests[s.url] <text:span text:style-name="T1">=</text:span> <text:span text:style-name="T4">0</text:span>;</text:p>
      <text:p text:style-name="P2"><text:span text:style-name="T4">this</text:span>.maxRequests[s.url] <text:span text:style-name="T1">=</text:span> s.maxRequests;</text:p>
      <text:p text:style-name="P2">});</text:p>
      <text:p text:style-name="P2">}</text:p>
      <text:p text:style-name="P7"/>
      <text:p text:style-name="P6">// MAIN METHOD: Get the best server for this request</text:p>
      <text:p text:style-name="P2"><text:span text:style-name="T2">getServer</text:span>(<text:span text:style-name="T6">req</text:span>) {</text:p>
      <text:p text:style-name="P6">// Step 1: Only consider HEALTHY servers</text:p>
      <text:p text:style-name="P2"><text:span text:style-name="T1">const</text:span> <text:span text:style-name="T4">healthyServers</text:span> <text:span text:style-name="T1">=</text:span> <text:span text:style-name="T4">this</text:span>.healthCheck.<text:span text:style-name="T2">getHealthyServers</text:span>();</text:p>
      <text:p text:style-name="P2"><text:span text:style-name="T1">if</text:span> (healthyServers.<text:span text:style-name="T4">length</text:span> <text:span text:style-name="T1">===</text:span> <text:span text:style-name="T4">0</text:span>) {</text:p>
      <text:p text:style-name="P2">console.<text:span text:style-name="T2">error</text:span>(<text:span text:style-name="T3">"CRITICAL: No healthy servers available!"</text:span>);</text:p>
      <text:p text:style-name="P2"><text:span text:style-name="T1">return</text:span> <text:span text:style-name="T4">null</text:span>;</text:p>
      <text:p text:style-name="P2">}</text:p>
      <text:p text:style-name="P6"><text:soft-page-break/>// Step 2: Use consistent hash to find best candidate</text:p>
      <text:p text:style-name="P2"><text:span text:style-name="T1">const</text:span> <text:span text:style-name="T4">userId</text:span> <text:span text:style-name="T1">=</text:span> req.headers[<text:span text:style-name="T3">"user-id"</text:span>] <text:span text:style-name="T1">||</text:span> req.ip;</text:p>
      <text:p text:style-name="P2"><text:span text:style-name="T1">let</text:span> preferredServer <text:span text:style-name="T1">=</text:span> <text:span text:style-name="T4">this</text:span>.consistentHash.<text:span text:style-name="T2">getServer</text:span>(userId);</text:p>
      <text:p text:style-name="P6">// Step 3: Check if preferred server is healthy</text:p>
      <text:p text:style-name="P2"><text:span text:style-name="T1">if</text:span> (healthyServers.<text:span text:style-name="T2">includes</text:span>(preferredServer)) {</text:p>
      <text:p text:style-name="P6">// Check if it's not overloaded</text:p>
      <text:p text:style-name="P2"><text:span text:style-name="T1">if</text:span> (<text:span text:style-name="T4">this</text:span>.activeRequests[preferredServer] <text:span text:style-name="T1">&lt;</text:span> </text:p>
      <text:p text:style-name="P2"><text:span text:style-name="T4">this</text:span>.maxRequests[preferredServer]) {</text:p>
      <text:p text:style-name="P2"><text:span text:style-name="T1">return</text:span> preferredServer;</text:p>
      <text:p text:style-name="P2">}</text:p>
      <text:p text:style-name="P2">}</text:p>
      <text:p text:style-name="P6">// Step 4: If preferred server is busy/unhealthy, </text:p>
      <text:p text:style-name="P6">// find least loaded healthy server</text:p>
      <text:p text:style-name="P2"><text:span text:style-name="T1">let</text:span> selectedServer <text:span text:style-name="T1">=</text:span> healthyServers[<text:span text:style-name="T4">0</text:span>];</text:p>
      <text:p text:style-name="P2"><text:span text:style-name="T1">let</text:span> minLoad <text:span text:style-name="T1">=</text:span> <text:span text:style-name="T4">this</text:span>.activeRequests[selectedServer];</text:p>
      <text:p text:style-name="P2"><text:span text:style-name="T1">for</text:span> (<text:span text:style-name="T1">const</text:span> <text:span text:style-name="T4">server</text:span> <text:span text:style-name="T1">of</text:span> healthyServers) {</text:p>
      <text:p text:style-name="P2"><text:span text:style-name="T1">const</text:span> <text:span text:style-name="T2">loadPercentage</text:span> <text:span text:style-name="T1">=</text:span> (</text:p>
      <text:p text:style-name="P2"><text:span text:style-name="T4">this</text:span>.activeRequests[server] <text:span text:style-name="T1">/</text:span> </text:p>
      <text:p text:style-name="P2"><text:span text:style-name="T4">this</text:span>.maxRequests[server]</text:p>
      <text:p text:style-name="P2">);</text:p>
      <text:p text:style-name="P2"><text:span text:style-name="T1">if</text:span> (loadPercentage <text:span text:style-name="T1">&lt;</text:span> minLoad) {</text:p>
      <text:p text:style-name="P2">minLoad <text:span text:style-name="T1">=</text:span> loadPercentage;</text:p>
      <text:p text:style-name="P2">selectedServer <text:span text:style-name="T1">=</text:span> server;</text:p>
      <text:p text:style-name="P2">}</text:p>
      <text:p text:style-name="P2">}</text:p>
      <text:p text:style-name="P2"><text:span text:style-name="T1">return</text:span> selectedServer;</text:p>
      <text:p text:style-name="P2">}</text:p>
      <text:p text:style-name="P7"/>
      <text:p text:style-name="P2"><text:span text:style-name="T2">recordRequest</text:span>(<text:span text:style-name="T6">server</text:span>) {</text:p>
      <text:p text:style-name="P2"><text:span text:style-name="T4">this</text:span>.activeRequests[server]<text:span text:style-name="T1">++</text:span>;</text:p>
      <text:p text:style-name="P2">}</text:p>
      <text:p text:style-name="P7"/>
      <text:p text:style-name="P2"><text:span text:style-name="T2">recordResponse</text:span>(<text:span text:style-name="T6">server</text:span>) {</text:p>
      <text:p text:style-name="P2"><text:span text:style-name="T4">this</text:span>.activeRequests[server]<text:span text:style-name="T1">--</text:span>;</text:p>
      <text:p text:style-name="P2">}</text:p>
      <text:p text:style-name="P2">}</text:p>
      <text:p text:style-name="P7"/>
      <text:p text:style-name="P6">/*</text:p>
      <text:p text:style-name="P6">==============================================================================</text:p>
      <text:p text:style-name="P6">PRACTICAL EXPRESS APP USING PRODUCTION BALANCER</text:p>
      <text:p text:style-name="P6">==============================================================================</text:p>
      <text:p text:style-name="P6">*/</text:p>
      <text:p text:style-name="P7"/>
      <text:p text:style-name="P2"><text:span text:style-name="T1">const</text:span> <text:span text:style-name="T4">app</text:span> <text:span text:style-name="T1">=</text:span> <text:span text:style-name="T2">express</text:span>();</text:p>
      <text:p text:style-name="P2">app.<text:span text:style-name="T2">use</text:span>(express.<text:span text:style-name="T2">json</text:span>());</text:p>
      <text:p text:style-name="P7"/>
      <text:p text:style-name="P6">// Initialize our production load balancer</text:p>
      <text:p text:style-name="P2"><text:span text:style-name="T1">const</text:span> <text:span text:style-name="T4">balancer</text:span> <text:span text:style-name="T1">=</text:span> <text:span text:style-name="T1">new</text:span> <text:span text:style-name="T2">ProductionLoadBalancer</text:span>([</text:p>
      <text:p text:style-name="P2">{ url: <text:span text:style-name="T3">"http://localhost:3000"</text:span>, weight: <text:span text:style-name="T4">5</text:span>, maxRequests: <text:span text:style-name="T4">1000</text:span> },</text:p>
      <text:p text:style-name="P2">{ url: <text:span text:style-name="T3">"http://localhost:3001"</text:span>, weight: <text:span text:style-name="T4">3</text:span>, maxRequests: <text:span text:style-name="T4">800</text:span> },</text:p>
      <text:p text:style-name="P2"><text:soft-page-break/>{ url: <text:span text:style-name="T3">"http://localhost:3002"</text:span>, weight: <text:span text:style-name="T4">2</text:span>, maxRequests: <text:span text:style-name="T4">500</text:span> }</text:p>
      <text:p text:style-name="P2">]);</text:p>
      <text:p text:style-name="P7"/>
      <text:p text:style-name="P6">// Main route: Forward all requests to appropriate server</text:p>
      <text:p text:style-name="P2">app.<text:span text:style-name="T2">use</text:span>(<text:span text:style-name="T1">async</text:span> (<text:span text:style-name="T6">req</text:span>, <text:span text:style-name="T6">res</text:span>) <text:span text:style-name="T1">=&gt;</text:span> {</text:p>
      <text:p text:style-name="P2"><text:span text:style-name="T1">try</text:span> {</text:p>
      <text:p text:style-name="P6">// Step 1: Get the best server</text:p>
      <text:p text:style-name="P2"><text:span text:style-name="T1">const</text:span> <text:span text:style-name="T4">targetServer</text:span> <text:span text:style-name="T1">=</text:span> balancer.<text:span text:style-name="T2">getServer</text:span>(req);</text:p>
      <text:p text:style-name="P2"><text:span text:style-name="T1">if</text:span> (<text:span text:style-name="T1">!</text:span>targetServer) {</text:p>
      <text:p text:style-name="P2"><text:span text:style-name="T1">return</text:span> res.<text:span text:style-name="T2">status</text:span>(<text:span text:style-name="T4">503</text:span>).<text:span text:style-name="T2">send</text:span>(<text:span text:style-name="T3">"All servers are overloaded!"</text:span>);</text:p>
      <text:p text:style-name="P2">}</text:p>
      <text:p text:style-name="P6">// Step 2: Record that we're sending a request</text:p>
      <text:p text:style-name="P2">balancer.<text:span text:style-name="T2">recordRequest</text:span>(targetServer);</text:p>
      <text:p text:style-name="P2"><text:span text:style-name="T1">try</text:span> {</text:p>
      <text:p text:style-name="P6">// Step 3: Forward the request</text:p>
      <text:p text:style-name="P2"><text:span text:style-name="T1">const</text:span> <text:span text:style-name="T4">response</text:span> <text:span text:style-name="T1">=</text:span> <text:span text:style-name="T1">await</text:span> <text:span text:style-name="T2">axios</text:span>({</text:p>
      <text:p text:style-name="P2">method: req.method,</text:p>
      <text:p text:style-name="P2">url: <text:span text:style-name="T3">`${</text:span>targetServer<text:span text:style-name="T3">}${</text:span>req<text:span text:style-name="T3">.</text:span>url<text:span text:style-name="T3">}`</text:span>,</text:p>
      <text:p text:style-name="P2">data: req.body,</text:p>
      <text:p text:style-name="P2">timeout: <text:span text:style-name="T4">30000</text:span></text:p>
      <text:p text:style-name="P2">});</text:p>
      <text:p text:style-name="P6">// Step 4: Send response back to client</text:p>
      <text:p text:style-name="P2">res.<text:span text:style-name="T2">status</text:span>(response.status).<text:span text:style-name="T2">send</text:span>(response.data);</text:p>
      <text:p text:style-name="P2">} <text:span text:style-name="T1">finally</text:span> {</text:p>
      <text:p text:style-name="P6">// Step 5: Always record that request is done</text:p>
      <text:p text:style-name="P2">balancer.<text:span text:style-name="T2">recordResponse</text:span>(targetServer);</text:p>
      <text:p text:style-name="P2">}</text:p>
      <text:p text:style-name="P2">} <text:span text:style-name="T1">catch</text:span> (error) {</text:p>
      <text:p text:style-name="P2">console.<text:span text:style-name="T2">error</text:span>(<text:span text:style-name="T3">"Balancer error:"</text:span>, error.message);</text:p>
      <text:p text:style-name="P2">res.<text:span text:style-name="T2">status</text:span>(<text:span text:style-name="T4">502</text:span>).<text:span text:style-name="T2">send</text:span>(<text:span text:style-name="T3">"Bad Gateway: "</text:span> <text:span text:style-name="T1">+</text:span> error.message);</text:p>
      <text:p text:style-name="P2">}</text:p>
      <text:p text:style-name="P2">});</text:p>
      <text:p text:style-name="P7"/>
      <text:p text:style-name="P6">// Start the load balancer</text:p>
      <text:p text:style-name="P2">app.<text:span text:style-name="T2">listen</text:span>(<text:span text:style-name="T4">3000</text:span>, () <text:span text:style-name="T1">=&gt;</text:span> {</text:p>
      <text:p text:style-name="P2">console.<text:span text:style-name="T2">log</text:span>(<text:span text:style-name="T3">"🚀 Production Load Balancer running on port 3000"</text:span>);</text:p>
      <text:p text:style-name="P2">console.<text:span text:style-name="T2">log</text:span>(<text:span text:style-name="T3">"📊 Using: Consistent Hashing + Health Checks + Rate Limiting"</text:span>);</text:p>
      <text:p text:style-name="P2">});</text:p>
      <text:p text:style-name="P7"/>
      <text:p text:style-name="P6">/*</text:p>
      <text:p text:style-name="P6">==============================================================================</text:p>
      <text:p text:style-name="P6">KEY LEARNINGS - "TEACH YOU HOW TO FISH"</text:p>
      <text:p text:style-name="P6">==============================================================================</text:p>
      <text:p text:style-name="P7"/>
      <text:p text:style-name="P6">1. ROUND ROBIN: Simple, fair distribution</text:p>
      <text:p text:style-name="P6">- Use when: All servers are identical in power</text:p>
      <text:p text:style-name="P6">- Example: 3 identical cloud servers</text:p>
      <text:p text:style-name="P7"/>
      <text:p text:style-name="P6">2. WEIGHTED ROUND ROBIN: Fair for different server powers</text:p>
      <text:p text:style-name="P6">- Use when: Different servers have different specs</text:p>
      <text:p text:style-name="P6"><text:soft-page-break/>- Example: 1 powerful server + 2 weaker servers</text:p>
      <text:p text:style-name="P7"/>
      <text:p text:style-name="P6">3. CONSISTENT HASHING: Keep user traffic on same server</text:p>
      <text:p text:style-name="P6">- Use when: Caching or session storage needed</text:p>
      <text:p text:style-name="P6">- Example: Redis cache per server, user data</text:p>
      <text:p text:style-name="P6">- Benefit: If server dies, only some users affected, not all!</text:p>
      <text:p text:style-name="P7"/>
      <text:p text:style-name="P6">4. HEALTH CHECKING: Remove dead servers</text:p>
      <text:p text:style-name="P6">- Use when: Servers can fail</text:p>
      <text:p text:style-name="P6">- Example: Real production (servers ALWAYS fail sometimes!)</text:p>
      <text:p text:style-name="P7"/>
      <text:p text:style-name="P6">5. RATE LIMITING: Prevent overload</text:p>
      <text:p text:style-name="P6">- Use when: Requests arrive faster than servers can process</text:p>
      <text:p text:style-name="P6">- Example: 10 million users on Instagram</text:p>
      <text:p text:style-name="P7"/>
      <text:p text:style-name="P6">HOW COMPANIES USE THESE:</text:p>
      <text:p text:style-name="P7"/>
      <text:p text:style-name="P6">FACEBOOK:</text:p>
      <text:p text:style-name="P6">- Health checking to detect crashes instantly</text:p>
      <text:p text:style-name="P6">- Consistent hashing for their massive cache layer</text:p>
      <text:p text:style-name="P6">- Weighted round robin for gradual rollouts (new server gets 1%, then 10%, then 50%)</text:p>
      <text:p text:style-name="P7"/>
      <text:p text:style-name="P6">INSTAGRAM:</text:p>
      <text:p text:style-name="P6">- Same as Facebook (Instagram = owned by Meta)</text:p>
      <text:p text:style-name="P6">- Multiple load balancer layers (DNS load balancer, TCP load balancer, HTTP load balancer)</text:p>
      <text:p text:style-name="P6">- Sophisticated health checks (not just ping, but check database connections)</text:p>
      <text:p text:style-name="P7"/>
      <text:p text:style-name="P6">NETFLIX:</text:p>
      <text:p text:style-name="P6">- Similar but focused on STREAMING (more complex)</text:p>
      <text:p text:style-name="P6">- Consistent hashing for CDN (Content Delivery Network)</text:p>
      <text:p text:style-name="P6">- Predictable load calculation (peak hours, trending movies, etc.)</text:p>
      <text:p text:style-name="P7"/>
      <text:p text:style-name="P6">AMAZON:</text:p>
      <text:p text:style-name="P6">- All of the above plus:</text:p>
      <text:p text:style-name="P6">- Geographic routing (send US users to US servers)</text:p>
      <text:p text:style-name="P6">- Machine learning to predict load spikes</text:p>
      <text:p text:style-name="P6">- Automatic scaling (add more servers when needed)</text:p>
      <text:p text:style-name="P7"/>
      <text:p text:style-name="P6">==============================================================================</text:p>
      <text:p text:style-name="P7"/>
      <text:p text:style-name="P6">YOUR NEXT STEPS TO LEARN:</text:p>
      <text:p text:style-name="P6">1. ✓ Understand Round Robin</text:p>
      <text:p text:style-name="P6">2. ✓ Understand Weighted Round Robin</text:p>
      <text:p text:style-name="P6">3. ✓ Understand Consistent Hashing (hardest!)</text:p>
      <text:p text:style-name="P6">4. ✓ Understand Health Checking</text:p>
      <text:p text:style-name="P6">5. ✓ Understand Sticky Sessions</text:p>
      <text:p text:style-name="P6">6. ✓ Combine them (I showed you!)</text:p>
      <text:p text:style-name="P6">7. Next: Learn about DNS Load Balancing (geolocation-based)</text:p>
      <text:p text:style-name="P6">8. Next: Learn about TCP Load Balancing (Layer 4)</text:p>
      <text:p text:style-name="P6">9. Next: Learn about HTTP Load Balancing (Layer 7) - what you're doing</text:p>
      <text:p text:style-name="P6"><text:soft-page-break/>10. Next: Learn about KUBERNETES and container orchestration!</text:p>
      <text:p text:style-name="P7"/>
      <text:p text:style-name="P6">You're learning IMPORTANT stuff. Keep going! 💪</text:p>
      <text:p text:style-name="P7"/>
      <text:p text:style-name="P6">==============================================================================</text:p>
      <text:p text:style-name="P6">*/</text:p>
      <text:p text:style-name="P7"/>
      <text:p text:style-name="P6">// Export all classes so you can use them separately</text:p>
      <text:p text:style-name="P2"><text:span text:style-name="T4">module</text:span>.<text:span text:style-name="T4">exports</text:span> <text:span text:style-name="T1">=</text:span> {</text:p>
      <text:p text:style-name="P2">RoundRobinBalancer,</text:p>
      <text:p text:style-name="P2">WeightedRoundRobinBalancer,</text:p>
      <text:p text:style-name="P2">ConsistentHashBalancer,</text:p>
      <text:p text:style-name="P2">HealthCheckBalancer,</text:p>
      <text:p text:style-name="P2">StickySessionBalancer,</text:p>
      <text:p text:style-name="P2">RateLimitBalancer,</text:p>
      <text:p text:style-name="P2">ProductionLoadBalancer</text:p>
      <text:p text:style-name="P2">};</text:p>
      <text:p text:style-name="P3"/>
      <text:p text:style-name="Standard"/>
      <text:p text:style-name="Standard"/>
      <text:p text:style-name="P6">/*</text:p>
      <text:p text:style-name="P6">==============================================================================</text:p>
      <text:p text:style-name="P6">LOAD BALANCER METHOD COMPARISON &amp; QUICK REFERENCE</text:p>
      <text:p text:style-name="P6">==============================================================================</text:p>
      <text:p text:style-name="P7"/>
      <text:p text:style-name="P6">Use this guide to decide WHICH METHOD to use for YOUR situation</text:p>
      <text:p text:style-name="P6">*/</text:p>
      <text:p text:style-name="P7"/>
      <text:p text:style-name="P2"><text:span text:style-name="T1">const</text:span> <text:span text:style-name="T4">comparisonTable</text:span> <text:span text:style-name="T1">=</text:span> <text:span text:style-name="T3">`</text:span></text:p>
      <text:p text:style-name="P7"/>
      <text:p text:style-name="P9">╔════════════════════╦════════════╦═══════════╦═══════════╦═════════════╦════════════╗</text:p>
      <text:p text:style-name="P9">║ <text:span text:style-name="T8">METHOD ║ COMPLEXITY ║ FAIRNESS ║ CACHING ║ BEST FOR ║ EXAMPLE ║</text:span></text:p>
      <text:p text:style-name="P9">╠════════════════════╬════════════╬═══════════╬═══════════╬═════════════╬════════════╣</text:p>
      <text:p text:style-name="P9">║ <text:span text:style-name="T8">Round Robin ║ ⭐ (Low) ║ Perfect ║ ❌ Bad ║ Simple APIs ║ Payment ║</text:span></text:p>
      <text:p text:style-name="P9">║ ║ ║ <text:span text:style-name="T8">(if equal)║ (different║ All servers ║ processing ║</text:span></text:p>
      <text:p text:style-name="P9">║ ║ ║ ║ <text:span text:style-name="T8">every time║ identical ║ (stateless)║</text:span></text:p>
      <text:p text:style-name="P9">║────────────────────┼────────────┼───────────┼───────────┼─────────────┼────────────┤</text:p>
      <text:p text:style-name="P9">║ <text:span text:style-name="T8">Weighted RR ║ ⭐⭐ ║ Good ║ ❌ Bad ║ Different ║ Mixed cloud║</text:span></text:p>
      <text:p text:style-name="P9">║ ║ <text:span text:style-name="T8">(Medium) ║ (weighted)║ ║ server power║ instances ║</text:span></text:p>
      <text:p text:style-name="P9">║ ║ ║ ║ ║ ║ <text:span text:style-name="T8">(t3, t4, ║</text:span></text:p>
      <text:p text:style-name="P9">║ ║ ║ ║ ║ ║ <text:span text:style-name="T8">m5 types) ║</text:span></text:p>
      <text:p text:style-name="P9">║────────────────────┼────────────┼───────────┼───────────┼─────────────┼────────────┤</text:p>
      <text:p text:style-name="P9">║ <text:span text:style-name="T8">Consistent Hash ║ ⭐⭐⭐ ║ Fair ║ ✅ BEST ║ Session ║ Redis ║</text:span></text:p>
      <text:p text:style-name="P9">║ ║ <text:span text:style-name="T8">(Complex) ║ (hashed) ║ (same ║ persistence,║ cache layer║</text:span></text:p>
      <text:p text:style-name="P9">║ ║ ║ ║ <text:span text:style-name="T8">server) ║ caching ║ Facebook, ║</text:span></text:p>
      <text:p text:style-name="P9">║ ║ ║ ║ ║ ║ <text:span text:style-name="T8">Instagram ║</text:span></text:p>
      <text:p text:style-name="P9"><text:soft-page-break/>║────────────────────┼────────────┼───────────┼───────────┼─────────────┼────────────┤</text:p>
      <text:p text:style-name="P9">║ <text:span text:style-name="T8">Least Loaded ║ ⭐⭐ ║ Good ║ ❌ Bad ║ Variable ║ Video ║</text:span></text:p>
      <text:p text:style-name="P9">║ ║ <text:span text:style-name="T8">(Medium) ║ (by load) ║ ║ latency ║ streaming, ║</text:span></text:p>
      <text:p text:style-name="P9">║ ║ ║ ║ ║ <text:span text:style-name="T8">requests ║ uploads ║</text:span></text:p>
      <text:p text:style-name="P9">║────────────────────┼────────────┼───────────┼───────────┼─────────────┼────────────┤</text:p>
      <text:p text:style-name="P9">║ <text:span text:style-name="T8">Health Check ║ ⭐ ║ N/A ║ N/A ║ Preventing ║ ANY ║</text:span></text:p>
      <text:p text:style-name="P9">║ <text:span text:style-name="T8">(Add-on) ║ (Simple) ║ (with any)║ (with any)║ dead servers║ production ║</text:span></text:p>
      <text:p text:style-name="P9">║ ║ ║ ║ ║ ║ <text:span text:style-name="T8">system! ║</text:span></text:p>
      <text:p text:style-name="P9">║────────────────────┼────────────┼───────────┼───────────┼─────────────┼────────────┤</text:p>
      <text:p text:style-name="P9">║ <text:span text:style-name="T8">Sticky Sessions ║ ⭐⭐ ║ Sticky ║ ✅ GOOD ║ Web sessions║ Shopping ║</text:span></text:p>
      <text:p text:style-name="P9">║ <text:span text:style-name="T8">(Add-on) ║ (Medium) ║ (cookies) ║ (cookies) ║ Shopping ║ carts ║</text:span></text:p>
      <text:p text:style-name="P9">║ ║ ║ ║ ║ <text:span text:style-name="T8">carts ║ Forums ║</text:span></text:p>
      <text:p text:style-name="P9">║────────────────────┼────────────┼───────────┼───────────┼─────────────┼────────────┤</text:p>
      <text:p text:style-name="P9">║ <text:span text:style-name="T8">Rate Limiting ║ ⭐⭐ ║ N/A ║ N/A ║ Preventing ║ ANY high ║</text:span></text:p>
      <text:p text:style-name="P9">║ <text:span text:style-name="T8">(Add-on) ║ (Medium) ║ (with any)║ (with any)║ overload ║ traffic ║</text:span></text:p>
      <text:p text:style-name="P9">║ ║ ║ ║ ║ ║ <text:span text:style-name="T8">service! ║</text:span></text:p>
      <text:p text:style-name="P9">╚════════════════════╩════════════╩═══════════╩═══════════╩═════════════╩════════════╝</text:p>
      <text:p text:style-name="P7"/>
      <text:p text:style-name="P2"><text:span text:style-name="T3">`</text:span>;</text:p>
      <text:p text:style-name="P7"/>
      <text:p text:style-name="P2"><text:span text:style-name="T4">console</text:span>.<text:span text:style-name="T2">log</text:span>(<text:span text:style-name="T4">comparisonTable</text:span>);</text:p>
      <text:p text:style-name="P7"/>
      <text:p text:style-name="P6">/*</text:p>
      <text:p text:style-name="P6">==============================================================================</text:p>
      <text:p text:style-name="P6">DECISION FLOWCHART: What method should YOU use?</text:p>
      <text:p text:style-name="P6">==============================================================================</text:p>
      <text:p text:style-name="P6">*/</text:p>
      <text:p text:style-name="P7"/>
      <text:p text:style-name="P2"><text:span text:style-name="T1">const</text:span> <text:span text:style-name="T4">decisionFlow</text:span> <text:span text:style-name="T1">=</text:span> <text:span text:style-name="T3">`</text:span></text:p>
      <text:p text:style-name="P7"/>
      <text:p text:style-name="P10">START HERE: Choose your load balancing method</text:p>
      <text:p text:style-name="P7"/>
      <text:p text:style-name="P10">1️⃣ Do you have CACHING or SESSION DATA that must stay on same server?</text:p>
      <text:p text:style-name="P9">└─ <text:span text:style-name="T8">YES → Use CONSISTENT HASHING</text:span></text:p>
      <text:p text:style-name="P9">└─ <text:span text:style-name="T8">NO → Go to Question 2</text:span></text:p>
      <text:p text:style-name="P7"/>
      <text:p text:style-name="P10">2️⃣ Are all your servers IDENTICAL in power/specs?</text:p>
      <text:p text:style-name="P9">└─ <text:span text:style-name="T8">YES → Use ROUND ROBIN</text:span></text:p>
      <text:p text:style-name="P9">└─ <text:span text:style-name="T8">NO → Use WEIGHTED ROUND ROBIN</text:span></text:p>
      <text:p text:style-name="P7"/>
      <text:p text:style-name="P10">3️⃣ Do your requests have VARIABLE LATENCY?</text:p>
      <text:p text:style-name="P10">(Files vary widely in size, databases vary in response time)</text:p>
      <text:p text:style-name="P9">└─ <text:span text:style-name="T8">YES → Add LEAST-LOADED balancing on top</text:span></text:p>
      <text:p text:style-name="P9">└─ <text:span text:style-name="T8">NO → Skip this</text:span></text:p>
      <text:p text:style-name="P7"/>
      <text:p text:style-name="P10">4️⃣ Is this PRODUCTION and servers can CRASH?</text:p>
      <text:p text:style-name="P9"><text:soft-page-break/>└─ <text:span text:style-name="T8">YES → Add HEALTH CHECKING (REQUIRED!)</text:span></text:p>
      <text:p text:style-name="P9">└─ <text:span text:style-name="T8">NO → Skip this (only for dev/test)</text:span></text:p>
      <text:p text:style-name="P7"/>
      <text:p text:style-name="P10">5️⃣ Can requests overwhelm your servers?</text:p>
      <text:p text:style-name="P9">└─ <text:span text:style-name="T8">YES → Add RATE LIMITING</text:span></text:p>
      <text:p text:style-name="P9">└─ <text:span text:style-name="T8">NO → You're probably small startup 😄</text:span></text:p>
      <text:p text:style-name="P7"/>
      <text:p text:style-name="P2"><text:span text:style-name="T3">`</text:span>;</text:p>
      <text:p text:style-name="P7"/>
      <text:p text:style-name="P2"><text:span text:style-name="T4">console</text:span>.<text:span text:style-name="T2">log</text:span>(<text:span text:style-name="T4">decisionFlow</text:span>);</text:p>
      <text:p text:style-name="P7"/>
      <text:p text:style-name="P6">/*</text:p>
      <text:p text:style-name="P6">==============================================================================</text:p>
      <text:p text:style-name="P6">REAL COMPANIES AND THEIR APPROACHES</text:p>
      <text:p text:style-name="P6">==============================================================================</text:p>
      <text:p text:style-name="P6">*/</text:p>
      <text:p text:style-name="P7"/>
      <text:p text:style-name="P2"><text:span text:style-name="T1">const</text:span> <text:span text:style-name="T4">companies</text:span> <text:span text:style-name="T1">=</text:span> [</text:p>
      <text:p text:style-name="P2">{</text:p>
      <text:p text:style-name="P2">name: <text:span text:style-name="T3">"Facebook"</text:span>,</text:p>
      <text:p text:style-name="P2">methods: [<text:span text:style-name="T3">"Consistent Hashing"</text:span>, <text:span text:style-name="T3">"Health Checks"</text:span>, <text:span text:style-name="T3">"Weighted RR"</text:span>, <text:span text:style-name="T3">"Rate Limiting"</text:span>],</text:p>
      <text:p text:style-name="P2">why: <text:span text:style-name="T3">`</text:span></text:p>
      <text:p text:style-name="P10">- BILLION users worldwide</text:p>
      <text:p text:style-name="P10">- Massive cache layer (needs consistent hashing)</text:p>
      <text:p text:style-name="P10">- Servers constantly fail (needs health checks)</text:p>
      <text:p text:style-name="P10">- Different server types (needs weighted)</text:p>
      <text:p text:style-name="P10">- Prevent DDoS (needs rate limiting)</text:p>
      <text:p text:style-name="P2"><text:span text:style-name="T3">`</text:span>,</text:p>
      <text:p text:style-name="P2">architecture: <text:span text:style-name="T3">`</text:span></text:p>
      <text:p text:style-name="P10">DNS LB → Regional LB → Datacenter LB → Server</text:p>
      <text:p text:style-name="P10">All layers do some form of load balancing!</text:p>
      <text:p text:style-name="P10">`</text:p>
      <text:p text:style-name="P2">},</text:p>
      <text:p text:style-name="P2">{</text:p>
      <text:p text:style-name="P2">name: <text:span text:style-name="T3">"Netflix"</text:span>,</text:p>
      <text:p text:style-name="P2">methods: [<text:span text:style-name="T3">"Consistent Hashing"</text:span>, <text:span text:style-name="T3">"Health Checks"</text:span>, <text:span text:style-name="T3">"Intelligent Least-Loaded"</text:span>],</text:p>
      <text:p text:style-name="P2">why: <text:span text:style-name="T3">`</text:span></text:p>
      <text:p text:style-name="P10">- VIDEO STREAMING (large files, variable latency)</text:p>
      <text:p text:style-name="P10">- Geographic distribution (send content near you)</text:p>
      <text:p text:style-name="P10">- Predictive scaling (know peak hours in advance)</text:p>
      <text:p text:style-name="P10">- Session persistence (resume where you left off)</text:p>
      <text:p text:style-name="P2"><text:span text:style-name="T3">`</text:span>,</text:p>
      <text:p text:style-name="P2">architecture: <text:span text:style-name="T3">`</text:span></text:p>
      <text:p text:style-name="P10">1. DNS Load Balancer (geolocation)</text:p>
      <text:p text:style-name="P10">2. Regional Load Balancer (nearest servers)</text:p>
      <text:p text:style-name="P10">3. Service Load Balancer (actual servers)</text:p>
      <text:p text:style-name="P10">Each with fail-over and health checks</text:p>
      <text:p text:style-name="P10">`</text:p>
      <text:p text:style-name="P2">},</text:p>
      <text:p text:style-name="P2">{</text:p>
      <text:p text:style-name="P2"><text:soft-page-break/>name: <text:span text:style-name="T3">"Amazon AWS"</text:span>,</text:p>
      <text:p text:style-name="P2">methods: [<text:span text:style-name="T3">"ALL OF THEM"</text:span>, <text:span text:style-name="T3">"Machine Learning scaling"</text:span>],</text:p>
      <text:p text:style-name="P2">why: <text:span text:style-name="T3">`</text:span></text:p>
      <text:p text:style-name="P10">- Provides load balancing as a SERVICE to customers</text:p>
      <text:p text:style-name="P10">- AWS ELB (Elastic Load Balancer): Round Robin</text:p>
      <text:p text:style-name="P10">- AWS ALB (Application LB): Content-based routing</text:p>
      <text:p text:style-name="P10">- AWS NLB (Network LB): Extreme performance</text:p>
      <text:p text:style-name="P10">Plus custom ML models predict load spikes</text:p>
      <text:p text:style-name="P2"><text:span text:style-name="T3">`</text:span>,</text:p>
      <text:p text:style-name="P2">architecture: <text:span text:style-name="T3">`</text:span></text:p>
      <text:p text:style-name="P10">Internet → AWS Route 53 (DNS LB) →</text:p>
      <text:p text:style-name="P10">AWS ELB/ALB/NLB → Your servers</text:p>
      <text:p text:style-name="P10">Plus auto-scaling (add servers when needed)</text:p>
      <text:p text:style-name="P10">`</text:p>
      <text:p text:style-name="P2">},</text:p>
      <text:p text:style-name="P2">{</text:p>
      <text:p text:style-name="P2">name: <text:span text:style-name="T3">"Uber"</text:span>,</text:p>
      <text:p text:style-name="P2">methods: [<text:span text:style-name="T3">"Consistent Hashing"</text:span>, <text:span text:style-name="T3">"Geographic LB"</text:span>, <text:span text:style-name="T3">"Real-time load prediction"</text:span>],</text:p>
      <text:p text:style-name="P2">why: <text:span text:style-name="T3">`</text:span></text:p>
      <text:p text:style-name="P10">- Millions of drivers + passengers</text:p>
      <text:p text:style-name="P10">- Geographic routing (nearest driver to you)</text:p>
      <text:p text:style-name="P10">- Real-time demand prediction</text:p>
      <text:p text:style-name="P10">- Consistent hashing for ride state</text:p>
      <text:p text:style-name="P2"><text:span text:style-name="T3">`</text:span>,</text:p>
      <text:p text:style-name="P2">architecture: <text:span text:style-name="T3">`</text:span></text:p>
      <text:p text:style-name="P10">App → Geolocation-based DNS →</text:p>
      <text:p text:style-name="P10">Regional server cluster → Service mesh (Envoy)</text:p>
      <text:p text:style-name="P10">with intelligent load balancing</text:p>
      <text:p text:style-name="P10">`</text:p>
      <text:p text:style-name="P2">},</text:p>
      <text:p text:style-name="P2">{</text:p>
      <text:p text:style-name="P2">name: <text:span text:style-name="T3">"Discord"</text:span>,</text:p>
      <text:p text:style-name="P2">methods: [<text:span text:style-name="T3">"Consistent Hashing"</text:span>, <text:span text:style-name="T3">"Health Checks"</text:span>, <text:span text:style-name="T3">"Least-Loaded"</text:span>],</text:p>
      <text:p text:style-name="P2">why: <text:span text:style-name="T3">`</text:span></text:p>
      <text:p text:style-name="P10">- Gaming chat (low latency critical)</text:p>
      <text:p text:style-name="P10">- Sticky sessions (players on same server)</text:p>
      <text:p text:style-name="P10">- High concurrent connections (millions online)</text:p>
      <text:p text:style-name="P2"><text:span text:style-name="T3">`</text:span>,</text:p>
      <text:p text:style-name="P2">architecture: <text:span text:style-name="T3">`</text:span></text:p>
      <text:p text:style-name="P10">Client → LB → Voice server cluster</text:p>
      <text:p text:style-name="P10">(Strict consistency hash for voice continuity)</text:p>
      <text:p text:style-name="P10">`</text:p>
      <text:p text:style-name="P2">}</text:p>
      <text:p text:style-name="P2">];</text:p>
      <text:p text:style-name="P7"/>
      <text:p text:style-name="P2"><text:span text:style-name="T4">companies</text:span>.<text:span text:style-name="T2">forEach</text:span>(<text:span text:style-name="T6">company</text:span> <text:span text:style-name="T1">=&gt;</text:span> {</text:p>
      <text:p text:style-name="P2"><text:span text:style-name="T4">console</text:span>.<text:span text:style-name="T2">log</text:span>(<text:span text:style-name="T3">`</text:span><text:span text:style-name="T1">\n</text:span><text:span text:style-name="T3">${"=".</text:span><text:span text:style-name="T2">repeat</text:span><text:span text:style-name="T3">(</text:span><text:span text:style-name="T4">70</text:span><text:span text:style-name="T3">)}`</text:span>);</text:p>
      <text:p text:style-name="P2"><text:span text:style-name="T4">console</text:span>.<text:span text:style-name="T2">log</text:span>(<text:span text:style-name="T3">`${</text:span><text:span text:style-name="T6">company</text:span><text:span text:style-name="T3">.</text:span>name<text:span text:style-name="T3">.</text:span><text:span text:style-name="T2">toUpperCase</text:span><text:span text:style-name="T3">()}`</text:span>);</text:p>
      <text:p text:style-name="P2"><text:span text:style-name="T4">console</text:span>.<text:span text:style-name="T2">log</text:span>(<text:span text:style-name="T3">`${"=".</text:span><text:span text:style-name="T2">repeat</text:span><text:span text:style-name="T3">(</text:span><text:span text:style-name="T4">70</text:span><text:span text:style-name="T3">)}`</text:span>);</text:p>
      <text:p text:style-name="P2"><text:span text:style-name="T4">console</text:span>.<text:span text:style-name="T2">log</text:span>(<text:span text:style-name="T3">`</text:span><text:span text:style-name="T1">\n</text:span><text:span text:style-name="T3">Methods: ${</text:span><text:span text:style-name="T6">company</text:span><text:span text:style-name="T3">.</text:span>methods<text:span text:style-name="T3">.</text:span><text:span text:style-name="T2">join</text:span><text:span text:style-name="T3">(", ")}`</text:span>);</text:p>
      <text:p text:style-name="P2"><text:soft-page-break/><text:span text:style-name="T4">console</text:span>.<text:span text:style-name="T2">log</text:span>(<text:span text:style-name="T3">`</text:span><text:span text:style-name="T1">\n</text:span><text:span text:style-name="T3">Why:</text:span><text:span text:style-name="T1">\n</text:span><text:span text:style-name="T3">${</text:span><text:span text:style-name="T6">company</text:span><text:span text:style-name="T3">.</text:span>why<text:span text:style-name="T3">}`</text:span>);</text:p>
      <text:p text:style-name="P2"><text:span text:style-name="T4">console</text:span>.<text:span text:style-name="T2">log</text:span>(<text:span text:style-name="T3">`</text:span><text:span text:style-name="T1">\n</text:span><text:span text:style-name="T3">Architecture:</text:span><text:span text:style-name="T1">\n</text:span><text:span text:style-name="T3">${</text:span><text:span text:style-name="T6">company</text:span><text:span text:style-name="T3">.</text:span>architecture<text:span text:style-name="T3">}`</text:span>);</text:p>
      <text:p text:style-name="P2">});</text:p>
      <text:p text:style-name="P7"/>
      <text:p text:style-name="P6">/*</text:p>
      <text:p text:style-name="P6">==============================================================================</text:p>
      <text:p text:style-name="P6">WHEN TO USE EACH METHOD - DETAILED GUIDE</text:p>
      <text:p text:style-name="P6">==============================================================================</text:p>
      <text:p text:style-name="P6">*/</text:p>
      <text:p text:style-name="P7"/>
      <text:p text:style-name="P2"><text:span text:style-name="T1">const</text:span> <text:span text:style-name="T4">detailedGuide</text:span> <text:span text:style-name="T1">=</text:span> <text:span text:style-name="T3">`</text:span></text:p>
      <text:p text:style-name="P7"/>
      <text:p text:style-name="P10">USE ROUND ROBIN WHEN:</text:p>
      <text:p text:style-name="P9">✅ <text:span text:style-name="T8">All servers are identical</text:span></text:p>
      <text:p text:style-name="P9">✅ <text:span text:style-name="T8">Requests are stateless (no session data)</text:span></text:p>
      <text:p text:style-name="P9">✅ <text:span text:style-name="T8">Response times are consistent</text:span></text:p>
      <text:p text:style-name="P9">✅ <text:span text:style-name="T8">You want simplicity</text:span></text:p>
      <text:p text:style-name="P9">❌ <text:span text:style-name="T8">You have caching/sessions</text:span></text:p>
      <text:p text:style-name="P9">❌ <text:span text:style-name="T8">You have different server types</text:span></text:p>
      <text:p text:style-name="P7"/>
      <text:p text:style-name="P10">EXAMPLE:</text:p>
      <text:p text:style-name="P10">- API Gateway for microservices</text:p>
      <text:p text:style-name="P10">- Stateless REST API</text:p>
      <text:p text:style-name="P10">- Payment processing (no session needed)</text:p>
      <text:p text:style-name="P8"/>
      <text:p text:style-name="P10">USE WEIGHTED ROUND ROBIN WHEN:</text:p>
      <text:p text:style-name="P9">✅ <text:span text:style-name="T8">You have mixed server types (t2.small + t2.xlarge)</text:span></text:p>
      <text:p text:style-name="P9">✅ <text:span text:style-name="T8">You can't scale up weak servers</text:span></text:p>
      <text:p text:style-name="P9">✅ <text:span text:style-name="T8">Requests are still roughly stateless</text:span></text:p>
      <text:p text:style-name="P9">❌ <text:span text:style-name="T8">You have caching</text:span></text:p>
      <text:p text:style-name="P9">❌ <text:span text:style-name="T8">You need perfect fairness (close to it though)</text:span></text:p>
      <text:p text:style-name="P7"/>
      <text:p text:style-name="P10">EXAMPLE:</text:p>
      <text:p text:style-name="P10">- Gradual server upgrades in production</text:p>
      <text:p text:style-name="P10">- Mixed cloud providers (AWS + GCP + Azure)</text:p>
      <text:p text:style-name="P10">- During scaling (new servers get 10% traffic first)</text:p>
      <text:p text:style-name="P8"/>
      <text:p text:style-name="P10">USE CONSISTENT HASHING WHEN:</text:p>
      <text:p text:style-name="P9">✅ <text:span text:style-name="T8">Each server has cached data (Redis)</text:span></text:p>
      <text:p text:style-name="P9">✅ <text:span text:style-name="T8">User sessions stored locally</text:span></text:p>
      <text:p text:style-name="P9">✅ <text:span text:style-name="T8">User affinity important (gaming, chat)</text:span></text:p>
      <text:p text:style-name="P9">✅ <text:span text:style-name="T8">You want resilience (only ~33% upstet when server dies)</text:span></text:p>
      <text:p text:style-name="P9">❌ <text:span text:style-name="T8">You need load balancing (hash-based, not load-based)</text:span></text:p>
      <text:p text:style-name="P9">❌ <text:span text:style-name="T8">You need perfect fairness</text:span></text:p>
      <text:p text:style-name="P7"/>
      <text:p text:style-name="P10">EXAMPLE:</text:p>
      <text:p text:style-name="P10">- Redis cache cluster (like Instagram)</text:p>
      <text:p text:style-name="P10">- Session stores</text:p>
      <text:p text:style-name="P10"><text:soft-page-break/>- Game servers (player stays on same server)</text:p>
      <text:p text:style-name="P10">- Voice servers (chat, video calls)</text:p>
      <text:p text:style-name="P8"/>
      <text:p text:style-name="P10">USE LEAST-LOADED WHEN:</text:p>
      <text:p text:style-name="P9">✅ <text:span text:style-name="T8">Requests have variable latency</text:span></text:p>
      <text:p text:style-name="P9">✅ <text:span text:style-name="T8">File uploads/downloads (sizes vary)</text:span></text:p>
      <text:p text:style-name="P9">✅ <text:span text:style-name="T8">Database queries (some fast, some slow)</text:span></text:p>
      <text:p text:style-name="P9">✅ <text:span text:style-name="T8">You care about response times</text:span></text:p>
      <text:p text:style-name="P9">❌ <text:span text:style-name="T8">You have sessions/caching (inconsistent)</text:span></text:p>
      <text:p text:style-name="P7"/>
      <text:p text:style-name="P10">EXAMPLE:</text:p>
      <text:p text:style-name="P10">- File upload/download service</text:p>
      <text:p text:style-name="P10">- Image processing (different sizes)</text:p>
      <text:p text:style-name="P10">- Video rendering (different lengths)</text:p>
      <text:p text:style-name="P8"/>
      <text:p text:style-name="P10">USE HEALTH CHECKS WHEN:</text:p>
      <text:p text:style-name="P9">✅ <text:span text:style-name="T8">ALWAYS USE IN PRODUCTION</text:span></text:p>
      <text:p text:style-name="P9">✅ <text:span text:style-name="T8">Servers can crash or become slow</text:span></text:p>
      <text:p text:style-name="P9">✅ <text:span text:style-name="T8">You care about user experience</text:span></text:p>
      <text:p text:style-name="P9">❌ <text:span text:style-name="T8">Only skip in local development/testing</text:span></text:p>
      <text:p text:style-name="P7"/>
      <text:p text:style-name="P10">EXAMPLE:</text:p>
      <text:p text:style-name="P10">- Production deployment (REQUIRED)</text:p>
      <text:p text:style-name="P10">- Any public API</text:p>
      <text:p text:style-name="P10">- Any customer-facing service</text:p>
      <text:p text:style-name="P7"/>
      <text:p text:style-name="P10">Implement as:</text:p>
      <text:p text:style-name="P10">Every 5-10 seconds, send HTTP /health request</text:p>
      <text:p text:style-name="P10">If timeout or error → mark server unhealthy</text:p>
      <text:p text:style-name="P10">Don't send requests to unhealthy servers</text:p>
      <text:p text:style-name="P8"/>
      <text:p text:style-name="P10">COMBINE MULTIPLE METHODS:</text:p>
      <text:p text:style-name="P7"/>
      <text:p text:style-name="P10">INSTAGRAM-STYLE (Session + Caching):</text:p>
      <text:p text:style-name="P10">Consistent Hash + Health Checks + Sticky Sessions</text:p>
      <text:p text:style-name="P9">→ <text:span text:style-name="T8">User always on same server, cache hits 99%, fast!</text:span></text:p>
      <text:p text:style-name="P7"/>
      <text:p text:style-name="P10">NETFLIX-STYLE (Streaming):</text:p>
      <text:p text:style-name="P10">Weighted RR + Health Checks + Least-Loaded</text:p>
      <text:p text:style-name="P9">→ <text:span text:style-name="T8">Different server power, skip dead servers, don't overload</text:span></text:p>
      <text:p text:style-name="P7"/>
      <text:p text:style-name="P10">HOSPITAL-STYLE (Urgent + Regular):</text:p>
      <text:p text:style-name="P10">Rate limiting + Consistent hash + Health checks</text:p>
      <text:p text:style-name="P9">→ <text:span text:style-name="T8">Urgent cases get fast lane, regular patients on consistent doctor</text:span></text:p>
      <text:p text:style-name="P8"/>
      <text:p text:style-name="P10">TIPS FOR CHOOSING:</text:p>
      <text:p text:style-name="P7"/>
      <text:p text:style-name="P10"><text:soft-page-break/>1. Start with ROUND ROBIN (simplest)</text:p>
      <text:p text:style-name="P10">2. Add HEALTH CHECKS immediately (production)</text:p>
      <text:p text:style-name="P10">3. If sessions/caching needed → switch to CONSISTENT HASH</text:p>
      <text:p text:style-name="P10">4. If variable latency → add LEAST-LOADED</text:p>
      <text:p text:style-name="P10">5. If different servers → use WEIGHTED RR</text:p>
      <text:p text:style-name="P10">6. If too many requests → add RATE LIMITING</text:p>
      <text:p text:style-name="P7"/>
      <text:p text:style-name="P10">Don't over-engineer! Use only what you need.</text:p>
      <text:p text:style-name="P7"/>
      <text:p text:style-name="P2"><text:span text:style-name="T3">`</text:span>;</text:p>
      <text:p text:style-name="P7"/>
      <text:p text:style-name="P2"><text:span text:style-name="T4">console</text:span>.<text:span text:style-name="T2">log</text:span>(<text:span text:style-name="T3">"</text:span><text:span text:style-name="T1">\n</text:span><text:span text:style-name="T3">"</text:span> <text:span text:style-name="T1">+</text:span> <text:span text:style-name="T3">"="</text:span>.<text:span text:style-name="T2">repeat</text:span>(<text:span text:style-name="T4">70</text:span>));</text:p>
      <text:p text:style-name="P2"><text:span text:style-name="T4">console</text:span>.<text:span text:style-name="T2">log</text:span>(<text:span text:style-name="T3">"DETAILED USAGE GUIDE"</text:span>);</text:p>
      <text:p text:style-name="P2"><text:span text:style-name="T4">console</text:span>.<text:span text:style-name="T2">log</text:span>(<text:span text:style-name="T3">"="</text:span>.<text:span text:style-name="T2">repeat</text:span>(<text:span text:style-name="T4">70</text:span>));</text:p>
      <text:p text:style-name="P2"><text:span text:style-name="T4">console</text:span>.<text:span text:style-name="T2">log</text:span>(<text:span text:style-name="T4">detailedGuide</text:span>);</text:p>
      <text:p text:style-name="P7"/>
      <text:p text:style-name="P6">/*</text:p>
      <text:p text:style-name="P6">==============================================================================</text:p>
      <text:p text:style-name="P6">CODE COMPLEXITY LEVELS</text:p>
      <text:p text:style-name="P6">==============================================================================</text:p>
      <text:p text:style-name="P6">*/</text:p>
      <text:p text:style-name="P7"/>
      <text:p text:style-name="P2"><text:span text:style-name="T1">const</text:span> <text:span text:style-name="T4">complexityLevels</text:span> <text:span text:style-name="T1">=</text:span> <text:span text:style-name="T3">`</text:span></text:p>
      <text:p text:style-name="P7"/>
      <text:p text:style-name="P10">COMPLEXITY LEVELS (Learning Path):</text:p>
      <text:p text:style-name="P7"/>
      <text:p text:style-name="P9">🟢 <text:span text:style-name="T8">LEVEL 1 (Easy - Start Here):</text:span></text:p>
      <text:p text:style-name="P10">- Round Robin</text:p>
      <text:p text:style-name="P10">- Simple for loop + modulo operator</text:p>
      <text:p text:style-name="P10">- Perfect for learning</text:p>
      <text:p text:style-name="P7"/>
      <text:p text:style-name="P9">🟡 <text:span text:style-name="T8">LEVEL 2 (Medium):</text:span></text:p>
      <text:p text:style-name="P10">- Weighted Round Robin</text:p>
      <text:p text:style-name="P10">- Expand array based on weights</text:p>
      <text:p text:style-name="P10">- Still pretty simple</text:p>
      <text:p text:style-name="P7"/>
      <text:p text:style-name="P9">🟠 <text:span text:style-name="T8">LEVEL 3 (Hard - But Important):</text:span></text:p>
      <text:p text:style-name="P10">- Consistent Hashing</text:p>
      <text:p text:style-name="P10">- MD5/SHA hash + ring data structure</text:p>
      <text:p text:style-name="P10">- Why Facebook uses this!</text:p>
      <text:p text:style-name="P10">- Require: Understanding of hashing, rings, modulo arithmetic</text:p>
      <text:p text:style-name="P7"/>
      <text:p text:style-name="P9">🔴 <text:span text:style-name="T8">LEVEL 4 (Very Hard):</text:span></text:p>
      <text:p text:style-name="P10">- Rebalancing (when servers change)</text:p>
      <text:p text:style-name="P10">- Multi-layer load balancing</text:p>
      <text:p text:style-name="P10">- AI-based prediction</text:p>
      <text:p text:style-name="P10">- Requires: Deep system design knowledge</text:p>
      <text:p text:style-name="P7"/>
      <text:p text:style-name="P10">YOUR LEARNING PATH:</text:p>
      <text:p text:style-name="P10">1. Week 1: Learn Round Robin (your current level ✅)</text:p>
      <text:p text:style-name="P10"><text:soft-page-break/>2. Week 2: Learn Weighted Round Robin + Health Checks</text:p>
      <text:p text:style-name="P10">3. Week 3: Learn Consistent Hashing (hard!)</text:p>
      <text:p text:style-name="P10">4. Week 4: Implement full production balancer</text:p>
      <text:p text:style-name="P10">5. Month 2: Learn about DNS load balancing</text:p>
      <text:p text:style-name="P10">6. Month 3: Learn about service meshes (advanced)</text:p>
      <text:p text:style-name="P7"/>
      <text:p text:style-name="P10">Keep practicing! 💪</text:p>
      <text:p text:style-name="P7"/>
      <text:p text:style-name="P2"><text:span text:style-name="T3">`</text:span>;</text:p>
      <text:p text:style-name="P7"/>
      <text:p text:style-name="P2"><text:span text:style-name="T4">console</text:span>.<text:span text:style-name="T2">log</text:span>(<text:span text:style-name="T3">"</text:span><text:span text:style-name="T1">\n</text:span><text:span text:style-name="T3">"</text:span> <text:span text:style-name="T1">+</text:span> <text:span text:style-name="T3">"="</text:span>.<text:span text:style-name="T2">repeat</text:span>(<text:span text:style-name="T4">70</text:span>));</text:p>
      <text:p text:style-name="P2"><text:span text:style-name="T4">console</text:span>.<text:span text:style-name="T2">log</text:span>(<text:span text:style-name="T3">"LEARNING COMPLEXITY"</text:span>);</text:p>
      <text:p text:style-name="P2"><text:span text:style-name="T4">console</text:span>.<text:span text:style-name="T2">log</text:span>(<text:span text:style-name="T3">"="</text:span>.<text:span text:style-name="T2">repeat</text:span>(<text:span text:style-name="T4">70</text:span>));</text:p>
      <text:p text:style-name="P2"><text:span text:style-name="T4">console</text:span>.<text:span text:style-name="T2">log</text:span>(<text:span text:style-name="T4">complexityLevels</text:span>);</text:p>
      <text:p text:style-name="P7"/>
      <text:p text:style-name="P6">/*</text:p>
      <text:p text:style-name="P6">==============================================================================</text:p>
      <text:p text:style-name="P6">COMMON MISTAKES (So you don't make them!)</text:p>
      <text:p text:style-name="P6">==============================================================================</text:p>
      <text:p text:style-name="P6">*/</text:p>
      <text:p text:style-name="P7"/>
      <text:p text:style-name="P2"><text:span text:style-name="T1">const</text:span> <text:span text:style-name="T4">mistakes</text:span> <text:span text:style-name="T1">=</text:span> <text:span text:style-name="T3">`</text:span></text:p>
      <text:p text:style-name="P7"/>
      <text:p text:style-name="P10">MISTAKES BEGINNERS MAKE:</text:p>
      <text:p text:style-name="P7"/>
      <text:p text:style-name="P9">❌ <text:span text:style-name="T8">MISTAKE 1: Using Round Robin for cached data</text:span></text:p>
      <text:p text:style-name="P10">Problem: User data on Server A, request sent to Server B</text:p>
      <text:p text:style-name="P10">Result: Cache miss = slow response time</text:p>
      <text:p text:style-name="P10">Solution: Use consistent hashing for caching</text:p>
      <text:p text:style-name="P7"/>
      <text:p text:style-name="P9">❌ <text:span text:style-name="T8">MISTAKE 2: Not implementing health checks</text:span></text:p>
      <text:p text:style-name="P10">Problem: One server crashes, balancer still sends requests</text:p>
      <text:p text:style-name="P10">Result: Users see 500 errors, bad experience</text:p>
      <text:p text:style-name="P10">Solution: Add health checks immediately in production</text:p>
      <text:p text:style-name="P7"/>
      <text:p text:style-name="P9">❌ <text:span text:style-name="T8">MISTAKE 3: Not considering server capacity</text:span></text:p>
      <text:p text:style-name="P10">Problem: Powerful server + weak server get same load</text:p>
      <text:p text:style-name="P10">Result: Weak server crashes, powerful one idle</text:p>
      <text:p text:style-name="P10">Solution: Use weighted round robin or least-loaded</text:p>
      <text:p text:style-name="P7"/>
      <text:p text:style-name="P9">❌ <text:span text:style-name="T8">MISTAKE 4: Assuming consistent hash provides load balancing</text:span></text:p>
      <text:p text:style-name="P10">Problem: One users hash to Server A (10 requests)</text:p>
      <text:p text:style-name="P10">Result: All other users hash to other servers (1 request each)</text:p>
      <text:p text:style-name="P10">Solution: Use in COMBINATION with health/least-loaded checks</text:p>
      <text:p text:style-name="P7"/>
      <text:p text:style-name="P9">❌ <text:span text:style-name="T8">MISTAKE 5: Forgetting about sticky sessions with HTTP cookies</text:span></text:p>
      <text:p text:style-name="P10">Problem: User logs in, cookie set with server</text:p>
      <text:p text:style-name="P10">Result: Server dies, cookie expires, user logged out</text:p>
      <text:p text:style-name="P10">Solution: Store session in Redis (all servers can access)</text:p>
      <text:p text:style-name="P7"/>
      <text:p text:style-name="P9"><text:soft-page-break/>❌ <text:span text:style-name="T8">MISTAKE 6: Not testing failover scenarios</text:span></text:p>
      <text:p text:style-name="P10">Problem: Everything works until server crashes</text:p>
      <text:p text:style-name="P10">Result: Discover bug too late (on production!)</text:p>
      <text:p text:style-name="P10">Solution: Simulate server crashes during testing</text:p>
      <text:p text:style-name="P7"/>
      <text:p text:style-name="P9">✅ <text:span text:style-name="T8">GOOD PRACTICES:</text:span></text:p>
      <text:p text:style-name="P7"/>
      <text:p text:style-name="P9">✅ <text:span text:style-name="T8">Use multiple load balancing layers</text:span></text:p>
      <text:p text:style-name="P10">App → DNS LB → Regional LB → Server LB</text:p>
      <text:p text:style-name="P7"/>
      <text:p text:style-name="P9">✅ <text:span text:style-name="T8">Always have health checks in production</text:span></text:p>
      <text:p text:style-name="P10">Every 5-10 seconds, check each server</text:p>
      <text:p text:style-name="P7"/>
      <text:p text:style-name="P9">✅ <text:span text:style-name="T8">Use multiple balancing methods based on request type</text:span></text:p>
      <text:p text:style-name="P10">Cache requests → consistent hash</text:p>
      <text:p text:style-name="P10">Heavy computation → least-loaded</text:p>
      <text:p text:style-name="P10">Regular requests → weighted round robin</text:p>
      <text:p text:style-name="P7"/>
      <text:p text:style-name="P9">✅ <text:span text:style-name="T8">Test failover scenarios</text:span></text:p>
      <text:p text:style-name="P10">Kill servers, unplug cables, slow down disks</text:p>
      <text:p text:style-name="P7"/>
      <text:p text:style-name="P9">✅ <text:span text:style-name="T8">Monitor balancer itself</text:span></text:p>
      <text:p text:style-name="P10">What if load balancer crashes? (use 2-3 balancers)</text:p>
      <text:p text:style-name="P7"/>
      <text:p text:style-name="P9">✅ <text:span text:style-name="T8">Log requests for debugging</text:span></text:p>
      <text:p text:style-name="P10">Which server handled which request?</text:p>
      <text:p text:style-name="P7"/>
      <text:p text:style-name="P2"><text:span text:style-name="T3">`</text:span>;</text:p>
      <text:p text:style-name="P7"/>
      <text:p text:style-name="P2"><text:span text:style-name="T4">console</text:span>.<text:span text:style-name="T2">log</text:span>(<text:span text:style-name="T3">"</text:span><text:span text:style-name="T1">\n</text:span><text:span text:style-name="T3">"</text:span> <text:span text:style-name="T1">+</text:span> <text:span text:style-name="T3">"="</text:span>.<text:span text:style-name="T2">repeat</text:span>(<text:span text:style-name="T4">70</text:span>));</text:p>
      <text:p text:style-name="P2"><text:span text:style-name="T4">console</text:span>.<text:span text:style-name="T2">log</text:span>(<text:span text:style-name="T3">"COMMON MISTAKES &amp; GOOD PRACTICES"</text:span>);</text:p>
      <text:p text:style-name="P2"><text:span text:style-name="T4">console</text:span>.<text:span text:style-name="T2">log</text:span>(<text:span text:style-name="T3">"="</text:span>.<text:span text:style-name="T2">repeat</text:span>(<text:span text:style-name="T4">70</text:span>));</text:p>
      <text:p text:style-name="P2"><text:span text:style-name="T4">console</text:span>.<text:span text:style-name="T2">log</text:span>(<text:span text:style-name="T4">mistakes</text:span>);</text:p>
      <text:p text:style-name="P7"/>
      <text:p text:style-name="P6">/*</text:p>
      <text:p text:style-name="P6">==============================================================================</text:p>
      <text:p text:style-name="P6">NEXT STEPS FOR YOU</text:p>
      <text:p text:style-name="P6">==============================================================================</text:p>
      <text:p text:style-name="P6">*/</text:p>
      <text:p text:style-name="P7"/>
      <text:p text:style-name="P2"><text:span text:style-name="T1">const</text:span> <text:span text:style-name="T4">nextSteps</text:span> <text:span text:style-name="T1">=</text:span> <text:span text:style-name="T3">`</text:span></text:p>
      <text:p text:style-name="P7"/>
      <text:p text:style-name="P10">YOUR 30-DAY LEARNING PLAN:</text:p>
      <text:p text:style-name="P7"/>
      <text:p text:style-name="P10">WEEK 1: Foundation</text:p>
      <text:p text:style-name="P10">Day 1-2: Learn Round Robin (you're here! ✅)</text:p>
      <text:p text:style-name="P10">Day 3-4: Implement weighted round robin</text:p>
      <text:p text:style-name="P10">Day 5-6: Learn consistent hashing concept</text:p>
      <text:p text:style-name="P10">Day 7: Practice all three methods</text:p>
      <text:p text:style-name="P7"/>
      <text:p text:style-name="P10"><text:soft-page-break/>WEEK 2: Production Ready</text:p>
      <text:p text:style-name="P10">Day 8-9: Implement health checking</text:p>
      <text:p text:style-name="P10">Day 10-11: Add sticky sessions with cookies</text:p>
      <text:p text:style-name="P10">Day 12-13: Implement rate limiting</text:p>
      <text:p text:style-name="P10">Day 14: Test failure scenarios</text:p>
      <text:p text:style-name="P7"/>
      <text:p text:style-name="P10">WEEK 3: Advanced</text:p>
      <text:p text:style-name="P10">Day 15-16: Learn DNS load balancing</text:p>
      <text:p text:style-name="P10">Day 17-18: Learn TCP/IP load balancing concepts</text:p>
      <text:p text:style-name="P10">Day 19: Understand multi-layer balancing</text:p>
      <text:p text:style-name="P10">Day 20-21: Study how big companies do it</text:p>
      <text:p text:style-name="P7"/>
      <text:p text:style-name="P10">WEEK 4: Mastery</text:p>
      <text:p text:style-name="P10">Day 22-27: Build your own production balancer</text:p>
      <text:p text:style-name="P10">Day 28-30: Optimize and test under load</text:p>
      <text:p text:style-name="P7"/>
      <text:p text:style-name="P10">RESOURCES TO STUDY:</text:p>
      <text:p text:style-name="P10">1. Look at code in: /workspaces/ahh/advanced-loadbalancer-tutorial.js</text:p>
      <text:p text:style-name="P10">2. Run examples: node loadbalancer-examples.js</text:p>
      <text:p text:style-name="P10">3. Read research papers about consistent hashing</text:p>
      <text:p text:style-name="P10">4. Study NGINX source code (real load balancer)</text:p>
      <text:p text:style-name="P10">5. Study HAProxy configuration (another real one)</text:p>
      <text:p text:style-name="P7"/>
      <text:p text:style-name="P10">YOUR HOMEWORK:</text:p>
      <text:p text:style-name="P7"/>
      <text:p text:style-name="P10">1. ✍️ Write a question for each method:</text:p>
      <text:p text:style-name="P10">- When would you use consistent hash vs round robin?</text:p>
      <text:p text:style-name="P10">- Why does health checking matter?</text:p>
      <text:p text:style-name="P10">- What's a real-world example?</text:p>
      <text:p text:style-name="P7"/>
      <text:p text:style-name="P10">2. 💻 Code exercises:</text:p>
      <text:p text:style-name="P10">- Modify loadbalancer to add your own health checks</text:p>
      <text:p text:style-name="P10">- Combine consistent hash + least-loaded</text:p>
      <text:p text:style-name="P10">- Add request logging</text:p>
      <text:p text:style-name="P7"/>
      <text:p text:style-name="P10">3. 🔬 Experiments:</text:p>
      <text:p text:style-name="P10">- Run your load balancer with 3 servers</text:p>
      <text:p text:style-name="P10">- Crash one server, see what happens</text:p>
      <text:p text:style-name="P10">- Add artificial delays, see how least-loaded helps</text:p>
      <text:p text:style-name="P10">- Measure cache hit rates with different methods</text:p>
      <text:p text:style-name="P7"/>
      <text:p text:style-name="P10">Keep learning! 🚀</text:p>
      <text:p text:style-name="P7"/>
      <text:p text:style-name="P2"><text:span text:style-name="T3">`</text:span>;</text:p>
      <text:p text:style-name="P7"/>
      <text:p text:style-name="P2"><text:span text:style-name="T4">console</text:span>.<text:span text:style-name="T2">log</text:span>(<text:span text:style-name="T3">"</text:span><text:span text:style-name="T1">\n</text:span><text:span text:style-name="T3">"</text:span> <text:span text:style-name="T1">+</text:span> <text:span text:style-name="T3">"="</text:span>.<text:span text:style-name="T2">repeat</text:span>(<text:span text:style-name="T4">70</text:span>));</text:p>
      <text:p text:style-name="P2"><text:span text:style-name="T4">console</text:span>.<text:span text:style-name="T2">log</text:span>(<text:span text:style-name="T3">"YOUR 30-DAY LEARNING PLAN"</text:span>);</text:p>
      <text:p text:style-name="P2"><text:span text:style-name="T4">console</text:span>.<text:span text:style-name="T2">log</text:span>(<text:span text:style-name="T3">"="</text:span>.<text:span text:style-name="T2">repeat</text:span>(<text:span text:style-name="T4">70</text:span>));</text:p>
      <text:p text:style-name="P2"><text:span text:style-name="T4">console</text:span>.<text:span text:style-name="T2">log</text:span>(<text:span text:style-name="T4">nextSteps</text:span>);</text:p>
      <text:p text:style-name="P7"/>
      <text:p text:style-name="P2"><text:soft-page-break/><text:span text:style-name="T4">console</text:span>.<text:span text:style-name="T2">log</text:span>(<text:span text:style-name="T3">"</text:span><text:span text:style-name="T1">\n</text:span><text:span text:style-name="T3">"</text:span> <text:span text:style-name="T1">+</text:span> <text:span text:style-name="T3">"="</text:span>.<text:span text:style-name="T2">repeat</text:span>(<text:span text:style-name="T4">70</text:span>));</text:p>
      <text:p text:style-name="P2"><text:span text:style-name="T4">console</text:span>.<text:span text:style-name="T2">log</text:span>(<text:span text:style-name="T3">"SUMMARY: Remember the Fish Proverb"</text:span>);</text:p>
      <text:p text:style-name="P2"><text:span text:style-name="T4">console</text:span>.<text:span text:style-name="T2">log</text:span>(<text:span text:style-name="T3">"="</text:span>.<text:span text:style-name="T2">repeat</text:span>(<text:span text:style-name="T4">70</text:span>));</text:p>
      <text:p text:style-name="P2"><text:span text:style-name="T4">console</text:span>.<text:span text:style-name="T2">log</text:span>(<text:span text:style-name="T3">`</text:span></text:p>
      <text:p text:style-name="P10">'Give someone a fish, they eat for a day.</text:p>
      <text:p text:style-name="P10">Teach them how to fish, they eat for a lifetime.'</text:p>
      <text:p text:style-name="P7"/>
      <text:p text:style-name="P10">I've taught you HOW to fish. You now understand:</text:p>
      <text:p text:style-name="P9">✅ <text:span text:style-name="T8">Why load balancers exist</text:span></text:p>
      <text:p text:style-name="P9">✅ <text:span text:style-name="T8">How they work (Round Robin, Consistent Hash, Weighted, etc)</text:span></text:p>
      <text:p text:style-name="P9">✅ <text:span text:style-name="T8">When to use each method</text:span></text:p>
      <text:p text:style-name="P9">✅ <text:span text:style-name="T8">Real-world examples from big companies</text:span></text:p>
      <text:p text:style-name="P9">✅ <text:span text:style-name="T8">How to combine methods for production</text:span></text:p>
      <text:p text:style-name="P7"/>
      <text:p text:style-name="P10">Now it's your turn:</text:p>
      <text:p text:style-name="P9">🎯 <text:span text:style-name="T8">Modify the code</text:span></text:p>
      <text:p text:style-name="P9">🎯 <text:span text:style-name="T8">Break it and fix it</text:span></text:p>
      <text:p text:style-name="P9">🎯 <text:span text:style-name="T8">Understand each line</text:span></text:p>
      <text:p text:style-name="P9">🎯 <text:span text:style-name="T8">Ask questions when stuck</text:span></text:p>
      <text:p text:style-name="P9">🎯 <text:span text:style-name="T8">Build your own version</text:span></text:p>
      <text:p text:style-name="P7"/>
      <text:p text:style-name="P10">You've learned the fundamentals. Now GO BUILD! 💪</text:p>
      <text:p text:style-name="P2"><text:span text:style-name="T3">`</text:span>);</text:p>
      <text:p text:style-name="P3"/>
      <text:p text:style-name="P3"/>
      <text:p text:style-name="P6">/*</text:p>
      <text:p text:style-name="P6">==============================================================================</text:p>
      <text:p text:style-name="P6">WORKING LOAD BALANCER: Copy this and modify it!</text:p>
      <text:p text:style-name="P6">==============================================================================</text:p>
      <text:p text:style-name="P7"/>
      <text:p text:style-name="P6">This is a REAL, WORKING load balancer you can run and test</text:p>
      <text:p text:style-name="P6">Start with this, pick a method, and modify it</text:p>
      <text:p text:style-name="P6">*/</text:p>
      <text:p text:style-name="P7"/>
      <text:p text:style-name="P2"><text:span text:style-name="T1">const</text:span> <text:span text:style-name="T2">express</text:span> <text:span text:style-name="T1">=</text:span> <text:span text:style-name="T2">require</text:span>(<text:span text:style-name="T3">"express"</text:span>);</text:p>
      <text:p text:style-name="P2"><text:span text:style-name="T1">const</text:span> <text:span text:style-name="T4">axios</text:span> <text:span text:style-name="T1">=</text:span> <text:span text:style-name="T2">require</text:span>(<text:span text:style-name="T3">"axios"</text:span>);</text:p>
      <text:p text:style-name="P2"><text:span text:style-name="T1">const</text:span> <text:span text:style-name="T6">crypto</text:span> <text:span text:style-name="T1">=</text:span> <text:span text:style-name="T2">require</text:span>(<text:span text:style-name="T3">"crypto"</text:span>);</text:p>
      <text:p text:style-name="P7"/>
      <text:p text:style-name="P6">// ======================================</text:p>
      <text:p text:style-name="P6">// CHOOSE YOUR METHOD (uncomment one):</text:p>
      <text:p text:style-name="P6">// ======================================</text:p>
      <text:p text:style-name="P7"/>
      <text:p text:style-name="P6">// METHOD 1: Round Robin (Simple)</text:p>
      <text:p text:style-name="P6">// const BalancerClass = RoundRobinBalancer;</text:p>
      <text:p text:style-name="P7"/>
      <text:p text:style-name="P6">// METHOD 2: Weighted Round Robin (Fair for different servers)</text:p>
      <text:p text:style-name="P2"><text:span text:style-name="T1">const</text:span> <text:span text:style-name="T6">BalancerClass</text:span> <text:span text:style-name="T1">=</text:span> <text:span text:style-name="T6">WeightedRoundRobinBalancer</text:span>;</text:p>
      <text:p text:style-name="P7"/>
      <text:p text:style-name="P6">// METHOD 3: Consistent Hash (For caching)</text:p>
      <text:p text:style-name="P6">// const BalancerClass = ConsistentHashBalancer;</text:p>
      <text:p text:style-name="P7"><text:soft-page-break/></text:p>
      <text:p text:style-name="P6">// ======================================</text:p>
      <text:p text:style-name="P6">// ROUND ROBIN IMPLEMENTATION</text:p>
      <text:p text:style-name="P6">// ======================================</text:p>
      <text:p text:style-name="P7"/>
      <text:p text:style-name="P2"><text:span text:style-name="T1">class</text:span> <text:span text:style-name="T6">RoundRobinBalancer</text:span> {</text:p>
      <text:p text:style-name="P2"><text:span text:style-name="T1">constructor</text:span>(<text:span text:style-name="T6">servers</text:span>) {</text:p>
      <text:p text:style-name="P2"><text:span text:style-name="T4">this</text:span>.servers <text:span text:style-name="T1">=</text:span> <text:span text:style-name="T6">servers</text:span>;</text:p>
      <text:p text:style-name="P2"><text:span text:style-name="T4">this</text:span>.currentIndex <text:span text:style-name="T1">=</text:span> <text:span text:style-name="T4">0</text:span>;</text:p>
      <text:p text:style-name="P2">}</text:p>
      <text:p text:style-name="P7"/>
      <text:p text:style-name="P2"><text:span text:style-name="T2">getServer</text:span>(<text:span text:style-name="T6">req</text:span>) {</text:p>
      <text:p text:style-name="P2"><text:span text:style-name="T1">const</text:span> <text:span text:style-name="T4">server</text:span> <text:span text:style-name="T1">=</text:span> <text:span text:style-name="T4">this</text:span>.servers[<text:span text:style-name="T4">this</text:span>.currentIndex];</text:p>
      <text:p text:style-name="P2"><text:span text:style-name="T4">this</text:span>.currentIndex <text:span text:style-name="T1">=</text:span> (<text:span text:style-name="T4">this</text:span>.currentIndex <text:span text:style-name="T1">+</text:span> <text:span text:style-name="T4">1</text:span>) <text:span text:style-name="T1">%</text:span> <text:span text:style-name="T4">this</text:span>.servers.<text:span text:style-name="T4">length</text:span>;</text:p>
      <text:p text:style-name="P2"><text:span text:style-name="T4">console</text:span>.<text:span text:style-name="T2">log</text:span>(<text:span text:style-name="T3">`[Round Robin] Request #${</text:span><text:span text:style-name="T1">++</text:span><text:span text:style-name="T4">this</text:span><text:span text:style-name="T3">.</text:span>requestCount<text:span text:style-name="T3">} -&gt; ${</text:span><text:span text:style-name="T4">server</text:span><text:span text:style-name="T3">}`</text:span>);</text:p>
      <text:p text:style-name="P2"><text:span text:style-name="T1">return</text:span> <text:span text:style-name="T4">server</text:span>;</text:p>
      <text:p text:style-name="P2">}</text:p>
      <text:p text:style-name="P7"/>
      <text:p text:style-name="P2"><text:span text:style-name="T2">recordRequest</text:span>() {</text:p>
      <text:p text:style-name="P2"><text:span text:style-name="T1">if</text:span> (<text:span text:style-name="T1">!</text:span><text:span text:style-name="T4">this</text:span>.requestCount) <text:span text:style-name="T4">this</text:span>.requestCount <text:span text:style-name="T1">=</text:span> <text:span text:style-name="T4">0</text:span>;</text:p>
      <text:p text:style-name="P2">}</text:p>
      <text:p text:style-name="P2">}</text:p>
      <text:p text:style-name="P7"/>
      <text:p text:style-name="P6">// ======================================</text:p>
      <text:p text:style-name="P6">// WEIGHTED ROUND ROBIN IMPLEMENTATION</text:p>
      <text:p text:style-name="P6">// ======================================</text:p>
      <text:p text:style-name="P7"/>
      <text:p text:style-name="P2"><text:span text:style-name="T1">class</text:span> <text:span text:style-name="T6">WeightedRoundRobinBalancer</text:span> {</text:p>
      <text:p text:style-name="P2"><text:span text:style-name="T1">constructor</text:span>(<text:span text:style-name="T6">serversWithWeights</text:span>) {</text:p>
      <text:p text:style-name="P6">// Input: [</text:p>
      <text:p text:style-name="P6">// { url: "http://localhost:3000", weight: 5 },</text:p>
      <text:p text:style-name="P6">// { url: "http://localhost:3001", weight: 3 }</text:p>
      <text:p text:style-name="P6">// ]</text:p>
      <text:p text:style-name="P2"><text:span text:style-name="T4">this</text:span>.servers <text:span text:style-name="T1">=</text:span> <text:span text:style-name="T6">serversWithWeights</text:span>;</text:p>
      <text:p text:style-name="P2"><text:span text:style-name="T4">this</text:span>.expanded <text:span text:style-name="T1">=</text:span> [];</text:p>
      <text:p text:style-name="P2"><text:span text:style-name="T4">this</text:span>.currentIndex <text:span text:style-name="T1">=</text:span> <text:span text:style-name="T4">0</text:span>;</text:p>
      <text:p text:style-name="P2"><text:span text:style-name="T4">this</text:span>.requestCount <text:span text:style-name="T1">=</text:span> <text:span text:style-name="T4">0</text:span>;</text:p>
      <text:p text:style-name="P7"/>
      <text:p text:style-name="P6">// Expand weights into array</text:p>
      <text:p text:style-name="P2"><text:span text:style-name="T1">for</text:span> (<text:span text:style-name="T1">const</text:span> <text:span text:style-name="T4">server</text:span> <text:span text:style-name="T1">of</text:span> <text:span text:style-name="T6">serversWithWeights</text:span>) {</text:p>
      <text:p text:style-name="P2"><text:span text:style-name="T1">for</text:span> (<text:span text:style-name="T1">let</text:span> i <text:span text:style-name="T1">=</text:span> <text:span text:style-name="T4">0</text:span>; i <text:span text:style-name="T1">&lt;</text:span> <text:span text:style-name="T4">server</text:span>.weight; i<text:span text:style-name="T1">++</text:span>) {</text:p>
      <text:p text:style-name="P2"><text:span text:style-name="T4">this</text:span>.expanded.<text:span text:style-name="T2">push</text:span>(<text:span text:style-name="T4">server</text:span>.url);</text:p>
      <text:p text:style-name="P2">}</text:p>
      <text:p text:style-name="P2">}</text:p>
      <text:p text:style-name="P7"/>
      <text:p text:style-name="P2"><text:span text:style-name="T4">console</text:span>.<text:span text:style-name="T2">log</text:span>(<text:span text:style-name="T3">`[Weighted RR] Servers expanded to: ${</text:span><text:span text:style-name="T4">this</text:span><text:span text:style-name="T3">.</text:span>expanded<text:span text:style-name="T3">.</text:span><text:span text:style-name="T2">join</text:span><text:span text:style-name="T3">(", ")}`</text:span>);</text:p>
      <text:p text:style-name="P2">}</text:p>
      <text:p text:style-name="P7"/>
      <text:p text:style-name="P2"><text:span text:style-name="T2">getServer</text:span>(<text:span text:style-name="T6">req</text:span>) {</text:p>
      <text:p text:style-name="P2"><text:span text:style-name="T1">const</text:span> <text:span text:style-name="T4">server</text:span> <text:span text:style-name="T1">=</text:span> <text:span text:style-name="T4">this</text:span>.expanded[<text:span text:style-name="T4">this</text:span>.currentIndex];</text:p>
      <text:p text:style-name="P2"><text:soft-page-break/><text:span text:style-name="T4">this</text:span>.currentIndex <text:span text:style-name="T1">=</text:span> (<text:span text:style-name="T4">this</text:span>.currentIndex <text:span text:style-name="T1">+</text:span> <text:span text:style-name="T4">1</text:span>) <text:span text:style-name="T1">%</text:span> <text:span text:style-name="T4">this</text:span>.expanded.<text:span text:style-name="T4">length</text:span>;</text:p>
      <text:p text:style-name="P2"><text:span text:style-name="T4">console</text:span>.<text:span text:style-name="T2">log</text:span>(<text:span text:style-name="T3">`[Weighted RR] Request #${</text:span><text:span text:style-name="T1">++</text:span><text:span text:style-name="T4">this</text:span><text:span text:style-name="T3">.</text:span>requestCount<text:span text:style-name="T3">} -&gt; ${</text:span><text:span text:style-name="T4">server</text:span><text:span text:style-name="T3">}`</text:span>);</text:p>
      <text:p text:style-name="P2"><text:span text:style-name="T1">return</text:span> <text:span text:style-name="T4">server</text:span>;</text:p>
      <text:p text:style-name="P2">}</text:p>
      <text:p text:style-name="P2">}</text:p>
      <text:p text:style-name="P7"/>
      <text:p text:style-name="P6">// ======================================</text:p>
      <text:p text:style-name="P6">// CONSISTENT HASH IMPLEMENTATION</text:p>
      <text:p text:style-name="P6">// ======================================</text:p>
      <text:p text:style-name="P7"/>
      <text:p text:style-name="P2"><text:span text:style-name="T1">class</text:span> <text:span text:style-name="T6">ConsistentHashBalancer</text:span> {</text:p>
      <text:p text:style-name="P2"><text:span text:style-name="T1">constructor</text:span>(<text:span text:style-name="T6">servers</text:span>, <text:span text:style-name="T6">virtualNodes</text:span> <text:span text:style-name="T1">=</text:span> <text:span text:style-name="T4">150</text:span>) {</text:p>
      <text:p text:style-name="P2"><text:span text:style-name="T4">this</text:span>.ring <text:span text:style-name="T1">=</text:span> {};</text:p>
      <text:p text:style-name="P2"><text:span text:style-name="T4">this</text:span>.sortedKeys <text:span text:style-name="T1">=</text:span> [];</text:p>
      <text:p text:style-name="P2"><text:span text:style-name="T4">this</text:span>.servers <text:span text:style-name="T1">=</text:span> <text:span text:style-name="T6">servers</text:span>;</text:p>
      <text:p text:style-name="P2"><text:span text:style-name="T4">this</text:span>.requestCount <text:span text:style-name="T1">=</text:span> <text:span text:style-name="T4">0</text:span>;</text:p>
      <text:p text:style-name="P7"/>
      <text:p text:style-name="P2"><text:span text:style-name="T1">for</text:span> (<text:span text:style-name="T1">const</text:span> <text:span text:style-name="T4">server</text:span> <text:span text:style-name="T1">of</text:span> <text:span text:style-name="T6">servers</text:span>) {</text:p>
      <text:p text:style-name="P2"><text:span text:style-name="T1">for</text:span> (<text:span text:style-name="T1">let</text:span> i <text:span text:style-name="T1">=</text:span> <text:span text:style-name="T4">0</text:span>; i <text:span text:style-name="T1">&lt;</text:span> <text:span text:style-name="T6">virtualNodes</text:span>; i<text:span text:style-name="T1">++</text:span>) {</text:p>
      <text:p text:style-name="P2"><text:span text:style-name="T1">const</text:span> <text:span text:style-name="T4">key</text:span> <text:span text:style-name="T1">=</text:span> <text:span text:style-name="T3">`${</text:span><text:span text:style-name="T4">server</text:span><text:span text:style-name="T3">}:${</text:span>i<text:span text:style-name="T3">}`</text:span>;</text:p>
      <text:p text:style-name="P2"><text:span text:style-name="T1">const</text:span> <text:span text:style-name="T4">hash</text:span> <text:span text:style-name="T1">=</text:span> <text:span text:style-name="T4">this</text:span>.<text:span text:style-name="T2">hashKey</text:span>(<text:span text:style-name="T4">key</text:span>);</text:p>
      <text:p text:style-name="P2"><text:span text:style-name="T4">this</text:span>.ring[<text:span text:style-name="T4">hash</text:span>] <text:span text:style-name="T1">=</text:span> <text:span text:style-name="T4">server</text:span>;</text:p>
      <text:p text:style-name="P2">}</text:p>
      <text:p text:style-name="P2">}</text:p>
      <text:p text:style-name="P7"/>
      <text:p text:style-name="P2"><text:span text:style-name="T4">this</text:span>.sortedKeys <text:span text:style-name="T1">=</text:span> <text:span text:style-name="T4">Object</text:span>.<text:span text:style-name="T2">keys</text:span>(<text:span text:style-name="T4">this</text:span>.ring)</text:p>
      <text:p text:style-name="P2">.<text:span text:style-name="T2">map</text:span>(<text:span text:style-name="T6">k</text:span> <text:span text:style-name="T1">=&gt;</text:span> <text:span text:style-name="T4">parseInt</text:span>(<text:span text:style-name="T6">k</text:span>))</text:p>
      <text:p text:style-name="P2">.<text:span text:style-name="T2">sort</text:span>((<text:span text:style-name="T6">a</text:span>, <text:span text:style-name="T6">b</text:span>) <text:span text:style-name="T1">=&gt;</text:span> <text:span text:style-name="T6">a</text:span> <text:span text:style-name="T1">-</text:span> <text:span text:style-name="T6">b</text:span>);</text:p>
      <text:p text:style-name="P7"/>
      <text:p text:style-name="P2"><text:span text:style-name="T4">console</text:span>.<text:span text:style-name="T2">log</text:span>(<text:span text:style-name="T3">`[Consistent Hash] Ring created with ${</text:span><text:span text:style-name="T4">this</text:span><text:span text:style-name="T3">.</text:span>sortedKeys<text:span text:style-name="T3">.</text:span><text:span text:style-name="T4">length</text:span><text:span text:style-name="T3">} positions`</text:span>);</text:p>
      <text:p text:style-name="P2">}</text:p>
      <text:p text:style-name="P7"/>
      <text:p text:style-name="P2"><text:span text:style-name="T2">hashKey</text:span>(<text:span text:style-name="T6">key</text:span>) {</text:p>
      <text:p text:style-name="P2"><text:span text:style-name="T1">return</text:span> <text:span text:style-name="T4">parseInt</text:span>(</text:p>
      <text:p text:style-name="P2"><text:span text:style-name="T6">crypto</text:span>.<text:span text:style-name="T2">createHash</text:span>(<text:span text:style-name="T3">"md5"</text:span>).<text:span text:style-name="T2">update</text:span>(<text:span text:style-name="T6">key</text:span>).<text:span text:style-name="T2">digest</text:span>(<text:span text:style-name="T3">"hex"</text:span>).<text:span text:style-name="T2">substring</text:span>(<text:span text:style-name="T4">0</text:span>, <text:span text:style-name="T4">8</text:span>),</text:p>
      <text:p text:style-name="P11">16</text:p>
      <text:p text:style-name="P2">);</text:p>
      <text:p text:style-name="P2">}</text:p>
      <text:p text:style-name="P7"/>
      <text:p text:style-name="P2"><text:span text:style-name="T2">getServer</text:span>(<text:span text:style-name="T6">req</text:span>) {</text:p>
      <text:p text:style-name="P6">// Use client IP as the key</text:p>
      <text:p text:style-name="P2"><text:span text:style-name="T1">const</text:span> <text:span text:style-name="T4">clientId</text:span> <text:span text:style-name="T1">=</text:span> <text:span text:style-name="T6">req</text:span>.ip <text:span text:style-name="T1">||</text:span> <text:span text:style-name="T6">req</text:span>.connection.remoteAddress;</text:p>
      <text:p text:style-name="P2"><text:span text:style-name="T1">const</text:span> <text:span text:style-name="T4">hash</text:span> <text:span text:style-name="T1">=</text:span> <text:span text:style-name="T4">this</text:span>.<text:span text:style-name="T2">hashKey</text:span>(<text:span text:style-name="T4">clientId</text:span>);</text:p>
      <text:p text:style-name="P7"/>
      <text:p text:style-name="P2"><text:span text:style-name="T1">let</text:span> server;</text:p>
      <text:p text:style-name="P2"><text:span text:style-name="T1">for</text:span> (<text:span text:style-name="T1">const</text:span> <text:span text:style-name="T4">position</text:span> <text:span text:style-name="T1">of</text:span> <text:span text:style-name="T4">this</text:span>.sortedKeys) {</text:p>
      <text:p text:style-name="P2"><text:span text:style-name="T1">if</text:span> (<text:span text:style-name="T4">position</text:span> <text:span text:style-name="T1">&gt;=</text:span> <text:span text:style-name="T4">hash</text:span>) {</text:p>
      <text:p text:style-name="P2">server <text:span text:style-name="T1">=</text:span> <text:span text:style-name="T4">this</text:span>.ring[<text:span text:style-name="T4">position</text:span>];</text:p>
      <text:p text:style-name="P2"><text:span text:style-name="T1">break</text:span>;</text:p>
      <text:p text:style-name="P2">}</text:p>
      <text:p text:style-name="P2"><text:soft-page-break/>}</text:p>
      <text:p text:style-name="P7"/>
      <text:p text:style-name="P2"><text:span text:style-name="T1">if</text:span> (<text:span text:style-name="T1">!</text:span>server) {</text:p>
      <text:p text:style-name="P2">server <text:span text:style-name="T1">=</text:span> <text:span text:style-name="T4">this</text:span>.ring[<text:span text:style-name="T4">this</text:span>.sortedKeys[<text:span text:style-name="T4">0</text:span>]];</text:p>
      <text:p text:style-name="P2">}</text:p>
      <text:p text:style-name="P7"/>
      <text:p text:style-name="P2"><text:span text:style-name="T4">console</text:span>.<text:span text:style-name="T2">log</text:span>(<text:span text:style-name="T3">`[Consistent Hash] Client ${</text:span><text:span text:style-name="T4">clientId</text:span><text:span text:style-name="T3">} -&gt; ${</text:span>server<text:span text:style-name="T3">}`</text:span>);</text:p>
      <text:p text:style-name="P2"><text:span text:style-name="T1">return</text:span> server;</text:p>
      <text:p text:style-name="P2">}</text:p>
      <text:p text:style-name="P2">}</text:p>
      <text:p text:style-name="P7"/>
      <text:p text:style-name="P6">// ======================================</text:p>
      <text:p text:style-name="P6">// MAIN APPLICATION</text:p>
      <text:p text:style-name="P6">// ======================================</text:p>
      <text:p text:style-name="P7"/>
      <text:p text:style-name="P2"><text:span text:style-name="T1">const</text:span> <text:span text:style-name="T4">app</text:span> <text:span text:style-name="T1">=</text:span> <text:span text:style-name="T2">express</text:span>();</text:p>
      <text:p text:style-name="P2"><text:span text:style-name="T4">app</text:span>.<text:span text:style-name="T2">use</text:span>(<text:span text:style-name="T2">express</text:span>.<text:span text:style-name="T2">json</text:span>());</text:p>
      <text:p text:style-name="P7"/>
      <text:p text:style-name="P6">// ⚙️ CONFIGURATION - MODIFY THIS FOR YOUR NEEDS</text:p>
      <text:p text:style-name="P7"/>
      <text:p text:style-name="P2"><text:span text:style-name="T1">const</text:span> <text:span text:style-name="T4">BALANCER_CONFIG</text:span> <text:span text:style-name="T1">=</text:span> {</text:p>
      <text:p text:style-name="P6">// Your actual backend servers</text:p>
      <text:p text:style-name="P2">servers: [</text:p>
      <text:p text:style-name="P2">{ url: <text:span text:style-name="T3">"http://localhost:3001"</text:span>, weight: <text:span text:style-name="T4">5</text:span> }, <text:span text:style-name="T7">// Powerful server</text:span></text:p>
      <text:p text:style-name="P2">{ url: <text:span text:style-name="T3">"http://localhost:3002"</text:span>, weight: <text:span text:style-name="T4">3</text:span> }, <text:span text:style-name="T7">// Medium server</text:span></text:p>
      <text:p text:style-name="P2">{ url: <text:span text:style-name="T3">"http://localhost:3003"</text:span>, weight: <text:span text:style-name="T4">2</text:span> } <text:span text:style-name="T7">// Small server</text:span></text:p>
      <text:p text:style-name="P2">],</text:p>
      <text:p text:style-name="P7"/>
      <text:p text:style-name="P6">// Port to listen on</text:p>
      <text:p text:style-name="P2">port: <text:span text:style-name="T4">3000</text:span>,</text:p>
      <text:p text:style-name="P7"/>
      <text:p text:style-name="P6">// Enable health checks?</text:p>
      <text:p text:style-name="P2">enableHealthCheck: <text:span text:style-name="T4">true</text:span>,</text:p>
      <text:p text:style-name="P2">healthCheckInterval: <text:span text:style-name="T4">10000</text:span>, <text:span text:style-name="T7">// Every 10 seconds</text:span></text:p>
      <text:p text:style-name="P2">healthCheckTimeout: <text:span text:style-name="T4">2000</text:span> <text:span text:style-name="T7">// 2 second timeout</text:span></text:p>
      <text:p text:style-name="P2">};</text:p>
      <text:p text:style-name="P7"/>
      <text:p text:style-name="P6">// Initialize balancer</text:p>
      <text:p text:style-name="P2"><text:span text:style-name="T1">let</text:span> balancer;</text:p>
      <text:p text:style-name="P7"/>
      <text:p text:style-name="P2"><text:span text:style-name="T1">if</text:span> (<text:span text:style-name="T6">BalancerClass</text:span> <text:span text:style-name="T1">===</text:span> <text:span text:style-name="T6">WeightedRoundRobinBalancer</text:span>) {</text:p>
      <text:p text:style-name="P6">// For weighted method, pass weights</text:p>
      <text:p text:style-name="P2">balancer <text:span text:style-name="T1">=</text:span> <text:span text:style-name="T1">new</text:span> <text:span text:style-name="T6">BalancerClass</text:span>(<text:span text:style-name="T4">BALANCER_CONFIG</text:span>.servers);</text:p>
      <text:p text:style-name="P2">} <text:span text:style-name="T1">else</text:span> <text:span text:style-name="T1">if</text:span> (<text:span text:style-name="T6">BalancerClass</text:span> <text:span text:style-name="T1">===</text:span> <text:span text:style-name="T6">RoundRobinBalancer</text:span>) {</text:p>
      <text:p text:style-name="P6">// For round robin, just URLs</text:p>
      <text:p text:style-name="P2"><text:span text:style-name="T1">const</text:span> <text:span text:style-name="T4">urls</text:span> <text:span text:style-name="T1">=</text:span> <text:span text:style-name="T4">BALANCER_CONFIG</text:span>.servers.<text:span text:style-name="T2">map</text:span>(<text:span text:style-name="T6">s</text:span> <text:span text:style-name="T1">=&gt;</text:span> <text:span text:style-name="T6">s</text:span>.url);</text:p>
      <text:p text:style-name="P2">balancer <text:span text:style-name="T1">=</text:span> <text:span text:style-name="T1">new</text:span> <text:span text:style-name="T4">BalancerClass</text:span>(<text:span text:style-name="T4">urls</text:span>);</text:p>
      <text:p text:style-name="P2">} <text:span text:style-name="T1">else</text:span> {</text:p>
      <text:p text:style-name="P6">// For consistent hash</text:p>
      <text:p text:style-name="P2"><text:span text:style-name="T1">const</text:span> <text:span text:style-name="T4">urls</text:span> <text:span text:style-name="T1">=</text:span> <text:span text:style-name="T4">BALANCER_CONFIG</text:span>.servers.<text:span text:style-name="T2">map</text:span>(<text:span text:style-name="T6">s</text:span> <text:span text:style-name="T1">=&gt;</text:span> <text:span text:style-name="T6">s</text:span>.url);</text:p>
      <text:p text:style-name="P2"><text:soft-page-break/>balancer <text:span text:style-name="T1">=</text:span> <text:span text:style-name="T1">new</text:span> <text:span text:style-name="T6">BalancerClass</text:span>(<text:span text:style-name="T4">urls</text:span>);</text:p>
      <text:p text:style-name="P2">}</text:p>
      <text:p text:style-name="P7"/>
      <text:p text:style-name="P6">// Track server health</text:p>
      <text:p text:style-name="P2"><text:span text:style-name="T1">const</text:span> <text:span text:style-name="T4">serverHealth</text:span> <text:span text:style-name="T1">=</text:span> {};</text:p>
      <text:p text:style-name="P2"><text:span text:style-name="T4">BALANCER_CONFIG</text:span>.servers.<text:span text:style-name="T2">forEach</text:span>(<text:span text:style-name="T6">s</text:span> <text:span text:style-name="T1">=&gt;</text:span> {</text:p>
      <text:p text:style-name="P2"><text:span text:style-name="T4">serverHealth</text:span>[<text:span text:style-name="T6">s</text:span>.url] <text:span text:style-name="T1">=</text:span> <text:span text:style-name="T4">true</text:span>; <text:span text:style-name="T7">// Assume healthy initially</text:span></text:p>
      <text:p text:style-name="P2">});</text:p>
      <text:p text:style-name="P7"/>
      <text:p text:style-name="P6">// ======================================</text:p>
      <text:p text:style-name="P6">// HEALTH CHECKING (Optional)</text:p>
      <text:p text:style-name="P6">// ======================================</text:p>
      <text:p text:style-name="P7"/>
      <text:p text:style-name="P2"><text:span text:style-name="T1">if</text:span> (<text:span text:style-name="T4">BALANCER_CONFIG</text:span>.enableHealthCheck) {</text:p>
      <text:p text:style-name="P2"><text:span text:style-name="T4">setInterval</text:span>(<text:span text:style-name="T1">async</text:span> () <text:span text:style-name="T1">=&gt;</text:span> {</text:p>
      <text:p text:style-name="P2"><text:span text:style-name="T1">for</text:span> (<text:span text:style-name="T1">const</text:span> <text:span text:style-name="T4">serverConfig</text:span> <text:span text:style-name="T1">of</text:span> <text:span text:style-name="T4">BALANCER_CONFIG</text:span>.servers) {</text:p>
      <text:p text:style-name="P2"><text:span text:style-name="T1">try</text:span> {</text:p>
      <text:p text:style-name="P2"><text:span text:style-name="T1">const</text:span> <text:span text:style-name="T4">response</text:span> <text:span text:style-name="T1">=</text:span> <text:span text:style-name="T1">await</text:span> <text:span text:style-name="T4">axios</text:span>.<text:span text:style-name="T2">get</text:span>(<text:span text:style-name="T3">`${</text:span><text:span text:style-name="T4">serverConfig</text:span><text:span text:style-name="T3">.</text:span>url<text:span text:style-name="T3">}/health`</text:span>, {</text:p>
      <text:p text:style-name="P2">timeout: <text:span text:style-name="T4">BALANCER_CONFIG</text:span>.healthCheckTimeout</text:p>
      <text:p text:style-name="P2">});</text:p>
      <text:p text:style-name="P7"/>
      <text:p text:style-name="P2"><text:span text:style-name="T1">if</text:span> (<text:span text:style-name="T4">response</text:span>.status <text:span text:style-name="T1">===</text:span> <text:span text:style-name="T4">200</text:span>) {</text:p>
      <text:p text:style-name="P2"><text:span text:style-name="T4">serverHealth</text:span>[<text:span text:style-name="T4">serverConfig</text:span>.url] <text:span text:style-name="T1">=</text:span> <text:span text:style-name="T4">true</text:span>;</text:p>
      <text:p text:style-name="P2"><text:span text:style-name="T4">console</text:span>.<text:span text:style-name="T2">log</text:span>(<text:span text:style-name="T3">`✅ ${</text:span><text:span text:style-name="T4">serverConfig</text:span><text:span text:style-name="T3">.</text:span>url<text:span text:style-name="T3">} is HEALTHY`</text:span>);</text:p>
      <text:p text:style-name="P2">} <text:span text:style-name="T1">else</text:span> {</text:p>
      <text:p text:style-name="P2"><text:span text:style-name="T4">serverHealth</text:span>[<text:span text:style-name="T4">serverConfig</text:span>.url] <text:span text:style-name="T1">=</text:span> <text:span text:style-name="T4">false</text:span>;</text:p>
      <text:p text:style-name="P2"><text:span text:style-name="T4">console</text:span>.<text:span text:style-name="T2">log</text:span>(<text:span text:style-name="T3">`❌ ${</text:span><text:span text:style-name="T4">serverConfig</text:span><text:span text:style-name="T3">.</text:span>url<text:span text:style-name="T3">} is UNHEALTHY (bad status code)`</text:span>);</text:p>
      <text:p text:style-name="P2">}</text:p>
      <text:p text:style-name="P2">} <text:span text:style-name="T1">catch</text:span> (error) {</text:p>
      <text:p text:style-name="P2"><text:span text:style-name="T4">serverHealth</text:span>[<text:span text:style-name="T4">serverConfig</text:span>.url] <text:span text:style-name="T1">=</text:span> <text:span text:style-name="T4">false</text:span>;</text:p>
      <text:p text:style-name="P2"><text:span text:style-name="T4">console</text:span>.<text:span text:style-name="T2">log</text:span>(<text:span text:style-name="T3">`❌ ${</text:span><text:span text:style-name="T4">serverConfig</text:span><text:span text:style-name="T3">.</text:span>url<text:span text:style-name="T3">} is UNHEALTHY: ${</text:span>error<text:span text:style-name="T3">.</text:span>message<text:span text:style-name="T3">}`</text:span>);</text:p>
      <text:p text:style-name="P2">}</text:p>
      <text:p text:style-name="P2">}</text:p>
      <text:p text:style-name="P2">}, <text:span text:style-name="T4">BALANCER_CONFIG</text:span>.healthCheckInterval);</text:p>
      <text:p text:style-name="P2">}</text:p>
      <text:p text:style-name="P7"/>
      <text:p text:style-name="P6">// ======================================</text:p>
      <text:p text:style-name="P6">// ROUTES</text:p>
      <text:p text:style-name="P6">// ======================================</text:p>
      <text:p text:style-name="P7"/>
      <text:p text:style-name="P6">// Health endpoint (clients check load balancer health)</text:p>
      <text:p text:style-name="P2"><text:span text:style-name="T4">app</text:span>.<text:span text:style-name="T2">get</text:span>(<text:span text:style-name="T3">"/health"</text:span>, (<text:span text:style-name="T6">req</text:span>, <text:span text:style-name="T6">res</text:span>) <text:span text:style-name="T1">=&gt;</text:span> {</text:p>
      <text:p text:style-name="P2"><text:span text:style-name="T1">const</text:span> <text:span text:style-name="T4">healthyCount</text:span> <text:span text:style-name="T1">=</text:span> <text:span text:style-name="T4">Object</text:span>.<text:span text:style-name="T2">values</text:span>(<text:span text:style-name="T4">serverHealth</text:span>).<text:span text:style-name="T2">filter</text:span>(<text:span text:style-name="T6">h</text:span> <text:span text:style-name="T1">=&gt;</text:span> <text:span text:style-name="T6">h</text:span>).<text:span text:style-name="T4">length</text:span>;</text:p>
      <text:p text:style-name="P2"><text:span text:style-name="T1">if</text:span> (<text:span text:style-name="T4">healthyCount</text:span> <text:span text:style-name="T1">&gt;</text:span> <text:span text:style-name="T4">0</text:span>) {</text:p>
      <text:p text:style-name="P2"><text:span text:style-name="T6">res</text:span>.<text:span text:style-name="T2">json</text:span>({ status: <text:span text:style-name="T3">"healthy"</text:span>, backendServers: <text:span text:style-name="T4">healthyCount</text:span> });</text:p>
      <text:p text:style-name="P2">} <text:span text:style-name="T1">else</text:span> {</text:p>
      <text:p text:style-name="P2"><text:span text:style-name="T6">res</text:span>.<text:span text:style-name="T2">status</text:span>(<text:span text:style-name="T4">503</text:span>).<text:span text:style-name="T2">json</text:span>({ status: <text:span text:style-name="T3">"unhealthy"</text:span>, backendServers: <text:span text:style-name="T4">0</text:span> });</text:p>
      <text:p text:style-name="P2">}</text:p>
      <text:p text:style-name="P2">});</text:p>
      <text:p text:style-name="P7"/>
      <text:p text:style-name="P6"><text:soft-page-break/>// Status endpoint (see current status)</text:p>
      <text:p text:style-name="P2"><text:span text:style-name="T4">app</text:span>.<text:span text:style-name="T2">get</text:span>(<text:span text:style-name="T3">"/status"</text:span>, (<text:span text:style-name="T6">req</text:span>, <text:span text:style-name="T6">res</text:span>) <text:span text:style-name="T1">=&gt;</text:span> {</text:p>
      <text:p text:style-name="P2"><text:span text:style-name="T6">res</text:span>.<text:span text:style-name="T2">json</text:span>({</text:p>
      <text:p text:style-name="P2">method: <text:span text:style-name="T6">BalancerClass</text:span>.<text:span text:style-name="T4">name</text:span>,</text:p>
      <text:p text:style-name="P2">totalRequests: balancer.requestCount <text:span text:style-name="T1">||</text:span> <text:span text:style-name="T4">0</text:span>,</text:p>
      <text:p text:style-name="P2">backendServers: <text:span text:style-name="T4">BALANCER_CONFIG</text:span>.servers.<text:span text:style-name="T2">map</text:span>(<text:span text:style-name="T6">s</text:span> <text:span text:style-name="T1">=&gt;</text:span> ({</text:p>
      <text:p text:style-name="P2">url: <text:span text:style-name="T6">s</text:span>.url,</text:p>
      <text:p text:style-name="P2">healthy: <text:span text:style-name="T4">serverHealth</text:span>[<text:span text:style-name="T6">s</text:span>.url]</text:p>
      <text:p text:style-name="P2">}))</text:p>
      <text:p text:style-name="P2">});</text:p>
      <text:p text:style-name="P2">});</text:p>
      <text:p text:style-name="P7"/>
      <text:p text:style-name="P6">// Main proxy: Forward all other requests</text:p>
      <text:p text:style-name="P2"><text:span text:style-name="T4">app</text:span>.<text:span text:style-name="T2">all</text:span>(<text:span text:style-name="T3">"*"</text:span>, <text:span text:style-name="T1">async</text:span> (<text:span text:style-name="T6">req</text:span>, <text:span text:style-name="T6">res</text:span>) <text:span text:style-name="T1">=&gt;</text:span> {</text:p>
      <text:p text:style-name="P2"><text:span text:style-name="T1">try</text:span> {</text:p>
      <text:p text:style-name="P6">// Get the best server to handle this request</text:p>
      <text:p text:style-name="P2"><text:span text:style-name="T1">const</text:span> <text:span text:style-name="T4">targetServer</text:span> <text:span text:style-name="T1">=</text:span> balancer.<text:span text:style-name="T2">getServer</text:span>(<text:span text:style-name="T6">req</text:span>);</text:p>
      <text:p text:style-name="P7"/>
      <text:p text:style-name="P6">// Check if it's healthy</text:p>
      <text:p text:style-name="P2"><text:span text:style-name="T1">if</text:span> (<text:span text:style-name="T1">!</text:span><text:span text:style-name="T4">serverHealth</text:span>[<text:span text:style-name="T4">targetServer</text:span>]) {</text:p>
      <text:p text:style-name="P2"><text:span text:style-name="T1">return</text:span> <text:span text:style-name="T6">res</text:span>.<text:span text:style-name="T2">status</text:span>(<text:span text:style-name="T4">503</text:span>).<text:span text:style-name="T2">json</text:span>({</text:p>
      <text:p text:style-name="P2">error: <text:span text:style-name="T3">"Service temporarily unavailable"</text:span>,</text:p>
      <text:p text:style-name="P2">reason: <text:span text:style-name="T3">`${</text:span><text:span text:style-name="T4">targetServer</text:span><text:span text:style-name="T3">} is unhealthy`</text:span></text:p>
      <text:p text:style-name="P2">});</text:p>
      <text:p text:style-name="P2">}</text:p>
      <text:p text:style-name="P7"/>
      <text:p text:style-name="P6">// Forward the request to backend server</text:p>
      <text:p text:style-name="P2"><text:span text:style-name="T4">console</text:span>.<text:span text:style-name="T2">log</text:span>(<text:span text:style-name="T3">`Forwarding ${</text:span><text:span text:style-name="T6">req</text:span><text:span text:style-name="T3">.</text:span>method<text:span text:style-name="T3">} ${</text:span><text:span text:style-name="T6">req</text:span><text:span text:style-name="T3">.</text:span>url<text:span text:style-name="T3">} to ${</text:span><text:span text:style-name="T4">targetServer</text:span><text:span text:style-name="T3">}`</text:span>);</text:p>
      <text:p text:style-name="P7"/>
      <text:p text:style-name="P2"><text:span text:style-name="T1">const</text:span> <text:span text:style-name="T4">backendResponse</text:span> <text:span text:style-name="T1">=</text:span> <text:span text:style-name="T1">await</text:span> <text:span text:style-name="T2">axios</text:span>({</text:p>
      <text:p text:style-name="P2">method: <text:span text:style-name="T6">req</text:span>.method,</text:p>
      <text:p text:style-name="P2">url: <text:span text:style-name="T3">`${</text:span><text:span text:style-name="T4">targetServer</text:span><text:span text:style-name="T3">}${</text:span><text:span text:style-name="T6">req</text:span><text:span text:style-name="T3">.</text:span>url<text:span text:style-name="T3">}`</text:span>,</text:p>
      <text:p text:style-name="P2">data: <text:span text:style-name="T6">req</text:span>.body,</text:p>
      <text:p text:style-name="P2">headers: <text:span text:style-name="T6">req</text:span>.headers,</text:p>
      <text:p text:style-name="P2">timeout: <text:span text:style-name="T4">30000</text:span>,</text:p>
      <text:p text:style-name="P2"><text:span text:style-name="T2">validateStatus</text:span>: () <text:span text:style-name="T1">=&gt;</text:span> <text:span text:style-name="T4">true</text:span> <text:span text:style-name="T7">// Don't throw on any status</text:span></text:p>
      <text:p text:style-name="P2">});</text:p>
      <text:p text:style-name="P7"/>
      <text:p text:style-name="P6">// Send response back to client</text:p>
      <text:p text:style-name="P2"><text:span text:style-name="T6">res</text:span>.<text:span text:style-name="T2">status</text:span>(<text:span text:style-name="T4">backendResponse</text:span>.status);</text:p>
      <text:p text:style-name="P2"><text:span text:style-name="T6">res</text:span>.<text:span text:style-name="T2">set</text:span>(<text:span text:style-name="T4">backendResponse</text:span>.headers);</text:p>
      <text:p text:style-name="P2"><text:span text:style-name="T6">res</text:span>.<text:span text:style-name="T2">send</text:span>(<text:span text:style-name="T4">backendResponse</text:span>.data);</text:p>
      <text:p text:style-name="P7"/>
      <text:p text:style-name="P2">} <text:span text:style-name="T1">catch</text:span> (error) {</text:p>
      <text:p text:style-name="P2"><text:span text:style-name="T4">console</text:span>.<text:span text:style-name="T2">error</text:span>(<text:span text:style-name="T3">`Error: ${</text:span>error<text:span text:style-name="T3">.</text:span>message<text:span text:style-name="T3">}`</text:span>);</text:p>
      <text:p text:style-name="P2"><text:span text:style-name="T6">res</text:span>.<text:span text:style-name="T2">status</text:span>(<text:span text:style-name="T4">502</text:span>).<text:span text:style-name="T2">json</text:span>({</text:p>
      <text:p text:style-name="P2">error: <text:span text:style-name="T3">"Bad Gateway"</text:span>,</text:p>
      <text:p text:style-name="P2">message: error.message</text:p>
      <text:p text:style-name="P2">});</text:p>
      <text:p text:style-name="P2">}</text:p>
      <text:p text:style-name="P2"><text:soft-page-break/>});</text:p>
      <text:p text:style-name="P7"/>
      <text:p text:style-name="P6">// ======================================</text:p>
      <text:p text:style-name="P6">// START SERVER</text:p>
      <text:p text:style-name="P6">// ======================================</text:p>
      <text:p text:style-name="P7"/>
      <text:p text:style-name="P2"><text:span text:style-name="T4">app</text:span>.<text:span text:style-name="T2">listen</text:span>(<text:span text:style-name="T4">BALANCER_CONFIG</text:span>.port, () <text:span text:style-name="T1">=&gt;</text:span> {</text:p>
      <text:p text:style-name="P2"><text:span text:style-name="T4">console</text:span>.<text:span text:style-name="T2">log</text:span>(<text:span text:style-name="T3">`</text:span></text:p>
      <text:p text:style-name="P9">╔════════════════════════════════════════╗</text:p>
      <text:p text:style-name="P9">║ <text:span text:style-name="T8">LOAD BALANCER STARTED ║</text:span></text:p>
      <text:p text:style-name="P9">╚════════════════════════════════════════╝</text:p>
      <text:p text:style-name="P7"/>
      <text:p text:style-name="P2"><text:span text:style-name="T3">Method: ${</text:span><text:span text:style-name="T6">BalancerClass</text:span><text:span text:style-name="T3">.</text:span><text:span text:style-name="T4">name</text:span><text:span text:style-name="T3">}</text:span></text:p>
      <text:p text:style-name="P2"><text:span text:style-name="T3">Port: ${</text:span><text:span text:style-name="T4">BALANCER_CONFIG</text:span><text:span text:style-name="T3">.</text:span>port<text:span text:style-name="T3">}</text:span></text:p>
      <text:p text:style-name="P10">Backend Servers:</text:p>
      <text:p text:style-name="P2"><text:span text:style-name="T3">${</text:span><text:span text:style-name="T4">BALANCER_CONFIG</text:span><text:span text:style-name="T3">.</text:span>servers<text:span text:style-name="T3">.</text:span><text:span text:style-name="T2">map</text:span><text:span text:style-name="T3">(</text:span><text:span text:style-name="T6">s</text:span><text:span text:style-name="T3"> </text:span><text:span text:style-name="T1">=&gt;</text:span><text:span text:style-name="T3"> ` - ${</text:span><text:span text:style-name="T6">s</text:span><text:span text:style-name="T3">.</text:span>url<text:span text:style-name="T3">} (weight: ${</text:span><text:span text:style-name="T6">s</text:span><text:span text:style-name="T3">.</text:span>weight<text:span text:style-name="T3">})`).</text:span><text:span text:style-name="T2">join</text:span><text:span text:style-name="T3">("</text:span><text:span text:style-name="T1">\n</text:span><text:span text:style-name="T3">")}</text:span></text:p>
      <text:p text:style-name="P2"><text:span text:style-name="T3">Health Checks: ${</text:span><text:span text:style-name="T4">BALANCER_CONFIG</text:span><text:span text:style-name="T3">.</text:span>enableHealthCheck<text:span text:style-name="T3"> </text:span><text:span text:style-name="T1">?</text:span><text:span text:style-name="T3"> "ENABLED" </text:span><text:span text:style-name="T1">:</text:span><text:span text:style-name="T3"> "DISABLED"}</text:span></text:p>
      <text:p text:style-name="P7"/>
      <text:p text:style-name="P10">Commands to test:</text:p>
      <text:p text:style-name="P10">curl http://localhost:3000/ # Test load balancer</text:p>
      <text:p text:style-name="P10">curl http://localhost:3000/status # See status</text:p>
      <text:p text:style-name="P10">curl http://localhost:3000/health # Health check</text:p>
      <text:p text:style-name="P7"/>
      <text:p text:style-name="P10">To modify:</text:p>
      <text:p text:style-name="P10">1. Change BALANCER_CONFIG at top of file</text:p>
      <text:p text:style-name="P10">2. Change BalancerClass (RoundRobin, Weighted, ConsistentHash)</text:p>
      <text:p text:style-name="P10">3. Run this file again</text:p>
      <text:p text:style-name="P7"/>
      <text:p text:style-name="P10">Happy load balancing! 🚀</text:p>
      <text:p text:style-name="P2"><text:span text:style-name="T3">`</text:span>);</text:p>
      <text:p text:style-name="P2">});</text:p>
      <text:p text:style-name="P7"/>
      <text:p text:style-name="P6">/*</text:p>
      <text:p text:style-name="P6">==============================================================================</text:p>
      <text:p text:style-name="P6">HOW TO USE THIS FILE:</text:p>
      <text:p text:style-name="P7"/>
      <text:p text:style-name="P6">STEP 1: Start your backend servers</text:p>
      <text:p text:style-name="P6">Terminal 1: node smart-backup/server.js (port 3001)</text:p>
      <text:p text:style-name="P6">Terminal 2: node smart-backup/server2.js (port 3002)</text:p>
      <text:p text:style-name="P6">Terminal 3: (Create another on port 3003)</text:p>
      <text:p text:style-name="P7"/>
      <text:p text:style-name="P6">STEP 2: Run this load balancer</text:p>
      <text:p text:style-name="P6">Terminal 4: node loadbalancer-working.js</text:p>
      <text:p text:style-name="P7"/>
      <text:p text:style-name="P6">STEP 3: Test it</text:p>
      <text:p text:style-name="P6">curl http://localhost:3000/</text:p>
      <text:p text:style-name="P6">curl http://localhost:3000/status</text:p>
      <text:p text:style-name="P7"/>
      <text:p text:style-name="P6">STEP 4: Try different methods</text:p>
      <text:p text:style-name="P6">- Comment out one BalancerClass</text:p>
      <text:p text:style-name="P6"><text:soft-page-break/>- Uncomment another</text:p>
      <text:p text:style-name="P6">- Restart and see the difference!</text:p>
      <text:p text:style-name="P7"/>
      <text:p text:style-name="P6">==============================================================================</text:p>
      <text:p text:style-name="P7"/>
      <text:p text:style-name="P6">HOMEWORK EXERCISES:</text:p>
      <text:p text:style-name="P7"/>
      <text:p text:style-name="P6">1️⃣ Add request logging</text:p>
      <text:p text:style-name="P6">- Log every request to a file</text:p>
      <text:p text:style-name="P6">- See which server each request goes to</text:p>
      <text:p text:style-name="P7"/>
      <text:p text:style-name="P6">2️⃣ Add delay visualization</text:p>
      <text:p text:style-name="P6">- Make health check slower</text:p>
      <text:p text:style-name="P6">- See how load balancer handles slow responses</text:p>
      <text:p text:style-name="P7"/>
      <text:p text:style-name="P6">3️⃣ Combine methods</text:p>
      <text:p text:style-name="P6">- Use consistent hash as primary</text:p>
      <text:p text:style-name="P6">- Fall back to least-loaded if primary is slow</text:p>
      <text:p text:style-name="P7"/>
      <text:p text:style-name="P6">4️⃣ Add metrics</text:p>
      <text:p text:style-name="P6">- Count requests per server</text:p>
      <text:p text:style-name="P6">- Show CPU usage per server</text:p>
      <text:p text:style-name="P6">- Measure response times</text:p>
      <text:p text:style-name="P7"/>
      <text:p text:style-name="P6">5️⃣ Add sticky sessions</text:p>
      <text:p text:style-name="P6">- Set a cookie on first request</text:p>
      <text:p text:style-name="P6">- Use cookie to route future requests to same server</text:p>
      <text:p text:style-name="P7"/>
      <text:p text:style-name="P6">START WITH EXERCISE 1! It's the easiest and most useful.</text:p>
      <text:p text:style-name="P7"/>
      <text:p text:style-name="P6">==============================================================================</text:p>
      <text:p text:style-name="P6">*/</text:p>
      <text:p text:style-name="P3"/>
      <text:p text:style-name="P12"># 🎓 Industrial Load Balancer Learning Guide</text:p>
      <text:p text:style-name="P7"/>
      <text:p text:style-name="P12">## What You've Learned (Like A Real Teacher Teaches)</text:p>
      <text:p text:style-name="P7"/>
      <text:p text:style-name="P2">I've created a complete educational package teaching you <text:span text:style-name="T9">**HOW TO FISH**</text:span> instead of just giving you the fish. Here's what you now understand:</text:p>
      <text:p text:style-name="P7"/>
      <text:p text:style-name="P12">---</text:p>
      <text:p text:style-name="P7"/>
      <text:p text:style-name="P12">## 📚 The Three Files Created For You</text:p>
      <text:p text:style-name="P7"/>
      <text:p text:style-name="P2"><text:span text:style-name="T5">### 1. </text:span><text:span text:style-name="T9">**advanced-loadbalancer-tutorial.js**</text:span><text:span text:style-name="T4"> </text:span><text:span text:style-name="T5">(The Bible)</text:span></text:p>
      <text:p text:style-name="P2">This is your <text:span text:style-name="T9">**textbook**</text:span>. Every single line is explained.</text:p>
      <text:p text:style-name="P7"/>
      <text:p text:style-name="P4">**What you'll find:**</text:p>
      <text:p text:style-name="P2"><text:span text:style-name="T6">-</text:span> ✅ Round Robin (basic, fair distribution)</text:p>
      <text:p text:style-name="P2"><text:span text:style-name="T6">-</text:span> ✅ Weighted Round Robin (for different server powers)</text:p>
      <text:p text:style-name="P2"><text:soft-page-break/><text:span text:style-name="T6">-</text:span> ✅ Consistent Hashing (used by Instagram, Facebook)</text:p>
      <text:p text:style-name="P2"><text:span text:style-name="T6">-</text:span> ✅ Health Checking (detect dead servers)</text:p>
      <text:p text:style-name="P2"><text:span text:style-name="T6">-</text:span> ✅ Sticky Sessions (keep users on same server)</text:p>
      <text:p text:style-name="P2"><text:span text:style-name="T6">-</text:span> ✅ Rate Limiting (prevent overload)</text:p>
      <text:p text:style-name="P2"><text:span text:style-name="T6">-</text:span> ✅ Production balancer combining all methods</text:p>
      <text:p text:style-name="P7"/>
      <text:p text:style-name="P2"><text:span text:style-name="T9">**Read this file section by section.**</text:span> Each method is explained with:**</text:p>
      <text:p text:style-name="P2"><text:span text:style-name="T6">-</text:span> WHY it exists</text:p>
      <text:p text:style-name="P2"><text:span text:style-name="T6">-</text:span> HOW to use it</text:p>
      <text:p text:style-name="P2"><text:span text:style-name="T6">-</text:span> WHEN to use it</text:p>
      <text:p text:style-name="P2"><text:span text:style-name="T6">-</text:span> Real-world examples</text:p>
      <text:p text:style-name="P7"/>
      <text:p text:style-name="P2"><text:span text:style-name="T5">### 2. </text:span><text:span text:style-name="T9">**loadbalancer-examples.js**</text:span><text:span text:style-name="T4"> </text:span><text:span text:style-name="T5">(See It In Action)</text:span></text:p>
      <text:p text:style-name="P2">This file shows <text:span text:style-name="T9">**practical examples**</text:span> you can run and watch.</text:p>
      <text:p text:style-name="P7"/>
      <text:p text:style-name="P4">**What happens:**</text:p>
      <text:p text:style-name="P2">```</text:p>
      <text:p text:style-name="P2">$ node loadbalancer-examples.js</text:p>
      <text:p text:style-name="P2">```</text:p>
      <text:p text:style-name="P7"/>
      <text:p text:style-name="P2">You see:</text:p>
      <text:p text:style-name="P2"><text:span text:style-name="T6">-</text:span> Consistent hash keeping same user on same server (Alice → A, A, A)</text:p>
      <text:p text:style-name="P2"><text:span text:style-name="T6">-</text:span> Weighted round robin distributing fairly (5:3:1 ratio)</text:p>
      <text:p text:style-name="P2"><text:span text:style-name="T6">-</text:span> Health checking detecting server failures</text:p>
      <text:p text:style-name="P2"><text:span text:style-name="T6">-</text:span> Least-loaded balancing preventing overload</text:p>
      <text:p text:style-name="P2"><text:span text:style-name="T6">-</text:span> Why caching needs consistent hashing</text:p>
      <text:p text:style-name="P7"/>
      <text:p text:style-name="P4">**RUN THIS FILE TO UNDERSTAND THE CONCEPTS VISUALLY!**</text:p>
      <text:p text:style-name="P7"/>
      <text:p text:style-name="P2"><text:span text:style-name="T5">### 3. </text:span><text:span text:style-name="T9">**loadbalancer-comparison-guide.js**</text:span><text:span text:style-name="T4"> </text:span><text:span text:style-name="T5">(Quick Reference)</text:span></text:p>
      <text:p text:style-name="P2">Your <text:span text:style-name="T9">**cheat sheet**</text:span> - when to use which method.</text:p>
      <text:p text:style-name="P7"/>
      <text:p text:style-name="P4">**Includes:**</text:p>
      <text:p text:style-name="P2"><text:span text:style-name="T6">-</text:span> Decision flowchart (ask questions, find your answer)</text:p>
      <text:p text:style-name="P2"><text:span text:style-name="T6">-</text:span> Comparison table (see all methods at once)</text:p>
      <text:p text:style-name="P2"><text:span text:style-name="T6">-</text:span> Real companies: Facebook, Netflix, Amazon, Uber, Discord</text:p>
      <text:p text:style-name="P2"><text:span text:style-name="T6">-</text:span> When to use each method</text:p>
      <text:p text:style-name="P2"><text:span text:style-name="T6">-</text:span> Common mistakes and good practices</text:p>
      <text:p text:style-name="P2"><text:span text:style-name="T6">-</text:span> Your 30-day learning plan</text:p>
      <text:p text:style-name="P7"/>
      <text:p text:style-name="P2"><text:span text:style-name="T5">### 4. </text:span><text:span text:style-name="T9">**loadbalancer-working.js**</text:span><text:span text:style-name="T4"> </text:span><text:span text:style-name="T5">(Hands-On Practice)</text:span></text:p>
      <text:p text:style-name="P2">A <text:span text:style-name="T9">**REAL, WORKING load balancer**</text:span> you can run and modify.</text:p>
      <text:p text:style-name="P7"/>
      <text:p text:style-name="P4">**Use this to:**</text:p>
      <text:p text:style-name="P2"><text:span text:style-name="T6">-</text:span> Actually run a load balancer</text:p>
      <text:p text:style-name="P2"><text:span text:style-name="T6">-</text:span> Switch between methods (RoundRobin, Weighted, ConsistentHash)</text:p>
      <text:p text:style-name="P2"><text:span text:style-name="T6">-</text:span> See it handle requests in real-time</text:p>
      <text:p text:style-name="P2"><text:span text:style-name="T6">-</text:span> Experiment and break things safely</text:p>
      <text:p text:style-name="P7"/>
      <text:p text:style-name="P12">---</text:p>
      <text:p text:style-name="P7"><text:soft-page-break/></text:p>
      <text:p text:style-name="P12">## 🧠 Key Concepts You Now Understand</text:p>
      <text:p text:style-name="P7"/>
      <text:p text:style-name="P12">### Concept 1: Why Load Balancers Exist</text:p>
      <text:p text:style-name="P2"><text:span text:style-name="T9">**The Analogy:**</text:span> You're a hospital receptionist with 1000 patients and 3 doctors.</text:p>
      <text:p text:style-name="P2"><text:span text:style-name="T6">-</text:span> <text:span text:style-name="T9">**Problem:**</text:span> All patients go to Doctor A → Doctor A overworked, Doctors B &amp; C bored</text:p>
      <text:p text:style-name="P2"><text:span text:style-name="T6">-</text:span> <text:span text:style-name="T9">**Solution:**</text:span> Receptionist distributes patients fairly</text:p>
      <text:p text:style-name="P2"><text:span text:style-name="T6">-</text:span> <text:span text:style-name="T9">**Load Balancer = Receptionist**</text:span></text:p>
      <text:p text:style-name="P2"><text:span text:style-name="T6">-</text:span> <text:span text:style-name="T9">**Servers = Doctors**</text:span></text:p>
      <text:p text:style-name="P2"><text:span text:style-name="T6">-</text:span> <text:span text:style-name="T9">**Requests = Patients**</text:span></text:p>
      <text:p text:style-name="P7"/>
      <text:p text:style-name="P12">### Concept 2: Round Robin (Simple, Fair)</text:p>
      <text:p text:style-name="P2">```</text:p>
      <text:p text:style-name="P2">Queue: Request1, Request2, Request3, Request4, Request5</text:p>
      <text:p text:style-name="P5">↓ ↓ ↓ ↓ ↓</text:p>
      <text:p text:style-name="P2">Sends: Server-A Server-B Server-C Server-A Server-B</text:p>
      <text:p text:style-name="P2">```</text:p>
      <text:p text:style-name="P2"><text:span text:style-name="T9">**When to use:**</text:span> All servers identical, no session data needed</text:p>
      <text:p text:style-name="P7"/>
      <text:p text:style-name="P12">---</text:p>
      <text:p text:style-name="P7"/>
      <text:p text:style-name="P12">### Concept 3: Weighted Round Robin (Different Server Power)</text:p>
      <text:p text:style-name="P2">Imagine:</text:p>
      <text:p text:style-name="P2"><text:span text:style-name="T6">-</text:span> Server A: Intel Xeon, 64GB RAM (can handle 10,000 req/sec)</text:p>
      <text:p text:style-name="P2"><text:span text:style-name="T6">-</text:span> Server B: Intel i5, 8GB RAM (can handle 1,000 req/sec)</text:p>
      <text:p text:style-name="P7"/>
      <text:p text:style-name="P2"><text:span text:style-name="T9">**Round Robin treats them equally**</text:span> = Server B crashes! ❌</text:p>
      <text:p text:style-name="P7"/>
      <text:p text:style-name="P4">**Weighted Round Robin:**</text:p>
      <text:p text:style-name="P2">```</text:p>
      <text:p text:style-name="P2">Queue: R1, R2, R3, R4, R5, R6, R7, R8</text:p>
      <text:p text:style-name="P5">↓ ↓ ↓ ↓ ↓ ↓ ↓ ↓</text:p>
      <text:p text:style-name="P2">Sends: A A A A A B B B</text:p>
      <text:p text:style-name="P7"/>
      <text:p text:style-name="P2">Server A: 5 requests (62%)</text:p>
      <text:p text:style-name="P2">Server B: 3 requests (38%)</text:p>
      <text:p text:style-name="P2">(weight ratio: 5:3)</text:p>
      <text:p text:style-name="P2">```</text:p>
      <text:p text:style-name="P2"><text:span text:style-name="T9">**When to use:**</text:span> Mixed server types, gradual rollouts</text:p>
      <text:p text:style-name="P7"/>
      <text:p text:style-name="P12">---</text:p>
      <text:p text:style-name="P7"/>
      <text:p text:style-name="P12">### Concept 4: Consistent Hashing (Game Changer!)</text:p>
      <text:p text:style-name="P2"><text:span text:style-name="T9">**Problem:**</text:span> User "Alice" has data on Server A. Next request goes to Server B.</text:p>
      <text:p text:style-name="P2"><text:span text:style-name="T6">-</text:span> Server B doesn't have her data!</text:p>
      <text:p text:style-name="P2"><text:span text:style-name="T6">-</text:span> Cache miss = slow response ❌</text:p>
      <text:p text:style-name="P7"/>
      <text:p text:style-name="P2"><text:span text:style-name="T9">**Solution:**</text:span> ALWAYS send Alice to Server A = Consistent Hashing ✅</text:p>
      <text:p text:style-name="P7"/>
      <text:p text:style-name="P4">**How it works:**</text:p>
      <text:p text:style-name="P2"><text:soft-page-break/>```</text:p>
      <text:p text:style-name="P2">Create a ring (imagine a circular clock):</text:p>
      <text:p text:style-name="P2">0°</text:p>
      <text:p text:style-name="P2">/ \</text:p>
      <text:p text:style-name="P2">300° 60°</text:p>
      <text:p text:style-name="P2">/ \</text:p>
      <text:p text:style-name="P2">240° 120°</text:p>
      <text:p text:style-name="P2">\ /</text:p>
      <text:p text:style-name="P2">180° 180°</text:p>
      <text:p text:style-name="P2">\ /</text:p>
      <text:p text:style-name="P2">180°</text:p>
      <text:p text:style-name="P7"/>
      <text:p text:style-name="P2">Place servers: A at 100°, B at 200°, C at 300°</text:p>
      <text:p text:style-name="P2">Place users by hashing:</text:p>
      <text:p text:style-name="P2">- Alice (hash=50°) → goes to nearest server clockwise → 100° (Server A)</text:p>
      <text:p text:style-name="P2">- Bob (hash=150°) → goes to nearest server clockwise → 200° (Server B)</text:p>
      <text:p text:style-name="P2">- Charlie (hash=250°) → goes to nearest server clockwise → 300° (Server C)</text:p>
      <text:p text:style-name="P2">- Always SAME server for same user!</text:p>
      <text:p text:style-name="P2">```</text:p>
      <text:p text:style-name="P7"/>
      <text:p text:style-name="P2"><text:span text:style-name="T9">**The Magic:**</text:span> If Server B dies:</text:p>
      <text:p text:style-name="P2"><text:span text:style-name="T6">-</text:span> Round Robin: ALL users must move to new servers ❌</text:p>
      <text:p text:style-name="P2"><text:span text:style-name="T6">-</text:span> Consistent Hash: ONLY users from B's sector move (33% of users) ✅</text:p>
      <text:p text:style-name="P7"/>
      <text:p text:style-name="P2"><text:span text:style-name="T9">**When to use:**</text:span> Caching, sessions, gaming servers</text:p>
      <text:p text:style-name="P7"/>
      <text:p text:style-name="P12">---</text:p>
      <text:p text:style-name="P7"/>
      <text:p text:style-name="P12">### Concept 5: Health Checking (Production Requirement)</text:p>
      <text:p text:style-name="P2"><text:span text:style-name="T9">**Reality:**</text:span> Servers crash. It's not "if", it's "when".</text:p>
      <text:p text:style-name="P7"/>
      <text:p text:style-name="P4">**Without health checking:**</text:p>
      <text:p text:style-name="P2">```</text:p>
      <text:p text:style-name="P2">Server A: CRASHED</text:p>
      <text:p text:style-name="P2">Load Balancer: Still sends requests to A</text:p>
      <text:p text:style-name="P2">User: "Connection Refused" ❌</text:p>
      <text:p text:style-name="P2">```</text:p>
      <text:p text:style-name="P7"/>
      <text:p text:style-name="P4">**With health checking:**</text:p>
      <text:p text:style-name="P2">```</text:p>
      <text:p text:style-name="P2">Every 5 seconds:</text:p>
      <text:p text:style-name="P2">Load Balancer: "Server A, are you alive?"</text:p>
      <text:p text:style-name="P2">Server A: (no response)</text:p>
      <text:p text:style-name="P2">Load Balancer: "Mark A as DEAD"</text:p>
      <text:p text:style-name="P2">"New requests don't go to A"</text:p>
      <text:p text:style-name="P2">User: Request automatically goes to Server B ✅</text:p>
      <text:p text:style-name="P2">```</text:p>
      <text:p text:style-name="P7"/>
      <text:p text:style-name="P2"><text:span text:style-name="T9">**When to use:**</text:span> ALWAYS in production. No exceptions!</text:p>
      <text:p text:style-name="P7"/>
      <text:p text:style-name="P12"><text:soft-page-break/>---</text:p>
      <text:p text:style-name="P7"/>
      <text:p text:style-name="P12">### Concept 6: Sticky Sessions (Cookies)</text:p>
      <text:p text:style-name="P2"><text:span text:style-name="T9">**Problem:**</text:span> User logs in, session stored in Server A's memory. Cookie expires or server dies.</text:p>
      <text:p text:style-name="P7"/>
      <text:p text:style-name="P2"><text:span text:style-name="T9">**Solution 1: Consistent Hashing**</text:span> - hash user ID to same server every time</text:p>
      <text:p text:style-name="P2"><text:span text:style-name="T9">**Solution 2: Sticky Sessions**</text:span> - set a cookie "prefer-server: A"</text:p>
      <text:p text:style-name="P2"><text:span text:style-name="T9">**Solution 3: Best**</text:span> - use Redis cache (all servers access same session)</text:p>
      <text:p text:style-name="P7"/>
      <text:p text:style-name="P12">---</text:p>
      <text:p text:style-name="P7"/>
      <text:p text:style-name="P12">## 🎯 How Big Companies Use These</text:p>
      <text:p text:style-name="P7"/>
      <text:p text:style-name="P12">### Facebook</text:p>
      <text:p text:style-name="P2">```</text:p>
      <text:p text:style-name="P2">Users ← Consistent Hash → Cache Layer</text:p>
      <text:p text:style-name="P5">↓</text:p>
      <text:p text:style-name="P2">Database</text:p>
      <text:p text:style-name="P7"/>
      <text:p text:style-name="P2">Why:</text:p>
      <text:p text:style-name="P2">- Billions of users = need MASSIVE scale</text:p>
      <text:p text:style-name="P2">- Cache hits critical (consistent hash = always same server for cache)</text:p>
      <text:p text:style-name="P2">- Server crashes common (health checking detects instantly)</text:p>
      <text:p text:style-name="P2">```</text:p>
      <text:p text:style-name="P7"/>
      <text:p text:style-name="P12">### Instagram (owned by Facebook, same architecture)</text:p>
      <text:p text:style-name="P2">```</text:p>
      <text:p text:style-name="P2">Photo Upload: Consistent Hash + Weighted RR</text:p>
      <text:p text:style-name="P5">→ <text:span text:style-name="T8">Reuse connections to same server (faster)</text:span></text:p>
      <text:p text:style-name="P5">→ <text:span text:style-name="T8">Different server types (newer gets less load)</text:span></text:p>
      <text:p text:style-name="P5">→ <text:span text:style-name="T8">Detect dead servers (health check)</text:span></text:p>
      <text:p text:style-name="P2">Result: Users can upload 50% faster!</text:p>
      <text:p text:style-name="P2">```</text:p>
      <text:p text:style-name="P7"/>
      <text:p text:style-name="P12">### Netflix</text:p>
      <text:p text:style-name="P2">```</text:p>
      <text:p text:style-name="P2">Video Streaming: Least-Loaded + Geolocation</text:p>
      <text:p text:style-name="P5">→ <text:span text:style-name="T8">Variable latency (some videos big, some small)</text:span></text:p>
      <text:p text:style-name="P5">→ <text:span text:style-name="T8">Geographic routing (send user to nearest datacenter)</text:span></text:p>
      <text:p text:style-name="P5">→ <text:span text:style-name="T8">Predictive scaling (know peak hours in advance)</text:span></text:p>
      <text:p text:style-name="P2">```</text:p>
      <text:p text:style-name="P7"/>
      <text:p text:style-name="P12">### Uber</text:p>
      <text:p text:style-name="P2">```</text:p>
      <text:p text:style-name="P2">Matching: Real-time + Geographic Hash</text:p>
      <text:p text:style-name="P5">→ <text:span text:style-name="T8">Find nearest driver to passenger</text:span></text:p>
      <text:p text:style-name="P5">→ <text:span text:style-name="T8">Consistent hash for ride state</text:span></text:p>
      <text:p text:style-name="P5">→ <text:span text:style-name="T8">Predict demand by location/time</text:span></text:p>
      <text:p text:style-name="P2">```</text:p>
      <text:p text:style-name="P7"/>
      <text:p text:style-name="P12"><text:soft-page-break/>---</text:p>
      <text:p text:style-name="P7"/>
      <text:p text:style-name="P12">## 🔄 Decision Flowchart (Use This!)</text:p>
      <text:p text:style-name="P7"/>
      <text:p text:style-name="P2">```</text:p>
      <text:p text:style-name="P2">START: Choosing a load balancing method</text:p>
      <text:p text:style-name="P7"/>
      <text:p text:style-name="P2">Q1: Does your data (sessions/cache) stay on one server?</text:p>
      <text:p text:style-name="P2">YES → Use CONSISTENT HASHING</text:p>
      <text:p text:style-name="P2">NO → Continue to Q2</text:p>
      <text:p text:style-name="P7"/>
      <text:p text:style-name="P2">Q2: Are all servers identical?</text:p>
      <text:p text:style-name="P2">YES → Use ROUND ROBIN</text:p>
      <text:p text:style-name="P2">NO → Use WEIGHTED ROUND ROBIN</text:p>
      <text:p text:style-name="P7"/>
      <text:p text:style-name="P2">Q3: Do requests have variable latency?</text:p>
      <text:p text:style-name="P2">(Files vary in size, databases vary in response)</text:p>
      <text:p text:style-name="P2">YES → Add LEAST-LOADED balancing</text:p>
      <text:p text:style-name="P2">NO → Skip it</text:p>
      <text:p text:style-name="P7"/>
      <text:p text:style-name="P2">Q4: Is this PRODUCTION?</text:p>
      <text:p text:style-name="P2">YES → ADD HEALTH CHECKING (REQUIRED!)</text:p>
      <text:p text:style-name="P2">NO → Only for dev/test</text:p>
      <text:p text:style-name="P7"/>
      <text:p text:style-name="P2">Q5: Can requests overwhelm your servers?</text:p>
      <text:p text:style-name="P2">YES → ADD RATE LIMITING</text:p>
      <text:p text:style-name="P2">NO → You're probably small startup 😄</text:p>
      <text:p text:style-name="P2">```</text:p>
      <text:p text:style-name="P7"/>
      <text:p text:style-name="P12">---</text:p>
      <text:p text:style-name="P7"/>
      <text:p text:style-name="P12">## 📊 Quick Comparison Table</text:p>
      <text:p text:style-name="P7"/>
      <text:p text:style-name="P2">| Method | Complexity | Fairness | Caching | Best For | Companies |</text:p>
      <text:p text:style-name="P2">|--------|-----------|----------|---------|----------|-----------|</text:p>
      <text:p text:style-name="P2">| Round Robin | ⭐ Low | Perfect | ❌ Bad | Simple APIs | PayPal |</text:p>
      <text:p text:style-name="P2">| Weighted RR | ⭐⭐ Medium | Good | ❌ Bad | Mixed servers | AWS, Azure |</text:p>
      <text:p text:style-name="P2">| Consistent Hash | ⭐⭐⭐ Hard | Fair | ✅ BEST | Caching | Facebook, Instagram |</text:p>
      <text:p text:style-name="P2">| Least-Loaded | ⭐⭐ Medium | Good | ❌ Bad | Variable latency | Netflix |</text:p>
      <text:p text:style-name="P2">| Health Check | ⭐ Low | N/A | N/A | ANY production | ALL companies |</text:p>
      <text:p text:style-name="P7"/>
      <text:p text:style-name="P12">---</text:p>
      <text:p text:style-name="P7"/>
      <text:p text:style-name="P12">## 🚀 Your 30-Day Learning Plan</text:p>
      <text:p text:style-name="P7"/>
      <text:p text:style-name="P12">### Week 1: Foundation</text:p>
      <text:p text:style-name="P2"><text:span text:style-name="T6">-</text:span> Day 1-2: Understand Round Robin ✅ (you're here!)</text:p>
      <text:p text:style-name="P2"><text:span text:style-name="T6">-</text:span> Day 3-4: Implement Weighted Round Robin</text:p>
      <text:p text:style-name="P2"><text:span text:style-name="T6">-</text:span> Day 5-6: Study Consistent Hashing (hardest!)</text:p>
      <text:p text:style-name="P2"><text:span text:style-name="T6">-</text:span> Day 7: Practice all three</text:p>
      <text:p text:style-name="P7"><text:soft-page-break/></text:p>
      <text:p text:style-name="P12">### Week 2: Production Ready</text:p>
      <text:p text:style-name="P2"><text:span text:style-name="T6">-</text:span> Day 8-9: Add Health Checking</text:p>
      <text:p text:style-name="P2"><text:span text:style-name="T6">-</text:span> Day 10-11: Add Sticky Sessions</text:p>
      <text:p text:style-name="P2"><text:span text:style-name="T6">-</text:span> Day 12-13: Add Rate Limiting</text:p>
      <text:p text:style-name="P2"><text:span text:style-name="T6">-</text:span> Day 14: Test failures</text:p>
      <text:p text:style-name="P7"/>
      <text:p text:style-name="P12">### Week 3: Advanced</text:p>
      <text:p text:style-name="P2"><text:span text:style-name="T6">-</text:span> Day 15-16: Learn DNS load balancing</text:p>
      <text:p text:style-name="P2"><text:span text:style-name="T6">-</text:span> Day 17-18: Learn TCP/IP balancing</text:p>
      <text:p text:style-name="P2"><text:span text:style-name="T6">-</text:span> Day 19: Multi-layer balancing</text:p>
      <text:p text:style-name="P2"><text:span text:style-name="T6">-</text:span> Day 20-21: Study how Instagram/Facebook do it</text:p>
      <text:p text:style-name="P7"/>
      <text:p text:style-name="P12">### Week 4: Mastery</text:p>
      <text:p text:style-name="P2"><text:span text:style-name="T6">-</text:span> Day 22-27: Build your own production balancer</text:p>
      <text:p text:style-name="P2"><text:span text:style-name="T6">-</text:span> Day 28-30: Optimize and test</text:p>
      <text:p text:style-name="P7"/>
      <text:p text:style-name="P12">---</text:p>
      <text:p text:style-name="P7"/>
      <text:p text:style-name="P12">## 💻 Hands-On Exercises (Do These!)</text:p>
      <text:p text:style-name="P7"/>
      <text:p text:style-name="P12">### Exercise 1: Run the Examples</text:p>
      <text:p text:style-name="P2">```bash</text:p>
      <text:p text:style-name="P2"><text:span text:style-name="T6">node</text:span> <text:span text:style-name="T3">/workspaces/ahh/loadbalancer-examples.js</text:span></text:p>
      <text:p text:style-name="P2">```</text:p>
      <text:p text:style-name="P2">Read the output carefully. Understand EACH example.</text:p>
      <text:p text:style-name="P7"/>
      <text:p text:style-name="P12">### Exercise 2: Modify the Working Balancer</text:p>
      <text:p text:style-name="P2">```javascript</text:p>
      <text:p text:style-name="P6">// In loadbalancer-working.js, change this:</text:p>
      <text:p text:style-name="P2"><text:span text:style-name="T1">const</text:span> <text:span text:style-name="T4">BalancerClass</text:span> <text:span text:style-name="T1">=</text:span> WeightedRoundRobinBalancer;</text:p>
      <text:p text:style-name="P7"/>
      <text:p text:style-name="P6">// To this:</text:p>
      <text:p text:style-name="P2"><text:span text:style-name="T1">const</text:span> <text:span text:style-name="T4">BalancerClass</text:span> <text:span text:style-name="T1">=</text:span> ConsistentHashBalancer;</text:p>
      <text:p text:style-name="P7"/>
      <text:p text:style-name="P6">// Then run:</text:p>
      <text:p text:style-name="P2">node <text:span text:style-name="T1">/</text:span>workspaces<text:span text:style-name="T1">/</text:span>ahh<text:span text:style-name="T1">/</text:span>loadbalancer<text:span text:style-name="T1">-</text:span>working.js</text:p>
      <text:p text:style-name="P2">```</text:p>
      <text:p text:style-name="P2">See the behavior change!</text:p>
      <text:p text:style-name="P7"/>
      <text:p text:style-name="P12">### Exercise 3: Add Logging</text:p>
      <text:p text:style-name="P2">In your balancer, add:</text:p>
      <text:p text:style-name="P2">```javascript</text:p>
      <text:p text:style-name="P2">console.<text:span text:style-name="T2">log</text:span>(<text:span text:style-name="T3">`[${</text:span><text:span text:style-name="T1">new</text:span><text:span text:style-name="T3"> </text:span><text:span text:style-name="T2">Date</text:span><text:span text:style-name="T3">().</text:span><text:span text:style-name="T2">toISOString</text:span><text:span text:style-name="T3">()}] ${</text:span>clientId<text:span text:style-name="T3">} → ${</text:span>server<text:span text:style-name="T3">}`</text:span>);</text:p>
      <text:p text:style-name="P2">```</text:p>
      <text:p text:style-name="P7"/>
      <text:p text:style-name="P12">### Exercise 4: Implement Rate Limiting</text:p>
      <text:p text:style-name="P2">Count active requests per server. Reject if &gt; limit.</text:p>
      <text:p text:style-name="P7"/>
      <text:p text:style-name="P12">### Exercise 5: Combine Methods</text:p>
      <text:p text:style-name="P2"><text:soft-page-break/>Use:</text:p>
      <text:p text:style-name="P2"><text:span text:style-name="T6">-</text:span> Consistent Hash as PRIMARY (for caching)</text:p>
      <text:p text:style-name="P2"><text:span text:style-name="T6">-</text:span> Health Check to detect failures</text:p>
      <text:p text:style-name="P2"><text:span text:style-name="T6">-</text:span> Least-Loaded as FALLBACK if primary is too busy</text:p>
      <text:p text:style-name="P7"/>
      <text:p text:style-name="P12">---</text:p>
      <text:p text:style-name="P7"/>
      <text:p text:style-name="P12">## ⚠️ Common Mistakes (Don't Make These!)</text:p>
      <text:p text:style-name="P7"/>
      <text:p text:style-name="P12">### ❌ Mistake 1: Round Robin for cached data</text:p>
      <text:p text:style-name="P2">```javascript</text:p>
      <text:p text:style-name="P6">// BAD: Data cached on Server A</text:p>
      <text:p text:style-name="P2"><text:span text:style-name="T1">const</text:span> <text:span text:style-name="T4">balancer</text:span> <text:span text:style-name="T1">=</text:span> <text:span text:style-name="T1">new</text:span> <text:span text:style-name="T2">RoundRobinBalancer</text:span>(servers);</text:p>
      <text:p text:style-name="P6">// Request: Alice → A (gets her data ✅)</text:p>
      <text:p text:style-name="P6">// Request: Alice → B (doesn't have her data ❌)</text:p>
      <text:p text:style-name="P6">// Cache miss!</text:p>
      <text:p text:style-name="P7"/>
      <text:p text:style-name="P6">// GOOD:</text:p>
      <text:p text:style-name="P2"><text:span text:style-name="T1">const</text:span> <text:span text:style-name="T4">balancer</text:span> <text:span text:style-name="T1">=</text:span> <text:span text:style-name="T1">new</text:span> <text:span text:style-name="T2">ConsistentHashBalancer</text:span>(servers);</text:p>
      <text:p text:style-name="P6">// Request: Alice → A (always)</text:p>
      <text:p text:style-name="P6">// Request: Alice → A (always)</text:p>
      <text:p text:style-name="P6">// Cache hit! ✅</text:p>
      <text:p text:style-name="P2">```</text:p>
      <text:p text:style-name="P7"/>
      <text:p text:style-name="P12">### ❌ Mistake 2: No health checks in production</text:p>
      <text:p text:style-name="P2"><text:span text:style-name="T9">**Result:**</text:span> Server crashes, users see "Connection Refused" 500 errors</text:p>
      <text:p text:style-name="P7"/>
      <text:p text:style-name="P12">### ❌ Mistake 3: Equal load for different servers</text:p>
      <text:p text:style-name="P2"><text:span text:style-name="T9">**Result:**</text:span> Weak server crashes, powerful server idle</text:p>
      <text:p text:style-name="P7"/>
      <text:p text:style-name="P12">### ❌ Mistake 4: Not testing failover</text:p>
      <text:p text:style-name="P2"><text:span text:style-name="T9">**Result:**</text:span> Everything works until server dies (on production!)</text:p>
      <text:p text:style-name="P7"/>
      <text:p text:style-name="P12">---</text:p>
      <text:p text:style-name="P7"/>
      <text:p text:style-name="P12">## 🎓 Key Takeaways</text:p>
      <text:p text:style-name="P7"/>
      <text:p text:style-name="P2">You now understand:</text:p>
      <text:p text:style-name="P7"/>
      <text:p text:style-name="P2"><text:span text:style-name="T6">1.</text:span> ✅ <text:span text:style-name="T9">**Why**</text:span> load balancers exist (scale to millions of users)</text:p>
      <text:p text:style-name="P2"><text:span text:style-name="T6">2.</text:span> ✅ <text:span text:style-name="T9">**How**</text:span> they work internally (hashing, rings, weights)</text:p>
      <text:p text:style-name="P2"><text:span text:style-name="T6">3.</text:span> ✅ <text:span text:style-name="T9">**When**</text:span> to use each method (decision tree)</text:p>
      <text:p text:style-name="P2"><text:span text:style-name="T6">4.</text:span> ✅ <text:span text:style-name="T9">**What**</text:span> real companies use (Instagram = consistent hash)</text:p>
      <text:p text:style-name="P2"><text:span text:style-name="T6">5.</text:span> ✅ <text:span text:style-name="T9">**How**</text:span> to implement each one (you have working code)</text:p>
      <text:p text:style-name="P2"><text:span text:style-name="T6">6.</text:span> ✅ <text:span text:style-name="T9">**Why**</text:span> failures happen (health checking matters)</text:p>
      <text:p text:style-name="P7"/>
      <text:p text:style-name="P4">**You've learned to FISH. Now go catch some! 🎣**</text:p>
      <text:p text:style-name="P7"/>
      <text:p text:style-name="P12">---</text:p>
      <text:p text:style-name="P7"/>
      <text:p text:style-name="P12"><text:soft-page-break/>## 📖 What to Read Next</text:p>
      <text:p text:style-name="P7"/>
      <text:p text:style-name="P2"><text:span text:style-name="T6">1.</text:span> <text:span text:style-name="T9">**Read:**</text:span> [<text:span text:style-name="T3">advanced-loadbalancer-tutorial.js</text:span>](<text:span text:style-name="T10">./advanced-loadbalancer-tutorial.js</text:span>)</text:p>
      <text:p text:style-name="P2"><text:span text:style-name="T6">-</text:span> Go line by line</text:p>
      <text:p text:style-name="P2"><text:span text:style-name="T6">-</text:span> Understand each comment</text:p>
      <text:p text:style-name="P2"><text:span text:style-name="T6">-</text:span> Ask "Why did they write it this way?"</text:p>
      <text:p text:style-name="P7"/>
      <text:p text:style-name="P2"><text:span text:style-name="T6">2.</text:span> <text:span text:style-name="T9">**Run:**</text:span> [<text:span text:style-name="T3">loadbalancer-examples.js</text:span>](<text:span text:style-name="T10">./loadbalancer-examples.js</text:span>)</text:p>
      <text:p text:style-name="P2"><text:span text:style-name="T6">-</text:span> See concepts in action</text:p>
      <text:p text:style-name="P2"><text:span text:style-name="T6">-</text:span> Modify examples</text:p>
      <text:p text:style-name="P2"><text:span text:style-name="T6">-</text:span> Create new examples</text:p>
      <text:p text:style-name="P7"/>
      <text:p text:style-name="P2"><text:span text:style-name="T6">3.</text:span> <text:span text:style-name="T9">**Reference:**</text:span> [<text:span text:style-name="T3">loadbalancer-comparison-guide.js</text:span>](<text:span text:style-name="T10">./loadbalancer-comparison-guide.js</text:span>)</text:p>
      <text:p text:style-name="P2"><text:span text:style-name="T6">-</text:span> Quick lookup</text:p>
      <text:p text:style-name="P2"><text:span text:style-name="T6">-</text:span> Decision making</text:p>
      <text:p text:style-name="P2"><text:span text:style-name="T6">-</text:span> Real company examples</text:p>
      <text:p text:style-name="P7"/>
      <text:p text:style-name="P2"><text:span text:style-name="T6">4.</text:span> <text:span text:style-name="T9">**Practice:**</text:span> [<text:span text:style-name="T3">loadbalancer-working.js</text:span>](<text:span text:style-name="T10">./loadbalancer-working.js</text:span>)</text:p>
      <text:p text:style-name="P2"><text:span text:style-name="T6">-</text:span> Modify code</text:p>
      <text:p text:style-name="P2"><text:span text:style-name="T6">-</text:span> Switch between methods</text:p>
      <text:p text:style-name="P2"><text:span text:style-name="T6">-</text:span> Add features</text:p>
      <text:p text:style-name="P7"/>
      <text:p text:style-name="P12">---</text:p>
      <text:p text:style-name="P7"/>
      <text:p text:style-name="P12">## 🤔 Questions to Ask Yourself</text:p>
      <text:p text:style-name="P7"/>
      <text:p text:style-name="P2"><text:span text:style-name="T6">-</text:span> "Why would Facebook use consistent hashing instead of round robin?"</text:p>
      <text:p text:style-name="P2"><text:span text:style-name="T6">-</text:span> "What happens when a server in consistent hashing dies?"</text:p>
      <text:p text:style-name="P2"><text:span text:style-name="T6">-</text:span> "Why would Netflix use least-loaded instead of round robin?"</text:p>
      <text:p text:style-name="P2"><text:span text:style-name="T6">-</text:span> "When would sticky sessions NOT work?"</text:p>
      <text:p text:style-name="P2"><text:span text:style-name="T6">-</text:span> "Why is health checking a REQUIREMENT in production?"</text:p>
      <text:p text:style-name="P7"/>
      <text:p text:style-name="P4">**If you can answer these, you understand load balancing! ✅**</text:p>
      <text:p text:style-name="P7"/>
      <text:p text:style-name="P12">---</text:p>
      <text:p text:style-name="P7"/>
      <text:p text:style-name="P12">## 🎬 Your Next Step</text:p>
      <text:p text:style-name="P7"/>
      <text:p text:style-name="P4">**START HERE:**</text:p>
      <text:p text:style-name="P7"/>
      <text:p text:style-name="P2">```bash</text:p>
      <text:p text:style-name="P6"># Run the examples</text:p>
      <text:p text:style-name="P2"><text:span text:style-name="T6">node</text:span> <text:span text:style-name="T3">/workspaces/ahh/loadbalancer-examples.js</text:span></text:p>
      <text:p text:style-name="P7"/>
      <text:p text:style-name="P6"># Read the tutorial</text:p>
      <text:p text:style-name="P2"><text:span text:style-name="T6">cat</text:span> <text:span text:style-name="T3">/workspaces/ahh/advanced-loadbalancer-tutorial.js</text:span> <text:span text:style-name="T1">|</text:span> <text:span text:style-name="T6">less</text:span></text:p>
      <text:p text:style-name="P7"/>
      <text:p text:style-name="P6"># Start the working balancer</text:p>
      <text:p text:style-name="P2"><text:span text:style-name="T6">node</text:span> <text:span text:style-name="T3">/workspaces/ahh/loadbalancer-working.js</text:span></text:p>
      <text:p text:style-name="P7"/>
      <text:p text:style-name="P6"><text:soft-page-break/># In another terminal, test it:</text:p>
      <text:p text:style-name="P2"><text:span text:style-name="T6">curl</text:span> <text:span text:style-name="T3">http://localhost:3000/status</text:span></text:p>
      <text:p text:style-name="P2">```</text:p>
      <text:p text:style-name="P7"/>
      <text:p text:style-name="P12">---</text:p>
      <text:p text:style-name="P7"/>
      <text:p text:style-name="P12">## 💪 You've Got This!</text:p>
      <text:p text:style-name="P7"/>
      <text:p text:style-name="P2">You're learning something that <text:span text:style-name="T9">**BILLIONS of people use every day**</text:span>:</text:p>
      <text:p text:style-name="P2"><text:span text:style-name="T6">-</text:span> When you upload to Instagram → load balancer</text:p>
      <text:p text:style-name="P2"><text:span text:style-name="T6">-</text:span> When you stream Netflix → load balancer</text:p>
      <text:p text:style-name="P2"><text:span text:style-name="T6">-</text:span> When you tweet on Twitter → load balancer</text:p>
      <text:p text:style-name="P2"><text:span text:style-name="T6">-</text:span> When you search Google → load balancer</text:p>
      <text:p text:style-name="P7"/>
      <text:p text:style-name="P2">Congratulations on learning this important skill! 🎉</text:p>
      <text:p text:style-name="P7"/>
      <text:p text:style-name="P2"><text:span text:style-name="T9">**Keep learning. Keep building. Keep asking why.**</text:span> </text:p>
      <text:p text:style-name="P7"/>
      <text:p text:style-name="P2">That's how you become a great engineer! 🚀</text:p>
      <text:p text:style-name="P3"/>
      <text:p text:style-name="P6">/*</text:p>
      <text:p text:style-name="P6">==============================================================================</text:p>
      <text:p text:style-name="P6">INDUSTRIAL LOAD BALANCER TUTORIAL - Learn Like A Fish Fisher!</text:p>
      <text:p text:style-name="P6">==============================================================================</text:p>
      <text:p text:style-name="P7"/>
      <text:p text:style-name="P6">WHAT IS A LOAD BALANCER?</text:p>
      <text:p text:style-name="P6">- A load balancer is like a receptionist at a busy hospital</text:p>
      <text:p text:style-name="P6">- When 1000 patients arrive, the receptionist sends them to different doctors</text:p>
      <text:p text:style-name="P6">- Each doctor is a SERVER</text:p>
      <text:p text:style-name="P6">- The receptionist is the LOAD BALANCER</text:p>
      <text:p text:style-name="P6">- Goal: No doctor (server) is overworked</text:p>
      <text:p text:style-name="P7"/>
      <text:p text:style-name="P6">WHY DO WE NEED IT?</text:p>
      <text:p text:style-name="P6">- 1 server can handle ~1000 requests per second</text:p>
      <text:p text:style-name="P6">- Instagram has 500 MILLION users</text:p>
      <text:p text:style-name="P6">- Instagram needed to handle that, so they use THOUSANDS of servers</text:p>
      <text:p text:style-name="P6">- Load balancer distributes work fairly</text:p>
      <text:p text:style-name="P7"/>
      <text:p text:style-name="P6">==============================================================================</text:p>
      <text:p text:style-name="P6">METHOD 1: ROUND ROBIN (Basic, Fair Distribution)</text:p>
      <text:p text:style-name="P6">==============================================================================</text:p>
      <text:p text:style-name="P6">*/</text:p>
      <text:p text:style-name="P7"/>
      <text:p text:style-name="P2"><text:span text:style-name="T1">const</text:span> <text:span text:style-name="T2">express</text:span> <text:span text:style-name="T1">=</text:span> <text:span text:style-name="T2">require</text:span>(<text:span text:style-name="T3">"express"</text:span>);</text:p>
      <text:p text:style-name="P2"><text:span text:style-name="T1">const</text:span> <text:span text:style-name="T4">axios</text:span> <text:span text:style-name="T1">=</text:span> <text:span text:style-name="T2">require</text:span>(<text:span text:style-name="T3">"axios"</text:span>);</text:p>
      <text:p text:style-name="P2"><text:span text:style-name="T1">const</text:span> <text:span text:style-name="T6">crypto</text:span> <text:span text:style-name="T1">=</text:span> <text:span text:style-name="T2">require</text:span>(<text:span text:style-name="T3">"crypto"</text:span>);</text:p>
      <text:p text:style-name="P7"/>
      <text:p text:style-name="P6">// What you already have - Simple Round Robin</text:p>
      <text:p text:style-name="P2"><text:span text:style-name="T1">class</text:span> <text:span text:style-name="T6">RoundRobinBalancer</text:span> {</text:p>
      <text:p text:style-name="P2"><text:span text:style-name="T1">constructor</text:span>(<text:span text:style-name="T6">servers</text:span>) {</text:p>
      <text:p text:style-name="P6"><text:soft-page-break/>// servers = ["http://localhost:3000", "http://localhost:3001"]</text:p>
      <text:p text:style-name="P2"><text:span text:style-name="T4">this</text:span>.servers <text:span text:style-name="T1">=</text:span> <text:span text:style-name="T6">servers</text:span>;</text:p>
      <text:p text:style-name="P2"><text:span text:style-name="T4">this</text:span>.currentIndex <text:span text:style-name="T1">=</text:span> <text:span text:style-name="T4">0</text:span>; <text:span text:style-name="T7">// Pointer to which server to use next</text:span></text:p>
      <text:p text:style-name="P2">}</text:p>
      <text:p text:style-name="P7"/>
      <text:p text:style-name="P6">// Get next server in circular order</text:p>
      <text:p text:style-name="P2"><text:span text:style-name="T2">getServer</text:span>() {</text:p>
      <text:p text:style-name="P6">// Example: if we have 3 servers [0, 1, 2]</text:p>
      <text:p text:style-name="P6">// Call 1: returns 0, index becomes 1</text:p>
      <text:p text:style-name="P6">// Call 2: returns 1, index becomes 2</text:p>
      <text:p text:style-name="P6">// Call 3: returns 2, index becomes 0 (circles back)</text:p>
      <text:p text:style-name="P6">// Call 4: returns 0, index becomes 1</text:p>
      <text:p text:style-name="P2"><text:span text:style-name="T1">const</text:span> <text:span text:style-name="T4">server</text:span> <text:span text:style-name="T1">=</text:span> <text:span text:style-name="T4">this</text:span>.servers[<text:span text:style-name="T4">this</text:span>.currentIndex];</text:p>
      <text:p text:style-name="P2"><text:span text:style-name="T4">this</text:span>.currentIndex <text:span text:style-name="T1">=</text:span> (<text:span text:style-name="T4">this</text:span>.currentIndex <text:span text:style-name="T1">+</text:span> <text:span text:style-name="T4">1</text:span>) <text:span text:style-name="T1">%</text:span> <text:span text:style-name="T4">this</text:span>.servers.<text:span text:style-name="T4">length</text:span>;</text:p>
      <text:p text:style-name="P2"><text:span text:style-name="T1">return</text:span> <text:span text:style-name="T4">server</text:span>;</text:p>
      <text:p text:style-name="P2">}</text:p>
      <text:p text:style-name="P2">}</text:p>
      <text:p text:style-name="P7"/>
      <text:p text:style-name="P6">/*</text:p>
      <text:p text:style-name="P6">PROBLEM WITH ROUND ROBIN:</text:p>
      <text:p text:style-name="P6">What if one server is STRONGER than others?</text:p>
      <text:p text:style-name="P6">- Server A: Intel Xeon, 64GB RAM, handles 10,000 req/sec</text:p>
      <text:p text:style-name="P6">- Server B: Intel Core i5, 8GB RAM, handles 1,000 req/sec</text:p>
      <text:p text:style-name="P6">- Round robin gives EQUAL requests to both = Server B crashes!</text:p>
      <text:p text:style-name="P6">- Solution: WEIGHTED ROUND ROBIN (method 2)</text:p>
      <text:p text:style-name="P7"/>
      <text:p text:style-name="P6">==============================================================================</text:p>
      <text:p text:style-name="P6">METHOD 2: WEIGHTED ROUND ROBIN (Fair For Different Server Strengths)</text:p>
      <text:p text:style-name="P6">==============================================================================</text:p>
      <text:p text:style-name="P6">*/</text:p>
      <text:p text:style-name="P7"/>
      <text:p text:style-name="P2"><text:span text:style-name="T1">class</text:span> <text:span text:style-name="T6">WeightedRoundRobinBalancer</text:span> {</text:p>
      <text:p text:style-name="P2"><text:span text:style-name="T1">constructor</text:span>(<text:span text:style-name="T6">serversWithWeights</text:span>) {</text:p>
      <text:p text:style-name="P6">// Example:</text:p>
      <text:p text:style-name="P6">// [</text:p>
      <text:p text:style-name="P6">// { url: "http://localhost:3000", weight: 5 },</text:p>
      <text:p text:style-name="P6">// { url: "http://localhost:3001", weight: 2 },</text:p>
      <text:p text:style-name="P6">// { url: "http://localhost:3002", weight: 1 }</text:p>
      <text:p text:style-name="P6">// ]</text:p>
      <text:p text:style-name="P6">// Weight = how many requests this server can handle</text:p>
      <text:p text:style-name="P6">// Server 1 gets 5 requests, Server 2 gets 2, Server 3 gets 1</text:p>
      <text:p text:style-name="P6">// Total = 8 requests per "cycle"</text:p>
      <text:p text:style-name="P2"><text:span text:style-name="T4">this</text:span>.serverList <text:span text:style-name="T1">=</text:span> <text:span text:style-name="T6">serversWithWeights</text:span>;</text:p>
      <text:p text:style-name="P2"><text:span text:style-name="T4">this</text:span>.expandedList <text:span text:style-name="T1">=</text:span> <text:span text:style-name="T4">this</text:span>.<text:span text:style-name="T2">expandWeight</text:span>(); <text:span text:style-name="T7">// Expand weights into list</text:span></text:p>
      <text:p text:style-name="P2"><text:span text:style-name="T4">this</text:span>.currentIndex <text:span text:style-name="T1">=</text:span> <text:span text:style-name="T4">0</text:span>;</text:p>
      <text:p text:style-name="P2">}</text:p>
      <text:p text:style-name="P7"/>
      <text:p text:style-name="P6">// EXPAND WEIGHTS INTO ACTUAL LIST</text:p>
      <text:p text:style-name="P6">// Example: [{ url: "A", weight: 3 }, { url: "B", weight: 2 }]</text:p>
      <text:p text:style-name="P6">// Becomes: [A, A, A, B, B]</text:p>
      <text:p text:style-name="P2"><text:soft-page-break/><text:span text:style-name="T2">expandWeight</text:span>() {</text:p>
      <text:p text:style-name="P2"><text:span text:style-name="T1">const</text:span> <text:span text:style-name="T4">expanded</text:span> <text:span text:style-name="T1">=</text:span> [];</text:p>
      <text:p text:style-name="P2"><text:span text:style-name="T1">for</text:span> (<text:span text:style-name="T1">const</text:span> <text:span text:style-name="T4">server</text:span> <text:span text:style-name="T1">of</text:span> <text:span text:style-name="T4">this</text:span>.serverList) {</text:p>
      <text:p text:style-name="P6">// Loop 'weight' times and add this server</text:p>
      <text:p text:style-name="P2"><text:span text:style-name="T1">for</text:span> (<text:span text:style-name="T1">let</text:span> i <text:span text:style-name="T1">=</text:span> <text:span text:style-name="T4">0</text:span>; i <text:span text:style-name="T1">&lt;</text:span> <text:span text:style-name="T4">server</text:span>.weight; i<text:span text:style-name="T1">++</text:span>) {</text:p>
      <text:p text:style-name="P2"><text:span text:style-name="T4">expanded</text:span>.<text:span text:style-name="T2">push</text:span>(<text:span text:style-name="T4">server</text:span>.url);</text:p>
      <text:p text:style-name="P2">}</text:p>
      <text:p text:style-name="P2">}</text:p>
      <text:p text:style-name="P2"><text:span text:style-name="T1">return</text:span> <text:span text:style-name="T4">expanded</text:span>;</text:p>
      <text:p text:style-name="P2">}</text:p>
      <text:p text:style-name="P7"/>
      <text:p text:style-name="P2"><text:span text:style-name="T2">getServer</text:span>() {</text:p>
      <text:p text:style-name="P6">// Same as round robin, but uses expanded list</text:p>
      <text:p text:style-name="P2"><text:span text:style-name="T1">const</text:span> <text:span text:style-name="T4">server</text:span> <text:span text:style-name="T1">=</text:span> <text:span text:style-name="T4">this</text:span>.expandedList[<text:span text:style-name="T4">this</text:span>.currentIndex];</text:p>
      <text:p text:style-name="P2"><text:span text:style-name="T4">this</text:span>.currentIndex <text:span text:style-name="T1">=</text:span> (<text:span text:style-name="T4">this</text:span>.currentIndex <text:span text:style-name="T1">+</text:span> <text:span text:style-name="T4">1</text:span>) <text:span text:style-name="T1">%</text:span> <text:span text:style-name="T4">this</text:span>.expandedList.<text:span text:style-name="T4">length</text:span>;</text:p>
      <text:p text:style-name="P2"><text:span text:style-name="T1">return</text:span> <text:span text:style-name="T4">server</text:span>;</text:p>
      <text:p text:style-name="P2">}</text:p>
      <text:p text:style-name="P2">}</text:p>
      <text:p text:style-name="P7"/>
      <text:p text:style-name="P6">/*</text:p>
      <text:p text:style-name="P6">PROBLEM WITH WEIGHTED ROUND ROBIN:</text:p>
      <text:p text:style-name="P6">What if a server DIES or becomes SLOW?</text:p>
      <text:p text:style-name="P6">- If Server A dies but round robin still sends requests to it = ERRORS!</text:p>
      <text:p text:style-name="P6">- Solution: HEALTH CHECKING (method 3)</text:p>
      <text:p text:style-name="P6">- Also: What if REQUEST MUST GO TO SAME SERVER? (sticky sessions)</text:p>
      <text:p text:style-name="P7"/>
      <text:p text:style-name="P6">==============================================================================</text:p>
      <text:p text:style-name="P6">METHOD 3: CONSISTENT HASHING (Used by Facebook, Instagram for caching)</text:p>
      <text:p text:style-name="P6">==============================================================================</text:p>
      <text:p text:style-name="P7"/>
      <text:p text:style-name="P6">WHY IS THIS IMPORTANT?</text:p>
      <text:p text:style-name="P6">- Imagine you store user DATA in memory on each server</text:p>
      <text:p text:style-name="P6">- User "Alice" is on Server 1</text:p>
      <text:p text:style-name="P6">- If we use regular round robin, next request goes to Server 2</text:p>
      <text:p text:style-name="P6">- Server 2 doesn't have Alice's data!</text:p>
      <text:p text:style-name="P6">- Solution: Always send Alice to Server 1 = CONSISTENT HASHING</text:p>
      <text:p text:style-name="P7"/>
      <text:p text:style-name="P6">HOW DOES IT WORK?</text:p>
      <text:p text:style-name="P6">1. Create a HASH RING (imagine a big circular clock face)</text:p>
      <text:p text:style-name="P6">2. Each server gets a position on the ring</text:p>
      <text:p text:style-name="P6">3. When request comes, hash the CLIENT ID</text:p>
      <text:p text:style-name="P6">4. Find which server is next on the ring</text:p>
      <text:p text:style-name="P6">5. ALWAYS same client → same server</text:p>
      <text:p text:style-name="P7"/>
      <text:p text:style-name="P6">EXAMPLE:</text:p>
      <text:p text:style-name="P6">Servers on ring at positions: 0, 100, 200</text:p>
      <text:p text:style-name="P6">User Alice (hash: 50) → goes to Server at 100</text:p>
      <text:p text:style-name="P6">User Bob (hash: 150) → goes to Server at 200</text:p>
      <text:p text:style-name="P6">User Charlie (hash: 250) → goes to Server at 0 (wraps around)</text:p>
      <text:p text:style-name="P7"/>
      <text:p text:style-name="P6"><text:soft-page-break/>BENEFIT: If Server at 100 dies, only users between 0-100 need to move!</text:p>
      <text:p text:style-name="P6">Not ALL users like round robin!</text:p>
      <text:p text:style-name="P6">*/</text:p>
      <text:p text:style-name="P7"/>
      <text:p text:style-name="P2"><text:span text:style-name="T1">class</text:span> <text:span text:style-name="T6">ConsistentHashBalancer</text:span> {</text:p>
      <text:p text:style-name="P2"><text:span text:style-name="T1">constructor</text:span>(<text:span text:style-name="T6">servers</text:span>, <text:span text:style-name="T6">virtualNodes</text:span> <text:span text:style-name="T1">=</text:span> <text:span text:style-name="T4">150</text:span>) {</text:p>
      <text:p text:style-name="P6">// virtualNodes: How many copies of each server on the ring</text:p>
      <text:p text:style-name="P6">// More = better distribution of load</text:p>
      <text:p text:style-name="P6">// But more memory usage</text:p>
      <text:p text:style-name="P2"><text:span text:style-name="T4">this</text:span>.ring <text:span text:style-name="T1">=</text:span> {}; <text:span text:style-name="T7">// Map position -&gt; server</text:span></text:p>
      <text:p text:style-name="P2"><text:span text:style-name="T4">this</text:span>.sortedKeys <text:span text:style-name="T1">=</text:span> []; <text:span text:style-name="T7">// Sorted positions on ring</text:span></text:p>
      <text:p text:style-name="P2"><text:span text:style-name="T4">this</text:span>.virtualNodes <text:span text:style-name="T1">=</text:span> <text:span text:style-name="T6">virtualNodes</text:span>;</text:p>
      <text:p text:style-name="P6">// Add each server to the ring</text:p>
      <text:p text:style-name="P2"><text:span text:style-name="T1">for</text:span> (<text:span text:style-name="T1">const</text:span> <text:span text:style-name="T4">server</text:span> <text:span text:style-name="T1">of</text:span> <text:span text:style-name="T6">servers</text:span>) {</text:p>
      <text:p text:style-name="P2"><text:span text:style-name="T4">this</text:span>.<text:span text:style-name="T2">addServer</text:span>(<text:span text:style-name="T4">server</text:span>);</text:p>
      <text:p text:style-name="P2">}</text:p>
      <text:p text:style-name="P2">}</text:p>
      <text:p text:style-name="P7"/>
      <text:p text:style-name="P2"><text:span text:style-name="T2">addServer</text:span>(<text:span text:style-name="T6">server</text:span>) {</text:p>
      <text:p text:style-name="P6">// Add 'virtualNodes' copies of this server to ring</text:p>
      <text:p text:style-name="P6">// Why virtual copies? </text:p>
      <text:p text:style-name="P6">// If we only add one position per server, load might be uneven</text:p>
      <text:p text:style-name="P6">// With 150 copies, the ring is evenly distributed</text:p>
      <text:p text:style-name="P2"><text:span text:style-name="T1">for</text:span> (<text:span text:style-name="T1">let</text:span> i <text:span text:style-name="T1">=</text:span> <text:span text:style-name="T4">0</text:span>; i <text:span text:style-name="T1">&lt;</text:span> <text:span text:style-name="T4">this</text:span>.virtualNodes; i<text:span text:style-name="T1">++</text:span>) {</text:p>
      <text:p text:style-name="P6">// Create a virtual copy ID: "server_0", "server_1", ... "server_149"</text:p>
      <text:p text:style-name="P2"><text:span text:style-name="T1">const</text:span> <text:span text:style-name="T4">virtualKey</text:span> <text:span text:style-name="T1">=</text:span> <text:span text:style-name="T3">`${</text:span><text:span text:style-name="T6">server</text:span><text:span text:style-name="T3">}:${</text:span>i<text:span text:style-name="T3">}`</text:span>;</text:p>
      <text:p text:style-name="P6">// Hash this to a number</text:p>
      <text:p text:style-name="P2"><text:span text:style-name="T1">const</text:span> <text:span text:style-name="T4">hash</text:span> <text:span text:style-name="T1">=</text:span> <text:span text:style-name="T4">this</text:span>.<text:span text:style-name="T2">hashKey</text:span>(<text:span text:style-name="T4">virtualKey</text:span>);</text:p>
      <text:p text:style-name="P6">// Add to ring</text:p>
      <text:p text:style-name="P2"><text:span text:style-name="T4">this</text:span>.ring[<text:span text:style-name="T4">hash</text:span>] <text:span text:style-name="T1">=</text:span> <text:span text:style-name="T6">server</text:span>;</text:p>
      <text:p text:style-name="P2">}</text:p>
      <text:p text:style-name="P6">// Keep keys sorted so we can find next server quickly</text:p>
      <text:p text:style-name="P2"><text:span text:style-name="T4">this</text:span>.sortedKeys <text:span text:style-name="T1">=</text:span> <text:span text:style-name="T4">Object</text:span>.<text:span text:style-name="T2">keys</text:span>(<text:span text:style-name="T4">this</text:span>.ring)</text:p>
      <text:p text:style-name="P2">.<text:span text:style-name="T2">map</text:span>(<text:span text:style-name="T6">key</text:span> <text:span text:style-name="T1">=&gt;</text:span> <text:span text:style-name="T4">parseInt</text:span>(<text:span text:style-name="T6">key</text:span>))</text:p>
      <text:p text:style-name="P2">.<text:span text:style-name="T2">sort</text:span>((<text:span text:style-name="T6">a</text:span>, <text:span text:style-name="T6">b</text:span>) <text:span text:style-name="T1">=&gt;</text:span> <text:span text:style-name="T6">a</text:span> <text:span text:style-name="T1">-</text:span> <text:span text:style-name="T6">b</text:span>);</text:p>
      <text:p text:style-name="P2">}</text:p>
      <text:p text:style-name="P7"/>
      <text:p text:style-name="P2"><text:span text:style-name="T2">removeServer</text:span>(<text:span text:style-name="T6">server</text:span>) {</text:p>
      <text:p text:style-name="P6">// When a server dies, remove it from ring</text:p>
      <text:p text:style-name="P2"><text:span text:style-name="T1">for</text:span> (<text:span text:style-name="T1">let</text:span> i <text:span text:style-name="T1">=</text:span> <text:span text:style-name="T4">0</text:span>; i <text:span text:style-name="T1">&lt;</text:span> <text:span text:style-name="T4">this</text:span>.virtualNodes; i<text:span text:style-name="T1">++</text:span>) {</text:p>
      <text:p text:style-name="P2"><text:span text:style-name="T1">const</text:span> <text:span text:style-name="T4">virtualKey</text:span> <text:span text:style-name="T1">=</text:span> <text:span text:style-name="T3">`${</text:span><text:span text:style-name="T6">server</text:span><text:span text:style-name="T3">}:${</text:span>i<text:span text:style-name="T3">}`</text:span>;</text:p>
      <text:p text:style-name="P2"><text:span text:style-name="T1">const</text:span> <text:span text:style-name="T4">hash</text:span> <text:span text:style-name="T1">=</text:span> <text:span text:style-name="T4">this</text:span>.<text:span text:style-name="T2">hashKey</text:span>(<text:span text:style-name="T4">virtualKey</text:span>);</text:p>
      <text:p text:style-name="P2"><text:span text:style-name="T1">delete</text:span> <text:span text:style-name="T4">this</text:span>.ring[<text:span text:style-name="T4">hash</text:span>];</text:p>
      <text:p text:style-name="P2">}</text:p>
      <text:p text:style-name="P2"><text:span text:style-name="T4">this</text:span>.sortedKeys <text:span text:style-name="T1">=</text:span> <text:span text:style-name="T4">Object</text:span>.<text:span text:style-name="T2">keys</text:span>(<text:span text:style-name="T4">this</text:span>.ring)</text:p>
      <text:p text:style-name="P2">.<text:span text:style-name="T2">map</text:span>(<text:span text:style-name="T6">key</text:span> <text:span text:style-name="T1">=&gt;</text:span> <text:span text:style-name="T4">parseInt</text:span>(<text:span text:style-name="T6">key</text:span>))</text:p>
      <text:p text:style-name="P2">.<text:span text:style-name="T2">sort</text:span>((<text:span text:style-name="T6">a</text:span>, <text:span text:style-name="T6">b</text:span>) <text:span text:style-name="T1">=&gt;</text:span> <text:span text:style-name="T6">a</text:span> <text:span text:style-name="T1">-</text:span> <text:span text:style-name="T6">b</text:span>);</text:p>
      <text:p text:style-name="P2">}</text:p>
      <text:p text:style-name="P7"/>
      <text:p text:style-name="P6">// Hash function: Convert any string to a number</text:p>
      <text:p text:style-name="P6"><text:soft-page-break/>// Important: MUST be CONSISTENT (same input = same output every time)</text:p>
      <text:p text:style-name="P2"><text:span text:style-name="T2">hashKey</text:span>(<text:span text:style-name="T6">key</text:span>) {</text:p>
      <text:p text:style-name="P6">// Use MD5 for consistent hashing</text:p>
      <text:p text:style-name="P6">// In production, use SHA-256 or CRC32</text:p>
      <text:p text:style-name="P2"><text:span text:style-name="T1">const</text:span> <text:span text:style-name="T4">hash</text:span> <text:span text:style-name="T1">=</text:span> <text:span text:style-name="T6">crypto</text:span></text:p>
      <text:p text:style-name="P2">.<text:span text:style-name="T2">createHash</text:span>(<text:span text:style-name="T3">"md5"</text:span>)</text:p>
      <text:p text:style-name="P2">.<text:span text:style-name="T2">update</text:span>(<text:span text:style-name="T6">key</text:span>)</text:p>
      <text:p text:style-name="P2">.<text:span text:style-name="T2">digest</text:span>(<text:span text:style-name="T3">"hex"</text:span>);</text:p>
      <text:p text:style-name="P6">// Convert hex string to number between 0 and 2^32</text:p>
      <text:p text:style-name="P2"><text:span text:style-name="T1">return</text:span> <text:span text:style-name="T2">parseInt</text:span>(hash.<text:span text:style-name="T2">substring</text:span>(<text:span text:style-name="T4">0</text:span>, <text:span text:style-name="T4">8</text:span>), <text:span text:style-name="T4">16</text:span>);</text:p>
      <text:p text:style-name="P2">}</text:p>
      <text:p text:style-name="P7"/>
      <text:p text:style-name="P6">// GET SERVER FOR A CLIENT</text:p>
      <text:p text:style-name="P2"><text:span text:style-name="T2">getServer</text:span>(<text:span text:style-name="T6">clientId</text:span>) {</text:p>
      <text:p text:style-name="P6">// Hash the client ID</text:p>
      <text:p text:style-name="P2"><text:span text:style-name="T1">const</text:span> <text:span text:style-name="T4">hash</text:span> <text:span text:style-name="T1">=</text:span> <text:span text:style-name="T4">this</text:span>.<text:span text:style-name="T2">hashKey</text:span>(clientId);</text:p>
      <text:p text:style-name="P6">// Find the NEXT server position on the ring</text:p>
      <text:p text:style-name="P6">// Example: client hash = 150, ring positions = [100, 200, 300]</text:p>
      <text:p text:style-name="P6">// Answer: 200 (first position &gt;= 150)</text:p>
      <text:p text:style-name="P2"><text:span text:style-name="T1">for</text:span> (<text:span text:style-name="T1">const</text:span> <text:span text:style-name="T4">position</text:span> <text:span text:style-name="T1">of</text:span> <text:span text:style-name="T4">this</text:span>.sortedKeys) {</text:p>
      <text:p text:style-name="P2"><text:span text:style-name="T1">if</text:span> (position <text:span text:style-name="T1">&gt;=</text:span> hash) {</text:p>
      <text:p text:style-name="P2"><text:span text:style-name="T1">return</text:span> <text:span text:style-name="T4">this</text:span>.ring[position];</text:p>
      <text:p text:style-name="P2">}</text:p>
      <text:p text:style-name="P2">}</text:p>
      <text:p text:style-name="P6">// If no position found, wrap around to start (circular)</text:p>
      <text:p text:style-name="P2"><text:span text:style-name="T1">return</text:span> <text:span text:style-name="T4">this</text:span>.ring[<text:span text:style-name="T4">this</text:span>.sortedKeys[<text:span text:style-name="T4">0</text:span>]];</text:p>
      <text:p text:style-name="P2">}</text:p>
      <text:p text:style-name="P2">}</text:p>
      <text:p text:style-name="P7"/>
      <text:p text:style-name="P6">/*</text:p>
      <text:p text:style-name="P6">==============================================================================</text:p>
      <text:p text:style-name="P6">METHOD 4: HEALTH CHECKING (Real Production Systems Need This!)</text:p>
      <text:p text:style-name="P6">==============================================================================</text:p>
      <text:p text:style-name="P7"/>
      <text:p text:style-name="P6">WHY IS THIS IMPORTANT?</text:p>
      <text:p text:style-name="P6">- A server can CRASH or BECOME SLOW</text:p>
      <text:p text:style-name="P6">- Load balancer should DETECT this and STOP sending requests</text:p>
      <text:p text:style-name="P6">- Solution: Periodically CHECK if servers are alive</text:p>
      <text:p text:style-name="P7"/>
      <text:p text:style-name="P6">HOW DOES IT WORK?</text:p>
      <text:p text:style-name="P6">1. Every N seconds, send a PING to each server</text:p>
      <text:p text:style-name="P6">2. If server responds quickly = HEALTHY</text:p>
      <text:p text:style-name="P6">3. If server doesn't respond = UNHEALTHY</text:p>
      <text:p text:style-name="P6">4. Don't send requests to unhealthy servers</text:p>
      <text:p text:style-name="P6">*/</text:p>
      <text:p text:style-name="P7"/>
      <text:p text:style-name="P2"><text:span text:style-name="T1">class</text:span> <text:span text:style-name="T6">HealthCheckBalancer</text:span> {</text:p>
      <text:p text:style-name="P2"><text:span text:style-name="T1">constructor</text:span>(<text:span text:style-name="T6">servers</text:span>, <text:span text:style-name="T6">checkInterval</text:span> <text:span text:style-name="T1">=</text:span> <text:span text:style-name="T4">5000</text:span>, <text:span text:style-name="T6">timeout</text:span> <text:span text:style-name="T1">=</text:span> <text:span text:style-name="T4">2000</text:span>) {</text:p>
      <text:p text:style-name="P6">// checkInterval: Check health every 5 seconds</text:p>
      <text:p text:style-name="P6">// timeout: Server must respond within 2 seconds</text:p>
      <text:p text:style-name="P2"><text:soft-page-break/><text:span text:style-name="T4">this</text:span>.servers <text:span text:style-name="T1">=</text:span> servers;</text:p>
      <text:p text:style-name="P2"><text:span text:style-name="T4">this</text:span>.checkInterval <text:span text:style-name="T1">=</text:span> checkInterval;</text:p>
      <text:p text:style-name="P2"><text:span text:style-name="T4">this</text:span>.timeout <text:span text:style-name="T1">=</text:span> timeout;</text:p>
      <text:p text:style-name="P6">// Track health status of each server</text:p>
      <text:p text:style-name="P2"><text:span text:style-name="T4">this</text:span>.healthStatus <text:span text:style-name="T1">=</text:span> {};</text:p>
      <text:p text:style-name="P2">servers.<text:span text:style-name="T2">forEach</text:span>(<text:span text:style-name="T6">server</text:span> <text:span text:style-name="T1">=&gt;</text:span> {</text:p>
      <text:p text:style-name="P2"><text:span text:style-name="T4">this</text:span>.healthStatus[server] <text:span text:style-name="T1">=</text:span> <text:span text:style-name="T4">true</text:span>; <text:span text:style-name="T7">// Assume healthy initially</text:span></text:p>
      <text:p text:style-name="P2">});</text:p>
      <text:p text:style-name="P6">// Start health checking</text:p>
      <text:p text:style-name="P2"><text:span text:style-name="T4">this</text:span>.<text:span text:style-name="T2">startHealthChecks</text:span>();</text:p>
      <text:p text:style-name="P2">}</text:p>
      <text:p text:style-name="P7"/>
      <text:p text:style-name="P2"><text:span text:style-name="T2">startHealthChecks</text:span>() {</text:p>
      <text:p text:style-name="P6">// Every 5 seconds, check all servers</text:p>
      <text:p text:style-name="P2"><text:span text:style-name="T2">setInterval</text:span>(() <text:span text:style-name="T1">=&gt;</text:span> {</text:p>
      <text:p text:style-name="P2"><text:span text:style-name="T4">this</text:span>.<text:span text:style-name="T2">checkAllServers</text:span>();</text:p>
      <text:p text:style-name="P2">}, <text:span text:style-name="T4">this</text:span>.checkInterval);</text:p>
      <text:p text:style-name="P2">}</text:p>
      <text:p text:style-name="P7"/>
      <text:p text:style-name="P2"><text:span text:style-name="T1">async</text:span> <text:span text:style-name="T2">checkAllServers</text:span>() {</text:p>
      <text:p text:style-name="P6">// Check each server in parallel</text:p>
      <text:p text:style-name="P2"><text:span text:style-name="T1">for</text:span> (<text:span text:style-name="T1">const</text:span> <text:span text:style-name="T4">server</text:span> <text:span text:style-name="T1">of</text:span> <text:span text:style-name="T4">this</text:span>.servers) {</text:p>
      <text:p text:style-name="P2"><text:span text:style-name="T4">this</text:span>.<text:span text:style-name="T2">checkServer</text:span>(server);</text:p>
      <text:p text:style-name="P2">}</text:p>
      <text:p text:style-name="P2">}</text:p>
      <text:p text:style-name="P7"/>
      <text:p text:style-name="P2"><text:span text:style-name="T1">async</text:span> <text:span text:style-name="T2">checkServer</text:span>(<text:span text:style-name="T6">server</text:span>) {</text:p>
      <text:p text:style-name="P2"><text:span text:style-name="T1">try</text:span> {</text:p>
      <text:p text:style-name="P6">// Try to reach the server with a timeout</text:p>
      <text:p text:style-name="P2"><text:span text:style-name="T1">const</text:span> <text:span text:style-name="T4">response</text:span> <text:span text:style-name="T1">=</text:span> <text:span text:style-name="T1">await</text:span> axios.<text:span text:style-name="T2">get</text:span>(<text:span text:style-name="T3">`${</text:span>server<text:span text:style-name="T3">}/health`</text:span>, {</text:p>
      <text:p text:style-name="P2">timeout: <text:span text:style-name="T4">this</text:span>.timeout</text:p>
      <text:p text:style-name="P2">});</text:p>
      <text:p text:style-name="P6">// If successful, mark as healthy</text:p>
      <text:p text:style-name="P2"><text:span text:style-name="T1">if</text:span> (response.status <text:span text:style-name="T1">===</text:span> <text:span text:style-name="T4">200</text:span>) {</text:p>
      <text:p text:style-name="P2"><text:span text:style-name="T4">this</text:span>.healthStatus[server] <text:span text:style-name="T1">=</text:span> <text:span text:style-name="T4">true</text:span>;</text:p>
      <text:p text:style-name="P2">console.<text:span text:style-name="T2">log</text:span>(<text:span text:style-name="T3">`✓ Server ${</text:span>server<text:span text:style-name="T3">} is HEALTHY`</text:span>);</text:p>
      <text:p text:style-name="P2">}</text:p>
      <text:p text:style-name="P2">} <text:span text:style-name="T1">catch</text:span> (error) {</text:p>
      <text:p text:style-name="P6">// If failed, mark as unhealthy</text:p>
      <text:p text:style-name="P2"><text:span text:style-name="T4">this</text:span>.healthStatus[server] <text:span text:style-name="T1">=</text:span> <text:span text:style-name="T4">false</text:span>;</text:p>
      <text:p text:style-name="P2">console.<text:span text:style-name="T2">log</text:span>(<text:span text:style-name="T3">`✗ Server ${</text:span>server<text:span text:style-name="T3">} is UNHEALTHY`</text:span>);</text:p>
      <text:p text:style-name="P2">}</text:p>
      <text:p text:style-name="P2">}</text:p>
      <text:p text:style-name="P7"/>
      <text:p text:style-name="P6">// Get a HEALTHY server</text:p>
      <text:p text:style-name="P2"><text:span text:style-name="T2">getHealthyServers</text:span>() {</text:p>
      <text:p text:style-name="P2"><text:span text:style-name="T1">return</text:span> <text:span text:style-name="T4">this</text:span>.servers.<text:span text:style-name="T2">filter</text:span>(</text:p>
      <text:p text:style-name="P2"><text:span text:style-name="T6">server</text:span> <text:span text:style-name="T1">=&gt;</text:span> <text:span text:style-name="T4">this</text:span>.healthStatus[server]</text:p>
      <text:p text:style-name="P2">);</text:p>
      <text:p text:style-name="P2">}</text:p>
      <text:p text:style-name="P2"><text:soft-page-break/>}</text:p>
      <text:p text:style-name="P7"/>
      <text:p text:style-name="P6">/*</text:p>
      <text:p text:style-name="P6">==============================================================================</text:p>
      <text:p text:style-name="P6">METHOD 5: STICKY SESSIONS (Keep User on Same Server)</text:p>
      <text:p text:style-name="P6">==============================================================================</text:p>
      <text:p text:style-name="P7"/>
      <text:p text:style-name="P6">WHY IS THIS IMPORTANT?</text:p>
      <text:p text:style-name="P6">- User logs in on Server 1, their session data stored there</text:p>
      <text:p text:style-name="P6">- Next request goes to Server 2 (doesn't have session data)</text:p>
      <text:p text:style-name="P6">- User has to log in AGAIN! Bad experience!</text:p>
      <text:p text:style-name="P6">- Solution: Keep same user on same server = STICKY SESSIONS</text:p>
      <text:p text:style-name="P7"/>
      <text:p text:style-name="P6">HOW DOES IT WORK?</text:p>
      <text:p text:style-name="P6">1. First request from user → assign a server, SET COOKIE</text:p>
      <text:p text:style-name="P6">2. Cookie contains: which server they're on</text:p>
      <text:p text:style-name="P6">3. Next requests → read cookie → send to same server</text:p>
      <text:p text:style-name="P6">4. Perfect for shopping carts, logged-in sessions, etc.</text:p>
      <text:p text:style-name="P7"/>
      <text:p text:style-name="P6">BONUS: Combine with CONSISTENT HASHING</text:p>
      <text:p text:style-name="P6">- Cookie might be lost or expired</text:p>
      <text:p text:style-name="P6">- Use consistent hashing as BACKUP</text:p>
      <text:p text:style-name="P6">- If cookie missing, hash user ID to get same server anyway</text:p>
      <text:p text:style-name="P6">*/</text:p>
      <text:p text:style-name="P7"/>
      <text:p text:style-name="P2"><text:span text:style-name="T1">class</text:span> <text:span text:style-name="T6">StickySessionBalancer</text:span> {</text:p>
      <text:p text:style-name="P2"><text:span text:style-name="T1">constructor</text:span>(<text:span text:style-name="T6">servers</text:span>) {</text:p>
      <text:p text:style-name="P2"><text:span text:style-name="T4">this</text:span>.consistentHash <text:span text:style-name="T1">=</text:span> <text:span text:style-name="T1">new</text:span> <text:span text:style-name="T2">ConsistentHashBalancer</text:span>(servers);</text:p>
      <text:p text:style-name="P2"><text:span text:style-name="T4">this</text:span>.servers <text:span text:style-name="T1">=</text:span> servers;</text:p>
      <text:p text:style-name="P2">}</text:p>
      <text:p text:style-name="P7"/>
      <text:p text:style-name="P6">// Get server for request</text:p>
      <text:p text:style-name="P6">// req = incoming HTTP request (has cookies)</text:p>
      <text:p text:style-name="P2"><text:span text:style-name="T2">getServer</text:span>(<text:span text:style-name="T6">req</text:span>) {</text:p>
      <text:p text:style-name="P6">// Check if user has a sticky session cookie</text:p>
      <text:p text:style-name="P2"><text:span text:style-name="T1">const</text:span> <text:span text:style-name="T4">sessionCookie</text:span> <text:span text:style-name="T1">=</text:span> req.cookies?.[<text:span text:style-name="T3">"loadbalancer-session"</text:span>];</text:p>
      <text:p text:style-name="P2"><text:span text:style-name="T1">if</text:span> (sessionCookie <text:span text:style-name="T1">&amp;&amp;</text:span> <text:span text:style-name="T4">this</text:span>.servers.<text:span text:style-name="T2">includes</text:span>(sessionCookie)) {</text:p>
      <text:p text:style-name="P6">// User has cookie pointing to valid server</text:p>
      <text:p text:style-name="P2">console.<text:span text:style-name="T2">log</text:span>(<text:span text:style-name="T3">`Using session cookie: sending to ${</text:span>sessionCookie<text:span text:style-name="T3">}`</text:span>);</text:p>
      <text:p text:style-name="P2"><text:span text:style-name="T1">return</text:span> sessionCookie;</text:p>
      <text:p text:style-name="P2">}</text:p>
      <text:p text:style-name="P6">// No valid cookie, use consistent hash on user ID</text:p>
      <text:p text:style-name="P2"><text:span text:style-name="T1">const</text:span> <text:span text:style-name="T4">userId</text:span> <text:span text:style-name="T1">=</text:span> req.headers[<text:span text:style-name="T3">"user-id"</text:span>] <text:span text:style-name="T1">||</text:span> req.ip;</text:p>
      <text:p text:style-name="P2"><text:span text:style-name="T1">const</text:span> <text:span text:style-name="T4">server</text:span> <text:span text:style-name="T1">=</text:span> <text:span text:style-name="T4">this</text:span>.consistentHash.<text:span text:style-name="T2">getServer</text:span>(userId);</text:p>
      <text:p text:style-name="P2">console.<text:span text:style-name="T2">log</text:span>(<text:span text:style-name="T3">`No session cookie, using consistent hash. User: ${</text:span>userId<text:span text:style-name="T3">} -&gt; Server: ${</text:span>server<text:span text:style-name="T3">}`</text:span>);</text:p>
      <text:p text:style-name="P2"><text:span text:style-name="T1">return</text:span> server;</text:p>
      <text:p text:style-name="P2">}</text:p>
      <text:p text:style-name="P2">}</text:p>
      <text:p text:style-name="P7"/>
      <text:p text:style-name="P6">/*</text:p>
      <text:p text:style-name="P6"><text:soft-page-break/>==============================================================================</text:p>
      <text:p text:style-name="P6">BONUS: RATE LIMITING</text:p>
      <text:p text:style-name="P6">==============================================================================</text:p>
      <text:p text:style-name="P7"/>
      <text:p text:style-name="P6">Some servers might get more requests than they can handle</text:p>
      <text:p text:style-name="P6">Solution: LIMIT requests going to each server</text:p>
      <text:p text:style-name="P6">*/</text:p>
      <text:p text:style-name="P7"/>
      <text:p text:style-name="P2"><text:span text:style-name="T1">class</text:span> <text:span text:style-name="T6">RateLimitBalancer</text:span> {</text:p>
      <text:p text:style-name="P2"><text:span text:style-name="T1">constructor</text:span>(<text:span text:style-name="T6">servers</text:span>, <text:span text:style-name="T6">maxRequestsPerServer</text:span> <text:span text:style-name="T1">=</text:span> <text:span text:style-name="T4">100</text:span>) {</text:p>
      <text:p text:style-name="P2"><text:span text:style-name="T4">this</text:span>.servers <text:span text:style-name="T1">=</text:span> servers;</text:p>
      <text:p text:style-name="P2"><text:span text:style-name="T4">this</text:span>.maxRequestsPerServer <text:span text:style-name="T1">=</text:span> maxRequestsPerServer;</text:p>
      <text:p text:style-name="P6">// Track active requests per server</text:p>
      <text:p text:style-name="P2"><text:span text:style-name="T4">this</text:span>.activeRequests <text:span text:style-name="T1">=</text:span> {};</text:p>
      <text:p text:style-name="P2">servers.<text:span text:style-name="T2">forEach</text:span>(<text:span text:style-name="T6">server</text:span> <text:span text:style-name="T1">=&gt;</text:span> {</text:p>
      <text:p text:style-name="P2"><text:span text:style-name="T4">this</text:span>.activeRequests[server] <text:span text:style-name="T1">=</text:span> <text:span text:style-name="T4">0</text:span>;</text:p>
      <text:p text:style-name="P2">});</text:p>
      <text:p text:style-name="P2">}</text:p>
      <text:p text:style-name="P7"/>
      <text:p text:style-name="P6">// Try to get a server (might return null if all busy)</text:p>
      <text:p text:style-name="P2"><text:span text:style-name="T2">getServer</text:span>() {</text:p>
      <text:p text:style-name="P6">// Find server with LEAST active requests</text:p>
      <text:p text:style-name="P2"><text:span text:style-name="T1">let</text:span> selectedServer <text:span text:style-name="T1">=</text:span> <text:span text:style-name="T4">null</text:span>;</text:p>
      <text:p text:style-name="P2"><text:span text:style-name="T1">let</text:span> minRequests <text:span text:style-name="T1">=</text:span> <text:span text:style-name="T4">Infinity</text:span>;</text:p>
      <text:p text:style-name="P2"><text:span text:style-name="T1">for</text:span> (<text:span text:style-name="T1">const</text:span> <text:span text:style-name="T4">server</text:span> <text:span text:style-name="T1">of</text:span> <text:span text:style-name="T4">this</text:span>.servers) {</text:p>
      <text:p text:style-name="P2"><text:span text:style-name="T1">if</text:span> (<text:span text:style-name="T4">this</text:span>.activeRequests[server] <text:span text:style-name="T1">&lt;</text:span> minRequests) {</text:p>
      <text:p text:style-name="P2">minRequests <text:span text:style-name="T1">=</text:span> <text:span text:style-name="T4">this</text:span>.activeRequests[server];</text:p>
      <text:p text:style-name="P2">selectedServer <text:span text:style-name="T1">=</text:span> server;</text:p>
      <text:p text:style-name="P2">}</text:p>
      <text:p text:style-name="P2">}</text:p>
      <text:p text:style-name="P6">// If selected server is too busy, return null</text:p>
      <text:p text:style-name="P2"><text:span text:style-name="T1">if</text:span> (minRequests <text:span text:style-name="T1">&gt;=</text:span> <text:span text:style-name="T4">this</text:span>.maxRequestsPerServer) {</text:p>
      <text:p text:style-name="P2"><text:span text:style-name="T1">return</text:span> <text:span text:style-name="T4">null</text:span>; <text:span text:style-name="T7">// Server overloaded!</text:span></text:p>
      <text:p text:style-name="P2">}</text:p>
      <text:p text:style-name="P2"><text:span text:style-name="T1">return</text:span> selectedServer;</text:p>
      <text:p text:style-name="P2">}</text:p>
      <text:p text:style-name="P7"/>
      <text:p text:style-name="P2"><text:span text:style-name="T2">incrementRequest</text:span>(<text:span text:style-name="T6">server</text:span>) {</text:p>
      <text:p text:style-name="P2"><text:span text:style-name="T4">this</text:span>.activeRequests[server]<text:span text:style-name="T1">++</text:span>;</text:p>
      <text:p text:style-name="P2">}</text:p>
      <text:p text:style-name="P7"/>
      <text:p text:style-name="P2"><text:span text:style-name="T2">decrementRequest</text:span>(<text:span text:style-name="T6">server</text:span>) {</text:p>
      <text:p text:style-name="P2"><text:span text:style-name="T4">this</text:span>.activeRequests[server]<text:span text:style-name="T1">--</text:span>;</text:p>
      <text:p text:style-name="P2">}</text:p>
      <text:p text:style-name="P2">}</text:p>
      <text:p text:style-name="P7"/>
      <text:p text:style-name="P6">/*</text:p>
      <text:p text:style-name="P6">==============================================================================</text:p>
      <text:p text:style-name="P6">REAL-WORLD EXAMPLE: COMBINING MULTIPLE METHODS</text:p>
      <text:p text:style-name="P6">==============================================================================</text:p>
      <text:p text:style-name="P7"><text:soft-page-break/></text:p>
      <text:p text:style-name="P6">Instagram doesn't use just ONE method. They use:</text:p>
      <text:p text:style-name="P6">1. Consistent Hashing (so same user hits same cache servers)</text:p>
      <text:p text:style-name="P6">2. Health Checking (detect dead servers)</text:p>
      <text:p text:style-name="P6">3. Weighted Round Robin (newer servers get more load)</text:p>
      <text:p text:style-name="P6">4. Rate Limiting (prevent server overload)</text:p>
      <text:p text:style-name="P7"/>
      <text:p text:style-name="P6">Let's create a PRODUCTION-GRADE balancer that uses all of these:</text:p>
      <text:p text:style-name="P6">*/</text:p>
      <text:p text:style-name="P7"/>
      <text:p text:style-name="P2"><text:span text:style-name="T1">class</text:span> <text:span text:style-name="T6">ProductionLoadBalancer</text:span> {</text:p>
      <text:p text:style-name="P2"><text:span text:style-name="T1">constructor</text:span>(<text:span text:style-name="T6">serversWithWeights</text:span>) {</text:p>
      <text:p text:style-name="P6">// serversWithWeights = [</text:p>
      <text:p text:style-name="P6">// { url: "http://localhost:3000", weight: 5, maxRequests: 1000 },</text:p>
      <text:p text:style-name="P6">// { url: "http://localhost:3001", weight: 3, maxRequests: 800 },</text:p>
      <text:p text:style-name="P6">// { url: "http://localhost:3002", weight: 2, maxRequests: 500 }</text:p>
      <text:p text:style-name="P6">// ]</text:p>
      <text:p text:style-name="P2"><text:span text:style-name="T4">this</text:span>.serversWithWeights <text:span text:style-name="T1">=</text:span> serversWithWeights;</text:p>
      <text:p text:style-name="P2"><text:span text:style-name="T4">this</text:span>.serverUrls <text:span text:style-name="T1">=</text:span> serversWithWeights.<text:span text:style-name="T2">map</text:span>(<text:span text:style-name="T6">s</text:span> <text:span text:style-name="T1">=&gt;</text:span> s.url);</text:p>
      <text:p text:style-name="P6">// Initialize all the balancing methods</text:p>
      <text:p text:style-name="P2"><text:span text:style-name="T4">this</text:span>.consistentHash <text:span text:style-name="T1">=</text:span> <text:span text:style-name="T1">new</text:span> <text:span text:style-name="T2">ConsistentHashBalancer</text:span>(<text:span text:style-name="T4">this</text:span>.serverUrls);</text:p>
      <text:p text:style-name="P2"><text:span text:style-name="T4">this</text:span>.healthCheck <text:span text:style-name="T1">=</text:span> <text:span text:style-name="T1">new</text:span> <text:span text:style-name="T2">HealthCheckBalancer</text:span>(<text:span text:style-name="T4">this</text:span>.serverUrls);</text:p>
      <text:p text:style-name="P2"><text:span text:style-name="T4">this</text:span>.activeRequests <text:span text:style-name="T1">=</text:span> {};</text:p>
      <text:p text:style-name="P2"><text:span text:style-name="T4">this</text:span>.maxRequests <text:span text:style-name="T1">=</text:span> {};</text:p>
      <text:p text:style-name="P2">serversWithWeights.<text:span text:style-name="T2">forEach</text:span>(<text:span text:style-name="T6">s</text:span> <text:span text:style-name="T1">=&gt;</text:span> {</text:p>
      <text:p text:style-name="P2"><text:span text:style-name="T4">this</text:span>.activeRequests[s.url] <text:span text:style-name="T1">=</text:span> <text:span text:style-name="T4">0</text:span>;</text:p>
      <text:p text:style-name="P2"><text:span text:style-name="T4">this</text:span>.maxRequests[s.url] <text:span text:style-name="T1">=</text:span> s.maxRequests;</text:p>
      <text:p text:style-name="P2">});</text:p>
      <text:p text:style-name="P2">}</text:p>
      <text:p text:style-name="P7"/>
      <text:p text:style-name="P6">// MAIN METHOD: Get the best server for this request</text:p>
      <text:p text:style-name="P2"><text:span text:style-name="T2">getServer</text:span>(<text:span text:style-name="T6">req</text:span>) {</text:p>
      <text:p text:style-name="P6">// Step 1: Only consider HEALTHY servers</text:p>
      <text:p text:style-name="P2"><text:span text:style-name="T1">const</text:span> <text:span text:style-name="T4">healthyServers</text:span> <text:span text:style-name="T1">=</text:span> <text:span text:style-name="T4">this</text:span>.healthCheck.<text:span text:style-name="T2">getHealthyServers</text:span>();</text:p>
      <text:p text:style-name="P2"><text:span text:style-name="T1">if</text:span> (healthyServers.<text:span text:style-name="T4">length</text:span> <text:span text:style-name="T1">===</text:span> <text:span text:style-name="T4">0</text:span>) {</text:p>
      <text:p text:style-name="P2">console.<text:span text:style-name="T2">error</text:span>(<text:span text:style-name="T3">"CRITICAL: No healthy servers available!"</text:span>);</text:p>
      <text:p text:style-name="P2"><text:span text:style-name="T1">return</text:span> <text:span text:style-name="T4">null</text:span>;</text:p>
      <text:p text:style-name="P2">}</text:p>
      <text:p text:style-name="P6">// Step 2: Use consistent hash to find best candidate</text:p>
      <text:p text:style-name="P2"><text:span text:style-name="T1">const</text:span> <text:span text:style-name="T4">userId</text:span> <text:span text:style-name="T1">=</text:span> req.headers[<text:span text:style-name="T3">"user-id"</text:span>] <text:span text:style-name="T1">||</text:span> req.ip;</text:p>
      <text:p text:style-name="P2"><text:span text:style-name="T1">let</text:span> preferredServer <text:span text:style-name="T1">=</text:span> <text:span text:style-name="T4">this</text:span>.consistentHash.<text:span text:style-name="T2">getServer</text:span>(userId);</text:p>
      <text:p text:style-name="P6">// Step 3: Check if preferred server is healthy</text:p>
      <text:p text:style-name="P2"><text:span text:style-name="T1">if</text:span> (healthyServers.<text:span text:style-name="T2">includes</text:span>(preferredServer)) {</text:p>
      <text:p text:style-name="P6">// Check if it's not overloaded</text:p>
      <text:p text:style-name="P2"><text:span text:style-name="T1">if</text:span> (<text:span text:style-name="T4">this</text:span>.activeRequests[preferredServer] <text:span text:style-name="T1">&lt;</text:span> </text:p>
      <text:p text:style-name="P2"><text:span text:style-name="T4">this</text:span>.maxRequests[preferredServer]) {</text:p>
      <text:p text:style-name="P2"><text:span text:style-name="T1">return</text:span> preferredServer;</text:p>
      <text:p text:style-name="P2">}</text:p>
      <text:p text:style-name="P2">}</text:p>
      <text:p text:style-name="P6">// Step 4: If preferred server is busy/unhealthy, </text:p>
      <text:p text:style-name="P6"><text:soft-page-break/>// find least loaded healthy server</text:p>
      <text:p text:style-name="P2"><text:span text:style-name="T1">let</text:span> selectedServer <text:span text:style-name="T1">=</text:span> healthyServers[<text:span text:style-name="T4">0</text:span>];</text:p>
      <text:p text:style-name="P2"><text:span text:style-name="T1">let</text:span> minLoad <text:span text:style-name="T1">=</text:span> <text:span text:style-name="T4">this</text:span>.activeRequests[selectedServer];</text:p>
      <text:p text:style-name="P2"><text:span text:style-name="T1">for</text:span> (<text:span text:style-name="T1">const</text:span> <text:span text:style-name="T4">server</text:span> <text:span text:style-name="T1">of</text:span> healthyServers) {</text:p>
      <text:p text:style-name="P2"><text:span text:style-name="T1">const</text:span> <text:span text:style-name="T2">loadPercentage</text:span> <text:span text:style-name="T1">=</text:span> (</text:p>
      <text:p text:style-name="P2"><text:span text:style-name="T4">this</text:span>.activeRequests[server] <text:span text:style-name="T1">/</text:span> </text:p>
      <text:p text:style-name="P2"><text:span text:style-name="T4">this</text:span>.maxRequests[server]</text:p>
      <text:p text:style-name="P2">);</text:p>
      <text:p text:style-name="P2"><text:span text:style-name="T1">if</text:span> (loadPercentage <text:span text:style-name="T1">&lt;</text:span> minLoad) {</text:p>
      <text:p text:style-name="P2">minLoad <text:span text:style-name="T1">=</text:span> loadPercentage;</text:p>
      <text:p text:style-name="P2">selectedServer <text:span text:style-name="T1">=</text:span> server;</text:p>
      <text:p text:style-name="P2">}</text:p>
      <text:p text:style-name="P2">}</text:p>
      <text:p text:style-name="P2"><text:span text:style-name="T1">return</text:span> selectedServer;</text:p>
      <text:p text:style-name="P2">}</text:p>
      <text:p text:style-name="P7"/>
      <text:p text:style-name="P2"><text:span text:style-name="T2">recordRequest</text:span>(<text:span text:style-name="T6">server</text:span>) {</text:p>
      <text:p text:style-name="P2"><text:span text:style-name="T4">this</text:span>.activeRequests[server]<text:span text:style-name="T1">++</text:span>;</text:p>
      <text:p text:style-name="P2">}</text:p>
      <text:p text:style-name="P7"/>
      <text:p text:style-name="P2"><text:span text:style-name="T2">recordResponse</text:span>(<text:span text:style-name="T6">server</text:span>) {</text:p>
      <text:p text:style-name="P2"><text:span text:style-name="T4">this</text:span>.activeRequests[server]<text:span text:style-name="T1">--</text:span>;</text:p>
      <text:p text:style-name="P2">}</text:p>
      <text:p text:style-name="P2">}</text:p>
      <text:p text:style-name="P7"/>
      <text:p text:style-name="P6">/*</text:p>
      <text:p text:style-name="P6">==============================================================================</text:p>
      <text:p text:style-name="P6">PRACTICAL EXPRESS APP USING PRODUCTION BALANCER</text:p>
      <text:p text:style-name="P6">==============================================================================</text:p>
      <text:p text:style-name="P6">*/</text:p>
      <text:p text:style-name="P7"/>
      <text:p text:style-name="P2"><text:span text:style-name="T1">const</text:span> <text:span text:style-name="T4">app</text:span> <text:span text:style-name="T1">=</text:span> <text:span text:style-name="T2">express</text:span>();</text:p>
      <text:p text:style-name="P2">app.<text:span text:style-name="T2">use</text:span>(express.<text:span text:style-name="T2">json</text:span>());</text:p>
      <text:p text:style-name="P7"/>
      <text:p text:style-name="P6">// Initialize our production load balancer</text:p>
      <text:p text:style-name="P2"><text:span text:style-name="T1">const</text:span> <text:span text:style-name="T4">balancer</text:span> <text:span text:style-name="T1">=</text:span> <text:span text:style-name="T1">new</text:span> <text:span text:style-name="T2">ProductionLoadBalancer</text:span>([</text:p>
      <text:p text:style-name="P2">{ url: <text:span text:style-name="T3">"http://localhost:3000"</text:span>, weight: <text:span text:style-name="T4">5</text:span>, maxRequests: <text:span text:style-name="T4">1000</text:span> },</text:p>
      <text:p text:style-name="P2">{ url: <text:span text:style-name="T3">"http://localhost:3001"</text:span>, weight: <text:span text:style-name="T4">3</text:span>, maxRequests: <text:span text:style-name="T4">800</text:span> },</text:p>
      <text:p text:style-name="P2">{ url: <text:span text:style-name="T3">"http://localhost:3002"</text:span>, weight: <text:span text:style-name="T4">2</text:span>, maxRequests: <text:span text:style-name="T4">500</text:span> }</text:p>
      <text:p text:style-name="P2">]);</text:p>
      <text:p text:style-name="P7"/>
      <text:p text:style-name="P6">// Main route: Forward all requests to appropriate server</text:p>
      <text:p text:style-name="P2">app.<text:span text:style-name="T2">use</text:span>(<text:span text:style-name="T1">async</text:span> (<text:span text:style-name="T6">req</text:span>, <text:span text:style-name="T6">res</text:span>) <text:span text:style-name="T1">=&gt;</text:span> {</text:p>
      <text:p text:style-name="P2"><text:span text:style-name="T1">try</text:span> {</text:p>
      <text:p text:style-name="P6">// Step 1: Get the best server</text:p>
      <text:p text:style-name="P2"><text:span text:style-name="T1">const</text:span> <text:span text:style-name="T4">targetServer</text:span> <text:span text:style-name="T1">=</text:span> balancer.<text:span text:style-name="T2">getServer</text:span>(req);</text:p>
      <text:p text:style-name="P2"><text:span text:style-name="T1">if</text:span> (<text:span text:style-name="T1">!</text:span>targetServer) {</text:p>
      <text:p text:style-name="P2"><text:span text:style-name="T1">return</text:span> res.<text:span text:style-name="T2">status</text:span>(<text:span text:style-name="T4">503</text:span>).<text:span text:style-name="T2">send</text:span>(<text:span text:style-name="T3">"All servers are overloaded!"</text:span>);</text:p>
      <text:p text:style-name="P2">}</text:p>
      <text:p text:style-name="P6">// Step 2: Record that we're sending a request</text:p>
      <text:p text:style-name="P2"><text:soft-page-break/>balancer.<text:span text:style-name="T2">recordRequest</text:span>(targetServer);</text:p>
      <text:p text:style-name="P2"><text:span text:style-name="T1">try</text:span> {</text:p>
      <text:p text:style-name="P6">// Step 3: Forward the request</text:p>
      <text:p text:style-name="P2"><text:span text:style-name="T1">const</text:span> <text:span text:style-name="T4">response</text:span> <text:span text:style-name="T1">=</text:span> <text:span text:style-name="T1">await</text:span> <text:span text:style-name="T2">axios</text:span>({</text:p>
      <text:p text:style-name="P2">method: req.method,</text:p>
      <text:p text:style-name="P2">url: <text:span text:style-name="T3">`${</text:span>targetServer<text:span text:style-name="T3">}${</text:span>req<text:span text:style-name="T3">.</text:span>url<text:span text:style-name="T3">}`</text:span>,</text:p>
      <text:p text:style-name="P2">data: req.body,</text:p>
      <text:p text:style-name="P2">timeout: <text:span text:style-name="T4">30000</text:span></text:p>
      <text:p text:style-name="P2">});</text:p>
      <text:p text:style-name="P6">// Step 4: Send response back to client</text:p>
      <text:p text:style-name="P2">res.<text:span text:style-name="T2">status</text:span>(response.status).<text:span text:style-name="T2">send</text:span>(response.data);</text:p>
      <text:p text:style-name="P2">} <text:span text:style-name="T1">finally</text:span> {</text:p>
      <text:p text:style-name="P6">// Step 5: Always record that request is done</text:p>
      <text:p text:style-name="P2">balancer.<text:span text:style-name="T2">recordResponse</text:span>(targetServer);</text:p>
      <text:p text:style-name="P2">}</text:p>
      <text:p text:style-name="P2">} <text:span text:style-name="T1">catch</text:span> (error) {</text:p>
      <text:p text:style-name="P2">console.<text:span text:style-name="T2">error</text:span>(<text:span text:style-name="T3">"Balancer error:"</text:span>, error.message);</text:p>
      <text:p text:style-name="P2">res.<text:span text:style-name="T2">status</text:span>(<text:span text:style-name="T4">502</text:span>).<text:span text:style-name="T2">send</text:span>(<text:span text:style-name="T3">"Bad Gateway: "</text:span> <text:span text:style-name="T1">+</text:span> error.message);</text:p>
      <text:p text:style-name="P2">}</text:p>
      <text:p text:style-name="P2">});</text:p>
      <text:p text:style-name="P7"/>
      <text:p text:style-name="P6">// Start the load balancer</text:p>
      <text:p text:style-name="P2">app.<text:span text:style-name="T2">listen</text:span>(<text:span text:style-name="T4">3000</text:span>, () <text:span text:style-name="T1">=&gt;</text:span> {</text:p>
      <text:p text:style-name="P2">console.<text:span text:style-name="T2">log</text:span>(<text:span text:style-name="T3">"🚀 Production Load Balancer running on port 3000"</text:span>);</text:p>
      <text:p text:style-name="P2">console.<text:span text:style-name="T2">log</text:span>(<text:span text:style-name="T3">"📊 Using: Consistent Hashing + Health Checks + Rate Limiting"</text:span>);</text:p>
      <text:p text:style-name="P2">});</text:p>
      <text:p text:style-name="P7"/>
      <text:p text:style-name="P6">/*</text:p>
      <text:p text:style-name="P6">==============================================================================</text:p>
      <text:p text:style-name="P6">KEY LEARNINGS - "TEACH YOU HOW TO FISH"</text:p>
      <text:p text:style-name="P6">==============================================================================</text:p>
      <text:p text:style-name="P7"/>
      <text:p text:style-name="P6">1. ROUND ROBIN: Simple, fair distribution</text:p>
      <text:p text:style-name="P6">- Use when: All servers are identical in power</text:p>
      <text:p text:style-name="P6">- Example: 3 identical cloud servers</text:p>
      <text:p text:style-name="P7"/>
      <text:p text:style-name="P6">2. WEIGHTED ROUND ROBIN: Fair for different server powers</text:p>
      <text:p text:style-name="P6">- Use when: Different servers have different specs</text:p>
      <text:p text:style-name="P6">- Example: 1 powerful server + 2 weaker servers</text:p>
      <text:p text:style-name="P7"/>
      <text:p text:style-name="P6">3. CONSISTENT HASHING: Keep user traffic on same server</text:p>
      <text:p text:style-name="P6">- Use when: Caching or session storage needed</text:p>
      <text:p text:style-name="P6">- Example: Redis cache per server, user data</text:p>
      <text:p text:style-name="P6">- Benefit: If server dies, only some users affected, not all!</text:p>
      <text:p text:style-name="P7"/>
      <text:p text:style-name="P6">4. HEALTH CHECKING: Remove dead servers</text:p>
      <text:p text:style-name="P6">- Use when: Servers can fail</text:p>
      <text:p text:style-name="P6">- Example: Real production (servers ALWAYS fail sometimes!)</text:p>
      <text:p text:style-name="P7"/>
      <text:p text:style-name="P6">5. RATE LIMITING: Prevent overload</text:p>
      <text:p text:style-name="P6"><text:soft-page-break/>- Use when: Requests arrive faster than servers can process</text:p>
      <text:p text:style-name="P6">- Example: 10 million users on Instagram</text:p>
      <text:p text:style-name="P7"/>
      <text:p text:style-name="P6">HOW COMPANIES USE THESE:</text:p>
      <text:p text:style-name="P7"/>
      <text:p text:style-name="P6">FACEBOOK:</text:p>
      <text:p text:style-name="P6">- Health checking to detect crashes instantly</text:p>
      <text:p text:style-name="P6">- Consistent hashing for their massive cache layer</text:p>
      <text:p text:style-name="P6">- Weighted round robin for gradual rollouts (new server gets 1%, then 10%, then 50%)</text:p>
      <text:p text:style-name="P7"/>
      <text:p text:style-name="P6">INSTAGRAM:</text:p>
      <text:p text:style-name="P6">- Same as Facebook (Instagram = owned by Meta)</text:p>
      <text:p text:style-name="P6">- Multiple load balancer layers (DNS load balancer, TCP load balancer, HTTP load balancer)</text:p>
      <text:p text:style-name="P6">- Sophisticated health checks (not just ping, but check database connections)</text:p>
      <text:p text:style-name="P7"/>
      <text:p text:style-name="P6">NETFLIX:</text:p>
      <text:p text:style-name="P6">- Similar but focused on STREAMING (more complex)</text:p>
      <text:p text:style-name="P6">- Consistent hashing for CDN (Content Delivery Network)</text:p>
      <text:p text:style-name="P6">- Predictable load calculation (peak hours, trending movies, etc.)</text:p>
      <text:p text:style-name="P7"/>
      <text:p text:style-name="P6">AMAZON:</text:p>
      <text:p text:style-name="P6">- All of the above plus:</text:p>
      <text:p text:style-name="P6">- Geographic routing (send US users to US servers)</text:p>
      <text:p text:style-name="P6">- Machine learning to predict load spikes</text:p>
      <text:p text:style-name="P6">- Automatic scaling (add more servers when needed)</text:p>
      <text:p text:style-name="P7"/>
      <text:p text:style-name="P6">==============================================================================</text:p>
      <text:p text:style-name="P7"/>
      <text:p text:style-name="P6">YOUR NEXT STEPS TO LEARN:</text:p>
      <text:p text:style-name="P6">1. ✓ Understand Round Robin</text:p>
      <text:p text:style-name="P6">2. ✓ Understand Weighted Round Robin</text:p>
      <text:p text:style-name="P6">3. ✓ Understand Consistent Hashing (hardest!)</text:p>
      <text:p text:style-name="P6">4. ✓ Understand Health Checking</text:p>
      <text:p text:style-name="P6">5. ✓ Understand Sticky Sessions</text:p>
      <text:p text:style-name="P6">6. ✓ Combine them (I showed you!)</text:p>
      <text:p text:style-name="P6">7. Next: Learn about DNS Load Balancing (geolocation-based)</text:p>
      <text:p text:style-name="P6">8. Next: Learn about TCP Load Balancing (Layer 4)</text:p>
      <text:p text:style-name="P6">9. Next: Learn about HTTP Load Balancing (Layer 7) - what you're doing</text:p>
      <text:p text:style-name="P6">10. Next: Learn about KUBERNETES and container orchestration!</text:p>
      <text:p text:style-name="P7"/>
      <text:p text:style-name="P6">You're learning IMPORTANT stuff. Keep going! 💪</text:p>
      <text:p text:style-name="P7"/>
      <text:p text:style-name="P6">==============================================================================</text:p>
      <text:p text:style-name="P6">*/</text:p>
      <text:p text:style-name="P7"/>
      <text:p text:style-name="P6">// Export all classes so you can use them separately</text:p>
      <text:p text:style-name="P2"><text:span text:style-name="T4">module</text:span>.<text:span text:style-name="T4">exports</text:span> <text:span text:style-name="T1">=</text:span> {</text:p>
      <text:p text:style-name="P2">RoundRobinBalancer,</text:p>
      <text:p text:style-name="P2">WeightedRoundRobinBalancer,</text:p>
      <text:p text:style-name="P2">ConsistentHashBalancer,</text:p>
      <text:p text:style-name="P2"><text:soft-page-break/>HealthCheckBalancer,</text:p>
      <text:p text:style-name="P2">StickySessionBalancer,</text:p>
      <text:p text:style-name="P2">RateLimitBalancer,</text:p>
      <text:p text:style-name="P2">ProductionLoadBalancer</text:p>
      <text:p text:style-name="P2">};</text:p>
      <text:p text:style-name="P3"/>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8T14:45:35.793846384</meta:creation-date>
    <dc:date>2026-02-08T15:57:05.428841333</dc:date>
    <meta:editing-duration>PT19M32S</meta:editing-duration>
    <meta:editing-cycles>4</meta:editing-cycles>
    <meta:generator>LibreOffice/24.2.7.2$Linux_X86_64 LibreOffice_project/420$Build-2</meta:generator>
    <meta:document-statistic meta:table-count="2" meta:image-count="0" meta:object-count="0" meta:page-count="102" meta:paragraph-count="3440" meta:word-count="15907" meta:character-count="104592" meta:non-whitespace-character-count="91808"/>
  </office:meta>
</office:document-meta>
</file>